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637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6cm"/>
    </style:style>
    <style:style style:name="pr8" style:family="presentation" style:parent-style-name="Default-title">
      <style:graphic-properties draw:textarea-vertical-align="top" fo:min-height="14.572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fo:background-color="transparent" style:font-name-asian="Noto Sans CJK SC" style:font-size-asian="72pt" style:font-style-asian="normal" style:font-weight-asian="normal" style:font-name-complex="Lohit Devanagari2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2" style:font-size-complex="8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2" style:font-size-complex="6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2" style:font-size-complex="6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66pt" fo:font-weight="normal" style:font-size-asian="66pt" style:font-weight-asian="normal" style:font-size-complex="66pt" style:font-weight-complex="normal"/>
    </style:style>
    <style:style style:name="T7" style:family="text">
      <style:text-properties style:font-name="Liberation Serif" fo:font-size="66pt" style:font-size-asian="66pt" style:font-size-complex="66pt"/>
    </style:style>
    <style:style style:name="T8" style:family="text">
      <style:text-properties style:font-name="Liberation Serif" fo:font-size="36pt" style:font-size-asian="36pt" style:font-size-complex="36pt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erif" fo:font-size="22pt" style:font-size-asian="22pt" style:font-size-complex="22pt"/>
    </style:style>
    <style:style style:name="T12" style:family="text">
      <style:text-properties style:font-name="Liberation Serif" fo:font-size="24pt" style:font-size-asian="24pt" style:font-size-complex="24pt"/>
    </style:style>
    <style:style style:name="T13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" fo:font-size="26pt" style:font-size-asian="26pt" style:font-size-complex="26pt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32pt" style:font-size-asian="32pt" style:font-size-complex="32pt"/>
    </style:style>
    <style:style style:name="T19" style:family="text">
      <style:text-properties style:font-name="Liberation Serif" fo:font-size="28pt" style:font-size-asian="28pt" style:font-size-complex="2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" fo:font-size="18pt" style:font-size-asian="18pt" style:font-size-complex="18pt"/>
    </style:style>
    <style:style style:name="T22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Liberation Serif" fo:font-size="15pt" style:font-size-asian="15pt" style:font-size-complex="15pt"/>
    </style:style>
    <style:style style:name="T25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60pt" style:font-size-asian="60pt" style:font-size-complex="60pt"/>
    </style:style>
    <style:style style:name="T28" style:family="text">
      <style:text-properties style:font-name="Liberation Serif" fo:font-size="36pt"/>
    </style:style>
    <style:style style:name="T29" style:family="text">
      <style:text-properties fo:color="#cf3834" style:font-name="Liberation Serif" fo:font-size="36pt"/>
    </style:style>
    <style:style style:name="T30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04cm" svg:height="11.637cm" draw:transform="rotate (0.349938515024863) translate (-1.178cm 5.992cm)" presentation:class="title" presentation:user-transformed="true">
          <draw:text-box>
            <text:p xml:id="id1" text:id="id1"><text:span text:style-name="T2">Matrices</text:span><text:span text:style-name="T3"><text:line-break/></text:span><text:span text:style-name="T4">Part – 1</text:span><text:span text:style-name="T4"><text:line-break/></text:span><text:span text:style-name="T4">Inverse by</text:span><text:span text:style-name="T5"><text:line-break/></text:span><text:span text:style-name="T6">Elementary</text:span><text:span text:style-name="T7"> Transfomation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2" text:id="id2"><text:span text:style-name="T8">Matric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xml:id="id3" text:id="id3" text:style-name="P4"><text:span text:style-name="T10"><text:tab/></text:span><text:span text:style-name="T10">Elementary Transformation :</text:span></text:p>
            <text:p text:style-name="P4"><text:span text:style-name="T9"><text:s text:c="21"/></text:span></text:p>
            <text:p xml:id="id4" text:id="id4" text:style-name="P4"><text:span text:style-name="T11"><text:tab/></text:span><text:span text:style-name="T11">( Recall that R and C symbolically represent the rows and columns of a matrix. )</text:span></text:p>
            <text:p text:style-name="P4"><text:span text:style-name="T9"><text:s text:c="20"/></text:span></text:p>
            <text:p xml:id="id5" text:id="id5" text:style-name="P4"><text:span text:style-name="T12"><text:tab/></text:span><text:span text:style-name="T13">(a)</text:span><text:span text:style-name="T12"> </text:span><text:span text:style-name="T13">Interchange of any two rows or any two columns.</text:span><text:span text:style-name="T12"> If we interchange </text:span></text:p>
            <text:p xml:id="id6" text:id="id6" text:style-name="P4"><text:span text:style-name="T12"><text:tab/></text:span><text:span text:style-name="T12"><text:tab/></text:span><text:span text:style-name="T12">the <text:s text:c="6"/>row and the <text:s text:c="6"/>row of a matrix then after this interchange the</text:span></text:p>
            <text:p xml:id="id7" text:id="id7" text:style-name="P4"><text:span text:style-name="T12"><text:s/></text:span><text:span text:style-name="T12"><text:tab/></text:span><text:span text:style-name="T12"><text:tab/></text:span><text:span text:style-name="T12">original matrix is transformed to a new matrix.</text:span></text:p>
            <text:p xml:id="id10" text:id="id10" text:style-name="P4"><text:span text:style-name="T12"><text:tab/></text:span><text:span text:style-name="T12"><text:tab/></text:span><text:span text:style-name="T12">This transformation is symbolically denoted as <text:s text:c="16"/>or <text:s/></text:span></text:p>
            <text:p text:style-name="P4"><text:span text:style-name="T12"/></text:p>
            <text:p xml:id="id13" text:id="id13" text:style-name="P4"><text:span text:style-name="T12"><text:s text:c="7"/></text:span><text:span text:style-name="T12">Ex. (1) : If</text:span><text:span text:style-name="T12"><text:tab/></text:span><text:span text:style-name="T12"><text:tab/></text:span><text:span text:style-name="T12"><text:tab/></text:span><text:span text:style-name="T12"><text:tab/></text:span><text:span text:style-name="T12"> then </text:span><text:span text:style-name="T12"><text:tab/></text:span><text:span text:style-name="T12"> <text:s text:c="2"/></text:span><text:span text:style-name="T12"><text:tab/></text:span><text:span text:style-name="T12"><text:tab/></text:span><text:span text:style-name="T12"> <text:s/>gives <text:s text:c="23"/></text:span></text:p>
            <text:p text:style-name="P4"><text:span text:style-name="T12"/></text:p>
            <text:p text:style-name="P4"><text:span text:style-name="T14"><text:s text:c="19"/></text:span></text:p>
            <text:p xml:id="id17" text:id="id17" text:style-name="P4"><text:span text:style-name="T15"><text:s text:c="7"/></text:span><text:span text:style-name="T12">Ex. (2) : If <text:s text:c="26"/>then <text:s text:c="15"/>gives <text:s/></text:span></text:p>
            <text:p text:style-name="P4"><text:span text:style-name="T12"/></text:p>
          </draw:text-box>
        </draw:frame>
        <draw:g xml:id="id8" draw:id="id8">
          <svg:title>TexMaths</svg:title>
          <svg:desc>24§display§i^{th}§svg§600§FALSE§</svg:desc>
          <draw:polygon draw:style-name="gr2" draw:text-style-name="P6" draw:layer="layout" svg:width="0.828cm" svg:height="0.684cm" svg:x="4.654cm" svg:y="6.291cm" svg:viewBox="0 0 829 685" draw:points="414,685 0,685 0,0 829,0 829,685">
            <text:p/>
          </draw:polygon>
          <draw:path draw:style-name="gr3" draw:text-style-name="P7" draw:layer="layout" svg:width="0.223cm" svg:height="0.567cm" svg:x="4.637cm" svg:y="6.449cm" svg:viewBox="0 0 224 568" svg:d="M217 31c0-18-12-31-31-31-23 0-46 21-46 44 0 17 12 31 33 31 19 0 44-19 44-44zM152 349c11-25 11-26 19-49 7-18 11-29 11-45 0-38-27-69-71-69-78 0-111 121-111 129 0 9 8 9 10 9 9 0 9-1 13-15 23-81 58-105 86-105 8 0 21 0 21 26 0 20-5 37-9 45-6 23-44 121-58 157-9 21-19 50-19 67 0 41 29 69 69 69 81 0 111-123 111-130 0-8-7-8-9-8-10 0-10 2-14 15-15 54-44 106-86 106-15 0-21-10-21-29 0-21 6-32 25-84z">
            <text:p/>
          </draw:path>
          <draw:path draw:style-name="gr3" draw:text-style-name="P7" draw:layer="layout" svg:width="0.2cm" svg:height="0.375cm" svg:x="4.927cm" svg:y="6.289cm" svg:viewBox="0 0 201 376" svg:d="M121 136h61c12 0 19 0 19-13 0-8-7-8-17-8h-57l23-88c0-2 2-6 2-8 0-11-10-19-22-19-15 0-23 10-28 25-4 15 3-13-21 90h-62c-11 0-19 0-19 14 0 7 8 7 17 7h58l-37 140c-2 16-7 37-7 45 0 34 28 55 63 55 67 0 104-82 104-90s-8-8-10-8c-8 0-8 2-12 12-17 36-47 71-80 71-14 0-21-8-21-31 0-6 2-17 4-23z">
            <text:p/>
          </draw:path>
          <draw:path draw:style-name="gr3" draw:text-style-name="P7" draw:layer="layout" svg:width="0.323cm" svg:height="0.418cm" svg:x="5.201cm" svg:y="6.249cm" svg:viewBox="0 0 324 419" svg:d="M142 17c0 0 2-7 2-9s-2-8-10-8c-11 0-61 4-76 6-4 0-12 2-12 13 0 10 8 10 15 10 27 0 27 4 27 7 0 4 0 8-2 14l-82 336c-4 10-4 11-4 13 0 8 8 20 21 20 6 0 17-4 23-18 2-2 8-25 10-36l15-52c2-10 8-33 10-42 5-21 5-23 17-41 19-30 48-63 94-63 34 0 36 27 36 40 0 37-27 102-36 127-6 17-8 23-8 33 0 30 25 52 56 52 59 0 86-83 86-93 0-7-8-7-9-7-10 0-10 4-12 9-13 48-40 73-63 73-14 0-16-7-16-21 0-13 4-21 14-48 7-19 32-80 32-115 0-10 0-35-23-50-9-10-26-17-53-17-44 0-75 25-98 50z">
            <text:p/>
          </draw:path>
        </draw:g>
        <draw:g xml:id="id9" draw:id="id9">
          <svg:title>TexMaths</svg:title>
          <svg:desc>24§display§j^{th}§svg§600§FALSE§</svg:desc>
          <draw:polygon draw:style-name="gr2" draw:text-style-name="P6" draw:layer="layout" svg:width="0.945cm" svg:height="0.847cm" svg:x="10.08cm" svg:y="6.292cm" svg:viewBox="0 0 946 848" draw:points="473,848 0,848 0,0 946,0 946,848">
            <text:p/>
          </draw:polygon>
          <draw:path draw:style-name="gr3" draw:text-style-name="P7" draw:layer="layout" svg:width="0.347cm" svg:height="0.73cm" svg:x="10.038cm" svg:y="6.45cm" svg:viewBox="0 0 348 731" svg:d="M348 31c0-18-12-31-33-31-19 0-44 19-44 44 0 17 12 31 31 31 23 0 46-21 46-44zM177 601c-16 65-56 113-104 113-6 0-17 0-33-8 25-5 39-28 39-46 0-13-10-28-33-28-21 0-46 17-46 48 0 34 35 51 75 51 60 0 138-44 159-126l79-311c4-18 4-29 4-31 0-48-36-79-79-79-86 0-134 123-134 131 0 9 7 9 9 9 8 0 10-2 16-17 21-52 61-104 107-104 12 0 27 4 27 39 0 21-2 29-5 44z">
            <text:p/>
          </draw:path>
          <draw:path draw:style-name="gr3" draw:text-style-name="P7" draw:layer="layout" svg:width="0.201cm" svg:height="0.375cm" svg:x="10.47cm" svg:y="6.29cm" svg:viewBox="0 0 202 376" svg:d="M121 136h62c11 0 19 0 19-13 0-8-8-8-18-8h-57l23-88c0-2 2-6 2-8 0-11-10-19-21-19-16 0-23 10-29 25-4 15 4-13-21 90h-62c-11 0-19 0-19 14 0 7 8 7 17 7h58l-37 140c-1 16-7 37-7 45 0 34 29 55 63 55 67 0 104-82 104-90s-8-8-10-8c-7 0-7 2-11 12-17 36-48 71-81 71-13 0-21-8-21-31 0-6 2-17 4-23z">
            <text:p/>
          </draw:path>
          <draw:path draw:style-name="gr3" draw:text-style-name="P7" draw:layer="layout" svg:width="0.324cm" svg:height="0.417cm" svg:x="10.745cm" svg:y="6.25cm" svg:viewBox="0 0 325 418" svg:d="M142 17c0 0 2-7 2-9s-2-8-9-8c-12 0-62 4-77 6-4 0-12 2-12 13 0 10 8 10 15 10 27 0 27 4 27 7 0 4 0 8-2 14l-82 336c-4 9-4 11-4 13 0 8 8 19 21 19 6 0 17-3 23-17 2-2 8-25 10-36l15-52c2-10 8-33 10-42 6-21 6-23 17-41 19-30 48-63 94-63 35 0 37 27 37 40 0 37-27 102-37 127-6 17-7 23-7 33 0 30 25 51 55 51 60 0 87-82 87-92 0-7-8-7-10-7-9 0-9 3-11 9-14 48-41 73-64 73-13 0-15-7-15-21 0-13 4-21 13-48 8-19 33-81 33-115 0-10 0-35-23-50-10-10-27-17-54-17-44 0-75 25-98 50z">
            <text:p/>
          </draw:path>
        </draw:g>
        <draw:g xml:id="id11" draw:id="id11">
          <svg:title>TexMaths</svg:title>
          <svg:desc>22§display§R_i \leftrightarrow R_j§svg§600§FALSE§</svg:desc>
          <draw:polygon draw:style-name="gr2" draw:text-style-name="P6" draw:layer="layout" svg:width="2.795cm" svg:height="0.679cm" svg:x="19.546cm" svg:y="8.392cm" svg:viewBox="0 0 2796 680" draw:points="1397,680 0,680 0,0 2796,0 2796,680">
            <text:p/>
          </draw:polygon>
          <draw:path draw:style-name="gr3" draw:text-style-name="P7" draw:layer="layout" svg:width="0.553cm" svg:height="0.547cm" svg:x="19.539cm" svg:y="8.353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3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164cm" svg:height="0.365cm" svg:x="20.12cm" svg:y="8.638cm" svg:viewBox="0 0 165 366" svg:d="M151 21c0-9-7-21-21-21-16 0-31 14-31 30 0 9 7 21 22 21 16 0 30-16 30-30zM40 298c-3 7-5 12-5 22 0 25 21 46 51 46 57 0 79-76 79-83s-7-7-8-7c-7 0-7 4-11 9-12 44-37 65-58 65-11 0-12-7-12-19s3-21 8-33c6-16 11-30 18-44 4-13 23-64 26-69 2-5 4-12 4-18 0-26-23-46-53-46-54 0-79 74-79 83 0 7 7 7 9 7 9 0 9-3 10-9 14-47 39-66 58-66 9 0 15 5 15 19 0 12-4 21-18 54z">
            <text:p/>
          </draw:path>
          <draw:path draw:style-name="gr3" draw:text-style-name="P7" draw:layer="layout" svg:width="0.687cm" svg:height="0.404cm" svg:x="20.609cm" svg:y="8.487cm" svg:viewBox="0 0 688 405" svg:d="M84 187c43-32 64-64 71-74 33-53 40-102 40-104 0-9-8-9-16-9-12 0-14 2-17 16-18 76-63 141-150 176-8 3-12 5-12 10 0 6 4 7 12 11 80 33 132 93 152 181 1 9 3 11 15 11 8 0 16 0 16-9 0-2-7-51-38-102-16-23-39-51-73-76h520c-44 34-64 65-71 74-35 55-40 104-40 104 0 9 9 9 14 9 14 0 14-2 17-14 18-78 64-143 152-178 9-4 12-5 12-11 0-5-5-7-7-8-33-13-128-51-157-182-3-10-3-12-17-12-5 0-14 0-14 9 0 2 7 51 38 104 16 23 39 49 73 74z">
            <text:p/>
          </draw:path>
          <draw:path draw:style-name="gr3" draw:text-style-name="P7" draw:layer="layout" svg:width="0.553cm" svg:height="0.547cm" svg:x="21.586cm" svg:y="8.353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3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38cm" svg:height="0.471cm" svg:x="22.142cm" svg:y="8.638cm" svg:viewBox="0 0 239 472" svg:d="M239 21c0-10-7-21-21-21-16 0-31 16-31 30 0 9 7 21 22 21 14 0 30-14 30-30zM123 387c-9 37-37 69-70 69-7 0-13-2-20-4 15-7 20-19 20-28 0-12-11-19-21-19-18 0-32 14-32 32 0 21 21 35 55 35 31 0 95-20 112-86l49-196c2-5 4-10 4-17 0-30-26-52-60-52-60 0-95 74-95 83 0 7 7 7 9 7 7 0 7-2 12-10 13-32 41-65 72-65 14 0 20 8 20 26 0 7-2 14-2 18z">
            <text:p/>
          </draw:path>
        </draw:g>
        <draw:g xml:id="id12" draw:id="id12">
          <svg:title>TexMaths</svg:title>
          <svg:desc>22§display§R_{ij}§svg§600§FALSE§</svg:desc>
          <draw:polygon draw:style-name="gr2" draw:text-style-name="P6" draw:layer="layout" svg:width="0.967cm" svg:height="0.679cm" svg:x="23.846cm" svg:y="8.394cm" svg:viewBox="0 0 968 680" draw:points="484,680 0,680 0,0 968,0 968,680">
            <text:p/>
          </draw:polygon>
          <draw:path draw:style-name="gr3" draw:text-style-name="P7" draw:layer="layout" svg:width="0.554cm" svg:height="0.547cm" svg:x="23.839cm" svg:y="8.355cm" svg:viewBox="0 0 555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5-9-21-9-28 0-51 0-51-14 0-3 1-7 3-12l51-206h92c70 0 84 44 84 70 0 13-5 37-10 55-6 21-13 49-13 65 0 85 94 85 104 85 65 0 94-80 94-90 0-9-9-9-11-9-7 0-7 5-9 10-19 59-53 71-70 71-27 0-32-18-32-48 0-24 5-63 7-88 2-10 4-26 4-37 0-59-51-82-73-91z">
            <text:p/>
          </draw:path>
          <draw:path draw:style-name="gr3" draw:text-style-name="P7" draw:layer="layout" svg:width="0.164cm" svg:height="0.365cm" svg:x="24.42cm" svg:y="8.64cm" svg:viewBox="0 0 165 366" svg:d="M151 21c0-9-7-21-21-21-16 0-31 14-31 30 0 9 7 21 22 21 16 0 30-16 30-30zM40 298c-3 7-5 12-5 22 0 25 21 46 51 46 57 0 79-76 79-83s-7-7-8-7c-7 0-7 4-11 9-12 44-37 65-58 65-11 0-12-7-12-19s3-21 9-33c5-16 10-30 17-44 4-13 23-64 27-69 1-5 3-12 3-18 0-26-23-46-53-46-54 0-79 74-79 83 0 7 7 7 9 7 9 0 9-3 10-9 14-47 39-66 58-66 9 0 15 5 15 19 0 12-4 21-18 54z">
            <text:p/>
          </draw:path>
          <draw:path draw:style-name="gr3" draw:text-style-name="P7" draw:layer="layout" svg:width="0.238cm" svg:height="0.471cm" svg:x="24.614cm" svg:y="8.64cm" svg:viewBox="0 0 239 472" svg:d="M239 21c0-10-7-21-21-21-16 0-31 16-31 30 0 9 7 21 22 21s30-14 30-30zM123 387c-9 37-37 69-70 69-7 0-13-2-20-4 15-7 20-19 20-28 0-12-11-19-21-19-18 0-32 14-32 32 0 21 21 35 55 35 31 0 96-20 112-86l50-196c1-5 3-10 3-17 0-30-26-52-60-52-60 0-95 74-95 83 0 7 9 7 9 7 7 0 7-2 12-10 13-32 41-65 72-65 15 0 20 8 20 26 0 7-2 14-2 18z">
            <text:p/>
          </draw:path>
        </draw:g>
        <draw:g xml:id="id14" draw:id="id14">
          <svg:title>TexMaths</svg:title>
          <svg:desc>22§display§A = \begin{bmatrix} 3 &amp; -5 \\ 2 &amp; \ \ 6 \end{bmatrix}§svg§600§FALSE§</svg:desc>
          <draw:polygon draw:style-name="gr2" draw:text-style-name="P6" draw:layer="layout" svg:width="4.304cm" svg:height="1.779cm" svg:x="6.203cm" svg:y="9.606cm" svg:viewBox="0 0 4305 1780" draw:points="2153,1780 0,1780 0,0 4305,0 4305,1780">
            <text:p/>
          </draw:polygon>
          <draw:path draw:style-name="gr3" draw:text-style-name="P7" draw:layer="layout" svg:width="0.531cm" svg:height="0.555cm" svg:x="6.191cm" svg:y="10.13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7.002cm" svg:y="10.40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969cm" svg:y="9.56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217cm" svg:y="9.70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9.408cm" svg:y="10.00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984cm" svg:y="9.70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8.222cm" svg:y="10.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9.935cm" svg:y="10.63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0.205cm" svg:height="1.856cm" svg:x="10.343cm" svg:y="9.567cm" svg:viewBox="0 0 206 1857" draw:points="162,1815 0,1815 0,1857 206,1857 206,0 0,0 0,42 162,42">
            <text:p/>
          </draw:polygon>
        </draw:g>
        <draw:g xml:id="id15" draw:id="id15">
          <svg:title>TexMaths</svg:title>
          <svg:desc>22§display§R_1 \leftrightarrow R_2§svg§600§FALSE§</svg:desc>
          <draw:polygon draw:style-name="gr2" draw:text-style-name="P6" draw:layer="layout" svg:width="2.921cm" svg:height="0.568cm" svg:x="12.846cm" svg:y="10.294cm" svg:viewBox="0 0 2922 569" draw:points="1461,569 0,569 0,0 2922,0 2922,569">
            <text:p/>
          </draw:polygon>
          <draw:path draw:style-name="gr3" draw:text-style-name="P7" draw:layer="layout" svg:width="0.554cm" svg:height="0.547cm" svg:x="12.839cm" svg:y="10.25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4 0 14-16 0-9-5-9-21-9-28 0-51 0-51-14 0-4 1-7 3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198cm" svg:height="0.36cm" svg:x="13.453cm" svg:y="10.54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687cm" svg:height="0.404cm" svg:x="13.999cm" svg:y="10.389cm" svg:viewBox="0 0 688 405" svg:d="M84 187c43-32 64-64 71-74 33-53 40-102 40-104 0-9-8-9-15-9-13 0-15 2-18 16-18 76-63 141-150 176-8 4-12 5-12 11 0 5 4 7 12 10 80 34 132 94 152 182 1 9 3 10 16 10 7 0 15 0 15-8 0-2-7-51-38-103-16-23-39-51-73-75h520c-44 33-64 65-71 74-35 54-40 104-40 104 0 8 9 8 14 8 14 0 14-1 18-14 17-77 63-142 151-178 9-3 12-5 12-10 0-6-5-7-7-9-33-12-128-51-156-182-4-10-4-12-18-12-5 0-14 0-14 9 0 2 7 51 39 104 15 23 38 49 72 74z">
            <text:p/>
          </draw:path>
          <draw:path draw:style-name="gr3" draw:text-style-name="P7" draw:layer="layout" svg:width="0.554cm" svg:height="0.547cm" svg:x="14.976cm" svg:y="10.25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1 0 75-2 98-2 21 0 76 2 99 2 5 0 14 0 14-16 0-9-5-9-21-9-28 0-50 0-50-14 0-4 0-7 2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24cm" svg:height="0.36cm" svg:x="15.566cm" svg:y="10.54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16" draw:id="id16">
          <svg:title>TexMaths</svg:title>
          <svg:desc>22§display§\begin{bmatrix} 2 &amp; \ \ 6  \\  3 &amp; -5 \end{bmatrix}§svg§600§FALSE§</svg:desc>
          <draw:polygon draw:style-name="gr2" draw:text-style-name="P6" draw:layer="layout" svg:width="2.692cm" svg:height="1.779cm" svg:x="18.391cm" svg:y="9.608cm" svg:viewBox="0 0 2693 1780" draw:points="1346,1780 0,1780 0,0 2693,0 2693,1780">
            <text:p/>
          </draw:polygon>
          <draw:polygon draw:style-name="gr3" draw:text-style-name="P7" draw:layer="layout" svg:width="0.205cm" svg:height="1.856cm" svg:x="18.546cm" svg:y="9.569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8.799cm" svg:y="9.703cm" svg:viewBox="0 0 310 517" svg:d="M60 458l82-81c122-108 168-148 168-226 0-89-69-151-164-151-88 0-146 72-146 141 0 42 39 42 40 42 15 0 41-9 41-40 0-20-14-41-41-41-7 0-7 0-10 2 17-51 60-79 105-79 71 0 104 61 104 126 0 62-38 124-81 171l-149 166c-9 8-9 10-9 29h289l21-135h-20c-3 23-9 58-16 69-7 7-58 7-73 7z">
            <text:p/>
          </draw:path>
          <draw:path draw:style-name="gr3" draw:text-style-name="P7" draw:layer="layout" svg:width="0.321cm" svg:height="0.532cm" svg:x="20.511cm" svg:y="9.703cm" svg:viewBox="0 0 322 533" svg:d="M70 262v-19c0-195 97-224 136-224 19 0 51 6 68 32-12 0-42 0-42 33 0 25 18 37 35 37 13 0 36-7 36-37 0-47-34-84-99-84-98 0-204 100-204 271 0 208 90 262 162 262 86 0 160-72 160-174 0-98-69-174-155-174-53 0-81 40-97 77zM162 512c-48 0-72-47-76-58-14-37-14-98-14-113 0-59 25-139 95-139 12 0 48 0 72 50 14 28 14 68 14 105s0 76-14 104c-23 48-60 51-77 51z">
            <text:p/>
          </draw:path>
          <draw:path draw:style-name="gr3" draw:text-style-name="P7" draw:layer="layout" svg:width="0.321cm" svg:height="0.532cm" svg:x="18.792cm" svg:y="10.632cm" svg:viewBox="0 0 322 533" svg:d="M194 243c63-19 107-74 107-136 0-63-67-107-143-107-77 0-137 46-137 106 0 24 18 40 39 40 24 0 40-18 40-40 0-39-37-39-47-39 23-37 74-48 102-48 31 0 75 18 75 87 0 10-1 54-22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9.983cm" svg:y="10.9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0.56cm" svg:y="10.632cm" svg:viewBox="0 0 310 533" svg:d="M310 361c0-92-64-171-148-171-37 0-71 12-99 41v-152c16 5 43 11 67 11 95 0 150-71 150-81 0-5-2-9-7-9-2 0-4 0-7 2-16 7-53 23-106 23-32 0-67-6-104-21-5-4-7-4-9-4-7 0-7 7-7 19v229c0 14 0 21 11 21 5 0 7-1 9-7 9-12 39-54 100-54 41 0 62 35 67 49 12 30 14 60 14 99 0 26 0 73-19 105-18 30-48 51-83 51-56 0-100-40-114-86 1 0 5 0 14 0 24 0 38-19 38-37 0-19-14-39-38-39-13 0-39 6-39 43 0 66 55 140 141 140 89 0 169-74 169-172z">
            <text:p/>
          </draw:path>
          <draw:polygon draw:style-name="gr3" draw:text-style-name="P7" draw:layer="layout" svg:width="0.205cm" svg:height="1.856cm" svg:x="20.917cm" svg:y="9.569cm" svg:viewBox="0 0 206 1857" draw:points="162,1815 0,1815 0,1857 206,1857 206,0 0,0 0,42 162,42">
            <text:p/>
          </draw:polygon>
        </draw:g>
        <draw:g xml:id="id18" draw:id="id18">
          <svg:title>TexMaths</svg:title>
          <svg:desc>22§display§B = \begin{bmatrix} 1 &amp; 3 &amp; 4 \\ 2 &amp; 5 &amp; 3 \\ 1 &amp; 7 &amp; 8 \end{bmatrix}§svg§600§FALSE§</svg:desc>
          <draw:polygon draw:style-name="gr2" draw:text-style-name="P6" draw:layer="layout" svg:width="5.064cm" svg:height="2.706cm" svg:x="6.1cm" svg:y="11.909cm" svg:viewBox="0 0 5065 2707" draw:points="2533,2707 0,2707 0,0 5065,0 5065,2707">
            <text:p/>
          </draw:polygon>
          <draw:path draw:style-name="gr3" draw:text-style-name="P7" draw:layer="layout" svg:width="0.553cm" svg:height="0.529cm" svg:x="6.093cm" svg:y="12.926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5cm" svg:height="0.182cm" svg:x="6.945cm" svg:y="13.1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969cm" svg:y="11.87cm" svg:viewBox="0 0 259 1392" draw:points="0,1392 55,1392 55,53 259,53 259,0 0,0">
            <text:p/>
          </draw:polygon>
          <draw:polygon draw:style-name="gr3" draw:text-style-name="P7" draw:layer="layout" svg:width="0.258cm" svg:height="1.391cm" svg:x="7.969cm" svg:y="13.261cm" svg:viewBox="0 0 259 1392" draw:points="0,1392 259,1392 259,1340 55,1340 55,0 0,0">
            <text:p/>
          </draw:polygon>
          <draw:path draw:style-name="gr3" draw:text-style-name="P7" draw:layer="layout" svg:width="0.256cm" svg:height="0.517cm" svg:x="8.302cm" svg:y="12.0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425cm" svg:y="12.00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10.574cm" svg:y="11.99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8.272cm" svg:y="12.9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9.432cm" svg:y="12.93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1cm" svg:height="0.532cm" svg:x="10.584cm" svg:y="12.93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8.302cm" svg:y="13.8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9.437cm" svg:y="13.85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1cm" svg:height="0.532cm" svg:x="10.584cm" svg:y="13.85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7" draw:layer="layout" svg:width="0.258cm" svg:height="1.391cm" svg:x="10.945cm" svg:y="11.87cm" svg:viewBox="0 0 259 1392" draw:points="206,1392 259,1392 259,0 0,0 0,53 206,53">
            <text:p/>
          </draw:polygon>
          <draw:polygon draw:style-name="gr3" draw:text-style-name="P7" draw:layer="layout" svg:width="0.258cm" svg:height="1.391cm" svg:x="10.945cm" svg:y="13.261cm" svg:viewBox="0 0 259 1392" draw:points="206,1340 0,1340 0,1392 259,1392 259,0 206,0">
            <text:p/>
          </draw:polygon>
        </draw:g>
        <draw:g xml:id="id19" draw:id="id19">
          <svg:title>TexMaths</svg:title>
          <svg:desc>22§display§C_2 \leftrightarrow C_3§svg§600§FALSE§</svg:desc>
          <draw:polygon draw:style-name="gr2" draw:text-style-name="P6" draw:layer="layout" svg:width="2.855cm" svg:height="0.596cm" svg:x="13.24cm" svg:y="12.996cm" svg:viewBox="0 0 2856 597" draw:points="1429,597 0,597 0,0 2856,0 2856,597">
            <text:p/>
          </draw:polygon>
          <draw:path draw:style-name="gr3" draw:text-style-name="P7" draw:layer="layout" svg:width="0.55cm" svg:height="0.563cm" svg:x="13.24cm" svg:y="12.957cm" svg:viewBox="0 0 551 564" svg:d="M551 7c0-2-2-7-9-7-2 0-3 0-12 9l-53 60c-7-11-44-69-130-69-173 0-347 171-347 352 0 127 92 212 209 212 69 0 127-30 169-67 73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13.787cm" svg:y="13.258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4.359cm" svg:y="13.107cm" svg:viewBox="0 0 688 405" svg:d="M84 187c43-32 64-64 71-74 33-53 40-102 40-104 0-9-8-9-15-9-13 0-15 2-18 16-18 76-63 141-150 176-8 4-12 5-12 11 0 5 4 7 12 10 80 34 132 94 152 182 1 8 3 10 16 10 7 0 15 0 15-9 0-1-7-51-38-102-16-23-39-51-73-76h520c-44 34-64 66-71 74-35 55-40 104-40 104 0 9 9 9 14 9 14 0 14-2 17-14 18-77 64-143 152-178 9-3 12-5 12-10 0-6-5-7-7-9-33-13-128-51-157-182-3-10-3-12-17-12-5 0-14 0-14 9 0 2 7 51 38 104 16 23 39 49 73 74z">
            <text:p/>
          </draw:path>
          <draw:path draw:style-name="gr3" draw:text-style-name="P7" draw:layer="layout" svg:width="0.55cm" svg:height="0.563cm" svg:x="15.341cm" svg:y="12.957cm" svg:viewBox="0 0 551 564" svg:d="M551 7c0-2-2-7-9-7-2 0-3 0-12 9l-53 60c-7-11-44-69-130-69-173 0-347 171-347 352 0 127 92 212 209 212 69 0 127-30 169-67 73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15.885cm" svg:y="13.258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</draw:g>
        <draw:g xml:id="id20" draw:id="id20">
          <svg:title>TexMaths</svg:title>
          <svg:desc>22§display§\begin{bmatrix} 1 &amp; 4 &amp; 3 \\ 2 &amp; 3 &amp; 5 \\ 1 &amp; 8 &amp; 7 \end{bmatrix}§svg§600§FALSE§</svg:desc>
          <draw:polygon draw:style-name="gr2" draw:text-style-name="P6" draw:layer="layout" svg:width="3.407cm" svg:height="2.706cm" svg:x="18.494cm" svg:y="11.911cm" svg:viewBox="0 0 3408 2707" draw:points="1703,2707 0,2707 0,0 3408,0 3408,2707">
            <text:p/>
          </draw:polygon>
          <draw:polygon draw:style-name="gr3" draw:text-style-name="P7" draw:layer="layout" svg:width="0.258cm" svg:height="1.391cm" svg:x="18.707cm" svg:y="11.872cm" svg:viewBox="0 0 259 1392" draw:points="0,1392 55,1392 55,53 259,53 259,0 0,0">
            <text:p/>
          </draw:polygon>
          <draw:polygon draw:style-name="gr3" draw:text-style-name="P7" draw:layer="layout" svg:width="0.258cm" svg:height="1.391cm" svg:x="18.707cm" svg:y="13.263cm" svg:viewBox="0 0 259 1392" draw:points="0,1392 259,1392 259,1340 55,1340 55,0 0,0">
            <text:p/>
          </draw:polygon>
          <draw:path draw:style-name="gr3" draw:text-style-name="P7" draw:layer="layout" svg:width="0.256cm" svg:height="0.517cm" svg:x="19.039cm" svg:y="12.0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20.152cm" svg:y="11.99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1.322cm" svg:y="12.00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9.01cm" svg:y="12.933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21cm" svg:height="0.532cm" svg:x="20.162cm" svg:y="12.93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21.329cm" svg:y="12.933cm" svg:viewBox="0 0 310 533" svg:d="M310 361c0-92-64-171-148-171-37 0-71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56cm" svg:height="0.517cm" svg:x="19.039cm" svg:y="13.86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162cm" svg:y="13.861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32cm" svg:height="0.541cm" svg:x="21.332cm" svg:y="13.854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21.682cm" svg:y="11.872cm" svg:viewBox="0 0 259 1392" draw:points="206,1392 259,1392 259,0 0,0 0,53 206,53">
            <text:p/>
          </draw:polygon>
          <draw:polygon draw:style-name="gr3" draw:text-style-name="P7" draw:layer="layout" svg:width="0.258cm" svg:height="1.391cm" svg:x="21.682cm" svg:y="13.263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11"><text:s text:c="14"/></text:span></text:p>
            <text:p xml:id="id21" text:id="id21" text:style-name="P4"><text:span text:style-name="T12"><text:s text:c="9"/></text:span><text:span text:style-name="T12">Note that <text:s text:c="23"/>and <text:s/></text:span></text:p>
            <text:p text:style-name="P4"><text:span text:style-name="T14"><text:s text:c="19"/></text:span></text:p>
            <text:p text:style-name="P4"><text:span text:style-name="T16"><text:s text:c="25"/></text:span></text:p>
            <text:p xml:id="id24" text:id="id24" text:style-name="P4"><text:span text:style-name="T12"><text:tab/></text:span><text:span text:style-name="T12"> <text:s text:c="2"/></text:span><text:span text:style-name="T12">But however we write <text:s text:c="23"/>and <text:s text:c="29"/></text:span></text:p>
            <text:p text:style-name="P4"><text:span text:style-name="T12"><text:s text:c="7"/></text:span></text:p>
            <text:p xml:id="id27" text:id="id27" text:style-name="P4"><text:span text:style-name="T12"><text:s text:c="9"/></text:span><text:span text:style-name="T12">Note : The symbol <text:s text:c="5"/>is read as equivalent to.</text:span></text:p>
            <text:p text:style-name="P4"><text:span text:style-name="T17"><text:s text:c="24"/></text:span></text:p>
            <text:p xml:id="id29" text:id="id29" text:style-name="P4"><text:span text:style-name="T12"><text:tab/></text:span><text:span text:style-name="T13">(b)</text:span><text:span text:style-name="T12"> </text:span><text:span text:style-name="T13">Multiplication of the elements of any row or column by a non-zero </text:span></text:p>
            <text:p xml:id="id30" text:id="id30" text:style-name="P4"><text:span text:style-name="T13"><text:s text:c="6"/></text:span><text:span text:style-name="T13"><text:tab/></text:span><text:span text:style-name="T13">scalar : </text:span><text:span text:style-name="T12">If <text:s text:c="3"/>is a non-zero scalar and the row <text:s text:c="5"/>is to be multiplied by</text:span></text:p>
            <text:p xml:id="id33" text:id="id33" text:style-name="P4"><text:span text:style-name="T12"><text:tab/></text:span><text:span text:style-name="T12"><text:tab/></text:span><text:span text:style-name="T12">constant <text:s text:c="3"/>then we multiply every element of <text:s text:c="5"/>by the constant </text:span></text:p>
            <text:p xml:id="id37" text:id="id37" text:style-name="P4"><text:span text:style-name="T12"><text:tab/></text:span><text:span text:style-name="T12"><text:tab/></text:span><text:span text:style-name="T12">and symbolically the transformation is denoted by <text:s text:c="17"/>or <text:s text:c="11"/></text:span><text:span text:style-name="T18"><text:s text:c="17"/></text:span></text:p>
            <text:p xml:id="id40" text:id="id40" text:style-name="P4"><text:span text:style-name="T15"><text:s text:c="6"/></text:span><text:span text:style-name="T12">Ex. (1) : If <text:s text:c="29"/>then <text:s text:c="20"/>gives <text:s text:c="2"/></text:span></text:p>
            <text:p text:style-name="P4"><text:span text:style-name="T12"/></text:p>
          </draw:text-box>
        </draw:frame>
        <draw:g xml:id="id28" draw:id="id28">
          <svg:title>TexMaths</svg:title>
          <svg:desc>22§display§\sim§svg§600§FALSE§</svg:desc>
          <draw:polygon draw:style-name="gr2" draw:text-style-name="P6" draw:layer="layout" svg:width="0.481cm" svg:height="0.206cm" svg:x="9.44cm" svg:y="6.594cm" svg:viewBox="0 0 482 207" draw:points="241,207 0,207 0,0 482,0 482,207">
            <text:p/>
          </draw:polygon>
          <draw:path draw:style-name="gr3" draw:text-style-name="P7" draw:layer="layout" svg:width="0.516cm" svg:height="0.182cm" svg:x="9.444cm" svg:y="6.555cm" svg:viewBox="0 0 517 183" svg:d="M517 26c0-17-5-26-10-26-4 0-11 7-11 21-3 76-54 118-109 118-49 0-86-34-125-67-38-37-79-72-132-72-84 0-130 86-130 156 0 25 11 25 11 25 8 0 10-16 10-18 4-86 62-119 109-119 50 0 86 33 125 67 39 35 79 72 132 72 85 0 130-86 130-157z">
            <text:p/>
          </draw:path>
        </draw:g>
        <draw:g xml:id="id22" draw:id="id22">
          <svg:title>TexMaths</svg:title>
          <svg:desc>22§display§A \ne \begin{bmatrix} 2 &amp; \ \ 6  \\  3 &amp; -5 \end{bmatrix}§svg§600§FALSE§</svg:desc>
          <draw:polygon draw:style-name="gr2" draw:text-style-name="P6" draw:layer="layout" svg:width="4.304cm" svg:height="1.779cm" svg:x="6.203cm" svg:y="1.109cm" svg:viewBox="0 0 4305 1780" draw:points="2153,1780 0,1780 0,0 4305,0 4305,1780">
            <text:p/>
          </draw:polygon>
          <draw:path draw:style-name="gr3" draw:text-style-name="P7" draw:layer="layout" svg:width="0.531cm" svg:height="0.555cm" svg:x="6.191cm" svg:y="1.637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86cm" svg:height="0.721cm" svg:x="7.068cm" svg:y="1.637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7.002cm" svg:y="1.90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969cm" svg:y="1.07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8.222cm" svg:y="1.2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9.935cm" svg:y="1.2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8.217cm" svg:y="2.1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9.408cm" svg:y="2.4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984cm" svg:y="2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205cm" svg:height="1.856cm" svg:x="10.343cm" svg:y="1.07cm" svg:viewBox="0 0 206 1857" draw:points="162,1815 0,1815 0,1857 206,1857 206,0 0,0 0,42 162,42">
            <text:p/>
          </draw:polygon>
        </draw:g>
        <draw:g xml:id="id41" draw:id="id41">
          <svg:title>TexMaths</svg:title>
          <svg:desc>22§display§A = \begin{bmatrix} 4 &amp; \ \ 2 &amp; 3 \\ 8 &amp; -6 &amp; 4 \\ 2 &amp; \ \ 4 &amp; 9 \end{bmatrix}§svg§600§FALSE§</svg:desc>
          <draw:polygon draw:style-name="gr2" draw:text-style-name="P6" draw:layer="layout" svg:width="5.62cm" svg:height="2.706cm" svg:x="5.906cm" svg:y="11.814cm" svg:viewBox="0 0 5621 2707" draw:points="2810,2707 0,2707 0,0 5621,0 5621,2707">
            <text:p/>
          </draw:polygon>
          <draw:path draw:style-name="gr3" draw:text-style-name="P7" draw:layer="layout" svg:width="0.53cm" svg:height="0.555cm" svg:x="5.894cm" svg:y="12.807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6.705cm" svg:y="13.07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73cm" svg:y="11.775cm" svg:viewBox="0 0 259 1392" draw:points="0,1392 55,1392 55,53 259,53 259,0 0,0">
            <text:p/>
          </draw:polygon>
          <draw:polygon draw:style-name="gr3" draw:text-style-name="P7" draw:layer="layout" svg:width="0.258cm" svg:height="1.391cm" svg:x="7.73cm" svg:y="13.166cm" svg:viewBox="0 0 259 1392" draw:points="0,1392 259,1392 259,1340 55,1340 55,0 0,0">
            <text:p/>
          </draw:polygon>
          <draw:path draw:style-name="gr3" draw:text-style-name="P7" draw:layer="layout" svg:width="0.344cm" svg:height="0.524cm" svg:x="8.015cm" svg:y="11.9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9.75cm" svg:y="11.9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10.947cm" svg:y="11.9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8.027cm" svg:y="12.836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472cm" svg:height="0.032cm" svg:x="9.218cm" svg:y="13.1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787cm" svg:y="12.836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44cm" svg:height="0.524cm" svg:x="10.936cm" svg:y="12.82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8.032cm" svg:y="13.7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9.734cm" svg:y="13.75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0.947cm" svg:y="13.764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11.307cm" svg:y="11.775cm" svg:viewBox="0 0 259 1392" draw:points="206,1392 259,1392 259,0 0,0 0,53 206,53">
            <text:p/>
          </draw:polygon>
          <draw:polygon draw:style-name="gr3" draw:text-style-name="P7" draw:layer="layout" svg:width="0.258cm" svg:height="1.391cm" svg:x="11.307cm" svg:y="13.166cm" svg:viewBox="0 0 259 1392" draw:points="206,1340 0,1340 0,1392 259,1392 259,0 206,0">
            <text:p/>
          </draw:polygon>
        </draw:g>
        <draw:g xml:id="id42" draw:id="id42">
          <svg:title>TexMaths</svg:title>
          <svg:desc>22§display§R_2 \rightarrow \frac{1}{2} R_2§svg§600§FALSE§</svg:desc>
          <draw:polygon draw:style-name="gr2" draw:text-style-name="P6" draw:layer="layout" svg:width="3.493cm" svg:height="1.491cm" svg:x="13.948cm" svg:y="12.399cm" svg:viewBox="0 0 3494 1492" draw:points="1746,1492 0,1492 0,0 3494,0 3494,1492">
            <text:p/>
          </draw:polygon>
          <draw:path draw:style-name="gr3" draw:text-style-name="P7" draw:layer="layout" svg:width="0.554cm" svg:height="0.546cm" svg:x="13.941cm" svg:y="12.87cm" svg:viewBox="0 0 555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4 0 14-16 0-9-5-9-21-9-28 0-51 0-51-14 0-4 1-7 3-12l51-206h92c70 0 84 44 84 70 0 12-5 37-10 55-6 21-13 49-13 65 0 84 94 84 104 84 65 0 94-79 94-90 0-8-9-8-11-8-7 0-7 5-9 10-19 58-53 71-70 71-27 0-32-18-32-48 0-25 5-63 7-88 2-10 4-26 4-37 0-60-51-83-73-91z">
            <text:p/>
          </draw:path>
          <draw:path draw:style-name="gr3" draw:text-style-name="P7" draw:layer="layout" svg:width="0.24cm" svg:height="0.36cm" svg:x="14.531cm" svg:y="13.15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5.101cm" svg:y="13.002cm" svg:viewBox="0 0 688 405" svg:d="M604 218c-42 34-64 65-71 74-33 55-40 104-40 104 0 9 9 9 16 9 12 0 14-2 17-14 18-78 64-143 152-178 9-4 10-5 10-11 0-5-5-7-5-8-35-13-128-52-158-182-2-10-4-12-16-12-7 0-16 0-16 9 0 2 7 51 40 104 14 22 37 49 71 73h-576c-14 0-28 0-28 16s14 16 28 16z">
            <text:p/>
          </draw:path>
          <draw:path draw:style-name="gr3" draw:text-style-name="P7" draw:layer="layout" svg:width="0.256cm" svg:height="0.516cm" svg:x="16.208cm" svg:y="12.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14cm" svg:y="13.189cm" svg:viewBox="0 0 389 33" draw:points="194,33 0,33 0,0 389,0 389,33">
            <text:p/>
          </draw:polygon>
          <draw:path draw:style-name="gr3" draw:text-style-name="P7" draw:layer="layout" svg:width="0.309cm" svg:height="0.516cm" svg:x="16.178cm" svg:y="13.41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554cm" svg:height="0.546cm" svg:x="16.65cm" svg:y="12.87cm" svg:viewBox="0 0 555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6 0 16-16 0-9-7-9-23-9-28 0-50 0-50-14 0-4 0-7 2-12l51-206h92c70 0 84 44 84 70 0 12-5 37-10 55-6 21-13 49-13 65 0 84 94 84 104 84 65 0 94-79 94-90 0-8-9-8-11-8-7 0-7 5-9 10-19 58-53 71-70 71-27 0-32-18-32-48 0-25 5-63 7-88 2-10 4-26 4-37 0-60-51-83-73-91z">
            <text:p/>
          </draw:path>
          <draw:path draw:style-name="gr3" draw:text-style-name="P7" draw:layer="layout" svg:width="0.24cm" svg:height="0.36cm" svg:x="17.24cm" svg:y="13.15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23" draw:id="id23">
          <svg:title>TexMaths</svg:title>
          <svg:desc>22§display§B \ne \begin{bmatrix} 1 &amp; 4 &amp; 3 \\ 2 &amp; 3 &amp; 5 \\ 1 &amp; 8 &amp; 7 \end{bmatrix}§svg§600§FALSE§</svg:desc>
          <draw:polygon draw:style-name="gr2" draw:text-style-name="P6" draw:layer="layout" svg:width="5.064cm" svg:height="2.706cm" svg:x="12.402cm" svg:y="0.712cm" svg:viewBox="0 0 5065 2707" draw:points="2533,2707 0,2707 0,0 5065,0 5065,2707">
            <text:p/>
          </draw:polygon>
          <draw:path draw:style-name="gr3" draw:text-style-name="P7" draw:layer="layout" svg:width="0.553cm" svg:height="0.529cm" svg:x="12.395cm" svg:y="1.729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386cm" svg:height="0.721cm" svg:x="13.31cm" svg:y="1.705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13.247cm" svg:y="1.97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4.271cm" svg:y="0.673cm" svg:viewBox="0 0 259 1392" draw:points="0,1392 55,1392 55,53 259,53 259,0 0,0">
            <text:p/>
          </draw:polygon>
          <draw:polygon draw:style-name="gr3" draw:text-style-name="P7" draw:layer="layout" svg:width="0.258cm" svg:height="1.391cm" svg:x="14.271cm" svg:y="2.064cm" svg:viewBox="0 0 259 1392" draw:points="0,1392 259,1392 259,1340 55,1340 55,0 0,0">
            <text:p/>
          </draw:polygon>
          <draw:path draw:style-name="gr3" draw:text-style-name="P7" draw:layer="layout" svg:width="0.256cm" svg:height="0.517cm" svg:x="14.604cm" svg:y="0.8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5.716cm" svg:y="0.7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6.886cm" svg:y="0.80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4.574cm" svg:y="1.73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5.727cm" svg:y="1.73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6.894cm" svg:y="1.73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56cm" svg:height="0.517cm" svg:x="14.604cm" svg:y="2.66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727cm" svg:y="2.66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32cm" svg:height="0.541cm" svg:x="16.897cm" svg:y="2.65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17.247cm" svg:y="0.673cm" svg:viewBox="0 0 259 1392" draw:points="206,1392 259,1392 259,0 0,0 0,53 206,53">
            <text:p/>
          </draw:polygon>
          <draw:polygon draw:style-name="gr3" draw:text-style-name="P7" draw:layer="layout" svg:width="0.258cm" svg:height="1.391cm" svg:x="17.247cm" svg:y="2.064cm" svg:viewBox="0 0 259 1392" draw:points="206,1340 0,1340 0,1392 259,1392 259,0 206,0">
            <text:p/>
          </draw:polygon>
        </draw:g>
        <draw:g xml:id="id25" draw:id="id25">
          <svg:title>TexMaths</svg:title>
          <svg:desc>22§display§A \sim \begin{bmatrix} 2 &amp; \ \ 6  \\  3 &amp; -5 \end{bmatrix}§svg§600§FALSE§</svg:desc>
          <draw:polygon draw:style-name="gr2" draw:text-style-name="P6" draw:layer="layout" svg:width="4.304cm" svg:height="1.779cm" svg:x="10.604cm" svg:y="3.911cm" svg:viewBox="0 0 4305 1780" draw:points="2153,1780 0,1780 0,0 4305,0 4305,1780">
            <text:p/>
          </draw:polygon>
          <draw:path draw:style-name="gr3" draw:text-style-name="P7" draw:layer="layout" svg:width="0.531cm" svg:height="0.555cm" svg:x="10.592cm" svg:y="4.439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6cm" svg:height="0.182cm" svg:x="11.403cm" svg:y="4.7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05cm" svg:height="1.856cm" svg:x="12.37cm" svg:y="3.87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2.623cm" svg:y="4.0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14.336cm" svg:y="4.0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12.618cm" svg:y="4.9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809cm" svg:y="5.2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385cm" svg:y="4.93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205cm" svg:height="1.856cm" svg:x="14.744cm" svg:y="3.872cm" svg:viewBox="0 0 206 1857" draw:points="162,1815 0,1815 0,1857 206,1857 206,0 0,0 0,42 162,42">
            <text:p/>
          </draw:polygon>
        </draw:g>
        <draw:g xml:id="id26" draw:id="id26">
          <svg:title>TexMaths</svg:title>
          <svg:desc>22§display§B \sim \begin{bmatrix} 1 &amp; 4 &amp; 3 \\ 2 &amp; 3 &amp; 5 \\ 1 &amp; 8 &amp; 7 \end{bmatrix}§svg§600§FALSE§</svg:desc>
          <draw:polygon draw:style-name="gr2" draw:text-style-name="P6" draw:layer="layout" svg:width="5.064cm" svg:height="2.706cm" svg:x="16.803cm" svg:y="3.514cm" svg:viewBox="0 0 5065 2707" draw:points="2533,2707 0,2707 0,0 5065,0 5065,2707">
            <text:p/>
          </draw:polygon>
          <draw:path draw:style-name="gr3" draw:text-style-name="P7" draw:layer="layout" svg:width="0.553cm" svg:height="0.529cm" svg:x="16.796cm" svg:y="4.531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6cm" svg:height="0.182cm" svg:x="17.646cm" svg:y="4.77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18.672cm" svg:y="3.475cm" svg:viewBox="0 0 259 1392" draw:points="0,1392 55,1392 55,53 259,53 259,0 0,0">
            <text:p/>
          </draw:polygon>
          <draw:polygon draw:style-name="gr3" draw:text-style-name="P7" draw:layer="layout" svg:width="0.258cm" svg:height="1.391cm" svg:x="18.672cm" svg:y="4.866cm" svg:viewBox="0 0 259 1392" draw:points="0,1392 259,1392 259,1340 55,1340 55,0 0,0">
            <text:p/>
          </draw:polygon>
          <draw:path draw:style-name="gr3" draw:text-style-name="P7" draw:layer="layout" svg:width="0.256cm" svg:height="0.517cm" svg:x="19.005cm" svg:y="3.6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20.117cm" svg:y="3.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1.287cm" svg:y="3.6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8.975cm" svg:y="4.5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20.128cm" svg:y="4.53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21.295cm" svg:y="4.53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56cm" svg:height="0.517cm" svg:x="19.005cm" svg:y="5.46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128cm" svg:y="5.46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32cm" svg:height="0.541cm" svg:x="21.298cm" svg:y="5.45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21.648cm" svg:y="3.475cm" svg:viewBox="0 0 259 1392" draw:points="206,1392 259,1392 259,0 0,0 0,53 206,53">
            <text:p/>
          </draw:polygon>
          <draw:polygon draw:style-name="gr3" draw:text-style-name="P7" draw:layer="layout" svg:width="0.258cm" svg:height="1.391cm" svg:x="21.648cm" svg:y="4.866cm" svg:viewBox="0 0 259 1392" draw:points="206,1340 0,1340 0,1392 259,1392 259,0 206,0">
            <text:p/>
          </draw:polygon>
        </draw:g>
        <draw:g xml:id="id31" draw:id="id31">
          <svg:title>TexMaths</svg:title>
          <svg:desc>24§display§k§svg§600§FALSE§</svg:desc>
          <draw:polygon draw:style-name="gr2" draw:text-style-name="P6" draw:layer="layout" svg:width="0.346cm" svg:height="0.512cm" svg:x="7.039cm" svg:y="8.791cm" svg:viewBox="0 0 347 513" draw:points="173,513 0,513 0,0 347,0 347,513">
            <text:p/>
          </draw:polygon>
          <draw:path draw:style-name="gr3" draw:text-style-name="P7" draw:layer="layout" svg:width="0.384cm" svg:height="0.597cm" svg:x="7.043cm" svg:y="8.7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32" draw:id="id32">
          <svg:title>TexMaths</svg:title>
          <svg:desc>22§display§R_i§svg§600§FALSE§</svg:desc>
          <draw:polygon draw:style-name="gr2" draw:text-style-name="P6" draw:layer="layout" svg:width="0.699cm" svg:height="0.573cm" svg:x="18.647cm" svg:y="8.789cm" svg:viewBox="0 0 700 574" draw:points="350,574 0,574 0,0 700,0 700,574">
            <text:p/>
          </draw:polygon>
          <draw:path draw:style-name="gr3" draw:text-style-name="P7" draw:layer="layout" svg:width="0.553cm" svg:height="0.546cm" svg:x="18.64cm" svg:y="8.75cm" svg:viewBox="0 0 554 547" svg:d="M259 53c5-18 7-27 23-28 7 0 31 0 45 0 57 0 143 0 143 75 0 27-13 81-44 111-20 19-60 44-130 44h-87zM371 266c78-18 171-71 171-150 0-67-70-116-173-116h-219c-16 0-23 0-23 16 0 9 7 9 21 9 2 0 16 0 30 1 14 0 21 2 21 13 0 1-2 5-4 14l-104 417c-7 30-8 35-70 35-14 0-21 0-21 16 0 9 9 9 11 9 22 0 75-2 98-2 21 0 76 2 99 2 5 0 14 0 14-16 0-9-6-9-21-9-29 0-51 0-51-14 0-4 1-7 3-12l51-206h92c70 0 84 44 84 70 0 12-5 37-11 55-5 21-12 49-12 65 0 84 93 84 104 84 65 0 93-79 93-90 0-8-9-8-10-8-7 0-7 5-9 10-19 58-53 71-71 71-26 0-31-18-31-48 0-25 5-63 7-88 2-10 3-26 3-37 0-60-51-83-72-91z">
            <text:p/>
          </draw:path>
          <draw:path draw:style-name="gr3" draw:text-style-name="P7" draw:layer="layout" svg:width="0.164cm" svg:height="0.365cm" svg:x="19.221cm" svg:y="9.035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4 6 14 20 0 12-3 21-17 54z">
            <text:p/>
          </draw:path>
        </draw:g>
        <draw:g xml:id="id34" draw:id="id34">
          <svg:title>TexMaths</svg:title>
          <svg:desc>24§display§k§svg§600§FALSE§</svg:desc>
          <draw:polygon draw:style-name="gr2" draw:text-style-name="P6" draw:layer="layout" svg:width="0.346cm" svg:height="0.512cm" svg:x="6.34cm" svg:y="9.691cm" svg:viewBox="0 0 347 513" draw:points="173,513 0,513 0,0 347,0 347,513">
            <text:p/>
          </draw:polygon>
          <draw:path draw:style-name="gr3" draw:text-style-name="P7" draw:layer="layout" svg:width="0.384cm" svg:height="0.597cm" svg:x="6.344cm" svg:y="9.6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35" draw:id="id35">
          <svg:title>TexMaths</svg:title>
          <svg:desc>22§display§R_i§svg§600§FALSE§</svg:desc>
          <draw:polygon draw:style-name="gr2" draw:text-style-name="P6" draw:layer="layout" svg:width="0.699cm" svg:height="0.573cm" svg:x="18.847cm" svg:y="9.79cm" svg:viewBox="0 0 700 574" draw:points="350,574 0,574 0,0 700,0 700,574">
            <text:p/>
          </draw:polygon>
          <draw:path draw:style-name="gr3" draw:text-style-name="P7" draw:layer="layout" svg:width="0.553cm" svg:height="0.546cm" svg:x="18.84cm" svg:y="9.751cm" svg:viewBox="0 0 554 547" svg:d="M259 53c5-18 7-27 23-28 7 0 31 0 45 0 57 0 143 0 143 75 0 27-13 81-44 111-20 19-60 44-130 44h-87zM371 266c78-18 171-71 171-150 0-67-70-116-173-116h-219c-16 0-23 0-23 16 0 9 7 9 21 9 2 0 16 0 30 1 14 0 21 2 21 13 0 1-2 5-4 14l-104 417c-7 30-8 35-70 35-14 0-21 0-21 16 0 9 9 9 11 9 22 0 75-2 98-2 21 0 76 2 99 2 5 0 14 0 14-16 0-9-6-9-21-9-29 0-51 0-51-14 0-4 1-7 3-12l51-206h92c70 0 84 44 84 70 0 12-5 37-11 55-5 21-12 49-12 65 0 84 93 84 104 84 65 0 93-79 93-90 0-8-9-8-10-8-7 0-7 5-9 10-19 58-53 71-71 71-26 0-31-18-31-48 0-25 5-63 7-88 2-10 3-26 3-37 0-60-51-83-72-91z">
            <text:p/>
          </draw:path>
          <draw:path draw:style-name="gr3" draw:text-style-name="P7" draw:layer="layout" svg:width="0.164cm" svg:height="0.365cm" svg:x="19.421cm" svg:y="10.036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4 6 14 20 0 12-3 21-17 54z">
            <text:p/>
          </draw:path>
        </draw:g>
        <draw:g xml:id="id36" draw:id="id36">
          <svg:title>TexMaths</svg:title>
          <svg:desc>24§display§k§svg§600§FALSE§</svg:desc>
          <draw:polygon draw:style-name="gr2" draw:text-style-name="P6" draw:layer="layout" svg:width="0.346cm" svg:height="0.512cm" svg:x="25.341cm" svg:y="9.691cm" svg:viewBox="0 0 347 513" draw:points="173,513 0,513 0,0 347,0 347,513">
            <text:p/>
          </draw:polygon>
          <draw:path draw:style-name="gr3" draw:text-style-name="P7" draw:layer="layout" svg:width="0.384cm" svg:height="0.597cm" svg:x="25.345cm" svg:y="9.6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38" draw:id="id38">
          <svg:title>TexMaths</svg:title>
          <svg:desc>22§display§R_i \rightarrow k R_i§svg§600§FALSE§</svg:desc>
          <draw:polygon draw:style-name="gr2" draw:text-style-name="P6" draw:layer="layout" svg:width="3.174cm" svg:height="0.582cm" svg:x="20.648cm" svg:y="10.691cm" svg:viewBox="0 0 3175 583" draw:points="1588,583 0,583 0,0 3175,0 3175,583">
            <text:p/>
          </draw:polygon>
          <draw:path draw:style-name="gr3" draw:text-style-name="P7" draw:layer="layout" svg:width="0.553cm" svg:height="0.546cm" svg:x="20.641cm" svg:y="10.661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4 94 84 104 84 65 0 93-79 93-89 0-9-8-9-10-9-7 0-7 5-9 10-19 58-53 71-70 71-27 0-32-18-32-48 0-24 5-63 7-88 2-10 4-26 4-37 0-60-51-82-73-91z">
            <text:p/>
          </draw:path>
          <draw:path draw:style-name="gr3" draw:text-style-name="P7" draw:layer="layout" svg:width="0.164cm" svg:height="0.365cm" svg:x="21.222cm" svg:y="10.946cm" svg:viewBox="0 0 165 366" svg:d="M151 21c0-9-7-21-21-21-16 0-31 14-31 30 0 9 7 21 22 21 16 0 30-16 30-30zM40 297c-3 7-5 13-5 23 0 25 21 46 51 46 57 0 79-76 79-83s-7-7-8-7c-7 0-7 4-11 9-12 44-37 65-58 65-11 0-12-7-12-19s3-21 8-34c6-15 11-29 18-44 4-12 23-63 26-68 2-5 4-13 4-18 0-26-23-46-53-46-54 0-79 74-79 83 0 7 7 7 9 7 9 0 9-3 10-9 14-47 39-66 58-66 9 0 15 5 15 19 0 12-4 21-18 54z">
            <text:p/>
          </draw:path>
          <draw:path draw:style-name="gr3" draw:text-style-name="P7" draw:layer="layout" svg:width="0.687cm" svg:height="0.404cm" svg:x="21.711cm" svg:y="10.793cm" svg:viewBox="0 0 688 405" svg:d="M604 218c-43 34-64 65-71 74-33 55-40 104-40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3" draw:text-style-name="P7" draw:layer="layout" svg:width="0.351cm" svg:height="0.546cm" svg:x="22.699cm" svg:y="10.652cm" svg:viewBox="0 0 352 547" svg:d="M180 9c0-2 0-9-9-9-18 0-76 7-95 7-7 2-16 2-16 16 0 10 7 10 19 10 37 0 39 6 39 13l-2 16-112 447c-4 10-4 12-4 15 0 20 16 23 23 23 10 0 21-7 26-17 4-7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553cm" svg:height="0.546cm" svg:x="23.116cm" svg:y="10.661cm" svg:viewBox="0 0 554 547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4 94 84 104 84 65 0 93-79 93-89 0-9-8-9-10-9-7 0-7 5-9 10-19 58-53 71-70 71-27 0-32-18-32-48 0-24 5-63 7-88 2-10 4-26 4-37 0-60-51-82-73-91z">
            <text:p/>
          </draw:path>
          <draw:path draw:style-name="gr3" draw:text-style-name="P7" draw:layer="layout" svg:width="0.164cm" svg:height="0.365cm" svg:x="23.697cm" svg:y="10.946cm" svg:viewBox="0 0 165 366" svg:d="M151 21c0-9-7-21-21-21-16 0-31 14-31 30 0 9 7 21 22 21 16 0 30-16 30-30zM40 297c-3 7-5 13-5 23 0 25 21 46 51 46 55 0 79-76 79-83s-7-7-8-7c-7 0-7 4-11 9-12 44-37 65-58 65-11 0-12-7-12-19s3-21 8-34c6-15 11-29 16-44 6-12 25-63 28-68 2-5 4-13 4-18 0-26-23-46-53-46-54 0-79 74-79 83 0 7 7 7 9 7 9 0 9-3 10-9 14-47 39-66 58-66 9 0 15 5 15 19 0 12-4 21-18 54z">
            <text:p/>
          </draw:path>
        </draw:g>
        <draw:g xml:id="id39" draw:id="id39">
          <svg:title>TexMaths</svg:title>
          <svg:desc>22§display§k R_i§svg§600§FALSE§</svg:desc>
          <draw:polygon draw:style-name="gr2" draw:text-style-name="P6" draw:layer="layout" svg:width="1.126cm" svg:height="0.582cm" svg:x="25.042cm" svg:y="10.691cm" svg:viewBox="0 0 1127 583" draw:points="563,583 0,583 0,0 1127,0 1127,583">
            <text:p/>
          </draw:polygon>
          <draw:path draw:style-name="gr3" draw:text-style-name="P7" draw:layer="layout" svg:width="0.351cm" svg:height="0.546cm" svg:x="25.046cm" svg:y="10.652cm" svg:viewBox="0 0 352 547" svg:d="M179 9c0-2 0-9-8-9-18 0-76 7-95 7-7 2-16 2-16 16 0 10 7 10 19 10 37 0 39 6 39 13l-2 16-112 447c-4 10-4 12-4 15 0 20 16 23 23 23 10 0 21-7 26-17 4-7 39-150 44-169 27 2 90 14 90 65 0 5 0 9-4 18 0 8-1 17-1 26 0 46 30 77 70 77 25 0 44-12 62-42 19-33 28-76 28-77 0-9-7-9-9-9-9 0-9 3-11 14-16 58-33 97-68 97-14 0-25-9-25-37 0-13 4-30 7-42 2-15 2-18 2-25 0-51-48-72-114-81 24-14 49-39 66-58 37-41 73-74 111-74 5 0 5 0 7 0 9 2 11 2 16 7 2 0 2 2 4 2-37 3-44 33-44 42 0 12 8 28 30 28 19 0 42-17 42-47 0-23-18-50-53-50-21 0-58 7-113 69-26 30-58 60-86 72z">
            <text:p/>
          </draw:path>
          <draw:path draw:style-name="gr3" draw:text-style-name="P7" draw:layer="layout" svg:width="0.553cm" svg:height="0.546cm" svg:x="25.462cm" svg:y="10.661cm" svg:viewBox="0 0 554 547" svg:d="M259 53c5-18 7-27 22-28 7 0 32 0 46 0 56 0 143 0 143 75 0 27-13 81-44 111-20 20-60 44-131 44h-86zM371 266c77-18 171-71 171-150 0-67-71-116-173-116h-220c-15 0-22 0-22 16 0 9 7 9 21 9 1 0 16 0 30 1 14 0 21 2 21 13 0 1-2 5-4 14l-104 417c-7 30-8 35-70 35-14 0-21 0-21 16 0 9 9 9 11 9 22 0 75-2 98-2 21 0 76 2 99 2 5 0 14 0 14-16 0-9-6-9-22-9-28 0-49 0-49-14 0-3 0-7 2-12l51-206h91c71 0 85 44 85 70 0 13-5 37-11 55-5 21-12 49-12 65 0 84 93 84 104 84 65 0 93-79 93-89 0-9-9-9-11-9-7 0-7 5-8 10-20 58-53 71-71 71-26 0-31-18-31-48 0-24 5-63 7-88 1-10 3-26 3-37 0-60-51-82-72-91z">
            <text:p/>
          </draw:path>
          <draw:path draw:style-name="gr3" draw:text-style-name="P7" draw:layer="layout" svg:width="0.164cm" svg:height="0.365cm" svg:x="26.043cm" svg:y="10.946cm" svg:viewBox="0 0 165 366" svg:d="M151 21c0-9-7-21-21-21-16 0-32 14-32 30 0 9 8 21 23 21 16 0 30-16 30-30zM40 297c-3 7-5 13-5 23 0 25 21 46 51 46 56 0 79-76 79-83s-7-7-8-7c-8 0-8 4-11 9-12 44-37 65-58 65-11 0-12-7-12-19s3-21 8-34c6-15 11-29 18-44 4-12 23-63 26-68 2-5 4-13 4-18 0-26-23-46-53-46-54 0-79 74-79 83 0 7 7 7 9 7 9 0 9-3 10-9 14-47 39-66 58-66 9 0 14 5 14 19 0 12-3 21-17 54z">
            <text:p/>
          </draw:path>
        </draw:g>
        <draw:g xml:id="id43" draw:id="id43">
          <svg:title>TexMaths</svg:title>
          <svg:desc>22§display§A \sim \begin{bmatrix} 4 &amp; \ \ 2 &amp; 3 \\ 4 &amp; -3 &amp; 2 \\ 2 &amp; \ \ 4 &amp; 9 \end{bmatrix}§svg§600§FALSE§</svg:desc>
          <draw:polygon draw:style-name="gr2" draw:text-style-name="P6" draw:layer="layout" svg:width="5.62cm" svg:height="2.706cm" svg:x="20.006cm" svg:y="11.817cm" svg:viewBox="0 0 5621 2707" draw:points="2810,2707 0,2707 0,0 5621,0 5621,2707">
            <text:p/>
          </draw:polygon>
          <draw:path draw:style-name="gr3" draw:text-style-name="P7" draw:layer="layout" svg:width="0.53cm" svg:height="0.555cm" svg:x="19.994cm" svg:y="12.81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20.805cm" svg:y="13.07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21.83cm" svg:y="11.778cm" svg:viewBox="0 0 259 1392" draw:points="0,1392 55,1392 55,53 259,53 259,0 0,0">
            <text:p/>
          </draw:polygon>
          <draw:polygon draw:style-name="gr3" draw:text-style-name="P7" draw:layer="layout" svg:width="0.258cm" svg:height="1.391cm" svg:x="21.83cm" svg:y="13.169cm" svg:viewBox="0 0 259 1392" draw:points="0,1392 259,1392 259,1340 55,1340 55,0 0,0">
            <text:p/>
          </draw:polygon>
          <draw:path draw:style-name="gr3" draw:text-style-name="P7" draw:layer="layout" svg:width="0.344cm" svg:height="0.524cm" svg:x="22.115cm" svg:y="11.903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23.85cm" svg:y="11.91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25.047cm" svg:y="11.91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2.115cm" svg:y="12.831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318cm" svg:y="13.14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3.887cm" svg:y="12.83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25.054cm" svg:y="12.8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17cm" svg:x="22.132cm" svg:y="13.7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23.834cm" svg:y="13.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5.047cm" svg:y="13.767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25.407cm" svg:y="11.778cm" svg:viewBox="0 0 259 1392" draw:points="206,1392 259,1392 259,0 0,0 0,53 206,53">
            <text:p/>
          </draw:polygon>
          <draw:polygon draw:style-name="gr3" draw:text-style-name="P7" draw:layer="layout" svg:width="0.258cm" svg:height="1.391cm" svg:x="25.407cm" svg:y="13.169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width*0.05;width" smil:keyTimes="0;1"/>
                  <anim:animate smil:dur="0.5s" smil:fill="hold" smil:targetElement="id33" anim:sub-item="text" smil:attributeName="height" smil:values="height;height" smil:keyTimes="0;1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17"><text:s text:c="14"/></text:span></text:p>
            <text:p xml:id="id44" text:id="id44" text:style-name="P4"><text:span text:style-name="T19"><text:tab/></text:span><text:span text:style-name="T12">Similarly, if any column of a matrix is to be multiplied by a constant then</text:span></text:p>
            <text:p xml:id="id45" text:id="id45" text:style-name="P4"><text:span text:style-name="T12"><text:tab/></text:span><text:span text:style-name="T12">we multiply every element of the column by the constant. It is denoted as</text:span></text:p>
            <text:p xml:id="id47" text:id="id47" text:style-name="P4"><text:span text:style-name="T12"><text:s text:c="23"/></text:span><text:span text:style-name="T12">or <text:s text:c="8"/>.</text:span><text:span text:style-name="T12"><text:tab/></text:span><text:span text:style-name="T12"><text:tab/></text:span></text:p>
            <text:p text:style-name="P4"><text:span text:style-name="T12"/></text:p>
            <text:p xml:id="id49" text:id="id49" text:style-name="P4"><text:span text:style-name="T20"><text:s text:c="6"/></text:span><text:span text:style-name="T12">Ex. (2) : If <text:s text:c="31"/>then <text:s text:c="19"/>gives <text:s text:c="4"/></text:span></text:p>
            <text:p text:style-name="P4"><text:span text:style-name="T12"/></text:p>
            <text:p text:style-name="P4"><text:span text:style-name="T21"><text:s text:c="26"/></text:span></text:p>
            <text:p xml:id="id53" text:id="id53" text:style-name="P4"><text:span text:style-name="T13"><text:s text:c="6"/></text:span><text:span text:style-name="T13">(c) Adding the scalar multiples of all the elements of any row ( or </text:span></text:p>
            <text:p xml:id="id54" text:id="id54" text:style-name="P4"><text:span text:style-name="T13"><text:tab/></text:span><text:span text:style-name="T13"><text:tab/></text:span><text:span text:style-name="T13">column) to corresponding elements of any other row (column). <text:s text:c="2"/></text:span></text:p>
            <text:p xml:id="id55" text:id="id55" text:style-name="P4"><text:span text:style-name="T13"><text:s text:c="7"/></text:span><text:span text:style-name="T22">If <text:s text:c="4"/>is a non-zero scalar and the <text:s text:c="3"/>-multiples of the elements of <text:s/></text:span></text:p>
            <text:p xml:id="id59" text:id="id59" text:style-name="P4"><text:span text:style-name="T22"><text:s text:c="7"/></text:span><text:span text:style-name="T22">can be added to the elements of <text:s text:c="18"/>then the transformation is</text:span></text:p>
            <text:p xml:id="id61" text:id="id61" text:style-name="P4"><text:span text:style-name="T22"><text:tab/></text:span><text:span text:style-name="T22"> </text:span><text:span text:style-name="T22">symbolically denoted as </text:span></text:p>
            <text:p text:style-name="P4"><text:span text:style-name="T23"><text:s text:c="18"/></text:span></text:p>
            <text:p xml:id="id63" text:id="id63" text:style-name="P4"><text:span text:style-name="T15"><text:tab/></text:span><text:span text:style-name="T22">Ex. (1) : If <text:s text:c="28"/>then <text:s text:c="27"/>gives <text:s text:c="20"/></text:span><text:span text:style-name="T22"><text:tab/></text:span></text:p>
          </draw:text-box>
        </draw:frame>
        <draw:g xml:id="id46" draw:id="id46">
          <svg:title>TexMaths</svg:title>
          <svg:desc>22§display§C_i \rightarrow k C_i§svg§600§FALSE§</svg:desc>
          <draw:polygon draw:style-name="gr2" draw:text-style-name="P6" draw:layer="layout" svg:width="3.106cm" svg:height="0.591cm" svg:x="2.131cm" svg:y="3.558cm" svg:viewBox="0 0 3107 592" draw:points="1553,592 0,592 0,0 3107,0 3107,592">
            <text:p/>
          </draw:polygon>
          <draw:path draw:style-name="gr3" draw:text-style-name="P7" draw:layer="layout" svg:width="0.55cm" svg:height="0.562cm" svg:x="2.131cm" svg:y="3.519cm" svg:viewBox="0 0 551 563" svg:d="M551 7c0-2-2-7-9-7-2 0-3 0-12 9l-53 60c-7-11-44-69-130-69-173 0-347 171-347 352 0 127 92 211 209 211 69 0 127-30 170-67 72-63 84-133 84-135 0-7-7-7-9-7-5 0-9 0-10 7-7 23-25 77-78 123-54 42-104 56-144 56-69 0-152-40-152-161 0-45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2.67cm" svg:y="3.822cm" svg:viewBox="0 0 165 366" svg:d="M151 21c0-9-7-21-21-21-16 0-31 14-31 30 0 9 7 21 22 21 16 0 30-16 30-30zM40 298c-3 7-5 12-5 22 0 25 21 46 51 46 57 0 79-76 79-83s-7-7-8-7c-7 0-7 4-11 9-12 44-37 65-58 65-11 0-12-7-12-19s3-21 9-33c5-16 10-30 17-44 4-13 23-64 27-69 1-5 3-12 3-18 0-26-23-46-53-46-54 0-79 74-79 83 0 7 7 7 9 7 9 0 9-3 10-9 14-47 39-66 58-66 9 0 15 5 15 19 0 12-4 21-18 55z">
            <text:p/>
          </draw:path>
          <draw:path draw:style-name="gr3" draw:text-style-name="P7" draw:layer="layout" svg:width="0.687cm" svg:height="0.404cm" svg:x="3.159cm" svg:y="3.669cm" svg:viewBox="0 0 688 405" svg:d="M604 218c-42 34-64 65-71 74-33 55-40 104-40 104 0 9 9 9 16 9 12 0 14-2 17-14 18-78 64-143 152-178 9-3 10-5 10-11 0-5-5-7-5-8-35-13-128-51-158-182-2-10-4-12-16-12-7 0-16 0-16 9 0 2 7 51 40 104 15 23 37 49 71 74h-576c-14 0-28 0-28 15 0 16 14 16 28 16z">
            <text:p/>
          </draw:path>
          <draw:path draw:style-name="gr3" draw:text-style-name="P7" draw:layer="layout" svg:width="0.351cm" svg:height="0.547cm" svg:x="4.149cm" svg:y="3.528cm" svg:viewBox="0 0 352 548" svg:d="M180 9c0-2 0-9-9-9-18 0-76 7-95 7-7 2-16 2-16 16 0 10 7 10 19 10 37 0 39 6 39 13l-2 16-112 447c-4 10-4 12-4 16 0 19 16 23 23 23 10 0 21-8 26-18 4-7 39-150 44-169 27 2 90 14 90 65 0 5 0 9-3 18 0 8-2 17-2 26 0 46 30 78 70 78 25 0 44-13 62-43 19-33 28-75 28-77 0-9-7-9-9-9-9 0-9 4-10 14-16 58-34 97-69 97-14 0-25-9-25-37 0-12 4-30 7-42 2-14 2-18 2-25 0-51-47-72-114-81 24-14 49-39 67-58 37-41 72-74 111-74 5 0 5 0 7 0 8 2 10 2 15 7 2 0 2 2 4 2-37 3-44 33-44 42 0 12 9 28 30 28 19 0 42-17 42-47 0-23-18-50-53-50-21 0-58 7-112 69-29 30-58 60-87 72z">
            <text:p/>
          </draw:path>
          <draw:path draw:style-name="gr3" draw:text-style-name="P7" draw:layer="layout" svg:width="0.55cm" svg:height="0.562cm" svg:x="4.571cm" svg:y="3.519cm" svg:viewBox="0 0 551 563" svg:d="M551 7c0-2-2-7-9-7-2 0-3 0-12 9l-53 60c-7-11-44-69-130-69-173 0-347 171-347 352 0 127 92 211 209 211 69 0 127-30 170-67 72-63 84-133 84-135 0-7-7-7-9-7-5 0-9 0-10 7-7 23-25 77-78 123-54 42-104 56-142 56-71 0-154-40-154-161 0-45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5.112cm" svg:y="3.822cm" svg:viewBox="0 0 165 366" svg:d="M151 21c0-9-7-21-21-21-16 0-31 14-31 30 0 9 7 21 22 21 16 0 30-16 30-30zM40 298c-3 7-5 12-5 22 0 25 21 46 51 46 55 0 79-76 79-83s-7-7-8-7c-7 0-7 4-11 9-12 44-37 65-58 65-11 0-12-7-12-19s3-21 9-33c5-16 10-30 15-44 6-13 25-64 29-69 1-5 3-12 3-18 0-26-23-46-53-46-54 0-79 74-79 83 0 7 7 7 9 7 9 0 9-3 10-9 14-47 39-66 58-66 9 0 15 5 15 19 0 12-4 21-18 55z">
            <text:p/>
          </draw:path>
        </draw:g>
        <draw:g xml:id="id48" draw:id="id48">
          <svg:title>TexMaths</svg:title>
          <svg:desc>22§display§k C_i§svg§600§FALSE§</svg:desc>
          <draw:polygon draw:style-name="gr2" draw:text-style-name="P6" draw:layer="layout" svg:width="1.091cm" svg:height="0.591cm" svg:x="6.732cm" svg:y="3.56cm" svg:viewBox="0 0 1092 592" draw:points="547,592 0,592 0,0 1092,0 1092,592">
            <text:p/>
          </draw:polygon>
          <draw:path draw:style-name="gr3" draw:text-style-name="P7" draw:layer="layout" svg:width="0.351cm" svg:height="0.547cm" svg:x="6.736cm" svg:y="3.53cm" svg:viewBox="0 0 352 548" svg:d="M179 9c0-2 0-9-8-9-18 0-76 7-95 7-7 2-16 2-16 16 0 10 7 10 19 10 37 0 39 6 39 13l-2 16-112 447c-4 10-4 12-4 16 0 19 16 23 23 23 10 0 21-8 26-18 4-7 39-150 44-169 27 2 90 14 90 65 0 5 0 9-4 18 0 8-1 17-1 26 0 46 30 78 70 78 25 0 44-13 62-43 19-33 28-75 28-77 0-9-7-9-9-9-9 0-9 4-11 14-15 58-33 97-68 97-14 0-25-9-25-37 0-12 4-30 7-42 2-14 2-18 2-25 0-51-48-72-114-81 24-14 49-39 66-58 37-41 73-74 111-74 6 0 6 0 7 0 9 2 11 2 16 7 2 0 2 2 4 2-37 3-44 33-44 42 0 12 8 28 30 28 19 0 42-17 42-47 0-23-18-50-53-50-21 0-58 7-113 69-26 30-58 60-86 72z">
            <text:p/>
          </draw:path>
          <draw:path draw:style-name="gr3" draw:text-style-name="P7" draw:layer="layout" svg:width="0.55cm" svg:height="0.562cm" svg:x="7.159cm" svg:y="3.521cm" svg:viewBox="0 0 551 563" svg:d="M551 7c0-2-2-7-9-7-2 0-4 0-13 9l-52 60c-7-11-44-69-130-69-173 0-347 171-347 352 0 127 91 211 209 211 69 0 127-30 169-67 72-63 85-133 85-135 0-7-7-7-9-7-5 0-9 0-11 7-7 23-24 77-77 123-55 42-104 56-144 56-69 0-152-40-152-161 0-45 16-169 94-261 47-55 121-93 190-93 79 0 124 60 124 149 0 30-1 32-1 39 0 9 7 9 10 9 11 0 11-2 14-16z">
            <text:p/>
          </draw:path>
          <draw:path draw:style-name="gr3" draw:text-style-name="P7" draw:layer="layout" svg:width="0.164cm" svg:height="0.365cm" svg:x="7.698cm" svg:y="3.824cm" svg:viewBox="0 0 165 366" svg:d="M151 21c0-9-7-21-21-21-16 0-31 14-31 30 0 9 7 21 22 21 16 0 30-16 30-30zM40 298c-3 7-5 12-5 22 0 25 21 46 51 46 56 0 79-76 79-83s-7-7-8-7c-7 0-7 4-11 9-12 44-37 65-58 65-11 0-12-7-12-19s3-21 8-33c6-16 11-30 18-44 4-13 23-64 26-69 2-5 4-12 4-18 0-26-23-46-53-46-54 0-79 74-79 83 0 7 7 7 9 7 9 0 9-3 10-9 14-47 39-66 58-66 9 0 14 5 14 19 0 12-3 21-17 55z">
            <text:p/>
          </draw:path>
        </draw:g>
        <draw:g xml:id="id50" draw:id="id50">
          <svg:title>TexMaths</svg:title>
          <svg:desc>22§display§P = \begin{bmatrix} -1 &amp; \ \ 2 &amp; 3 \\ \ \ 5 &amp; -6 &amp; 6 \\ \ \ 3 &amp; \ \  4 &amp; 9 \end{bmatrix}§svg§600§FALSE§</svg:desc>
          <draw:polygon draw:style-name="gr2" draw:text-style-name="P6" draw:layer="layout" svg:width="6.245cm" svg:height="2.706cm" svg:x="6.104cm" svg:y="4.426cm" svg:viewBox="0 0 6246 2707" draw:points="3124,2707 0,2707 0,0 6246,0 6246,2707">
            <text:p/>
          </draw:polygon>
          <draw:path draw:style-name="gr3" draw:text-style-name="P7" draw:layer="layout" svg:width="0.553cm" svg:height="0.529cm" svg:x="6.097cm" svg:y="5.443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7" draw:layer="layout" svg:width="0.515cm" svg:height="0.182cm" svg:x="6.928cm" svg:y="5.68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952cm" svg:y="4.387cm" svg:viewBox="0 0 259 1392" draw:points="0,1392 55,1392 55,53 259,53 259,0 0,0">
            <text:p/>
          </draw:polygon>
          <draw:polygon draw:style-name="gr3" draw:text-style-name="P7" draw:layer="layout" svg:width="0.258cm" svg:height="1.391cm" svg:x="7.952cm" svg:y="5.778cm" svg:viewBox="0 0 259 1392" draw:points="0,1392 259,1392 259,1340 55,1340 55,0 0,0">
            <text:p/>
          </draw:polygon>
          <draw:path draw:style-name="gr3" draw:text-style-name="P7" draw:layer="layout" svg:width="0.472cm" svg:height="0.032cm" svg:x="8.279cm" svg:y="4.8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887cm" svg:y="4.52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574cm" svg:y="4.5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1.771cm" svg:y="4.52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8.813cm" svg:y="5.44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0.041cm" svg:y="5.75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11cm" svg:y="5.44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11.771cm" svg:y="5.44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8.806cm" svg:y="6.3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10.557cm" svg:y="6.36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1.771cm" svg:y="6.37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12.13cm" svg:y="4.387cm" svg:viewBox="0 0 259 1392" draw:points="206,1392 259,1392 259,0 0,0 0,53 206,53">
            <text:p/>
          </draw:polygon>
          <draw:polygon draw:style-name="gr3" draw:text-style-name="P7" draw:layer="layout" svg:width="0.258cm" svg:height="1.391cm" svg:x="12.13cm" svg:y="5.778cm" svg:viewBox="0 0 259 1392" draw:points="206,1340 0,1340 0,1392 259,1392 259,0 206,0">
            <text:p/>
          </draw:polygon>
        </draw:g>
        <draw:g xml:id="id51" draw:id="id51">
          <svg:title>TexMaths</svg:title>
          <svg:desc>22§display§C_3 \rightarrow \frac{1}{3} C_3§svg§600§FALSE§</svg:desc>
          <draw:polygon draw:style-name="gr2" draw:text-style-name="P6" draw:layer="layout" svg:width="3.429cm" svg:height="1.51cm" svg:x="14.341cm" svg:y="4.999cm" svg:viewBox="0 0 3430 1511" draw:points="1714,1511 0,1511 0,0 3430,0 3430,1511">
            <text:p/>
          </draw:polygon>
          <draw:path draw:style-name="gr3" draw:text-style-name="P7" draw:layer="layout" svg:width="0.55cm" svg:height="0.562cm" svg:x="14.341cm" svg:y="5.453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4.885cm" svg:y="5.754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687cm" svg:height="0.404cm" svg:x="15.459cm" svg:y="5.603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256cm" svg:height="0.517cm" svg:x="16.566cm" svg:y="4.9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6.497cm" svg:y="5.789cm" svg:viewBox="0 0 389 33" draw:points="194,33 0,33 0,0 389,0 389,33">
            <text:p/>
          </draw:polygon>
          <draw:path draw:style-name="gr3" draw:text-style-name="P7" draw:layer="layout" svg:width="0.321cm" svg:height="0.532cm" svg:x="16.53cm" svg:y="6.01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cm" svg:height="0.562cm" svg:x="17.016cm" svg:y="5.453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7.558cm" svg:y="5.754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 xml:id="id52" draw:id="id52">
          <svg:title>TexMaths</svg:title>
          <svg:desc>22§display§P \sim \begin{bmatrix} -1 &amp; \ \ 2 &amp; 1 \\ \ \ 5 &amp; -6 &amp; 2 \\ \ \ 3 &amp; \ \  4 &amp; 3 \end{bmatrix}§svg§600§FALSE§</svg:desc>
          <draw:polygon draw:style-name="gr2" draw:text-style-name="P6" draw:layer="layout" svg:width="6.245cm" svg:height="2.706cm" svg:x="20.504cm" svg:y="4.528cm" svg:viewBox="0 0 6246 2707" draw:points="3124,2707 0,2707 0,0 6246,0 6246,2707">
            <text:p/>
          </draw:polygon>
          <draw:path draw:style-name="gr3" draw:text-style-name="P7" draw:layer="layout" svg:width="0.553cm" svg:height="0.529cm" svg:x="20.497cm" svg:y="5.545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7" draw:layer="layout" svg:width="0.516cm" svg:height="0.182cm" svg:x="21.326cm" svg:y="5.7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22.352cm" svg:y="4.489cm" svg:viewBox="0 0 259 1392" draw:points="0,1392 55,1392 55,53 259,53 259,0 0,0">
            <text:p/>
          </draw:polygon>
          <draw:polygon draw:style-name="gr3" draw:text-style-name="P7" draw:layer="layout" svg:width="0.258cm" svg:height="1.391cm" svg:x="22.352cm" svg:y="5.88cm" svg:viewBox="0 0 259 1392" draw:points="0,1392 259,1392 259,1340 55,1340 55,0 0,0">
            <text:p/>
          </draw:polygon>
          <draw:path draw:style-name="gr3" draw:text-style-name="P7" draw:layer="layout" svg:width="0.472cm" svg:height="0.032cm" svg:x="22.679cm" svg:y="4.92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3.287cm" svg:y="4.62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4.974cm" svg:y="4.6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26.206cm" svg:y="4.62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3.213cm" svg:y="5.5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24.441cm" svg:y="5.85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5.011cm" svg:y="5.5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09cm" svg:height="0.517cm" svg:x="26.177cm" svg:y="5.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23.206cm" svg:y="6.4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4.957cm" svg:y="6.47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26.171cm" svg:y="6.4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6.53cm" svg:y="4.489cm" svg:viewBox="0 0 259 1392" draw:points="206,1392 259,1392 259,0 0,0 0,53 206,53">
            <text:p/>
          </draw:polygon>
          <draw:polygon draw:style-name="gr3" draw:text-style-name="P7" draw:layer="layout" svg:width="0.258cm" svg:height="1.391cm" svg:x="26.53cm" svg:y="5.88cm" svg:viewBox="0 0 259 1392" draw:points="206,1340 0,1340 0,1392 259,1392 259,0 206,0">
            <text:p/>
          </draw:polygon>
        </draw:g>
        <draw:g xml:id="id57" draw:id="id57">
          <svg:title>TexMaths</svg:title>
          <svg:desc>24§display§k§svg§600§FALSE§</svg:desc>
          <draw:polygon draw:style-name="gr2" draw:text-style-name="P6" draw:layer="layout" svg:width="0.346cm" svg:height="0.512cm" svg:x="13.34cm" svg:y="9.991cm" svg:viewBox="0 0 347 513" draw:points="173,513 0,513 0,0 347,0 347,513">
            <text:p/>
          </draw:polygon>
          <draw:path draw:style-name="gr3" draw:text-style-name="P7" draw:layer="layout" svg:width="0.384cm" svg:height="0.597cm" svg:x="13.344cm" svg:y="9.9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draw:g xml:id="id58" draw:id="id58">
          <svg:title>TexMaths</svg:title>
          <svg:desc>22§display§ R_i ( \text {or } C_i )§svg§600§FALSE§</svg:desc>
          <draw:polygon draw:style-name="gr2" draw:text-style-name="P6" draw:layer="layout" svg:width="3.048cm" svg:height="0.696cm" svg:x="23.842cm" svg:y="9.961cm" svg:viewBox="0 0 3049 697" draw:points="1524,697 0,697 0,0 3049,0 3049,697">
            <text:p/>
          </draw:polygon>
          <draw:path draw:style-name="gr3" draw:text-style-name="P7" draw:layer="layout" svg:width="0.553cm" svg:height="0.546cm" svg:x="23.835cm" svg:y="9.973cm" svg:viewBox="0 0 554 547" svg:d="M259 53c5-18 7-27 23-28 7 0 31 0 45 0 57 0 143 0 143 75 0 27-13 81-44 111-20 19-60 44-130 44h-87zM371 266c78-18 171-71 171-150 0-67-70-116-173-116h-219c-16 0-23 0-23 16 0 9 7 9 21 9 2 0 16 0 30 1 14 0 21 2 21 13 0 1-2 5-4 14l-104 417c-7 30-8 35-70 35-14 0-21 0-21 16 0 8 9 8 11 8 22 0 75-1 98-1 21 0 76 1 99 1 5 0 14 0 14-15 0-9-6-9-21-9-29 0-51 0-51-14 0-4 1-7 3-13l51-205h92c70 0 84 44 84 70 0 12-5 37-11 55-5 21-12 49-12 65 0 84 93 84 104 84 65 0 93-79 93-90 0-8-9-8-10-8-7 0-7 5-9 10-19 58-53 70-70 70-27 0-32-17-32-47 0-25 5-63 7-88 2-11 3-26 3-37 0-60-51-83-72-91z">
            <text:p/>
          </draw:path>
          <draw:path draw:style-name="gr3" draw:text-style-name="P7" draw:layer="layout" svg:width="0.164cm" svg:height="0.365cm" svg:x="24.416cm" svg:y="10.26cm" svg:viewBox="0 0 165 366" svg:d="M151 21c0-9-7-21-21-21-16 0-31 14-31 30 0 9 7 21 22 21 16 0 30-16 30-30zM40 297c-3 7-5 13-5 23 0 25 21 46 51 46 57 0 79-76 79-83s-7-7-8-7c-7 0-7 4-11 9-12 44-37 65-58 65-11 0-12-7-12-19 0-13 3-21 8-34 6-16 11-30 18-44 4-12 23-63 26-68 2-6 4-13 4-18 0-26-23-46-53-46-54 0-79 74-79 83 0 7 7 7 9 7 9 0 9-3 10-9 14-47 39-67 58-67 9 0 14 6 14 20 0 12-3 21-17 54z">
            <text:p/>
          </draw:path>
          <draw:path draw:style-name="gr3" draw:text-style-name="P7" draw:layer="layout" svg:width="0.18cm" svg:height="0.773cm" svg:x="24.724cm" svg:y="9.92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356cm" svg:x="24.97cm" svg:y="10.15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25.357cm" svg:y="10.15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55cm" svg:height="0.562cm" svg:x="25.934cm" svg:y="9.957cm" svg:viewBox="0 0 551 563" svg:d="M551 7c0-2-2-7-9-7-2 0-4 0-12 9l-53 60c-7-11-44-69-130-69-173 0-347 171-347 352 0 126 91 211 209 211 69 0 127-30 169-67 72-63 85-134 85-135 0-7-7-7-9-7-5 0-9 0-11 7-7 22-24 77-77 123-55 42-104 56-143 56-70 0-153-40-153-162 0-44 16-169 94-260 47-55 121-93 190-93 79 0 125 59 125 149 0 30-2 32-2 39 0 9 7 9 10 9 11 0 11-2 14-16z">
            <text:p/>
          </draw:path>
          <draw:path draw:style-name="gr3" draw:text-style-name="P7" draw:layer="layout" svg:width="0.164cm" svg:height="0.365cm" svg:x="26.473cm" svg:y="10.26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4 6 14 20 0 12-3 21-17 54z">
            <text:p/>
          </draw:path>
          <draw:path draw:style-name="gr3" draw:text-style-name="P7" draw:layer="layout" svg:width="0.18cm" svg:height="0.773cm" svg:x="26.749cm" svg:y="9.922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60" draw:id="id60">
          <svg:title>TexMaths</svg:title>
          <svg:desc>22§display§ R_j ( \text {or } C_ j )§svg§600§FALSE§</svg:desc>
          <draw:polygon draw:style-name="gr2" draw:text-style-name="P6" draw:layer="layout" svg:width="3.187cm" svg:height="0.73cm" svg:x="13.344cm" svg:y="10.961cm" svg:viewBox="0 0 3188 731" draw:points="1593,731 0,731 0,0 3188,0 3188,731">
            <text:p/>
          </draw:polygon>
          <draw:path draw:style-name="gr3" draw:text-style-name="P7" draw:layer="layout" svg:width="0.554cm" svg:height="0.547cm" svg:x="13.337cm" svg:y="10.973cm" svg:viewBox="0 0 555 548" svg:d="M259 53c5-18 7-27 23-28 7 0 31 0 45 0 57 0 143 0 143 75 0 27-12 81-44 111-19 20-60 44-130 44h-87zM371 266c78-18 171-71 171-150 0-67-70-116-172-116h-220c-16 0-23 0-23 16 0 9 7 9 21 9 2 0 16 0 30 1 14 0 21 2 21 13 0 1-2 5-4 14l-103 417c-7 30-9 35-71 35-14 0-21 0-21 16 0 9 9 9 11 9 22 0 75-2 98-2 21 0 76 2 99 2 5 0 14 0 14-16 0-9-5-9-21-9-28 0-51 0-51-14 0-3 1-7 3-12l51-206h92c70 0 84 44 84 70 0 13-5 37-10 55-6 21-13 49-13 65 0 85 94 85 104 85 65 0 94-80 94-90 0-9-9-9-11-9-7 0-7 5-9 11-19 58-53 70-70 70-27 0-32-18-32-48 0-24 5-63 7-88 2-10 4-26 4-37 0-59-51-82-73-91z">
            <text:p/>
          </draw:path>
          <draw:path draw:style-name="gr3" draw:text-style-name="P7" draw:layer="layout" svg:width="0.238cm" svg:height="0.471cm" svg:x="13.893cm" svg:y="11.26cm" svg:viewBox="0 0 239 472" svg:d="M239 21c0-10-7-21-21-21-16 0-31 16-31 30 0 9 7 21 22 21s30-14 30-30zM123 387c-9 37-37 69-70 69-7 0-13-2-20-3 15-7 20-20 20-29 0-12-11-19-21-19-18 0-32 14-32 32 0 21 21 35 55 35 31 0 96-19 112-86l50-196c1-5 3-10 3-17 0-30-26-52-60-52-60 0-95 74-95 83 0 7 9 7 9 7 7 0 7-1 12-10 13-32 41-65 72-65 15 0 20 8 20 26 0 7-2 14-2 18z">
            <text:p/>
          </draw:path>
          <draw:path draw:style-name="gr3" draw:text-style-name="P7" draw:layer="layout" svg:width="0.18cm" svg:height="0.774cm" svg:x="14.295cm" svg:y="10.922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44cm" svg:height="0.356cm" svg:x="14.541cm" svg:y="11.156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61cm" svg:height="0.342cm" svg:x="14.927cm" svg:y="11.1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62cm" svg:x="15.506cm" svg:y="10.957cm" svg:viewBox="0 0 551 563" svg:d="M551 7c0-2-2-7-9-7-2 0-3 0-12 9l-53 60c-7-11-44-69-130-69-173 0-347 171-347 352 0 127 92 211 209 211 69 0 127-29 170-66 72-64 84-134 84-136 0-7-7-7-9-7-5 0-9 0-10 7-7 23-25 77-78 123-54 43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238cm" svg:height="0.471cm" svg:x="16.02cm" svg:y="11.26cm" svg:viewBox="0 0 239 472" svg:d="M239 21c0-10-7-21-21-21-16 0-31 16-31 30 0 9 7 21 22 21s30-14 30-30zM123 387c-9 37-37 69-70 69-7 0-13-2-20-3 15-7 20-20 20-29 0-12-11-19-21-19-18 0-32 14-32 32 0 21 21 35 55 35 31 0 96-19 112-86l50-196c1-5 3-10 3-17 0-30-26-52-60-52-60 0-95 74-95 83 0 7 7 7 9 7 7 0 7-1 12-10 13-32 41-65 72-65 15 0 20 8 20 26 0 7-2 14-2 18z">
            <text:p/>
          </draw:path>
          <draw:path draw:style-name="gr3" draw:text-style-name="P7" draw:layer="layout" svg:width="0.18cm" svg:height="0.774cm" svg:x="16.39cm" svg:y="10.922cm" svg:viewBox="0 0 181 775" svg:d="M181 387c0-59-8-153-51-241-47-95-114-146-123-146-3 0-7 4-7 7 0 4 0 5 14 19 78 76 122 199 122 361 0 132-29 270-125 367-11 10-11 12-11 14 0 5 4 7 7 7 9 0 79-53 125-152 41-84 49-170 49-236z">
            <text:p/>
          </draw:path>
        </draw:g>
        <draw:g xml:id="id62" draw:id="id62">
          <svg:title>TexMaths</svg:title>
          <svg:desc>22§display§R_i \rightarrow R_ i + k R_ j ( \ \text { or } C_i \rightarrow C_ i + k C_ j \ ) §svg§600§FALSE§</svg:desc>
          <draw:polygon draw:style-name="gr2" draw:text-style-name="P6" draw:layer="layout" svg:width="12.418cm" svg:height="0.73cm" svg:x="10.949cm" svg:y="11.8cm" svg:viewBox="0 0 12419 731" draw:points="6210,731 0,731 0,0 12419,0 12419,731">
            <text:p/>
          </draw:polygon>
          <draw:path draw:style-name="gr3" draw:text-style-name="P7" draw:layer="layout" svg:width="0.553cm" svg:height="0.547cm" svg:x="10.942cm" svg:y="11.81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8 0-24 5-63 7-88 2-10 4-26 4-37 0-59-51-82-73-91z">
            <text:p/>
          </draw:path>
          <draw:path draw:style-name="gr3" draw:text-style-name="P7" draw:layer="layout" svg:width="0.164cm" svg:height="0.365cm" svg:x="11.523cm" svg:y="12.099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8 14-48 39-67 58-67 9 0 15 5 15 19 0 12-4 21-18 55z">
            <text:p/>
          </draw:path>
          <draw:path draw:style-name="gr3" draw:text-style-name="P7" draw:layer="layout" svg:width="0.687cm" svg:height="0.404cm" svg:x="12.012cm" svg:y="11.946cm" svg:viewBox="0 0 688 405" svg:d="M604 218c-43 34-64 66-71 74-33 55-40 104-40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12.989cm" svg:y="11.81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8 0-24 5-63 7-88 2-10 4-26 4-37 0-59-51-82-73-91z">
            <text:p/>
          </draw:path>
          <draw:path draw:style-name="gr3" draw:text-style-name="P7" draw:layer="layout" svg:width="0.164cm" svg:height="0.365cm" svg:x="13.57cm" svg:y="12.099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8 14-48 39-67 58-67 9 0 15 5 15 19 0 12-4 21-18 55z">
            <text:p/>
          </draw:path>
          <draw:path draw:style-name="gr3" draw:text-style-name="P7" draw:layer="layout" svg:width="0.515cm" svg:height="0.517cm" svg:x="14.017cm" svg:y="11.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1cm" svg:height="0.547cm" svg:x="14.79cm" svg:y="11.805cm" svg:viewBox="0 0 352 548" svg:d="M180 9c0-2 0-9-9-9-18 0-76 7-95 7-7 2-16 2-16 16 0 10 7 10 19 10 37 0 39 6 39 13l-2 16-112 447c-4 10-4 12-4 16 0 19 16 23 23 23 10 0 21-7 26-18 4-7 39-150 44-169 27 2 90 14 90 65 0 5 0 9-3 18 0 9-2 17-2 26 0 46 30 78 70 78 25 0 44-13 62-43 19-33 28-75 28-77 0-9-7-9-9-9-9 0-9 4-10 14-16 58-34 97-69 97-14 0-25-9-25-37 0-12 4-30 7-42 2-14 2-18 2-25 0-51-47-72-114-81 24-14 49-39 67-58 37-40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553cm" svg:height="0.547cm" svg:x="15.207cm" svg:y="11.81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8 0-24 5-63 7-88 2-10 4-26 4-37 0-59-51-82-73-91z">
            <text:p/>
          </draw:path>
          <draw:path draw:style-name="gr3" draw:text-style-name="P7" draw:layer="layout" svg:width="0.238cm" svg:height="0.471cm" svg:x="15.761cm" svg:y="12.099cm" svg:viewBox="0 0 239 472" svg:d="M239 21c0-10-7-21-21-21-16 0-31 16-31 30 0 9 7 21 22 21s30-14 30-30zM123 387c-9 37-37 69-70 69-7 0-13-2-20-3 15-8 20-20 20-29 0-12-11-19-21-19-18 0-32 14-32 32 0 21 21 35 55 35 31 0 95-19 112-86l49-196c2-5 4-10 4-17 0-30-26-52-60-52-60 0-95 74-95 83 0 7 7 7 9 7 7 0 7-1 12-10 13-32 41-65 72-65 14 0 20 8 20 26 0 7-2 14-2 18z">
            <text:p/>
          </draw:path>
          <draw:path draw:style-name="gr3" draw:text-style-name="P7" draw:layer="layout" svg:width="0.18cm" svg:height="0.774cm" svg:x="16.164cm" svg:y="11.76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356cm" svg:x="16.925cm" svg:y="11.995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17.312cm" svg:y="11.999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62cm" svg:x="17.889cm" svg:y="11.796cm" svg:viewBox="0 0 551 563" svg:d="M551 7c0-2-2-7-9-7-2 0-3 0-12 9l-53 60c-7-11-44-69-130-69-173 0-347 171-347 352 0 127 92 211 209 211 69 0 127-29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18.429cm" svg:y="12.099cm" svg:viewBox="0 0 165 366" svg:d="M151 21c0-9-7-21-21-21-16 0-31 14-31 30 0 9 7 21 22 21 16 0 30-16 30-30zM40 298c-3 7-5 12-5 22 0 25 21 46 51 46 55 0 79-75 79-83 0-7-7-7-8-7-7 0-7 4-11 9-12 44-37 65-58 65-11 0-12-7-12-19s3-21 8-33c6-16 11-30 16-44 6-13 25-64 28-69 2-5 4-12 4-18 0-26-23-46-53-46-54 0-79 74-79 83 0 7 7 7 9 7 9 0 9-3 10-8 14-48 39-67 58-67 9 0 15 5 15 19 0 12-4 21-18 55z">
            <text:p/>
          </draw:path>
          <draw:path draw:style-name="gr3" draw:text-style-name="P7" draw:layer="layout" svg:width="0.687cm" svg:height="0.404cm" svg:x="18.919cm" svg:y="11.946cm" svg:viewBox="0 0 688 405" svg:d="M604 218c-43 34-64 66-69 74-35 55-42 104-42 104 0 9 9 9 16 9 12 0 14-2 17-14 18-78 64-143 152-178 8-3 10-5 10-10 0-6-3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cm" svg:height="0.562cm" svg:x="19.903cm" svg:y="11.796cm" svg:viewBox="0 0 551 563" svg:d="M551 7c0-2-2-7-9-7-2 0-3 0-12 9l-53 60c-7-11-44-69-130-69-173 0-347 171-347 352 0 127 92 211 209 211 69 0 127-29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164cm" svg:height="0.365cm" svg:x="20.441cm" svg:y="12.099cm" svg:viewBox="0 0 165 366" svg:d="M151 21c0-9-7-21-21-21-16 0-31 14-31 30 0 9 7 21 22 21 16 0 30-16 30-30zM40 298c-3 7-5 12-5 22 0 25 21 46 51 46 55 0 79-75 79-83 0-7-7-7-8-7-7 0-7 4-11 9-12 44-37 65-58 65-11 0-12-7-12-19s3-21 8-33c6-16 11-30 16-44 6-13 25-64 28-69 2-5 4-12 4-18 0-26-23-46-53-46-54 0-79 74-79 83 0 7 7 7 9 7 9 0 9-3 10-8 14-48 39-67 58-67 9 0 15 5 15 19 0 12-4 21-18 55z">
            <text:p/>
          </draw:path>
          <draw:path draw:style-name="gr3" draw:text-style-name="P7" draw:layer="layout" svg:width="0.515cm" svg:height="0.517cm" svg:x="20.888cm" svg:y="11.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1cm" svg:height="0.547cm" svg:x="21.661cm" svg:y="11.805cm" svg:viewBox="0 0 352 548" svg:d="M180 9c0-2 0-9-9-9-18 0-76 7-95 7-7 2-16 2-16 16 0 10 7 10 19 10 37 0 39 6 39 13l-2 16-112 447c-4 10-4 12-4 16 0 19 16 23 23 23 10 0 21-7 26-18 4-7 39-150 44-169 27 2 90 14 90 65 0 5 0 9-3 18 0 9-2 17-2 26 0 46 30 78 70 78 25 0 44-13 62-43 19-33 28-75 28-77 0-9-7-9-9-9-9 0-9 4-10 14-16 58-34 97-69 97-14 0-25-9-25-37 0-12 4-30 7-42 2-14 2-18 2-25 0-51-47-72-114-81 24-14 49-39 67-58 37-40 72-74 110-74 6 0 6 0 7 0 9 2 11 2 16 7 2 0 2 2 4 2-37 3-44 33-44 42 0 12 9 28 30 28 19 0 42-17 42-47 0-23-18-50-53-50-21 0-58 7-112 69-27 30-59 60-87 72z">
            <text:p/>
          </draw:path>
          <draw:path draw:style-name="gr3" draw:text-style-name="P7" draw:layer="layout" svg:width="0.55cm" svg:height="0.562cm" svg:x="22.085cm" svg:y="11.796cm" svg:viewBox="0 0 551 563" svg:d="M551 7c0-2-2-7-9-7-2 0-3 0-12 9l-53 60c-7-11-44-69-130-69-173 0-347 171-347 352 0 127 92 211 209 211 69 0 127-29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38cm" svg:height="0.471cm" svg:x="22.599cm" svg:y="12.099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3" draw:text-style-name="P7" draw:layer="layout" svg:width="0.18cm" svg:height="0.774cm" svg:x="23.226cm" svg:y="11.76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</draw:g>
        <draw:g xml:id="id64" draw:id="id64">
          <svg:title>TexMaths</svg:title>
          <svg:desc>22§display§P = \begin{bmatrix}\ \ 3 &amp;  2 &amp;  1   \\   -5 &amp;  4  &amp; 2   \end{bmatrix}§svg§600§FALSE§</svg:desc>
          <draw:polygon draw:style-name="gr2" draw:text-style-name="P6" draw:layer="layout" svg:width="5.488cm" svg:height="1.779cm" svg:x="5.898cm" svg:y="13.01cm" svg:viewBox="0 0 5489 1780" draw:points="2744,1780 0,1780 0,0 5489,0 5489,1780">
            <text:p/>
          </draw:polygon>
          <draw:path draw:style-name="gr3" draw:text-style-name="P7" draw:layer="layout" svg:width="0.553cm" svg:height="0.529cm" svg:x="5.891cm" svg:y="13.564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29-16 96-46 125-38 35-86 40-119 40h-109z">
            <text:p/>
          </draw:path>
          <draw:path draw:style-name="gr3" draw:text-style-name="P7" draw:layer="layout" svg:width="0.515cm" svg:height="0.182cm" svg:x="6.722cm" svg:y="13.80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688cm" svg:y="12.971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492cm" svg:y="13.1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9.701cm" svg:y="13.1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56cm" svg:height="0.516cm" svg:x="10.891cm" svg:y="13.1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966cm" svg:y="14.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541cm" svg:y="14.03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44cm" svg:height="0.524cm" svg:x="9.685cm" svg:y="14.02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16cm" svg:x="10.861cm" svg:y="14.0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olygon draw:style-name="gr3" draw:text-style-name="P7" draw:layer="layout" svg:width="0.205cm" svg:height="1.856cm" svg:x="11.22cm" svg:y="12.971cm" svg:viewBox="0 0 206 1857" draw:points="162,1815 0,1815 0,1857 206,1857 206,0 0,0 0,42 162,42">
            <text:p/>
          </draw:polygon>
        </draw:g>
        <draw:g xml:id="id65" draw:id="id65">
          <svg:title>TexMaths</svg:title>
          <svg:desc>22§display§C_2 \rightarrow C_2 - 2C_3§svg§600§FALSE§</svg:desc>
          <draw:polygon draw:style-name="gr2" draw:text-style-name="P6" draw:layer="layout" svg:width="5.086cm" svg:height="0.596cm" svg:x="13.639cm" svg:y="13.597cm" svg:viewBox="0 0 5087 597" draw:points="2545,597 0,597 0,0 5087,0 5087,597">
            <text:p/>
          </draw:polygon>
          <draw:path draw:style-name="gr3" draw:text-style-name="P7" draw:layer="layout" svg:width="0.55cm" svg:height="0.563cm" svg:x="13.639cm" svg:y="13.558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14.186cm" svg:y="13.85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4.756cm" svg:y="13.708cm" svg:viewBox="0 0 688 405" svg:d="M604 218c-43 34-64 66-71 74-33 55-40 104-40 104 0 9 9 9 16 9 12 0 14-2 17-14 18-77 63-143 151-178 9-3 11-5 11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63cm" svg:x="15.74cm" svg:y="13.558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16.289cm" svg:y="13.85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838cm" svg:y="13.8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7.584cm" svg:y="13.588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8-15 69-8 7-59 7-74 7z">
            <text:p/>
          </draw:path>
          <draw:path draw:style-name="gr3" draw:text-style-name="P7" draw:layer="layout" svg:width="0.55cm" svg:height="0.563cm" svg:x="17.971cm" svg:y="13.558cm" svg:viewBox="0 0 551 564" svg:d="M551 7c0-2-2-7-9-7-2 0-4 0-12 9l-53 60c-7-11-44-69-130-69-173 0-347 171-347 352 0 127 92 212 209 212 69 0 127-30 169-67 72-64 85-134 85-136 0-7-7-7-9-7-5 0-9 0-11 7-7 23-24 78-77 123-55 43-104 57-143 57-70 0-153-41-153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18.515cm" svg:y="13.85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</draw:g>
        <draw:g xml:id="id66" draw:id="id66">
          <svg:title>TexMaths</svg:title>
          <svg:desc>22§display§P \sim \begin{bmatrix}\ \ 3 &amp; \ \  0 &amp;  1   \\   -5 &amp; \ \  0  &amp; 2  \end{bmatrix}§svg§600§FALSE§</svg:desc>
          <draw:polygon draw:style-name="gr2" draw:text-style-name="P6" draw:layer="layout" svg:width="6.003cm" svg:height="1.779cm" svg:x="21.299cm" svg:y="13.01cm" svg:viewBox="0 0 6004 1780" draw:points="3002,1780 0,1780 0,0 6004,0 6004,1780">
            <text:p/>
          </draw:polygon>
          <draw:path draw:style-name="gr3" draw:text-style-name="P7" draw:layer="layout" svg:width="0.553cm" svg:height="0.529cm" svg:x="21.292cm" svg:y="13.564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7-27 7-28 41-28h76c63 0 105 21 105 74 0 29-16 96-46 125-38 35-86 40-119 40h-109z">
            <text:p/>
          </draw:path>
          <draw:path draw:style-name="gr3" draw:text-style-name="P7" draw:layer="layout" svg:width="0.516cm" svg:height="0.182cm" svg:x="22.121cm" svg:y="13.809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05cm" svg:height="1.856cm" svg:x="23.089cm" svg:y="12.971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23.893cm" svg:y="13.1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25.609cm" svg:y="13.10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26.807cm" svg:y="13.1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3.367cm" svg:y="14.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942cm" svg:y="14.03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26cm" svg:height="0.532cm" svg:x="25.609cm" svg:y="14.034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09cm" svg:height="0.516cm" svg:x="26.777cm" svg:y="14.0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olygon draw:style-name="gr3" draw:text-style-name="P7" draw:layer="layout" svg:width="0.205cm" svg:height="1.856cm" svg:x="27.136cm" svg:y="12.971cm" svg:viewBox="0 0 206 1857" draw:points="162,1815 0,1815 0,1857 206,1857 206,0 0,0 0,42 162,42">
            <text:p/>
          </draw:polygon>
        </draw:g>
        <draw:g xml:id="id56" draw:id="id56">
          <svg:title>TexMaths</svg:title>
          <svg:desc>24§display§k§svg§600§FALSE§</svg:desc>
          <draw:polygon draw:style-name="gr2" draw:text-style-name="P6" draw:layer="layout" svg:width="0.346cm" svg:height="0.512cm" svg:x="3.14cm" svg:y="9.991cm" svg:viewBox="0 0 347 513" draw:points="173,513 0,513 0,0 347,0 347,513">
            <text:p/>
          </draw:polygon>
          <draw:path draw:style-name="gr3" draw:text-style-name="P7" draw:layer="layout" svg:width="0.384cm" svg:height="0.597cm" svg:x="3.144cm" svg:y="9.949cm" svg:viewBox="0 0 385 598" svg:d="M196 10c0-2 0-10-9-10-19 0-83 8-104 8-8 2-18 2-18 17 0 12 8 12 22 12 40 0 42 5 42 13l-2 17-123 489c-4 11-4 13-4 17 0 21 17 25 25 25 12 0 23-8 29-19 4-8 42-164 48-185 29 2 98 16 98 71 0 6 0 10-4 20 0 9-1 19-1 28 0 50 32 85 77 85 26 0 48-13 67-46 21-37 31-83 31-85 0-9-8-9-10-9-10 0-10 3-11 15-18 63-37 106-76 106-15 0-27-10-27-41 0-13 4-32 8-46 2-15 2-19 2-27 0-55-52-79-125-88 27-16 54-42 73-64 41-44 79-80 121-80 6 0 6 0 8 0 10 2 12 2 17 7 2 0 2 2 4 2-40 4-48 37-48 46 0 14 10 31 33 31 21 0 46-19 46-52 0-25-19-54-58-54-23 0-63 8-123 75-29 33-63 66-94 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width" smil:values="width*0.05;width" smil:keyTimes="0;1"/>
                  <anim:animate smil:dur="0.5s" smil:fill="hold" smil:targetElement="id44" anim:sub-item="text" smil:attributeName="height" smil:values="height;height" smil:keyTimes="0;1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width" smil:values="width*0.05;width" smil:keyTimes="0;1"/>
                  <anim:animate smil:dur="0.5s" smil:fill="hold" smil:targetElement="id45" anim:sub-item="text" smil:attributeName="height" smil:values="height;height" smil:keyTimes="0;1"/>
                  <anim:animate smil:dur="0.5s" smil:fill="hold" smil:targetElement="id45" anim:sub-item="text" smil:attributeName="x" smil:values="x-.2;x" smil:keyTimes="0;1"/>
                  <anim:animate smil:dur="0.5s" smil:fill="hold" smil:targetElement="id45" anim:sub-item="text" smil:attributeName="y" smil:values="y;y" smil:keyTimes="0;1"/>
                  <anim:transitionFilter smil:dur="0.5s" smil:targetElement="id45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width*0.05;width" smil:keyTimes="0;1"/>
                  <anim:animate smil:dur="0.5s" smil:fill="hold" smil:targetElement="id47" anim:sub-item="text" smil:attributeName="height" smil:values="height;height" smil:keyTimes="0;1"/>
                  <anim:animate smil:dur="0.5s" smil:fill="hold" smil:targetElement="id47" anim:sub-item="text" smil:attributeName="x" smil:values="x-.2;x" smil:keyTimes="0;1"/>
                  <anim:animate smil:dur="0.5s" smil:fill="hold" smil:targetElement="id47" anim:sub-item="text" smil:attributeName="y" smil:values="y;y" smil:keyTimes="0;1"/>
                  <anim:transitionFilter smil:dur="0.5s" smil:targetElement="id47" anim:sub-item="text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width" smil:values="width*0.05;width" smil:keyTimes="0;1"/>
                  <anim:animate smil:dur="0.5s" smil:fill="hold" smil:targetElement="id54" anim:sub-item="text" smil:attributeName="height" smil:values="height;height" smil:keyTimes="0;1"/>
                  <anim:animate smil:dur="0.5s" smil:fill="hold" smil:targetElement="id54" anim:sub-item="text" smil:attributeName="x" smil:values="x-.2;x" smil:keyTimes="0;1"/>
                  <anim:animate smil:dur="0.5s" smil:fill="hold" smil:targetElement="id54" anim:sub-item="text" smil:attributeName="y" smil:values="y;y" smil:keyTimes="0;1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width*0.05;width" smil:keyTimes="0;1"/>
                  <anim:animate smil:dur="0.5s" smil:fill="hold" smil:targetElement="id55" anim:sub-item="text" smil:attributeName="height" smil:values="height;height" smil:keyTimes="0;1"/>
                  <anim:animate smil:dur="0.5s" smil:fill="hold" smil:targetElement="id55" anim:sub-item="text" smil:attributeName="x" smil:values="x-.2;x" smil:keyTimes="0;1"/>
                  <anim:animate smil:dur="0.5s" smil:fill="hold" smil:targetElement="id55" anim:sub-item="text" smil:attributeName="y" smil:values="y;y" smil:keyTimes="0;1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width*0.05;width" smil:keyTimes="0;1"/>
                  <anim:animate smil:dur="0.5s" smil:fill="hold" smil:targetElement="id59" anim:sub-item="text" smil:attributeName="height" smil:values="height;height" smil:keyTimes="0;1"/>
                  <anim:animate smil:dur="0.5s" smil:fill="hold" smil:targetElement="id59" anim:sub-item="text" smil:attributeName="x" smil:values="x-.2;x" smil:keyTimes="0;1"/>
                  <anim:animate smil:dur="0.5s" smil:fill="hold" smil:targetElement="id59" anim:sub-item="text" smil:attributeName="y" smil:values="y;y" smil:keyTimes="0;1"/>
                  <anim:transitionFilter smil:dur="0.5s" smil:targetElement="id59" anim:sub-item="text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67" text:id="id67"><text:span text:style-name="T8">Exampl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70" draw:id="id70">
          <svg:title>TexMaths</svg:title>
          <svg:desc>22§display§A = \begin{bmatrix} 3 &amp; -5 \\ 2 &amp; \ \ 6 \end{bmatrix} ,§svg§600§FALSE§</svg:desc>
          <draw:polygon draw:style-name="gr2" draw:text-style-name="P6" draw:layer="layout" svg:width="4.786cm" svg:height="1.779cm" svg:x="2.904cm" svg:y="4.008cm" svg:viewBox="0 0 4787 1780" draw:points="2392,1780 0,1780 0,0 4787,0 4787,1780">
            <text:p/>
          </draw:polygon>
          <draw:path draw:style-name="gr3" draw:text-style-name="P7" draw:layer="layout" svg:width="0.531cm" svg:height="0.555cm" svg:x="2.892cm" svg:y="4.536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3.704cm" svg:y="4.80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4.67cm" svg:y="3.969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4.918cm" svg:y="4.103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6.11cm" svg:y="4.40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6.686cm" svg:y="4.103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4.924cm" svg:y="5.0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21cm" svg:height="0.532cm" svg:x="6.637cm" svg:y="5.032cm" svg:viewBox="0 0 322 533" svg:d="M70 262v-19c0-195 97-224 136-224 19 0 51 6 69 32-13 0-43 0-43 33 0 25 18 37 36 37 12 0 35-7 35-37 0-47-34-84-99-84-98 0-204 100-204 271 0 208 90 262 162 262 86 0 160-72 160-174 0-98-68-174-155-174-53 0-81 40-97 77zM162 512c-48 0-72-47-76-58-14-37-14-98-14-113 0-59 25-139 95-139 13 0 48 0 72 50 15 28 15 68 15 105s0 76-15 104c-22 48-58 51-77 51z">
            <text:p/>
          </draw:path>
          <draw:polygon draw:style-name="gr3" draw:text-style-name="P7" draw:layer="layout" svg:width="0.205cm" svg:height="1.856cm" svg:x="7.045cm" svg:y="3.969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7.636cm" svg:y="5.008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71" draw:id="id71">
          <svg:title>TexMaths</svg:title>
          <svg:desc>22§display§R_2 \rightarrow R_2 - \frac{2}{3}R_1§svg§600§FALSE§</svg:desc>
          <draw:polygon draw:style-name="gr2" draw:text-style-name="P6" draw:layer="layout" svg:width="5.354cm" svg:height="1.51cm" svg:x="8.147cm" svg:y="4.194cm" svg:viewBox="0 0 5355 1511" draw:points="2677,1511 0,1511 0,0 5355,0 5355,1511">
            <text:p/>
          </draw:polygon>
          <draw:path draw:style-name="gr3" draw:text-style-name="P7" draw:layer="layout" svg:width="0.553cm" svg:height="0.547cm" svg:x="8.14cm" svg:y="4.6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8.73cm" svg:y="4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9.3cm" svg:y="4.798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10.276cm" svg:y="4.6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0.866cm" svg:y="4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415cm" svg:y="4.98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255cm" svg:y="4.1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olygon draw:style-name="gr3" draw:text-style-name="P7" draw:layer="layout" svg:width="0.388cm" svg:height="0.032cm" svg:x="12.216cm" svg:y="4.984cm" svg:viewBox="0 0 389 33" draw:points="194,33 0,33 0,0 389,0 389,33">
            <text:p/>
          </draw:polygon>
          <draw:path draw:style-name="gr3" draw:text-style-name="P7" draw:layer="layout" svg:width="0.321cm" svg:height="0.532cm" svg:x="12.249cm" svg:y="5.2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3cm" svg:height="0.547cm" svg:x="12.728cm" svg:y="4.6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198cm" svg:height="0.36cm" svg:x="13.342cm" svg:y="4.949cm" svg:viewBox="0 0 199 361" svg:d="M123 16c0-16-2-16-16-16-35 33-84 35-107 35v20c12 0 49 0 79-16v278c0 18 0 25-54 25h-21v19c10 0 77-2 96-2 18 0 87 2 99 2v-19h-21c-55 0-55-7-55-25z">
            <text:p/>
          </draw:path>
        </draw:g>
        <draw:g xml:id="id68" draw:id="id68">
          <svg:title>TexMaths</svg:title>
          <svg:desc>24§display§\text {(I)  Apply given elementary transformations on examples (1) and (2) }§svg§600§FALSE§</svg:desc>
          <draw:polygon draw:style-name="gr2" draw:text-style-name="P6" draw:layer="layout" svg:width="25.087cm" svg:height="0.76cm" svg:x="1.441cm" svg:y="2.402cm" svg:viewBox="0 0 25088 761" draw:points="12545,761 0,761 0,0 25088,0 25088,761">
            <text:p/>
          </draw:polygon>
          <draw:path draw:style-name="gr3" draw:text-style-name="P7" draw:layer="layout" svg:width="0.197cm" svg:height="0.844cm" svg:x="1.481cm" svg:y="2.3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58cm" svg:height="0.577cm" svg:x="1.75cm" svg:y="2.416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08cm" svg:y="2.3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2.668cm" svg:y="2.389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37cm" svg:x="3.298cm" svg:y="2.61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3.766cm" svg:y="2.61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4.238cm" svg:y="2.40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4.461cm" svg:y="2.62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87cm" svg:height="0.558cm" svg:x="5.194cm" svg:y="2.6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5.621cm" svg:y="2.4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5.843cm" svg:y="2.629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6.272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6.65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7.397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7.777cm" svg:y="2.40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8.005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8.383cm" svg:y="2.619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084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9.462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896cm" svg:y="2.4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0.244cm" svg:y="2.61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0.653cm" svg:y="2.61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10.977cm" svg:y="2.62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266cm" svg:height="0.529cm" svg:x="11.703cm" svg:y="2.47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2.039cm" svg:y="2.61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381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2.794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3.264cm" svg:y="2.61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13.596cm" svg:y="2.39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3.85cm" svg:y="2.6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4.272cm" svg:y="2.61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14.606cm" svg:y="2.619cm" svg:viewBox="0 0 660 374" svg:d="M65 83v228c0 37-9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316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5.72cm" svg:y="2.4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6.059cm" svg:y="2.4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6.288cm" svg:y="2.61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6.714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7.183cm" svg:y="2.61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7.793cm" svg:y="2.61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8.217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8.964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9.325cm" svg:y="2.629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81cm" svg:height="0.389cm" svg:x="19.796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3cm" svg:x="20.21cm" svg:y="2.619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37cm" svg:x="20.909cm" svg:y="2.61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21.381cm" svg:y="2.40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1.612cm" svg:y="2.6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21.992cm" svg:y="2.61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22.66cm" svg:y="2.3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22.981cm" svg:y="2.43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3.374cm" svg:y="2.3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81cm" svg:height="0.389cm" svg:x="23.971cm" svg:y="2.61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4.384cm" svg:y="2.6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4.855cm" svg:y="2.40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197cm" svg:height="0.844cm" svg:x="25.659cm" svg:y="2.3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25.947cm" svg:y="2.43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6.373cm" svg:y="2.3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9" draw:id="id69">
          <svg:title>TexMaths</svg:title>
          <svg:desc>26§display§\text {(1)}§svg§600§FALSE§</svg:desc>
          <draw:polygon draw:style-name="gr2" draw:text-style-name="P6" draw:layer="layout" svg:width="0.986cm" svg:height="0.822cm" svg:x="1.444cm" svg:y="4.508cm" svg:viewBox="0 0 987 823" draw:points="494,823 0,823 0,0 987,0 987,823">
            <text:p/>
          </draw:polygon>
          <draw:path draw:style-name="gr3" draw:text-style-name="P7" draw:layer="layout" svg:width="0.213cm" svg:height="0.914cm" svg:x="1.488cm" svg:y="4.46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36cm" svg:y="4.539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265cm" svg:y="4.46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3" draw:id="id73">
          <svg:title>TexMaths</svg:title>
          <svg:desc>22§display§B = \begin{bmatrix} -2 &amp; \ \ 4 \\ \ \ 1 &amp; \ \ 7 \\ -1 &amp; \ \ 3  \end{bmatrix} ,§svg§600§FALSE§</svg:desc>
          <draw:polygon draw:style-name="gr2" draw:text-style-name="P6" draw:layer="layout" svg:width="5.559cm" svg:height="2.706cm" svg:x="16.103cm" svg:y="3.615cm" svg:viewBox="0 0 5560 2707" draw:points="2781,2707 0,2707 0,0 5560,0 5560,2707">
            <text:p/>
          </draw:polygon>
          <draw:path draw:style-name="gr3" draw:text-style-name="P7" draw:layer="layout" svg:width="0.553cm" svg:height="0.529cm" svg:x="16.096cm" svg:y="4.632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5cm" svg:height="0.182cm" svg:x="16.948cm" svg:y="4.87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7.972cm" svg:y="3.576cm" svg:viewBox="0 0 259 1392" draw:points="0,1392 55,1392 55,53 259,53 259,0 0,0">
            <text:p/>
          </draw:polygon>
          <draw:polygon draw:style-name="gr3" draw:text-style-name="P7" draw:layer="layout" svg:width="0.258cm" svg:height="1.391cm" svg:x="17.972cm" svg:y="4.967cm" svg:viewBox="0 0 259 1392" draw:points="0,1392 259,1392 259,1340 55,1340 55,0 0,0">
            <text:p/>
          </draw:polygon>
          <draw:path draw:style-name="gr3" draw:text-style-name="P7" draw:layer="layout" svg:width="0.472cm" svg:height="0.032cm" svg:x="18.3cm" svg:y="4.0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877cm" svg:y="3.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20.535cm" svg:y="3.7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6cm" svg:height="0.517cm" svg:x="18.863cm" svg:y="4.6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20.556cm" svg:y="4.63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472cm" svg:height="0.032cm" svg:x="18.3cm" svg:y="5.8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907cm" svg:y="5.5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546cm" svg:y="5.5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0.905cm" svg:y="3.576cm" svg:viewBox="0 0 259 1392" draw:points="206,1392 259,1392 259,0 0,0 0,53 206,53">
            <text:p/>
          </draw:polygon>
          <draw:polygon draw:style-name="gr3" draw:text-style-name="P7" draw:layer="layout" svg:width="0.258cm" svg:height="1.391cm" svg:x="20.905cm" svg:y="4.967cm" svg:viewBox="0 0 259 1392" draw:points="206,1340 0,1340 0,1392 259,1392 259,0 206,0">
            <text:p/>
          </draw:polygon>
          <draw:path draw:style-name="gr3" draw:text-style-name="P7" draw:layer="layout" svg:width="0.091cm" svg:height="0.231cm" svg:x="21.61cm" svg:y="5.079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74" draw:id="id74">
          <svg:title>TexMaths</svg:title>
          <svg:desc>22§display§C_2 \rightarrow C_2 + 2C_1§svg§600§FALSE§</svg:desc>
          <draw:polygon draw:style-name="gr2" draw:text-style-name="P6" draw:layer="layout" svg:width="5.066cm" svg:height="0.585cm" svg:x="22.041cm" svg:y="4.695cm" svg:viewBox="0 0 5067 586" draw:points="2533,586 0,586 0,0 5067,0 5067,586">
            <text:p/>
          </draw:polygon>
          <draw:path draw:style-name="gr3" draw:text-style-name="P7" draw:layer="layout" svg:width="0.55cm" svg:height="0.562cm" svg:x="22.041cm" svg:y="4.656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22.588cm" svg:y="4.9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23.159cm" svg:y="4.806cm" svg:viewBox="0 0 688 405" svg:d="M604 218c-43 34-64 65-71 74-33 55-40 104-40 104 0 9 9 9 16 9 12 0 14-2 17-14 18-78 64-143 152-178 8-3 10-5 10-11 0-5-5-7-5-8-35-13-129-51-158-182-2-10-4-12-16-12-7 0-16 0-16 9 0 2 7 51 40 104 14 23 37 49 71 74h-576c-14 0-28 0-28 15 0 16 14 16 28 16z">
            <text:p/>
          </draw:path>
          <draw:path draw:style-name="gr3" draw:text-style-name="P7" draw:layer="layout" svg:width="0.55cm" svg:height="0.562cm" svg:x="24.143cm" svg:y="4.656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24.692cm" svg:y="4.9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5.22cm" svg:y="4.7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5.987cm" svg:y="4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5cm" svg:height="0.562cm" svg:x="26.374cm" svg:y="4.656cm" svg:viewBox="0 0 551 563" svg:d="M551 7c0-2-2-7-9-7-2 0-3 0-12 9l-53 60c-7-11-44-69-130-69-173 0-347 171-347 352 0 127 92 211 209 211 69 0 127-30 169-66 73-64 85-134 85-136 0-7-7-7-9-7-5 0-9 0-10 7-7 23-25 77-78 123-54 42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198cm" svg:height="0.36cm" svg:x="26.948cm" svg:y="4.957cm" svg:viewBox="0 0 199 361" svg:d="M123 16c0-16-2-16-16-16-35 33-84 35-107 35v20c12 0 49 0 79-16v278c0 18 0 25-54 25h-21v19c10 0 77-2 96-2 18 0 87 2 99 2v-19h-21c-55 0-55-7-55-25z">
            <text:p/>
          </draw:path>
        </draw:g>
        <draw:g xml:id="id72" draw:id="id72">
          <svg:title>TexMaths</svg:title>
          <svg:desc>26§display§\text {(2)}§svg§600§FALSE§</svg:desc>
          <draw:polygon draw:style-name="gr2" draw:text-style-name="P6" draw:layer="layout" svg:width="0.986cm" svg:height="0.823cm" svg:x="14.646cm" svg:y="4.51cm" svg:viewBox="0 0 987 824" draw:points="494,824 0,824 0,0 987,0 987,824">
            <text:p/>
          </draw:polygon>
          <draw:path draw:style-name="gr3" draw:text-style-name="P7" draw:layer="layout" svg:width="0.213cm" svg:height="0.914cm" svg:x="14.69cm" svg:y="4.46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5.002cm" svg:y="4.541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5.467cm" svg:y="4.46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0" draw:id="id80">
          <svg:title>TexMaths</svg:title>
          <svg:desc>22§display§A = \begin{bmatrix} 1 &amp;  - 1 &amp; 2  \\  2 &amp; \ \  1  &amp; 3  \\  3 &amp; \ \  2 &amp; 4 \end{bmatrix} ,§svg§600§FALSE§</svg:desc>
          <draw:polygon draw:style-name="gr2" draw:text-style-name="P6" draw:layer="layout" svg:width="6.158cm" svg:height="2.706cm" svg:x="2.911cm" svg:y="8.619cm" svg:viewBox="0 0 6159 2707" draw:points="3079,2707 0,2707 0,0 6159,0 6159,2707">
            <text:p/>
          </draw:polygon>
          <draw:path draw:style-name="gr3" draw:text-style-name="P7" draw:layer="layout" svg:width="0.53cm" svg:height="0.555cm" svg:x="2.899cm" svg:y="9.612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3.71cm" svg:y="9.881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58cm" svg:height="1.391cm" svg:x="4.734cm" svg:y="8.58cm" svg:viewBox="0 0 259 1392" draw:points="0,1392 55,1392 55,53 259,53 259,0 0,0">
            <text:p/>
          </draw:polygon>
          <draw:polygon draw:style-name="gr3" draw:text-style-name="P7" draw:layer="layout" svg:width="0.258cm" svg:height="1.391cm" svg:x="4.734cm" svg:y="9.971cm" svg:viewBox="0 0 259 1392" draw:points="0,1392 259,1392 259,1340 55,1340 55,0 0,0">
            <text:p/>
          </draw:polygon>
          <draw:path draw:style-name="gr3" draw:text-style-name="P7" draw:layer="layout" svg:width="0.256cm" svg:height="0.517cm" svg:x="5.067cm" svg:y="8.71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6.223cm" svg:y="9.0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828cm" svg:y="8.71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958cm" svg:y="8.714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09cm" svg:height="0.517cm" svg:x="5.037cm" svg:y="9.641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256cm" svg:height="0.517cm" svg:x="6.786cm" svg:y="9.64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7.951cm" svg:y="9.64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5.032cm" svg:y="10.5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6.754cm" svg:y="10.56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44cm" svg:height="0.524cm" svg:x="7.94cm" svg:y="10.562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8.312cm" svg:y="8.58cm" svg:viewBox="0 0 259 1392" draw:points="206,1392 259,1392 259,0 0,0 0,53 206,53">
            <text:p/>
          </draw:polygon>
          <draw:polygon draw:style-name="gr3" draw:text-style-name="P7" draw:layer="layout" svg:width="0.258cm" svg:height="1.391cm" svg:x="8.312cm" svg:y="9.971cm" svg:viewBox="0 0 259 1392" draw:points="206,1340 0,1340 0,1392 259,1392 259,0 206,0">
            <text:p/>
          </draw:polygon>
          <draw:path draw:style-name="gr3" draw:text-style-name="P7" draw:layer="layout" svg:width="0.091cm" svg:height="0.231cm" svg:x="9.015cm" svg:y="10.083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81" draw:id="id81">
          <svg:title>TexMaths</svg:title>
          <svg:desc>22§display§\text {Transform } A \text { into an upper triangular matrix by}§svg§600§FALSE§</svg:desc>
          <draw:polygon draw:style-name="gr2" draw:text-style-name="P6" draw:layer="layout" svg:width="16.292cm" svg:height="0.637cm" svg:x="9.554cm" svg:y="9.299cm" svg:viewBox="0 0 16293 638" draw:points="8147,638 0,638 0,0 16293,0 16293,638">
            <text:p/>
          </draw:polygon>
          <draw:path draw:style-name="gr3" draw:text-style-name="P7" draw:layer="layout" svg:width="0.502cm" svg:height="0.524cm" svg:x="9.543cm" svg:y="9.29cm" svg:viewBox="0 0 503 525" svg:d="M489 0h-475l-14 174h19c11-125 23-149 139-149 14 0 36 0 43 1 15 2 15 11 15 29v410c0 27 0 37-80 37h-30v23c31-2 110-2 146-2 35 0 116 0 148 2v-23h-32c-81 0-81-10-81-37v-410c0-16 0-27 14-29 7-1 28-1 44-1 116 0 128 24 139 149h19z">
            <text:p/>
          </draw:path>
          <draw:path draw:style-name="gr3" draw:text-style-name="P7" draw:layer="layout" svg:width="0.261cm" svg:height="0.343cm" svg:x="10.031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0.344cm" svg:y="9.46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0.722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1.153cm" svg:y="9.46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1.458cm" svg:y="9.26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1.69cm" svg:y="9.46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3cm" svg:x="12.077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3cm" svg:x="12.384cm" svg:y="9.471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531cm" svg:height="0.556cm" svg:x="13.288cm" svg:y="9.26cm" svg:viewBox="0 0 532 557" svg:d="M111 467c-30 51-60 63-95 65-9 0-16 0-16 16 0 3 4 9 11 9 21 0 44-4 66-4 25 0 53 4 78 4 3 0 14 0 14-16 0-9-7-9-12-9-18-2-37-9-37-28 0-9 5-18 10-28l60-99h195c0 16 13 122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166cm" svg:height="0.519cm" svg:x="14.124cm" svg:y="9.29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4.337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4.735cm" svg:y="9.33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44cm" svg:height="0.357cm" svg:x="15.043cm" svg:y="9.46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49cm" svg:height="0.357cm" svg:x="15.7cm" svg:y="9.468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6.078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6.764cm" svg:y="9.47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83cm" svg:height="0.492cm" svg:x="17.192cm" svg:y="9.47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83cm" svg:height="0.492cm" svg:x="17.622cm" svg:y="9.47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cm" svg:height="0.357cm" svg:x="18.072cm" svg:y="9.46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18.415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8.97cm" svg:y="9.33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61cm" svg:height="0.343cm" svg:x="19.278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9.584cm" svg:y="9.29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19.806cm" svg:y="9.46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0.184cm" svg:y="9.47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20.61cm" svg:y="9.46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351cm" svg:x="21.001cm" svg:y="9.47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21.43cm" svg:y="9.27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21.652cm" svg:y="9.46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22.029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3cm" svg:x="22.592cm" svg:y="9.471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3.245cm" svg:y="9.468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5cm" svg:x="23.613cm" svg:y="9.33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261cm" svg:height="0.343cm" svg:x="23.921cm" svg:y="9.47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4.227cm" svg:y="9.29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34cm" svg:x="24.426cm" svg:y="9.48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7 23-42 69-99l60 78c7 9 15 21 15 26 0 7-7 18-28 20v23c25 0 67-2 85-2 21 0 51 0 74 2v-23c-41 0-55-2-74-25z">
            <text:p/>
          </draw:path>
          <draw:path draw:style-name="gr3" draw:text-style-name="P7" draw:layer="layout" svg:width="0.383cm" svg:height="0.547cm" svg:x="25.104cm" svg:y="9.278cm" svg:viewBox="0 0 384 548" svg:d="M113 247v-247l-113 9v24c55 0 60 6 60 43v463h19c2-2 7-12 28-47 13 17 46 56 102 56 94 0 175-76 175-176 0-99-78-176-166-176-60 0-93 37-105 51zM114 451v-160c0-16 0-16 9-29 30-44 72-49 92-49 35 0 63 20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25.505cm" svg:y="9.48cm" svg:viewBox="0 0 380 493" svg:d="M308 74c19-49 60-49 72-49v-25c-17 2-40 2-58 2-14 0-51-2-69-2v25c25 0 37 14 37 33 0 7 0 9-5 18l-77 192-87-210c-3-7-5-10-5-14 0-19 30-19 44-19v-25c-21 0-72 2-84 2-21 0-53 0-76-2v25c37 0 53 0 63 26l117 284c-4 10-15 35-20 46-17 42-39 96-88 96-5 0-23 0-37-14 25-3 30-21 30-33 0-20-14-32-32-32-15 0-33 9-33 34 0 35 33 61 72 61 48 0 81-44 99-88z">
            <text:p/>
          </draw:path>
        </draw:g>
        <draw:g xml:id="id79" draw:id="id79">
          <svg:title>TexMaths</svg:title>
          <svg:desc>26§display§\text {(4)}§svg§600§FALSE§</svg:desc>
          <draw:polygon draw:style-name="gr2" draw:text-style-name="P6" draw:layer="layout" svg:width="0.986cm" svg:height="0.823cm" svg:x="1.448cm" svg:y="9.612cm" svg:viewBox="0 0 987 824" draw:points="494,824 0,824 0,0 987,0 987,824">
            <text:p/>
          </draw:polygon>
          <draw:path draw:style-name="gr3" draw:text-style-name="P7" draw:layer="layout" svg:width="0.213cm" svg:height="0.914cm" svg:x="1.492cm" svg:y="9.56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1.783cm" svg:y="9.63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269cm" svg:y="9.5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2" draw:id="id82">
          <svg:title>TexMaths</svg:title>
          <svg:desc>22§display§\text {using a suitable row transformations.}§svg§600§FALSE§</svg:desc>
          <draw:polygon draw:style-name="gr2" draw:text-style-name="P6" draw:layer="layout" svg:width="12.422cm" svg:height="0.628cm" svg:x="9.658cm" svg:y="10.3cm" svg:viewBox="0 0 12423 629" draw:points="6213,629 0,629 0,0 12423,0 12423,629">
            <text:p/>
          </draw:polygon>
          <draw:path draw:style-name="gr3" draw:text-style-name="P7" draw:layer="layout" svg:width="0.39cm" svg:height="0.351cm" svg:x="9.644cm" svg:y="10.465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10.075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0.38cm" svg:y="10.2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0.593cm" svg:y="10.4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1.02cm" svg:y="10.45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11.675cm" svg:y="10.4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12.312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12.617cm" svg:y="10.465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66cm" svg:height="0.519cm" svg:x="13.048cm" svg:y="10.2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2cm" svg:height="0.485cm" svg:x="13.25cm" svg:y="10.3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3.569cm" svg:y="10.46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3.945cm" svg:y="10.2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14.378cm" svg:y="10.2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4.589cm" svg:y="10.46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5.191cm" svg:y="10.4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15.494cm" svg:y="10.4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5.851cm" svg:y="10.472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242cm" svg:height="0.485cm" svg:x="16.668cm" svg:y="10.3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6.976cm" svg:y="10.4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7.289cm" svg:y="10.4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7.668cm" svg:y="10.4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8.099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8.403cm" svg:y="10.26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8.636cm" svg:y="10.4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9.023cm" svg:y="10.4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9.329cm" svg:y="10.465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9.98cm" svg:y="10.4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20.35cm" svg:y="10.3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20.661cm" svg:y="10.2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0.872cm" svg:y="10.4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21.261cm" svg:y="10.4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21.691cm" svg:y="10.4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2.038cm" svg:y="10.724cm" svg:viewBox="0 0 84 85" svg:d="M84 42c0-23-19-42-42-42s-42 19-42 42 19 43 42 43 42-20 42-43z">
            <text:p/>
          </draw:path>
        </draw:g>
        <draw:g xml:id="id84" draw:id="id84">
          <svg:title>TexMaths</svg:title>
          <svg:desc>22§display§A = \begin{bmatrix} 1 &amp; 2 &amp; 2  \\  2 &amp; 1  &amp; 2  \\  2 &amp; 2 &amp; 1 \end{bmatrix} ,§svg§600§FALSE§</svg:desc>
          <draw:polygon draw:style-name="gr2" draw:text-style-name="P6" draw:layer="layout" svg:width="5.558cm" svg:height="2.706cm" svg:x="2.911cm" svg:y="12.12cm" svg:viewBox="0 0 5559 2707" draw:points="2779,2707 0,2707 0,0 5559,0 5559,2707">
            <text:p/>
          </draw:polygon>
          <draw:path draw:style-name="gr3" draw:text-style-name="P7" draw:layer="layout" svg:width="0.531cm" svg:height="0.555cm" svg:x="2.899cm" svg:y="13.113cm" svg:viewBox="0 0 532 556" svg:d="M111 466c-30 52-60 64-95 66-9 0-16 0-16 15 0 4 4 9 11 9 21 0 44-3 66-3 25 0 53 3 78 3 3 0 14 0 14-16 0-8-7-8-12-8-18-2-37-9-37-29 0-8 5-17 10-28l60-98h196c1 16 12 121 12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3.71cm" svg:y="13.38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4.735cm" svg:y="12.081cm" svg:viewBox="0 0 259 1392" draw:points="0,1392 55,1392 55,53 259,53 259,0 0,0">
            <text:p/>
          </draw:polygon>
          <draw:polygon draw:style-name="gr3" draw:text-style-name="P7" draw:layer="layout" svg:width="0.258cm" svg:height="1.391cm" svg:x="4.735cm" svg:y="13.472cm" svg:viewBox="0 0 259 1392" draw:points="0,1392 259,1392 259,1340 55,1340 55,0 0,0">
            <text:p/>
          </draw:polygon>
          <draw:path draw:style-name="gr3" draw:text-style-name="P7" draw:layer="layout" svg:width="0.256cm" svg:height="0.517cm" svg:x="5.068cm" svg:y="12.2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198cm" svg:y="12.2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7.358cm" svg:y="12.21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5.038cm" svg:y="13.14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6cm" svg:height="0.517cm" svg:x="6.228cm" svg:y="13.1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358cm" svg:y="13.14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5.038cm" svg:y="14.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17cm" svg:x="6.198cm" svg:y="14.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256cm" svg:height="0.517cm" svg:x="7.388cm" svg:y="14.0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12cm" svg:y="12.081cm" svg:viewBox="0 0 259 1392" draw:points="206,1392 259,1392 259,0 0,0 0,53 206,53">
            <text:p/>
          </draw:polygon>
          <draw:polygon draw:style-name="gr3" draw:text-style-name="P7" draw:layer="layout" svg:width="0.258cm" svg:height="1.391cm" svg:x="7.712cm" svg:y="13.472cm" svg:viewBox="0 0 259 1392" draw:points="206,1340 0,1340 0,1392 259,1392 259,0 206,0">
            <text:p/>
          </draw:polygon>
          <draw:path draw:style-name="gr3" draw:text-style-name="P7" draw:layer="layout" svg:width="0.091cm" svg:height="0.231cm" svg:x="8.417cm" svg:y="13.584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85" draw:id="id85">
          <svg:title>TexMaths</svg:title>
          <svg:desc>22§display§\text {Transform } A \text { into an identity matrix by}§svg§600§FALSE§</svg:desc>
          <draw:polygon draw:style-name="gr2" draw:text-style-name="P6" draw:layer="layout" svg:width="13.32cm" svg:height="0.636cm" svg:x="9.554cm" svg:y="12.801cm" svg:viewBox="0 0 13321 637" draw:points="6661,637 0,637 0,0 13321,0 13321,637">
            <text:p/>
          </draw:polygon>
          <draw:path draw:style-name="gr3" draw:text-style-name="P7" draw:layer="layout" svg:width="0.502cm" svg:height="0.524cm" svg:x="9.543cm" svg:y="12.79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261cm" svg:height="0.342cm" svg:x="10.031cm" svg:y="12.97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0.344cm" svg:y="12.9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722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1.153cm" svg:y="12.9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1.458cm" svg:y="12.771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6cm" svg:x="11.69cm" svg:y="12.9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2.077cm" svg:y="12.97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2.384cm" svg:y="12.973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531cm" svg:height="0.555cm" svg:x="13.288cm" svg:y="12.762cm" svg:viewBox="0 0 532 556" svg:d="M111 467c-30 51-60 63-95 65-9 0-16 0-16 16 0 3 4 8 11 8 21 0 44-3 66-3 25 0 53 3 78 3 3 0 14 0 14-16 0-8-7-8-12-8-18-2-37-9-37-28 0-9 5-18 10-29l60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166cm" svg:height="0.518cm" svg:x="14.124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337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4.735cm" svg:y="12.83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5.043cm" svg:y="12.9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49cm" svg:height="0.356cm" svg:x="15.699cm" svg:y="12.97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078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6.766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83cm" svg:height="0.547cm" svg:x="16.98cm" svg:y="12.78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3cm" svg:height="0.356cm" svg:x="17.406cm" svg:y="12.9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7.753cm" svg:y="12.9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8.151cm" svg:y="12.83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166cm" svg:height="0.518cm" svg:x="18.462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18.667cm" svg:y="12.83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79cm" svg:height="0.492cm" svg:x="18.945cm" svg:y="12.98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79-44 99-88z">
            <text:p/>
          </draw:path>
          <draw:path draw:style-name="gr3" draw:text-style-name="P7" draw:layer="layout" svg:width="0.604cm" svg:height="0.342cm" svg:x="19.62cm" svg:y="12.973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20.273cm" svg:y="12.9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20.641cm" svg:y="12.83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61cm" svg:height="0.342cm" svg:x="20.949cm" svg:y="12.97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21.255cm" svg:y="12.79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21.454cm" svg:y="12.982cm" svg:viewBox="0 0 391 334" svg:d="M213 153c25-30 53-68 72-88 25-28 56-40 92-40v-25c-20 2-43 2-64 2-23 0-63-2-74-2v25c16 1 23 10 23 23 0 12-9 22-12 28l-48 60-61-78c-7-9-7-10-7-14 0-12 12-19 28-19v-25c-21 0-72 2-85 2-15 0-52 0-73-2v25c54 0 56 0 91 47l77 101-72 91c-38 46-84 48-100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83cm" svg:height="0.547cm" svg:x="22.134cm" svg:y="12.78cm" svg:viewBox="0 0 384 548" svg:d="M113 246v-246l-113 9v24c55 0 60 6 60 43v463h19c2-2 7-13 28-48 13 18 44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7" draw:layer="layout" svg:width="0.379cm" svg:height="0.492cm" svg:x="22.535cm" svg:y="12.98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</draw:g>
        <draw:g xml:id="id83" draw:id="id83">
          <svg:title>TexMaths</svg:title>
          <svg:desc>26§display§\text {(5)}§svg§600§FALSE§</svg:desc>
          <draw:polygon draw:style-name="gr2" draw:text-style-name="P6" draw:layer="layout" svg:width="0.986cm" svg:height="0.823cm" svg:x="1.448cm" svg:y="13.113cm" svg:viewBox="0 0 987 824" draw:points="494,824 0,824 0,0 987,0 987,824">
            <text:p/>
          </draw:polygon>
          <draw:path draw:style-name="gr3" draw:text-style-name="P7" draw:layer="layout" svg:width="0.213cm" svg:height="0.914cm" svg:x="1.492cm" svg:y="13.06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1.804cm" svg:y="13.144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269cm" svg:y="13.06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86" draw:id="id86">
          <svg:title>TexMaths</svg:title>
          <svg:desc>22§display§\text {using a suitable column transformations.}§svg§600§FALSE§</svg:desc>
          <draw:polygon draw:style-name="gr2" draw:text-style-name="P6" draw:layer="layout" svg:width="13.645cm" svg:height="0.628cm" svg:x="9.659cm" svg:y="13.801cm" svg:viewBox="0 0 13646 629" draw:points="6823,629 0,629 0,0 13646,0 13646,629">
            <text:p/>
          </draw:polygon>
          <draw:path draw:style-name="gr3" draw:text-style-name="P7" draw:layer="layout" svg:width="0.39cm" svg:height="0.351cm" svg:x="9.645cm" svg:y="13.96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10.076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0.381cm" svg:y="13.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0.594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1.021cm" svg:y="13.957cm" svg:viewBox="0 0 355 513" svg:d="M151 218c-68 0-68-77-68-95 0-21 1-46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11.676cm" svg:y="13.9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12.313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12.617cm" svg:y="13.96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66cm" svg:height="0.519cm" svg:x="13.049cm" svg:y="13.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2cm" svg:height="0.485cm" svg:x="13.251cm" svg:y="13.8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3.57cm" svg:y="13.96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3.946cm" svg:y="13.77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14.379cm" svg:y="13.7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4.59cm" svg:y="13.96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95cm" svg:height="0.357cm" svg:x="15.196cm" svg:y="13.961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5.535cm" svg:y="13.96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15.926cm" svg:y="13.7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51cm" svg:x="16.139cm" svg:y="13.96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16.568cm" svg:y="13.96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42cm" svg:x="17.214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7.89cm" svg:y="13.8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8.198cm" svg:y="13.9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8.511cm" svg:y="13.96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8.891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9.321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9.625cm" svg:y="13.762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19.859cm" svg:y="13.96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20.245cm" svg:y="13.9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0.551cm" svg:y="13.96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1.202cm" svg:y="13.9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21.572cm" svg:y="13.8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21.883cm" svg:y="13.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2.094cm" svg:y="13.96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22.483cm" svg:y="13.9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22.915cm" svg:y="13.9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3.26cm" svg:y="14.225cm" svg:viewBox="0 0 84 85" svg:d="M84 42c0-23-19-42-42-42s-42 19-42 42 19 43 42 43 42-20 42-43z">
            <text:p/>
          </draw:path>
        </draw:g>
        <draw:g xml:id="id76" draw:id="id76">
          <svg:title>TexMaths</svg:title>
          <svg:desc>22§display§C = \begin{bmatrix} 1 &amp; 2 \\ 3 &amp; 4 \end{bmatrix} ,§svg§600§FALSE§</svg:desc>
          <draw:polygon draw:style-name="gr2" draw:text-style-name="P6" draw:layer="layout" svg:width="4.21cm" svg:height="1.779cm" svg:x="2.894cm" svg:y="6.311cm" svg:viewBox="0 0 4211 1780" draw:points="2105,1780 0,1780 0,0 4211,0 4211,1780">
            <text:p/>
          </draw:polygon>
          <draw:path draw:style-name="gr3" draw:text-style-name="P7" draw:layer="layout" svg:width="0.55cm" svg:height="0.562cm" svg:x="2.894cm" svg:y="6.848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3" draw:text-style-name="P7" draw:layer="layout" svg:width="0.515cm" svg:height="0.182cm" svg:x="3.721cm" svg:y="7.1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4.687cm" svg:y="6.27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4.971cm" svg:y="6.4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1cm" svg:y="6.4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4.934cm" svg:y="7.33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6.083cm" svg:y="7.326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6.459cm" svg:y="6.272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7.052cm" svg:y="7.311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75" draw:id="id75">
          <svg:title>TexMaths</svg:title>
          <svg:desc>26§display§\text {(3)}§svg§600§FALSE§</svg:desc>
          <draw:polygon draw:style-name="gr2" draw:text-style-name="P6" draw:layer="layout" svg:width="0.986cm" svg:height="0.822cm" svg:x="1.446cm" svg:y="6.81cm" svg:viewBox="0 0 987 823" draw:points="494,823 0,823 0,0 987,0 987,823">
            <text:p/>
          </draw:polygon>
          <draw:path draw:style-name="gr3" draw:text-style-name="P7" draw:layer="layout" svg:width="0.213cm" svg:height="0.914cm" svg:x="1.49cm" svg:y="6.76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94cm" svg:y="6.841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67cm" svg:y="6.76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7" draw:id="id77">
          <svg:title>TexMaths</svg:title>
          <svg:desc>22§display§\text {Transform } C  \text { into an lower triangular matrix by}§svg§600§FALSE§</svg:desc>
          <draw:polygon draw:style-name="gr2" draw:text-style-name="P6" draw:layer="layout" svg:width="16.127cm" svg:height="0.628cm" svg:x="8.554cm" svg:y="6.6cm" svg:viewBox="0 0 16128 629" draw:points="8065,629 0,629 0,0 16128,0 16128,629">
            <text:p/>
          </draw:polygon>
          <draw:path draw:style-name="gr3" draw:text-style-name="P7" draw:layer="layout" svg:width="0.502cm" svg:height="0.524cm" svg:x="8.543cm" svg:y="6.58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261cm" svg:height="0.342cm" svg:x="9.031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9.344cm" svg:y="6.7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9.722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0.153cm" svg:y="6.7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0.458cm" svg:y="6.56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0.69cm" svg:y="6.7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1.078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1.384cm" svg:y="6.765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55cm" svg:height="0.563cm" svg:x="12.299cm" svg:y="6.561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166cm" svg:height="0.519cm" svg:x="13.153cm" svg:y="6.5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366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3.763cm" svg:y="6.6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7cm" svg:x="14.071cm" svg:y="6.7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49cm" svg:height="0.357cm" svg:x="14.726cm" svg:y="6.76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5.106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73cm" svg:height="0.538cm" svg:x="15.795cm" svg:y="6.5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6.006cm" svg:y="6.7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6.363cm" svg:y="6.772cm" svg:viewBox="0 0 532 343" svg:d="M466 74c15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6.907cm" svg:y="6.76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7.25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7.805cm" svg:y="6.6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8.113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8.419cm" svg:y="6.5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9cm" svg:height="0.357cm" svg:x="18.641cm" svg:y="6.7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9.019cm" svg:y="6.7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9.447cm" svg:y="6.75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9cm" svg:height="0.351cm" svg:x="19.836cm" svg:y="6.765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173cm" svg:height="0.538cm" svg:x="20.265cm" svg:y="6.5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20.487cm" svg:y="6.76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61cm" svg:height="0.342cm" svg:x="20.864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1.427cm" svg:y="6.765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2.08cm" svg:y="6.7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22.448cm" svg:y="6.6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22.756cm" svg:y="6.76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3.062cm" svg:y="6.5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34cm" svg:x="23.261cm" svg:y="6.772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7" draw:layer="layout" svg:width="0.383cm" svg:height="0.547cm" svg:x="23.939cm" svg:y="6.5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24.34cm" svg:y="6.772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</draw:g>
        <draw:g xml:id="id78" draw:id="id78">
          <svg:title>TexMaths</svg:title>
          <svg:desc>22§display§\text {using a suitable row transformations.}§svg§600§FALSE§</svg:desc>
          <draw:polygon draw:style-name="gr2" draw:text-style-name="P6" draw:layer="layout" svg:width="12.422cm" svg:height="0.628cm" svg:x="8.658cm" svg:y="7.401cm" svg:viewBox="0 0 12423 629" draw:points="6213,629 0,629 0,0 12423,0 12423,629">
            <text:p/>
          </draw:polygon>
          <draw:path draw:style-name="gr3" draw:text-style-name="P7" draw:layer="layout" svg:width="0.39cm" svg:height="0.351cm" svg:x="8.644cm" svg:y="7.56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9.075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38cm" svg:y="7.3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593cm" svg:y="7.5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0.02cm" svg:y="7.55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10.675cm" svg:y="7.5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11.312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11.617cm" svg:y="7.56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66cm" svg:height="0.519cm" svg:x="12.048cm" svg:y="7.3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2cm" svg:height="0.485cm" svg:x="12.25cm" svg:y="7.4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2.569cm" svg:y="7.56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2.945cm" svg:y="7.37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13.378cm" svg:y="7.3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3.589cm" svg:y="7.56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4.191cm" svg:y="7.5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14.494cm" svg:y="7.56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4.851cm" svg:y="7.573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242cm" svg:height="0.485cm" svg:x="15.668cm" svg:y="7.4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5.976cm" svg:y="7.5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6.289cm" svg:y="7.56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6.668cm" svg:y="7.5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7.099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7.403cm" svg:y="7.36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7.636cm" svg:y="7.56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8.023cm" svg:y="7.56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8.329cm" svg:y="7.566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8.98cm" svg:y="7.561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19.35cm" svg:y="7.43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9.661cm" svg:y="7.3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9.872cm" svg:y="7.56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20.261cm" svg:y="7.56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20.691cm" svg:y="7.56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1.038cm" svg:y="7.825cm" svg:viewBox="0 0 84 85" svg:d="M84 42c0-23-19-42-42-42s-42 19-42 42 19 43 42 43 42-20 42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7" anim:sub-item="text" smil:attributeName="visibility" smil:to="visible"/>
                  <anim:animate smil:begin="0s" smil:dur="0.5s" smil:fill="hold" smil:decelerate="0.5" smil:targetElement="id67" anim:sub-item="text" smil:attributeName="rotate" smil:values="-90;0" smil:keyTimes="0;1"/>
                  <anim:animate smil:begin="0s" smil:dur="0.5s" smil:fill="hold" smil:decelerate="0.5" smil:targetElement="id67" anim:sub-item="text" smil:attributeName="width" smil:values="width;width*.05" smil:keyTimes="0;1"/>
                  <anim:animate smil:begin="0.5s" smil:dur="0.5s" smil:fill="hold" smil:accelerate="0.5" smil:targetElement="id67" anim:sub-item="text" smil:attributeName="width" smil:values="width*.05;width" smil:keyTimes="0;1"/>
                  <anim:animate smil:dur="1s" smil:fill="hold" smil:targetElement="id67" anim:sub-item="text" smil:attributeName="height" smil:values="height;height" smil:keyTimes="0;1"/>
                  <anim:animate smil:begin="0s" smil:dur="0.5s" smil:fill="hold" smil:decelerate="0.5" smil:targetElement="id67" anim:sub-item="text" smil:attributeName="x" smil:values="x+.4;x" smil:keyTimes="0;1"/>
                  <anim:animate smil:begin="0s" smil:dur="0.5s" smil:fill="hold" smil:decelerate="0.5" smil:targetElement="id67" anim:sub-item="text" smil:attributeName="y" smil:values="y-.2;y+.1" smil:keyTimes="0;1"/>
                  <anim:animate smil:begin="0.5s" smil:dur="0.5s" smil:fill="hold" smil:accelerate="0.5" smil:targetElement="id67" anim:sub-item="text" smil:attributeName="y" smil:values="y+.1;y" smil:keyTimes="0;1"/>
                  <anim:transitionFilter smil:begin="0s" smil:dur="1s" smil:decelerate="0.5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1+width/2;x" smil:keyTimes="0;1"/>
                  <anim:animate smil:dur="0.5s" smil:fill="hold" smil:targetElement="id77" smil:attributeName="y" smil:values="y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1+width/2;x" smil:keyTimes="0;1"/>
                  <anim:animate smil:dur="0.5s" smil:fill="hold" smil:targetElement="id78" smil:attributeName="y" smil:values="y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1+width/2;x" smil:keyTimes="0;1"/>
                  <anim:animate smil:dur="0.5s" smil:fill="hold" smil:targetElement="id81" smil:attributeName="y" smil:values="y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1+width/2;x" smil:keyTimes="0;1"/>
                  <anim:animate smil:dur="0.5s" smil:fill="hold" smil:targetElement="id82" smil:attributeName="y" smil:values="y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1+width/2;x" smil:keyTimes="0;1"/>
                  <anim:animate smil:dur="0.5s" smil:fill="hold" smil:targetElement="id85" smil:attributeName="y" smil:values="y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1+width/2;x" smil:keyTimes="0;1"/>
                  <anim:animate smil:dur="0.5s" smil:fill="hold" smil:targetElement="id8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xml:id="id87" text:id="id87" text:style-name="P4"><text:span text:style-name="T12"><text:tab/></text:span><text:span text:style-name="T13">Solutions :</text:span></text:p>
            <text:p text:style-name="P4"><text:span text:style-name="T13"/></text:p>
          </draw:text-box>
        </draw:frame>
        <draw:g xml:id="id88" draw:id="id88">
          <svg:title>TexMaths</svg:title>
          <svg:desc>24§display§(1)§svg§600§FALSE§</svg:desc>
          <draw:polygon draw:style-name="gr2" draw:text-style-name="P6" draw:layer="layout" svg:width="0.91cm" svg:height="0.76cm" svg:x="2.033cm" svg:y="2.766cm" svg:viewBox="0 0 911 761" draw:points="455,761 0,761 0,0 911,0 911,761">
            <text:p/>
          </draw:polygon>
          <draw:path draw:style-name="gr3" draw:text-style-name="P7" draw:layer="layout" svg:width="0.197cm" svg:height="0.844cm" svg:x="2.073cm" svg:y="2.72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394cm" svg:y="2.795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79cm" svg:y="2.72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0" draw:id="id90">
          <svg:title>TexMaths</svg:title>
          <svg:desc>22§display§A = \begin{bmatrix} 3 &amp; -5 \\ 2 &amp; \ \ 6 \end{bmatrix} ,§svg§600§FALSE§</svg:desc>
          <draw:polygon draw:style-name="gr2" draw:text-style-name="P6" draw:layer="layout" svg:width="4.786cm" svg:height="1.779cm" svg:x="5.904cm" svg:y="2.209cm" svg:viewBox="0 0 4787 1780" draw:points="2392,1780 0,1780 0,0 4787,0 4787,1780">
            <text:p/>
          </draw:polygon>
          <draw:path draw:style-name="gr3" draw:text-style-name="P7" draw:layer="layout" svg:width="0.531cm" svg:height="0.555cm" svg:x="5.892cm" svg:y="2.737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6.704cm" svg:y="3.00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67cm" svg:y="2.1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7.918cm" svg:y="2.304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9.11cm" svg:y="2.61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9.686cm" svg:y="2.304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7.924cm" svg:y="3.2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21cm" svg:height="0.532cm" svg:x="9.637cm" svg:y="3.233cm" svg:viewBox="0 0 322 533" svg:d="M70 262v-19c0-195 97-224 136-224 19 0 51 6 69 32-13 0-43 0-43 33 0 25 18 37 36 37 12 0 35-7 35-37 0-47-34-84-99-84-98 0-204 100-204 271 0 208 90 262 162 262 86 0 160-72 160-174 0-98-68-174-155-174-53 0-81 40-97 77zM162 512c-48 0-72-47-76-58-14-37-14-98-14-113 0-59 25-139 95-139 13 0 48 0 72 50 15 28 15 68 15 105s0 76-15 104c-22 48-58 51-77 51z">
            <text:p/>
          </draw:path>
          <draw:polygon draw:style-name="gr3" draw:text-style-name="P7" draw:layer="layout" svg:width="0.205cm" svg:height="1.856cm" svg:x="10.045cm" svg:y="2.17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0.636cm" svg:y="3.209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92" draw:id="id92">
          <svg:title>TexMaths</svg:title>
          <svg:desc>24§display§\therefore§svg§600§FALSE§</svg:desc>
          <draw:polygon draw:style-name="gr2" draw:text-style-name="P6" draw:layer="layout" svg:width="0.453cm" svg:height="0.371cm" svg:x="17.449cm" svg:y="2.965cm" svg:viewBox="0 0 454 372" draw:points="227,372 0,372 0,0 454,0 454,372">
            <text:p/>
          </draw:polygon>
          <draw:path draw:style-name="gr3" draw:text-style-name="P7" draw:layer="layout" svg:width="0.513cm" svg:height="0.455cm" svg:x="17.432cm" svg:y="2.923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91" draw:id="id91">
          <svg:title>TexMaths</svg:title>
          <svg:desc>22§display§R_2 \rightarrow R_2 - \frac{2}{3}R_1§svg§600§FALSE§</svg:desc>
          <draw:polygon draw:style-name="gr2" draw:text-style-name="P6" draw:layer="layout" svg:width="5.354cm" svg:height="1.51cm" svg:x="11.348cm" svg:y="2.394cm" svg:viewBox="0 0 5355 1511" draw:points="2677,1511 0,1511 0,0 5355,0 5355,1511">
            <text:p/>
          </draw:polygon>
          <draw:path draw:style-name="gr3" draw:text-style-name="P7" draw:layer="layout" svg:width="0.553cm" svg:height="0.547cm" svg:x="11.341cm" svg:y="2.8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1.931cm" svg:y="3.1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2.501cm" svg:y="2.998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13.477cm" svg:y="2.8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4.067cm" svg:y="3.1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616cm" svg:y="3.18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5.456cm" svg:y="2.3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olygon draw:style-name="gr3" draw:text-style-name="P7" draw:layer="layout" svg:width="0.388cm" svg:height="0.032cm" svg:x="15.417cm" svg:y="3.184cm" svg:viewBox="0 0 389 33" draw:points="194,33 0,33 0,0 389,0 389,33">
            <text:p/>
          </draw:polygon>
          <draw:path draw:style-name="gr3" draw:text-style-name="P7" draw:layer="layout" svg:width="0.321cm" svg:height="0.532cm" svg:x="15.45cm" svg:y="3.4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3cm" svg:height="0.547cm" svg:x="15.929cm" svg:y="2.866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198cm" svg:height="0.36cm" svg:x="16.543cm" svg:y="3.149cm" svg:viewBox="0 0 199 361" svg:d="M123 16c0-16-2-16-16-16-35 33-84 35-107 35v20c12 0 49 0 79-16v278c0 18 0 25-54 25h-21v19c10 0 77-2 96-2 18 0 87 2 99 2v-19h-21c-55 0-55-7-55-25z">
            <text:p/>
          </draw:path>
        </draw:g>
        <draw:g xml:id="id93" draw:id="id93">
          <svg:title>TexMaths</svg:title>
          <svg:desc>22§display§A \sim \begin{bmatrix} 3 &amp; -5 \\ 0 &amp; \ \ \frac{28}{3} \end{bmatrix}§svg§600§FALSE§</svg:desc>
          <draw:polygon draw:style-name="gr2" draw:text-style-name="P6" draw:layer="layout" svg:width="4.632cm" svg:height="1.781cm" svg:x="18.404cm" svg:y="2.314cm" svg:viewBox="0 0 4633 1782" draw:points="2317,1782 0,1782 0,0 4633,0 4633,1782">
            <text:p/>
          </draw:polygon>
          <draw:path draw:style-name="gr3" draw:text-style-name="P7" draw:layer="layout" svg:width="0.53cm" svg:height="0.555cm" svg:x="18.392cm" svg:y="2.842cm" svg:viewBox="0 0 531 556" svg:d="M111 467c-30 51-60 63-95 65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19.203cm" svg:y="3.113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05cm" svg:height="1.856cm" svg:x="20.169cm" svg:y="2.275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20.417cm" svg:y="2.40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1.772cm" svg:y="2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348cm" svg:y="2.40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20.414cm" svg:y="3.3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24cm" svg:height="0.36cm" svg:x="22.186cm" svg:y="3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2.489cm" svg:y="3.19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617cm" svg:height="0.032cm" svg:x="22.152cm" svg:y="3.646cm" svg:viewBox="0 0 618 33" draw:points="310,33 0,33 0,0 618,0 618,33">
            <text:p/>
          </draw:polygon>
          <draw:path draw:style-name="gr3" draw:text-style-name="P7" draw:layer="layout" svg:width="0.249cm" svg:height="0.37cm" svg:x="22.335cm" svg:y="3.76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205cm" svg:height="1.856cm" svg:x="22.872cm" svg:y="2.275cm" svg:viewBox="0 0 206 1857" draw:points="162,1815 0,1815 0,1857 206,1857 206,0 0,0 0,42 162,42">
            <text:p/>
          </draw:polygon>
        </draw:g>
        <draw:g xml:id="id89" draw:id="id89">
          <svg:title>TexMaths</svg:title>
          <svg:desc>20§display§\text {Given :}§svg§600§FALSE§</svg:desc>
          <draw:polygon draw:style-name="gr2" draw:text-style-name="P6" draw:layer="layout" svg:width="2.1cm" svg:height="0.441cm" svg:x="3.433cm" svg:y="2.858cm" svg:viewBox="0 0 2101 442" draw:points="1051,442 0,442 0,0 2101,0 2101,442">
            <text:p/>
          </draw:polygon>
          <draw:path draw:style-name="gr3" draw:text-style-name="P7" draw:layer="layout" svg:width="0.477cm" svg:height="0.511cm" svg:x="3.438cm" svg:y="2.823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2cm" svg:y="2.84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8cm" svg:y="3.01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6cm" svg:y="3.00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2cm" svg:y="3.00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4cm" svg:y="3.015cm" svg:viewBox="0 0 77 304" svg:d="M77 37c0-19-18-37-39-37-20 0-38 18-38 37 0 21 18 38 38 38 21 0 39-17 39-38zM77 267c0-21-18-37-39-37-20 0-38 16-38 37s18 37 38 37c21 0 39-16 39-37z">
            <text:p/>
          </draw:path>
        </draw:g>
        <draw:g xml:id="id94" draw:id="id94">
          <svg:title>TexMaths</svg:title>
          <svg:desc>24§display§(2)§svg§600§FALSE§</svg:desc>
          <draw:polygon draw:style-name="gr2" draw:text-style-name="P6" draw:layer="layout" svg:width="0.91cm" svg:height="0.759cm" svg:x="2.133cm" svg:y="5.367cm" svg:viewBox="0 0 911 760" draw:points="455,760 0,760 0,0 911,0 911,760">
            <text:p/>
          </draw:polygon>
          <draw:path draw:style-name="gr3" draw:text-style-name="P7" draw:layer="layout" svg:width="0.197cm" svg:height="0.844cm" svg:x="2.173cm" svg:y="5.32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2.462cm" svg:y="5.396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89cm" svg:y="5.32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6" draw:id="id96">
          <svg:title>TexMaths</svg:title>
          <svg:desc>22§display§B = \begin{bmatrix} -2 &amp; \ \ 4 \\ \ \ 1 &amp; \ \ 2 \\ -1 &amp; \ \ 3  \end{bmatrix} ,§svg§600§FALSE§</svg:desc>
          <draw:polygon draw:style-name="gr2" draw:text-style-name="P6" draw:layer="layout" svg:width="5.559cm" svg:height="2.706cm" svg:x="5.899cm" svg:y="4.413cm" svg:viewBox="0 0 5560 2707" draw:points="2781,2707 0,2707 0,0 5560,0 5560,2707">
            <text:p/>
          </draw:polygon>
          <draw:path draw:style-name="gr3" draw:text-style-name="P7" draw:layer="layout" svg:width="0.553cm" svg:height="0.529cm" svg:x="5.892cm" svg:y="5.43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5cm" svg:height="0.182cm" svg:x="6.744cm" svg:y="5.6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768cm" svg:y="4.374cm" svg:viewBox="0 0 259 1392" draw:points="0,1392 55,1392 55,53 259,53 259,0 0,0">
            <text:p/>
          </draw:polygon>
          <draw:polygon draw:style-name="gr3" draw:text-style-name="P7" draw:layer="layout" svg:width="0.258cm" svg:height="1.391cm" svg:x="7.768cm" svg:y="5.765cm" svg:viewBox="0 0 259 1392" draw:points="0,1392 259,1392 259,1340 55,1340 55,0 0,0">
            <text:p/>
          </draw:polygon>
          <draw:path draw:style-name="gr3" draw:text-style-name="P7" draw:layer="layout" svg:width="0.472cm" svg:height="0.032cm" svg:x="8.096cm" svg:y="4.8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673cm" svg:y="4.5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10.331cm" svg:y="4.49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6cm" svg:height="0.517cm" svg:x="8.659cm" svg:y="5.4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347cm" svg:y="5.4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8.096cm" svg:y="6.6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703cm" svg:y="6.36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342cm" svg:y="6.36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0.701cm" svg:y="4.374cm" svg:viewBox="0 0 259 1392" draw:points="206,1392 259,1392 259,0 0,0 0,53 206,53">
            <text:p/>
          </draw:polygon>
          <draw:polygon draw:style-name="gr3" draw:text-style-name="P7" draw:layer="layout" svg:width="0.258cm" svg:height="1.391cm" svg:x="10.701cm" svg:y="5.765cm" svg:viewBox="0 0 259 1392" draw:points="206,1340 0,1340 0,1392 259,1392 259,0 206,0">
            <text:p/>
          </draw:polygon>
          <draw:path draw:style-name="gr3" draw:text-style-name="P7" draw:layer="layout" svg:width="0.091cm" svg:height="0.231cm" svg:x="11.406cm" svg:y="5.877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98" draw:id="id98">
          <svg:title>TexMaths</svg:title>
          <svg:desc>24§display§\therefore§svg§600§FALSE§</svg:desc>
          <draw:polygon draw:style-name="gr2" draw:text-style-name="P6" draw:layer="layout" svg:width="0.453cm" svg:height="0.371cm" svg:x="17.949cm" svg:y="5.666cm" svg:viewBox="0 0 454 372" draw:points="227,372 0,372 0,0 454,0 454,372">
            <text:p/>
          </draw:polygon>
          <draw:path draw:style-name="gr3" draw:text-style-name="P7" draw:layer="layout" svg:width="0.513cm" svg:height="0.455cm" svg:x="17.932cm" svg:y="5.624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97" draw:id="id97">
          <svg:title>TexMaths</svg:title>
          <svg:desc>22§display§C_2 \rightarrow C_2 + 2C_1§svg§600§FALSE§</svg:desc>
          <draw:polygon draw:style-name="gr2" draw:text-style-name="P6" draw:layer="layout" svg:width="5.066cm" svg:height="0.585cm" svg:x="11.941cm" svg:y="5.596cm" svg:viewBox="0 0 5067 586" draw:points="2533,586 0,586 0,0 5067,0 5067,586">
            <text:p/>
          </draw:polygon>
          <draw:path draw:style-name="gr3" draw:text-style-name="P7" draw:layer="layout" svg:width="0.55cm" svg:height="0.562cm" svg:x="11.941cm" svg:y="5.557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12.488cm" svg:y="5.8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3.059cm" svg:y="5.707cm" svg:viewBox="0 0 688 405" svg:d="M604 218c-43 34-64 65-71 74-33 55-40 104-40 104 0 9 9 9 16 9 12 0 14-2 17-14 18-78 64-143 152-178 8-3 10-5 10-11 0-5-5-7-5-8-35-13-129-51-158-182-2-10-4-12-16-12-7 0-16 0-16 9 0 2 7 51 40 104 14 23 37 49 71 74h-576c-14 0-28 0-28 15 0 16 14 16 28 16z">
            <text:p/>
          </draw:path>
          <draw:path draw:style-name="gr3" draw:text-style-name="P7" draw:layer="layout" svg:width="0.55cm" svg:height="0.562cm" svg:x="14.043cm" svg:y="5.557cm" svg:viewBox="0 0 551 563" svg:d="M551 7c0-2-2-7-9-7-2 0-3 0-12 9l-53 60c-7-11-44-69-130-69-173 0-347 171-347 352 0 127 92 211 209 211 69 0 127-30 169-66 73-64 85-134 85-136 0-7-7-7-9-7-5 0-9 0-10 7-7 23-25 77-78 123-54 42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14.592cm" svg:y="5.8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12cm" svg:y="5.6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887cm" svg:y="5.5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5cm" svg:height="0.562cm" svg:x="16.274cm" svg:y="5.557cm" svg:viewBox="0 0 551 563" svg:d="M551 7c0-2-2-7-9-7-2 0-3 0-12 9l-53 60c-7-11-44-69-130-69-173 0-347 171-347 352 0 127 92 211 209 211 69 0 127-30 169-66 73-64 85-134 85-136 0-7-7-7-9-7-5 0-9 0-10 7-7 23-25 77-78 123-54 42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198cm" svg:height="0.36cm" svg:x="16.848cm" svg:y="5.858cm" svg:viewBox="0 0 199 361" svg:d="M123 16c0-16-2-16-16-16-35 33-84 35-107 35v20c12 0 49 0 79-16v278c0 18 0 25-54 25h-21v19c10 0 77-2 96-2 18 0 87 2 99 2v-19h-21c-55 0-55-7-55-25z">
            <text:p/>
          </draw:path>
        </draw:g>
        <draw:g xml:id="id95" draw:id="id95">
          <svg:title>TexMaths</svg:title>
          <svg:desc>20§display§\text {Given :}§svg§600§FALSE§</svg:desc>
          <draw:polygon draw:style-name="gr2" draw:text-style-name="P6" draw:layer="layout" svg:width="2.1cm" svg:height="0.441cm" svg:x="3.433cm" svg:y="5.459cm" svg:viewBox="0 0 2101 442" draw:points="1051,442 0,442 0,0 2101,0 2101,442">
            <text:p/>
          </draw:polygon>
          <draw:path draw:style-name="gr3" draw:text-style-name="P7" draw:layer="layout" svg:width="0.477cm" svg:height="0.511cm" svg:x="3.438cm" svg:y="5.424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2cm" svg:y="5.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8cm" svg:y="5.616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6cm" svg:y="5.60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2cm" svg:y="5.6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4cm" svg:y="5.616cm" svg:viewBox="0 0 77 304" svg:d="M77 37c0-19-18-37-39-37-20 0-38 18-38 37 0 21 18 38 38 38 21 0 39-17 39-38zM77 267c0-21-18-37-39-37-20 0-38 16-38 37s18 37 38 37c21 0 39-16 39-37z">
            <text:p/>
          </draw:path>
        </draw:g>
        <draw:g xml:id="id99" draw:id="id99">
          <svg:title>TexMaths</svg:title>
          <svg:desc>22§display§B \sim \begin{bmatrix} -2 &amp; \ \ 0 \\ \ \ 1 &amp; \ \ 4 \\ - 1 &amp; \ \ 1  \end{bmatrix}§svg§600§FALSE§</svg:desc>
          <draw:polygon draw:style-name="gr2" draw:text-style-name="P6" draw:layer="layout" svg:width="5.02cm" svg:height="2.706cm" svg:x="19.002cm" svg:y="4.521cm" svg:viewBox="0 0 5021 2707" draw:points="2512,2707 0,2707 0,0 5021,0 5021,2707">
            <text:p/>
          </draw:polygon>
          <draw:path draw:style-name="gr3" draw:text-style-name="P7" draw:layer="layout" svg:width="0.553cm" svg:height="0.529cm" svg:x="18.995cm" svg:y="5.538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9-67 142-162 142zM174 505c-10 0-12 0-17 0-7 0-11-2-11-7 0-3 0-5 4-19l54-217h146c76 0 90 58 90 92 0 77-69 151-160 151z">
            <text:p/>
          </draw:path>
          <draw:path draw:style-name="gr3" draw:text-style-name="P7" draw:layer="layout" svg:width="0.516cm" svg:height="0.182cm" svg:x="19.845cm" svg:y="5.78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20.871cm" svg:y="4.482cm" svg:viewBox="0 0 259 1392" draw:points="0,1392 55,1392 55,53 259,53 259,0 0,0">
            <text:p/>
          </draw:polygon>
          <draw:polygon draw:style-name="gr3" draw:text-style-name="P7" draw:layer="layout" svg:width="0.258cm" svg:height="1.391cm" svg:x="20.871cm" svg:y="5.873cm" svg:viewBox="0 0 259 1392" draw:points="0,1392 259,1392 259,1340 55,1340 55,0 0,0">
            <text:p/>
          </draw:polygon>
          <draw:path draw:style-name="gr3" draw:text-style-name="P7" draw:layer="layout" svg:width="0.472cm" svg:height="0.032cm" svg:x="21.199cm" svg:y="4.9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1.776cm" svg:y="4.6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23.442cm" svg:y="4.61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21.762cm" svg:y="5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23.434cm" svg:y="5.53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1.199cm" svg:y="6.7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806cm" svg:y="6.4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3.481cm" svg:y="6.47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3.803cm" svg:y="4.482cm" svg:viewBox="0 0 259 1392" draw:points="206,1392 259,1392 259,0 0,0 0,53 206,53">
            <text:p/>
          </draw:polygon>
          <draw:polygon draw:style-name="gr3" draw:text-style-name="P7" draw:layer="layout" svg:width="0.258cm" svg:height="1.391cm" svg:x="23.803cm" svg:y="5.873cm" svg:viewBox="0 0 259 1392" draw:points="206,1340 0,1340 0,1392 259,1392 259,0 206,0">
            <text:p/>
          </draw:polygon>
        </draw:g>
        <draw:g xml:id="id100" draw:id="id100">
          <svg:title>TexMaths</svg:title>
          <svg:desc>24§display§(3)§svg§600§FALSE§</svg:desc>
          <draw:polygon draw:style-name="gr2" draw:text-style-name="P6" draw:layer="layout" svg:width="0.91cm" svg:height="0.759cm" svg:x="2.035cm" svg:y="8.068cm" svg:viewBox="0 0 911 760" draw:points="455,760 0,760 0,0 911,0 911,760">
            <text:p/>
          </draw:polygon>
          <draw:path draw:style-name="gr3" draw:text-style-name="P7" draw:layer="layout" svg:width="0.197cm" svg:height="0.844cm" svg:x="2.075cm" svg:y="8.02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356cm" svg:y="8.097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792cm" svg:y="8.02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2" draw:id="id102">
          <svg:title>TexMaths</svg:title>
          <svg:desc>22§display§C = \begin{bmatrix} 1 &amp; 2 \\ 3 &amp; 4 \end{bmatrix} ,§svg§600§FALSE§</svg:desc>
          <draw:polygon draw:style-name="gr2" draw:text-style-name="P6" draw:layer="layout" svg:width="4.21cm" svg:height="1.779cm" svg:x="5.893cm" svg:y="7.611cm" svg:viewBox="0 0 4211 1780" draw:points="2105,1780 0,1780 0,0 4211,0 4211,1780">
            <text:p/>
          </draw:polygon>
          <draw:path draw:style-name="gr3" draw:text-style-name="P7" draw:layer="layout" svg:width="0.55cm" svg:height="0.562cm" svg:x="5.893cm" svg:y="8.148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3" draw:text-style-name="P7" draw:layer="layout" svg:width="0.515cm" svg:height="0.182cm" svg:x="6.72cm" svg:y="8.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686cm" svg:y="7.57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97cm" svg:y="7.7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099cm" svg:y="7.7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7.933cm" svg:y="8.63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9.082cm" svg:y="8.626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9.458cm" svg:y="7.572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0.051cm" svg:y="8.611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101" draw:id="id101">
          <svg:title>TexMaths</svg:title>
          <svg:desc>20§display§\text {Given :}§svg§600§FALSE§</svg:desc>
          <draw:polygon draw:style-name="gr2" draw:text-style-name="P6" draw:layer="layout" svg:width="2.1cm" svg:height="0.441cm" svg:x="3.434cm" svg:y="8.159cm" svg:viewBox="0 0 2101 442" draw:points="1051,442 0,442 0,0 2101,0 2101,442">
            <text:p/>
          </draw:polygon>
          <draw:path draw:style-name="gr3" draw:text-style-name="P7" draw:layer="layout" svg:width="0.477cm" svg:height="0.511cm" svg:x="3.439cm" svg:y="8.124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3cm" svg:y="8.1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9cm" svg:y="8.316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7cm" svg:y="8.30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3cm" svg:y="8.3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5cm" svg:y="8.316cm" svg:viewBox="0 0 77 304" svg:d="M77 37c0-19-18-37-39-37-20 0-38 18-38 37 0 21 18 38 38 38 21 0 39-17 39-38zM77 267c0-21-18-37-39-37-20 0-38 16-38 37s18 37 38 37c21 0 39-16 39-37z">
            <text:p/>
          </draw:path>
        </draw:g>
        <draw:g xml:id="id103" draw:id="id103">
          <svg:title>TexMaths</svg:title>
          <svg:desc>22§display§R_1 \rightarrow R_1 - \frac{1}{2}R_2§svg§600§FALSE§</svg:desc>
          <draw:polygon draw:style-name="gr2" draw:text-style-name="P6" draw:layer="layout" svg:width="5.372cm" svg:height="1.491cm" svg:x="10.55cm" svg:y="7.795cm" svg:viewBox="0 0 5373 1492" draw:points="2686,1492 0,1492 0,0 5373,0 5373,1492">
            <text:p/>
          </draw:polygon>
          <draw:path draw:style-name="gr3" draw:text-style-name="P7" draw:layer="layout" svg:width="0.553cm" svg:height="0.546cm" svg:x="10.543cm" svg:y="8.26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4 0 14-16 0-9-6-9-21-9-29 0-51 0-51-14 0-4 1-7 3-12l51-206h92c70 0 84 44 84 70 0 12-5 37-10 55-6 21-13 49-13 65 0 84 94 84 104 84 65 0 93-79 93-90 0-8-8-8-10-8-7 0-7 5-9 10-19 58-53 71-70 71-27 0-32-18-32-48 0-25 5-63 7-88 2-10 4-26 4-37 0-60-52-83-73-91z">
            <text:p/>
          </draw:path>
          <draw:path draw:style-name="gr3" draw:text-style-name="P7" draw:layer="layout" svg:width="0.198cm" svg:height="0.36cm" svg:x="11.157cm" svg:y="8.54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11.703cm" svg:y="8.398cm" svg:viewBox="0 0 688 405" svg:d="M604 218c-43 34-64 65-71 74-33 55-40 104-40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12.68cm" svg:y="8.26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1 0 75-2 98-2 21 0 76 2 99 2 5 0 14 0 14-16 0-9-6-9-21-9-29 0-50 0-50-14 0-4 0-7 2-12l51-206h92c70 0 84 44 84 70 0 12-5 37-10 55-6 21-13 49-13 65 0 84 94 84 104 84 65 0 93-79 93-90 0-8-8-8-10-8-7 0-7 5-9 10-19 58-53 71-70 71-27 0-32-18-32-48 0-25 5-63 7-88 2-10 4-26 4-37 0-60-52-83-73-91z">
            <text:p/>
          </draw:path>
          <draw:path draw:style-name="gr3" draw:text-style-name="P7" draw:layer="layout" svg:width="0.198cm" svg:height="0.36cm" svg:x="13.294cm" svg:y="8.54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72cm" svg:height="0.032cm" svg:x="13.818cm" svg:y="8.58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688cm" svg:y="7.7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619cm" svg:y="8.585cm" svg:viewBox="0 0 389 33" draw:points="194,33 0,33 0,0 389,0 389,33">
            <text:p/>
          </draw:polygon>
          <draw:path draw:style-name="gr3" draw:text-style-name="P7" draw:layer="layout" svg:width="0.309cm" svg:height="0.516cm" svg:x="14.658cm" svg:y="8.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53cm" svg:height="0.546cm" svg:x="15.131cm" svg:y="8.266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1 0 75-2 98-2 21 0 76 2 99 2 5 0 14 0 14-16 0-9-7-9-21-9-29 0-50 0-50-14 0-4 0-7 2-12l51-206h92c70 0 84 44 84 70 0 12-5 37-10 55-6 21-13 49-13 65 0 84 94 84 104 84 65 0 93-79 93-90 0-8-8-8-10-8-7 0-7 5-9 10-19 58-53 71-70 71-27 0-32-18-32-48 0-25 5-63 7-88 2-10 4-26 4-37 0-60-52-83-73-91z">
            <text:p/>
          </draw:path>
          <draw:path draw:style-name="gr3" draw:text-style-name="P7" draw:layer="layout" svg:width="0.24cm" svg:height="0.36cm" svg:x="15.721cm" svg:y="8.54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105" draw:id="id105">
          <svg:title>TexMaths</svg:title>
          <svg:desc>22§display§C \sim \begin{bmatrix} - \frac{1}{2} &amp; 0 \\ \ \ 3 &amp; 4 \end{bmatrix}§svg§600§FALSE§</svg:desc>
          <draw:polygon draw:style-name="gr2" draw:text-style-name="P6" draw:layer="layout" svg:width="4.439cm" svg:height="1.792cm" svg:x="17.297cm" svg:y="7.712cm" svg:viewBox="0 0 4440 1793" draw:points="2219,1793 0,1793 0,0 4440,0 4440,1793">
            <text:p/>
          </draw:polygon>
          <draw:path draw:style-name="gr3" draw:text-style-name="P7" draw:layer="layout" svg:width="0.55cm" svg:height="0.562cm" svg:x="17.297cm" svg:y="8.261cm" svg:viewBox="0 0 551 563" svg:d="M551 7c0-2-2-7-9-7-2 0-3 0-12 9l-53 60c-7-11-44-69-130-69-173 0-347 171-347 352 0 127 92 211 209 211 69 0 127-29 169-66 73-64 85-134 85-136 0-7-7-7-9-7-5 0-9 0-10 7-8 23-25 77-78 123-54 42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516cm" svg:height="0.182cm" svg:x="18.124cm" svg:y="8.523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olygon draw:style-name="gr3" draw:text-style-name="P7" draw:layer="layout" svg:width="0.205cm" svg:height="1.857cm" svg:x="19.09cm" svg:y="7.685cm" svg:viewBox="0 0 206 1858" draw:points="0,1858 206,1858 206,1815 42,1815 42,42 206,42 206,0 0,0">
            <text:p/>
          </draw:polygon>
          <draw:path draw:style-name="gr3" draw:text-style-name="P7" draw:layer="layout" svg:width="0.472cm" svg:height="0.032cm" svg:x="19.37cm" svg:y="8.12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0.058cm" svg:y="7.673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19.998cm" svg:y="8.129cm" svg:viewBox="0 0 310 33" draw:points="155,33 0,33 0,0 310,0 310,33">
            <text:p/>
          </draw:polygon>
          <draw:path draw:style-name="gr3" draw:text-style-name="P7" draw:layer="layout" svg:width="0.24cm" svg:height="0.36cm" svg:x="20.034cm" svg:y="8.2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26cm" svg:height="0.533cm" svg:x="21.204cm" svg:y="7.823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1cm" svg:height="0.533cm" svg:x="19.949cm" svg:y="8.751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7" draw:layer="layout" svg:width="0.344cm" svg:height="0.524cm" svg:x="21.195cm" svg:y="8.742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205cm" svg:height="1.857cm" svg:x="21.57cm" svg:y="7.685cm" svg:viewBox="0 0 206 1858" draw:points="162,1815 0,1815 0,1858 206,1858 206,0 0,0 0,42 162,42">
            <text:p/>
          </draw:polygon>
        </draw:g>
        <draw:g xml:id="id104" draw:id="id104">
          <svg:title>TexMaths</svg:title>
          <svg:desc>24§display§\therefore§svg§600§FALSE§</svg:desc>
          <draw:polygon draw:style-name="gr2" draw:text-style-name="P6" draw:layer="layout" svg:width="0.453cm" svg:height="0.371cm" svg:x="16.45cm" svg:y="8.366cm" svg:viewBox="0 0 454 372" draw:points="227,372 0,372 0,0 454,0 454,372">
            <text:p/>
          </draw:polygon>
          <draw:path draw:style-name="gr3" draw:text-style-name="P7" draw:layer="layout" svg:width="0.513cm" svg:height="0.455cm" svg:x="16.433cm" svg:y="8.324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09" draw:id="id109">
          <svg:title>TexMaths</svg:title>
          <svg:desc>24§display§(4)§svg§600§FALSE§</svg:desc>
          <draw:polygon draw:style-name="gr2" draw:text-style-name="P6" draw:layer="layout" svg:width="0.91cm" svg:height="0.76cm" svg:x="2.036cm" svg:y="10.77cm" svg:viewBox="0 0 911 761" draw:points="455,761 0,761 0,0 911,0 911,761">
            <text:p/>
          </draw:polygon>
          <draw:path draw:style-name="gr3" draw:text-style-name="P7" draw:layer="layout" svg:width="0.197cm" svg:height="0.844cm" svg:x="2.076cm" svg:y="10.72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345cm" svg:y="10.78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793cm" svg:y="10.72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1" draw:id="id111">
          <svg:title>TexMaths</svg:title>
          <svg:desc>22§display§A = \begin{bmatrix} 1 &amp;  - 1 &amp; 2  \\  2 &amp; \ \  1  &amp; 3  \\  3 &amp; \ \  2 &amp; 4 \end{bmatrix}§svg§600§FALSE§</svg:desc>
          <draw:polygon draw:style-name="gr2" draw:text-style-name="P6" draw:layer="layout" svg:width="5.62cm" svg:height="2.706cm" svg:x="5.905cm" svg:y="9.813cm" svg:viewBox="0 0 5621 2707" draw:points="2810,2707 0,2707 0,0 5621,0 5621,2707">
            <text:p/>
          </draw:polygon>
          <draw:path draw:style-name="gr3" draw:text-style-name="P7" draw:layer="layout" svg:width="0.53cm" svg:height="0.555cm" svg:x="5.893cm" svg:y="10.806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6.704cm" svg:y="11.0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729cm" svg:y="9.774cm" svg:viewBox="0 0 259 1392" draw:points="0,1392 55,1392 55,53 259,53 259,0 0,0">
            <text:p/>
          </draw:polygon>
          <draw:polygon draw:style-name="gr3" draw:text-style-name="P7" draw:layer="layout" svg:width="0.258cm" svg:height="1.391cm" svg:x="7.729cm" svg:y="11.165cm" svg:viewBox="0 0 259 1392" draw:points="0,1392 259,1392 259,1340 55,1340 55,0 0,0">
            <text:p/>
          </draw:polygon>
          <draw:path draw:style-name="gr3" draw:text-style-name="P7" draw:layer="layout" svg:width="0.256cm" svg:height="0.517cm" svg:x="8.061cm" svg:y="9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217cm" svg:y="10.2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823cm" svg:y="9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953cm" svg:y="9.9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17cm" svg:x="8.031cm" svg:y="10.8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256cm" svg:height="0.517cm" svg:x="9.781cm" svg:y="10.83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946cm" svg:y="10.83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8.026cm" svg:y="11.76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9.749cm" svg:y="11.7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10.935cm" svg:y="11.756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11.306cm" svg:y="9.774cm" svg:viewBox="0 0 259 1392" draw:points="206,1392 259,1392 259,0 0,0 0,53 206,53">
            <text:p/>
          </draw:polygon>
          <draw:polygon draw:style-name="gr3" draw:text-style-name="P7" draw:layer="layout" svg:width="0.258cm" svg:height="1.391cm" svg:x="11.306cm" svg:y="11.165cm" svg:viewBox="0 0 259 1392" draw:points="206,1340 0,1340 0,1392 259,1392 259,0 206,0">
            <text:p/>
          </draw:polygon>
        </draw:g>
        <draw:g xml:id="id110" draw:id="id110">
          <svg:title>TexMaths</svg:title>
          <svg:desc>20§display§\text {Given :}§svg§600§FALSE§</svg:desc>
          <draw:polygon draw:style-name="gr2" draw:text-style-name="P6" draw:layer="layout" svg:width="2.1cm" svg:height="0.441cm" svg:x="3.434cm" svg:y="10.86cm" svg:viewBox="0 0 2101 442" draw:points="1051,442 0,442 0,0 2101,0 2101,442">
            <text:p/>
          </draw:polygon>
          <draw:path draw:style-name="gr3" draw:text-style-name="P7" draw:layer="layout" svg:width="0.477cm" svg:height="0.511cm" svg:x="3.439cm" svg:y="10.82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3cm" svg:y="10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9cm" svg:y="11.017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7cm" svg:y="11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3cm" svg:y="11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5cm" svg:y="11.017cm" svg:viewBox="0 0 77 304" svg:d="M77 37c0-19-18-37-39-37-20 0-38 18-38 37 0 21 18 38 38 38 21 0 39-17 39-38zM77 267c0-21-18-37-39-37-20 0-38 16-38 37s18 37 38 37c21 0 39-16 39-37z">
            <text:p/>
          </draw:path>
        </draw:g>
        <draw:g xml:id="id112" draw:id="id112">
          <svg:title>TexMaths</svg:title>
          <svg:desc>20§display§\text {Note :  We can apply two transformations simultaneously on two different rows}§svg§600§FALSE§</svg:desc>
          <draw:polygon draw:style-name="gr2" draw:text-style-name="P6" draw:layer="layout" svg:width="24.185cm" svg:height="0.57cm" svg:x="2.147cm" svg:y="12.86cm" svg:viewBox="0 0 24186 571" draw:points="12093,571 0,571 0,0 24186,0 24186,571">
            <text:p/>
          </draw:polygon>
          <draw:path draw:style-name="gr3" draw:text-style-name="P7" draw:layer="layout" svg:width="0.481cm" svg:height="0.481cm" svg:x="2.134cm" svg:y="12.841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7" draw:layer="layout" svg:width="0.313cm" svg:height="0.324cm" svg:x="2.659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3.004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73cm" svg:height="0.324cm" svg:x="3.283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303cm" svg:x="3.872cm" svg:y="13.017cm" svg:viewBox="0 0 77 304" svg:d="M77 37c0-19-18-37-39-37-20 0-38 18-38 37 0 21 18 38 38 38 21 0 39-17 39-38zM77 267c0-21-18-37-39-37-20 0-38 16-38 37s18 37 38 37c21 0 39-16 39-37z">
            <text:p/>
          </draw:path>
          <draw:path draw:style-name="gr3" draw:text-style-name="P7" draw:layer="layout" svg:width="0.697cm" svg:height="0.497cm" svg:x="4.331cm" svg:y="12.841cm" svg:viewBox="0 0 698 498" svg:d="M627 69c13-40 43-47 71-47v-22c-21 2-42 2-64 2-20 0-66-2-84-2v22c47 0 61 24 61 37 0 5-1 10-3 15l-106 324-112-345c-1-2-3-7-3-10 0-21 42-21 59-21v-22c-25 2-73 2-99 2-27 0-57-2-86-2v22c40 0 54 0 64 26l14 48-97 302-114-345c0-3-2-8-2-10 0-21 42-21 60-21v-22c-26 2-74 2-100 2-27 0-57-2-86-2v22c53 0 56 4 64 29l141 432c1 7 5 15 14 15 10 0 11-5 13-15l117-358 117 358c1 7 4 15 12 15 12 0 12-5 15-15z">
            <text:p/>
          </draw:path>
          <draw:path draw:style-name="gr3" draw:text-style-name="P7" draw:layer="layout" svg:width="0.273cm" svg:height="0.324cm" svg:x="5.001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5.553cm" svg:y="13.006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5.87cm" svg:y="13.00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6.216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17cm" svg:height="0.324cm" svg:x="6.846cm" svg:y="13.006cm" svg:viewBox="0 0 318 325" svg:d="M205 262c3 29 22 58 56 58 14 0 57-10 57-67v-39h-17v39c0 41-18 46-26 46-22 0-25-32-25-35v-142c0-29 0-56-26-84-27-27-62-38-96-38-59 0-107 34-107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47cm" svg:x="7.188cm" svg:y="13.011cm" svg:viewBox="0 0 349 448" svg:d="M102 46v-46l-102 8v22c50 0 54 4 54 36v329c0 32-6 32-54 32v21c24 0 61-2 78-2 20 0 56 2 80 2v-21c-46 0-54 0-54-32v-118-7c3 12 34 50 86 50 85 0 159-69 159-160 0-90-69-160-149-160-54 0-85 30-98 46zM104 232v-158c21-36 54-56 91-56 51 0 95 62 95 142 0 85-50 144-103 144-27 0-54-14-73-43-10-15-10-16-10-29z">
            <text:p/>
          </draw:path>
          <draw:path draw:style-name="gr3" draw:text-style-name="P7" draw:layer="layout" svg:width="0.348cm" svg:height="0.447cm" svg:x="7.579cm" svg:y="13.011cm" svg:viewBox="0 0 349 448" svg:d="M102 46v-46l-102 8v22c50 0 54 4 54 36v329c0 32-6 32-54 32v21c24 0 61-2 78-2 20 0 56 2 80 2v-21c-46 0-54 0-54-32v-118-7c3 12 34 50 86 50 85 0 159-69 159-160 0-90-69-160-149-160-54 0-85 30-98 46zM104 232v-158c21-36 54-56 91-56 51 0 95 62 95 142 0 85-50 144-103 144-27 0-54-14-73-43-10-15-10-16-10-29z">
            <text:p/>
          </draw:path>
          <draw:path draw:style-name="gr3" draw:text-style-name="P7" draw:layer="layout" svg:width="0.157cm" svg:height="0.489cm" svg:x="7.972cm" svg:y="12.83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45cm" svg:height="0.447cm" svg:x="8.158cm" svg:y="13.017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7" draw:layer="layout" svg:width="0.221cm" svg:height="0.441cm" svg:x="8.765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311cm" svg:x="9.017cm" svg:y="13.01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313cm" svg:height="0.324cm" svg:x="9.512cm" svg:y="13.00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1cm" svg:x="10.091cm" svg:y="12.88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10.371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10.656cm" svg:y="13.006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001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11.392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8cm" svg:height="0.497cm" svg:x="11.669cm" svg:y="12.825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3cm" svg:height="0.324cm" svg:x="11.881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12.232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49cm" svg:height="0.311cm" svg:x="12.51cm" svg:y="13.011cm" svg:viewBox="0 0 550 312" svg:d="M54 69v190c0 31-6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17cm" svg:height="0.324cm" svg:x="13.102cm" svg:y="13.00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1cm" svg:height="0.441cm" svg:x="13.438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13.721cm" svg:y="12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13cm" svg:height="0.324cm" svg:x="13.913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1cm" svg:x="14.267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14.659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31cm" svg:height="0.324cm" svg:x="15.171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5.448cm" svg:y="12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549cm" svg:height="0.311cm" svg:x="15.641cm" svg:y="13.011cm" svg:viewBox="0 0 550 312" svg:d="M54 69v190c0 31-6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54cm" svg:height="0.319cm" svg:x="16.208cm" svg:y="13.01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157cm" svg:height="0.489cm" svg:x="16.6cm" svg:y="12.83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cm" svg:height="0.441cm" svg:x="16.785cm" svg:y="12.88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7.075cm" svg:y="13.00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419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17.806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13cm" svg:height="0.324cm" svg:x="18.12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473cm" svg:y="13.01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18.864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7cm" svg:height="0.489cm" svg:x="19.142cm" svg:y="12.83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45cm" svg:height="0.447cm" svg:x="19.328cm" svg:y="13.017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7" draw:layer="layout" svg:width="0.313cm" svg:height="0.324cm" svg:x="19.939cm" svg:y="13.0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1cm" svg:x="20.293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909cm" svg:y="12.88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311cm" svg:x="21.162cm" svg:y="13.01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313cm" svg:height="0.324cm" svg:x="21.658cm" svg:y="13.00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48cm" svg:height="0.497cm" svg:x="22.248cm" svg:y="12.833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51cm" svg:height="0.471cm" svg:x="22.637cm" svg:y="12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423cm" svg:height="0.497cm" svg:x="22.829cm" svg:y="12.825cm" svg:viewBox="0 0 424 498" svg:d="M298 214h80v-20h-84v-82c0-64 36-96 66-96 3 0 13 0 24 5-8 3-21 11-21 29 0 16 11 30 31 30 19 0 30-14 30-30 0-26-24-50-64-50-42 0-74 27-77 30-19-27-59-30-78-30-67 0-149 37-149 114v80h-56v20h56v229c0 32-8 32-56 32v23c24-2 61-4 78-4 18 0 53 2 79 4v-23c-47 0-55 0-55-32v-229h149v229c0 32-8 32-56 32v23c27-2 61-4 80-4 29 0 63 0 90 4v-23h-15c-51 0-52-8-52-33zM101 194v-80c0-69 57-98 102-98 35 0 55 13 56 13v1c-13 0-25 10-25 29 0 5 0 23 19 29-2 10-2 16-2 24v82z">
            <text:p/>
          </draw:path>
          <draw:path draw:style-name="gr3" draw:text-style-name="P7" draw:layer="layout" svg:width="0.273cm" svg:height="0.324cm" svg:x="23.238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23.552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23.827cm" svg:y="13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24.142cm" svg:y="13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4.504cm" svg:y="12.88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25.018cm" svg:y="13.01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3cm" svg:height="0.324cm" svg:x="25.293cm" svg:y="13.00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482cm" svg:height="0.311cm" svg:x="25.618cm" svg:y="13.01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31cm" svg:height="0.324cm" svg:x="26.136cm" svg:y="13.00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13" draw:id="id113">
          <svg:title>TexMaths</svg:title>
          <svg:desc>20§display§\text {(or columns) at a time but without using the changed row (or column)}§svg§600§FALSE§</svg:desc>
          <draw:polygon draw:style-name="gr2" draw:text-style-name="P6" draw:layer="layout" svg:width="21.704cm" svg:height="0.633cm" svg:x="4.335cm" svg:y="13.66cm" svg:viewBox="0 0 21705 634" draw:points="10853,634 0,634 0,0 21705,0 21705,634">
            <text:p/>
          </draw:polygon>
          <draw:path draw:style-name="gr3" draw:text-style-name="P7" draw:layer="layout" svg:width="0.164cm" svg:height="0.703cm" svg:x="4.369cm" svg:y="13.6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3cm" svg:height="0.324cm" svg:x="4.593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4.945cm" svg:y="13.84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68cm" svg:height="0.324cm" svg:x="5.458cm" svg:y="13.838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767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157cm" svg:height="0.489cm" svg:x="6.121cm" svg:y="13.6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54cm" svg:height="0.319cm" svg:x="6.316cm" svg:y="13.841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549cm" svg:height="0.311cm" svg:x="6.706cm" svg:y="13.841cm" svg:viewBox="0 0 550 312" svg:d="M54 69v190c0 31-6 31-54 31v22c24 0 61-2 80-2 18 0 54 2 78 2v-22c-46 0-54 0-54-31v-131c0-74 50-112 94-112 45 0 53 38 53 78v165c0 31-8 31-54 31v22c24 0 59-2 78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54cm" svg:height="0.311cm" svg:x="7.292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7.684cm" svg:y="13.8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7.978cm" svg:y="13.6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8.474cm" svg:y="13.83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8.81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9.334cm" svg:y="13.838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21cm" svg:height="0.441cm" svg:x="9.903cm" svg:y="13.71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10.186cm" svg:y="13.6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549cm" svg:height="0.311cm" svg:x="10.382cm" svg:y="13.841cm" svg:viewBox="0 0 550 312" svg:d="M54 69v190c0 31-8 31-54 31v22c24 0 61-2 80-2 18 0 54 2 78 2v-22c-46 0-54 0-54-31v-131c0-74 50-112 94-112 45 0 53 38 53 78v165c0 31-8 31-56 31v22c26 0 61-2 80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273cm" svg:height="0.324cm" svg:x="10.964cm" svg:y="13.83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48cm" svg:height="0.497cm" svg:x="11.511cm" svg:y="13.665cm" svg:viewBox="0 0 349 498" svg:d="M102 224v-224l-102 8v22c50 0 54 5 54 39v421h18c2-2 6-12 26-44 11 16 41 52 92 52 85 0 159-69 159-160 0-90-71-160-151-160-54 0-84 33-96 46zM104 410v-146c0-14 0-14 8-26 27-40 66-44 83-44 32 0 58 17 74 44 19 29 21 69 21 98 0 27-2 69-23 101-14 21-41 45-80 45-30 0-56-18-73-44-10-14-10-16-10-28z">
            <text:p/>
          </draw:path>
          <draw:path draw:style-name="gr3" draw:text-style-name="P7" draw:layer="layout" svg:width="0.354cm" svg:height="0.319cm" svg:x="11.905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2cm" svg:height="0.441cm" svg:x="12.286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482cm" svg:height="0.311cm" svg:x="12.793cm" svg:y="13.84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151cm" svg:height="0.471cm" svg:x="13.311cm" svg:y="13.6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2cm" svg:height="0.441cm" svg:x="13.497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13.779cm" svg:y="13.665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313cm" svg:height="0.324cm" svg:x="14.167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4.521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2cm" svg:height="0.441cm" svg:x="14.902cm" svg:y="13.719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319cm" svg:x="15.419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15.811cm" svg:y="13.83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087cm" svg:y="13.68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283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22cm" svg:height="0.465cm" svg:x="16.67cm" svg:y="13.8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21cm" svg:height="0.441cm" svg:x="17.249cm" svg:y="13.719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17.532cm" svg:y="13.665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17.919cm" svg:y="13.83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47cm" svg:y="13.838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4cm" svg:height="0.489cm" svg:x="18.763cm" svg:y="13.665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317cm" svg:height="0.324cm" svg:x="19.16cm" svg:y="13.838cm" svg:viewBox="0 0 318 325" svg:d="M205 262c3 29 22 58 56 58 14 0 57-10 57-67v-39h-17v39c0 41-18 46-26 46-22 0-25-32-25-35v-142c0-29 0-56-26-84-27-27-62-38-96-38-59 0-107 34-107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504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22cm" svg:height="0.465cm" svg:x="19.892cm" svg:y="13.8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73cm" svg:height="0.324cm" svg:x="20.243cm" svg:y="13.838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48cm" svg:height="0.497cm" svg:x="20.56cm" svg:y="13.665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237cm" svg:height="0.311cm" svg:x="21.18cm" svg:y="13.84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3cm" svg:height="0.324cm" svg:x="21.456cm" svg:y="13.83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482cm" svg:height="0.311cm" svg:x="21.78cm" svg:y="13.84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164cm" svg:height="0.703cm" svg:x="22.579cm" svg:y="13.6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3cm" svg:height="0.324cm" svg:x="22.803cm" svg:y="13.8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7cm" svg:height="0.311cm" svg:x="23.155cm" svg:y="13.841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68cm" svg:height="0.324cm" svg:x="23.669cm" svg:y="13.838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977cm" svg:y="13.8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24.331cm" svg:y="13.6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54cm" svg:height="0.319cm" svg:x="24.526cm" svg:y="13.841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549cm" svg:height="0.311cm" svg:x="24.917cm" svg:y="13.841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354cm" svg:height="0.311cm" svg:x="25.502cm" svg:y="13.84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5.91cm" svg:y="13.6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114" draw:id="id114">
          <svg:title>TexMaths</svg:title>
          <svg:desc>20§display§\text {in the succeeding transformation }§svg§600§FALSE§</svg:desc>
          <draw:polygon draw:style-name="gr2" draw:text-style-name="P6" draw:layer="layout" svg:width="9.983cm" svg:height="0.571cm" svg:x="4.447cm" svg:y="14.56cm" svg:viewBox="0 0 9984 572" draw:points="4992,572 0,572 0,0 9984,0 9984,572">
            <text:p/>
          </draw:polygon>
          <draw:path draw:style-name="gr3" draw:text-style-name="P7" draw:layer="layout" svg:width="0.151cm" svg:height="0.472cm" svg:x="4.434cm" svg:y="14.551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4.629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221cm" svg:height="0.441cm" svg:x="5.245cm" svg:y="14.589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354cm" svg:height="0.489cm" svg:x="5.527cm" svg:y="14.533cm" svg:viewBox="0 0 355 490" svg:d="M54 436c0 32-6 32-54 32v22c24-1 61-1 80-1 18 0 54 0 78 1v-22c-46 0-54 0-54-32v-130c0-74 50-112 94-112 45 0 53 38 53 78v164c0 32-8 32-54 32v22c24-1 61-1 80-1 17 0 54 0 78 1v-22c-37 0-54 0-54-21v-135c0-60 0-83-23-109-9-11-33-25-73-25-61 0-91 43-103 69v-247l-102 8v22c50 0 54 5 54 39z">
            <text:p/>
          </draw:path>
          <draw:path draw:style-name="gr3" draw:text-style-name="P7" draw:layer="layout" svg:width="0.273cm" svg:height="0.324cm" svg:x="5.916cm" svg:y="14.706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7" draw:layer="layout" svg:width="0.231cm" svg:height="0.324cm" svg:x="6.466cm" svg:y="14.706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354cm" svg:height="0.319cm" svg:x="6.743cm" svg:y="14.711cm" svg:viewBox="0 0 355 320" svg:d="M253 256v64l102-8v-22c-49 0-54-5-54-38v-252l-104 8v22c49 0 54 5 54 39v126c0 61-33 109-85 109-59 0-62-32-62-69v-235l-104 8v22c54 0 54 2 54 65v105c0 56 0 120 108 120 40 0 72-19 91-64z">
            <text:p/>
          </draw:path>
          <draw:path draw:style-name="gr3" draw:text-style-name="P7" draw:layer="layout" svg:width="0.268cm" svg:height="0.324cm" svg:x="7.133cm" svg:y="14.706cm" svg:viewBox="0 0 269 325" svg:d="M59 163c0-115 58-145 95-145 6 0 51 0 76 25-30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268cm" svg:height="0.324cm" svg:x="7.447cm" svg:y="14.706cm" svg:viewBox="0 0 269 325" svg:d="M59 163c0-115 58-145 95-145 6 0 51 0 76 25-28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273cm" svg:height="0.324cm" svg:x="7.754cm" svg:y="14.706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7" draw:layer="layout" svg:width="0.273cm" svg:height="0.324cm" svg:x="8.068cm" svg:y="14.706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7" draw:layer="layout" svg:width="0.348cm" svg:height="0.497cm" svg:x="8.383cm" svg:y="14.533cm" svg:viewBox="0 0 349 498" svg:d="M245 452v46l104-8v-22c-50 0-56-5-56-39v-429l-101 8v22c48 0 54 5 54 39v152c-20-24-51-43-89-43-83 0-157 69-157 160 0 90 69 160 150 160 45 0 77-24 95-46zM245 263v144c0 13 0 14-8 26-21 33-53 49-83 49-32 0-58-17-76-45-17-28-19-69-19-97s2-69 21-101c16-23 42-45 80-45 26 0 54 9 77 41 8 13 8 15 8 28z">
            <text:p/>
          </draw:path>
          <draw:path draw:style-name="gr3" draw:text-style-name="P7" draw:layer="layout" svg:width="0.151cm" svg:height="0.472cm" svg:x="8.773cm" svg:y="14.551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8.968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322cm" svg:height="0.465cm" svg:x="9.356cm" svg:y="14.703cm" svg:viewBox="0 0 323 466" svg:d="M138 199c-63 0-63-71-63-87 0-19 2-42 11-59 7-10 23-29 52-29 60 0 60 71 60 87 0 19 0 41-11 59-6 9-22 29-49 29zM54 226c0-3 0-19 13-34 27 21 56 23 71 23 65 0 113-48 113-103 0-27-11-53-29-69 26-24 52-27 64-27 2 0 5 0 7 0-8 3-11 11-11 19 0 13 9 21 20 21 7 0 21-5 21-21 0-13-9-35-37-35-14 0-44 5-75 34-29-24-59-26-73-26-66 0-116 48-116 103 0 32 16 57 34 73-10 10-22 34-22 58 0 22 9 50 32 62-44 13-66 44-66 72 0 50 70 90 157 90 83 0 157-37 157-91 0-26-12-61-47-82-38-19-78-19-121-19-18 0-48 0-53 0-23-3-39-26-39-48zM157 449c-72 0-120-36-120-73 0-33 27-59 57-60h42c61 0 141 0 141 60 0 37-51 73-120 73z">
            <text:p/>
          </draw:path>
          <draw:path draw:style-name="gr3" draw:text-style-name="P7" draw:layer="layout" svg:width="0.22cm" svg:height="0.441cm" svg:x="9.935cm" svg:y="14.589cm" svg:viewBox="0 0 221 442" svg:d="M109 152h101v-22h-101v-130h-18c0 58-22 133-91 136v16h61v194c0 88 65 96 91 96 50 0 69-50 69-96v-40h-18v40c0 51-21 79-46 79-48 0-48-65-48-77z">
            <text:p/>
          </draw:path>
          <draw:path draw:style-name="gr3" draw:text-style-name="P7" draw:layer="layout" svg:width="0.237cm" svg:height="0.311cm" svg:x="10.215cm" svg:y="14.711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10.5cm" svg:y="14.706cm" svg:viewBox="0 0 318 325" svg:d="M206 263c2 29 21 57 55 57 14 0 57-9 57-67v-38h-17v38c0 42-18 47-26 47-22 0-25-32-25-36v-142c0-29 0-56-26-84-27-27-62-38-96-38-59 0-107 34-107 80 0 21 14 34 32 34 21 0 32-15 32-34 0-8-3-32-35-32 19-24 52-32 76-32 34 0 74 27 74 90v27c-35 2-85 3-130 24-52 24-70 61-70 93 0 58 69 75 114 75 46 0 78-29 92-62zM200 147v71c0 67-50 91-82 91-35 0-64-25-64-61 0-38 31-97 146-101z">
            <text:p/>
          </draw:path>
          <draw:path draw:style-name="gr3" draw:text-style-name="P7" draw:layer="layout" svg:width="0.354cm" svg:height="0.311cm" svg:x="10.844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231cm" svg:height="0.324cm" svg:x="11.236cm" svg:y="14.706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228cm" svg:height="0.497cm" svg:x="11.512cm" svg:y="14.525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  <draw:path draw:style-name="gr3" draw:text-style-name="P7" draw:layer="layout" svg:width="0.313cm" svg:height="0.324cm" svg:x="11.724cm" svg:y="14.706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7" draw:layer="layout" svg:width="0.237cm" svg:height="0.311cm" svg:x="12.076cm" svg:y="14.711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549cm" svg:height="0.311cm" svg:x="12.354cm" svg:y="14.711cm" svg:viewBox="0 0 550 312" svg:d="M54 69v191c0 30-6 30-54 30v22c24 0 61-1 80-1 18 0 54 1 78 1v-22c-46 0-54 0-54-30v-132c0-74 50-112 94-112 45 0 53 38 53 79v165c0 30-8 30-54 30v22c24 0 59-1 78-1s56 1 80 1v-22c-48 0-56 0-56-30v-132c0-74 51-112 96-112s51 38 51 79v165c0 30-6 30-54 30v22c24 0 61-1 80-1 18 0 54 1 78 1v-22c-36 0-54 0-54-21v-134c0-61 0-84-22-109-10-12-34-26-74-26-59 0-91 42-102 69-10-61-63-69-95-69-51 0-85 30-104 74v-74l-99 8v22c50 0 54 5 54 39z">
            <text:p/>
          </draw:path>
          <draw:path draw:style-name="gr3" draw:text-style-name="P7" draw:layer="layout" svg:width="0.317cm" svg:height="0.324cm" svg:x="12.946cm" svg:y="14.706cm" svg:viewBox="0 0 318 325" svg:d="M205 263c3 29 22 57 56 57 14 0 57-9 57-67v-38h-17v38c0 42-18 47-26 47-22 0-25-32-25-36v-142c0-29 0-56-26-84-27-27-62-38-98-38-57 0-105 34-105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221cm" svg:height="0.441cm" svg:x="13.282cm" svg:y="14.589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151cm" svg:height="0.472cm" svg:x="13.565cm" svg:y="14.551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13cm" svg:height="0.324cm" svg:x="13.757cm" svg:y="14.706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7" draw:layer="layout" svg:width="0.354cm" svg:height="0.311cm" svg:x="14.111cm" svg:y="14.711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</draw:g>
        <draw:g xml:id="id106" draw:id="id106">
          <svg:title>TexMaths</svg:title>
          <svg:desc>20§display§\text {which is a}§svg§600§FALSE§</svg:desc>
          <draw:polygon draw:style-name="gr2" draw:text-style-name="P6" draw:layer="layout" svg:width="2.993cm" svg:height="0.427cm" svg:x="22.872cm" svg:y="7.803cm" svg:viewBox="0 0 2994 428" draw:points="1497,428 0,428 0,0 2994,0 2994,428">
            <text:p/>
          </draw:polygon>
          <draw:path draw:style-name="gr3" draw:text-style-name="P7" draw:layer="layout" svg:width="0.482cm" svg:height="0.311cm" svg:x="22.85cm" svg:y="7.954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354cm" svg:height="0.489cm" svg:x="23.367cm" svg:y="7.768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  <draw:path draw:style-name="gr3" draw:text-style-name="P7" draw:layer="layout" svg:width="0.151cm" svg:height="0.471cm" svg:x="23.759cm" svg:y="7.786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268cm" svg:height="0.324cm" svg:x="23.954cm" svg:y="7.941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54cm" svg:height="0.489cm" svg:x="24.246cm" svg:y="7.768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  <draw:path draw:style-name="gr3" draw:text-style-name="P7" draw:layer="layout" svg:width="0.151cm" svg:height="0.471cm" svg:x="24.87cm" svg:y="7.786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231cm" svg:height="0.324cm" svg:x="25.067cm" svg:y="7.94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25.584cm" svg:y="7.941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</draw:g>
        <draw:g xml:id="id107" draw:id="id107">
          <svg:title>TexMaths</svg:title>
          <svg:desc>20§display§\text {lower}§svg§600§FALSE§</svg:desc>
          <draw:polygon draw:style-name="gr2" draw:text-style-name="P6" draw:layer="layout" svg:width="1.515cm" svg:height="0.427cm" svg:x="23.562cm" svg:y="8.404cm" svg:viewBox="0 0 1516 428" draw:points="757,428 0,428 0,0 1516,0 1516,428">
            <text:p/>
          </draw:polygon>
          <draw:path draw:style-name="gr3" draw:text-style-name="P7" draw:layer="layout" svg:width="0.157cm" svg:height="0.489cm" svg:x="23.549cm" svg:y="8.36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13cm" svg:height="0.324cm" svg:x="23.741cm" svg:y="8.542cm" svg:viewBox="0 0 314 325" svg:d="M314 165c0-90-72-165-157-165-88 0-157 77-157 165 0 91 74 160 157 160 85 0 157-70 157-160zM157 307c-31 0-61-16-80-48-18-30-18-73-18-99 0-27 0-66 16-98 19-32 53-46 82-46 30 0 61 14 78 45 20 30 20 72 20 99 0 26 0 64-16 95-15 32-47 52-82 52z">
            <text:p/>
          </draw:path>
          <draw:path draw:style-name="gr3" draw:text-style-name="P7" draw:layer="layout" svg:width="0.482cm" svg:height="0.311cm" svg:x="24.066cm" svg:y="8.555cm" svg:viewBox="0 0 483 312" svg:d="M424 67c13-35 35-45 59-45v-22c-16 2-36 2-51 2-21 0-53-2-65-2v22c25 0 40 13 40 34 0 5 0 5-4 14l-64 181-70-197c-2-8-3-9-3-12 0-20 27-20 41-20v-22c-20 0-56 2-73 2-21 0-42 0-63-2v22c26 0 37 2 45 10 3 5 11 26 16 40l-61 170-67-188c-3-9-3-11-3-12 0-20 27-20 41-20v-22c-20 0-60 2-76 2-4 0-40 0-66-2v22c35 0 43 2 53 24l88 250c3 11 6 16 14 16 10 0 11-3 15-14l72-200 72 201c1 8 5 13 14 13 8 0 11-6 13-13z">
            <text:p/>
          </draw:path>
          <draw:path draw:style-name="gr3" draw:text-style-name="P7" draw:layer="layout" svg:width="0.273cm" svg:height="0.324cm" svg:x="24.562cm" svg:y="8.542cm" svg:viewBox="0 0 274 325" svg:d="M59 139c5-105 64-123 88-123 72 0 80 94 80 123zM59 154h197c16 0 18 0 18-15 0-70-39-139-127-139-81 0-147 72-147 162 0 94 74 163 155 163 87 0 119-78 119-93 0-6-7-8-10-8-6 0-8 5-8 10-25 73-90 73-96 73-35 0-64-22-80-48-21-33-21-80-21-105z">
            <text:p/>
          </draw:path>
          <draw:path draw:style-name="gr3" draw:text-style-name="P7" draw:layer="layout" svg:width="0.238cm" svg:height="0.311cm" svg:x="24.874cm" svg:y="8.547cm" svg:viewBox="0 0 239 312" svg:d="M98 78v-78l-98 8v22c50 0 54 5 54 39v190c0 31-6 31-54 31v22c27 0 61-1 80-1 29 0 62 0 91 1v-22h-16c-51 0-53-7-53-32v-109c0-71 29-133 84-133 4 0 6 0 8 0-4 2-16 10-16 27 0 21 14 31 30 31 13 0 31-8 31-31 0-22-23-43-53-43-52 0-77 48-88 78z">
            <text:p/>
          </draw:path>
        </draw:g>
        <draw:g xml:id="id108" draw:id="id108">
          <svg:title>TexMaths</svg:title>
          <svg:desc>20§display§\text {triangular Matrix}§svg§600§FALSE§</svg:desc>
          <draw:polygon draw:style-name="gr2" draw:text-style-name="P6" draw:layer="layout" svg:width="5.317cm" svg:height="0.563cm" svg:x="22.071cm" svg:y="9.002cm" svg:viewBox="0 0 5318 564" draw:points="2659,564 0,564 0,0 5318,0 5318,564">
            <text:p/>
          </draw:polygon>
          <draw:path draw:style-name="gr3" draw:text-style-name="P7" draw:layer="layout" svg:width="0.221cm" svg:height="0.441cm" svg:x="22.049cm" svg:y="9.023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237cm" svg:height="0.311cm" svg:x="22.329cm" svg:y="9.145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2cm" svg:x="22.607cm" svg:y="8.985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17cm" svg:height="0.324cm" svg:x="22.809cm" svg:y="9.14cm" svg:viewBox="0 0 318 325" svg:d="M205 263c3 29 22 57 56 57 14 0 57-9 57-67v-38h-17v38c0 42-18 47-26 47-22 0-25-32-25-36v-142c0-29 0-56-26-84-27-27-62-38-98-38-57 0-105 34-105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354cm" svg:height="0.311cm" svg:x="23.155cm" svg:y="9.145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7" draw:layer="layout" svg:width="0.322cm" svg:height="0.465cm" svg:x="23.542cm" svg:y="9.137cm" svg:viewBox="0 0 323 466" svg:d="M138 199c-63 0-63-71-63-87 0-19 2-42 11-59 7-10 23-29 52-29 60 0 60 71 60 87 0 19 0 41-11 59-6 9-22 29-49 29zM54 226c0-3 0-19 13-34 27 21 56 23 71 23 65 0 113-48 113-103 0-27-11-53-29-69 26-24 52-27 64-27 2 0 5 0 7 0-8 3-11 11-11 19 0 13 9 21 20 21 7 0 21-5 21-21 0-13-9-35-37-35-14 0-44 5-75 34-29-24-59-26-73-26-66 0-116 48-116 103 0 32 16 57 34 73-10 10-22 34-22 58 0 22 9 50 32 62-44 13-66 44-66 72 0 50 70 90 157 90 83 0 157-37 157-91 0-26-12-61-47-82-38-19-78-19-121-19-18 0-48 0-53 0-23-3-39-26-39-48zM157 449c-72 0-120-36-120-73 0-33 27-59 57-60h42c61 0 141 0 141 60 0 37-51 73-120 73z">
            <text:p/>
          </draw:path>
          <draw:path draw:style-name="gr3" draw:text-style-name="P7" draw:layer="layout" svg:width="0.354cm" svg:height="0.319cm" svg:x="23.895cm" svg:y="9.145cm" svg:viewBox="0 0 355 320" svg:d="M253 256v64l102-8v-22c-49 0-54-5-54-38v-252l-104 8v22c49 0 54 5 54 39v126c0 61-33 109-85 109-59 0-62-32-62-69v-235l-104 8v22c54 0 54 2 54 65v105c0 56 0 120 109 120 39 0 71-19 90-64z">
            <text:p/>
          </draw:path>
          <draw:path draw:style-name="gr3" draw:text-style-name="P7" draw:layer="layout" svg:width="0.157cm" svg:height="0.489cm" svg:x="24.287cm" svg:y="8.967cm" svg:viewBox="0 0 158 490" svg:d="M102 0l-102 8v22c50 0 56 5 56 39v367c0 32-8 32-56 32v22c24-1 61-1 78-1 18 0 53 0 80 1v-22c-48 0-56 0-56-32z">
            <text:p/>
          </draw:path>
          <draw:path draw:style-name="gr3" draw:text-style-name="P7" draw:layer="layout" svg:width="0.317cm" svg:height="0.324cm" svg:x="24.489cm" svg:y="9.14cm" svg:viewBox="0 0 318 325" svg:d="M205 263c3 29 22 57 56 57 14 0 57-9 57-67v-38h-17v38c0 42-18 47-26 47-22 0-25-32-25-36v-142c0-29 0-56-26-84-27-27-62-38-96-38-59 0-107 34-107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237cm" svg:height="0.311cm" svg:x="24.83cm" svg:y="9.145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25.346cm" svg:y="8.975cm" svg:viewBox="0 0 594 482" svg:d="M144 16c-6-16-8-16-26-16h-118v22h18c52 0 54 8 54 32v355c0 19 0 51-72 51v22c24 0 59-1 83-1 23 0 58 1 82 1v-22c-72 0-72-32-72-51v-382l169 439c5 10 8 16 15 16 8 0 9-5 13-13l172-447h2v406c0 25-2 32-56 32h-18v22c28-1 76-1 103-1s75 0 101 1v-22h-18c-54 0-54-7-54-32v-374c0-24 0-32 54-32h18v-22h-120c-18 0-18 0-23 13l-155 399z">
            <text:p/>
          </draw:path>
          <draw:path draw:style-name="gr3" draw:text-style-name="P7" draw:layer="layout" svg:width="0.317cm" svg:height="0.324cm" svg:x="25.994cm" svg:y="9.14cm" svg:viewBox="0 0 318 325" svg:d="M205 263c3 29 22 57 56 57 14 0 57-9 57-67v-38h-17v38c0 42-18 47-26 47-22 0-25-32-25-36v-142c0-29 0-56-26-84-27-27-62-38-98-38-57 0-105 34-105 80 0 21 14 34 32 34 19 0 32-15 32-34 0-8-3-32-35-32 19-24 52-32 76-32 34 0 74 27 74 90v27c-35 2-85 3-130 24-52 24-70 61-70 93 0 58 69 75 114 75 46 0 78-29 91-62zM200 147v71c0 67-50 91-82 91-35 0-64-25-64-61 0-38 31-97 146-101z">
            <text:p/>
          </draw:path>
          <draw:path draw:style-name="gr3" draw:text-style-name="P7" draw:layer="layout" svg:width="0.221cm" svg:height="0.441cm" svg:x="26.329cm" svg:y="9.023cm" svg:viewBox="0 0 222 442" svg:d="M109 152h101v-22h-101v-130h-18c0 58-22 133-91 136v16h61v194c0 88 65 96 91 96 50 0 70-50 70-96v-40h-19v40c0 51-21 79-46 79-48 0-48-65-48-77z">
            <text:p/>
          </draw:path>
          <draw:path draw:style-name="gr3" draw:text-style-name="P7" draw:layer="layout" svg:width="0.237cm" svg:height="0.311cm" svg:x="26.609cm" svg:y="9.145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2cm" svg:x="26.887cm" svg:y="8.985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03cm" svg:x="27.068cm" svg:y="9.153cm" svg:viewBox="0 0 355 304" svg:d="M194 139c22-27 48-62 65-80 23-25 51-37 83-37v-22c-17 2-38 2-57 2-21 0-58-2-67-2v22c14 2 20 10 20 21s-8 21-11 26l-43 54-56-70c-6-8-6-10-6-13 0-11 11-18 25-18v-22c-19 0-65 2-77 2-14 0-48 0-67-2v22c50 0 51 0 83 44l71 91-66 83c-35 42-77 44-91 44v20c18-1 40-1 59-1s50 1 67 1v-20c-16-4-20-12-20-23 0-16 20-38 62-90l54 71c7 8 15 19 15 24 0 6-7 16-26 18v20c23 0 61-1 77-1 19 0 46 0 67 1v-20c-37 0-49-2-65-2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width" smil:values="width*0.05;width" smil:keyTimes="0;1"/>
                  <anim:animate smil:dur="0.5s" smil:fill="hold" smil:targetElement="id87" anim:sub-item="text" smil:attributeName="height" smil:values="height;height" smil:keyTimes="0;1"/>
                  <anim:animate smil:dur="0.5s" smil:fill="hold" smil:targetElement="id87" anim:sub-item="text" smil:attributeName="x" smil:values="x-.2;x" smil:keyTimes="0;1"/>
                  <anim:animate smil:dur="0.5s" smil:fill="hold" smil:targetElement="id87" anim:sub-item="text" smil:attributeName="y" smil:values="y;y" smil:keyTimes="0;1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1+width/2;x" smil:keyTimes="0;1"/>
                  <anim:animate smil:dur="0.5s" smil:fill="hold" smil:targetElement="id10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1+width/2;x" smil:keyTimes="0;1"/>
                  <anim:animate smil:dur="0.5s" smil:fill="hold" smil:targetElement="id107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1+width/2;x" smil:keyTimes="0;1"/>
                  <anim:animate smil:dur="0.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text:style-name="P4"><text:span text:style-name="T12"><text:tab/></text:span></text:p>
            <text:p text:style-name="P4"><text:span text:style-name="T13"/></text:p>
          </draw:text-box>
        </draw:frame>
        <draw:g xml:id="id121" draw:id="id121">
          <svg:title>TexMaths</svg:title>
          <svg:desc>24§display§(5)§svg§600§FALSE§</svg:desc>
          <draw:polygon draw:style-name="gr2" draw:text-style-name="P6" draw:layer="layout" svg:width="0.91cm" svg:height="0.76cm" svg:x="2.036cm" svg:y="11.77cm" svg:viewBox="0 0 911 761" draw:points="455,761 0,761 0,0 911,0 911,761">
            <text:p/>
          </draw:polygon>
          <draw:path draw:style-name="gr3" draw:text-style-name="P7" draw:layer="layout" svg:width="0.197cm" svg:height="0.844cm" svg:x="2.076cm" svg:y="11.72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365cm" svg:y="11.79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793cm" svg:y="11.72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2" draw:id="id122">
          <svg:title>TexMaths</svg:title>
          <svg:desc>20§display§\text {Given :}§svg§600§FALSE§</svg:desc>
          <draw:polygon draw:style-name="gr2" draw:text-style-name="P6" draw:layer="layout" svg:width="2.1cm" svg:height="0.441cm" svg:x="3.434cm" svg:y="11.86cm" svg:viewBox="0 0 2101 442" draw:points="1051,442 0,442 0,0 2101,0 2101,442">
            <text:p/>
          </draw:polygon>
          <draw:path draw:style-name="gr3" draw:text-style-name="P7" draw:layer="layout" svg:width="0.477cm" svg:height="0.511cm" svg:x="3.439cm" svg:y="11.825cm" svg:viewBox="0 0 478 512" svg:d="M379 453c8 16 37 43 45 43 6 0 6-5 6-16v-123c0-27 4-31 48-31v-22c-25 2-64 3-84 3-29 0-90 0-114-3v22h22c63 0 66 8 66 34v45c0 80-90 86-110 86-45 0-186-25-186-235 0-211 139-234 182-234 76 0 140 63 154 167 2 9 2 13 11 13 11 0 11-4 11-18v-166c0-13 0-18-8-18-3 0-4 0-11 8l-35 53c-22-23-61-61-131-61-131 0-245 112-245 256s114 256 246 256c52 0 109-18 133-59z">
            <text:p/>
          </draw:path>
          <draw:path draw:style-name="gr3" draw:text-style-name="P7" draw:layer="layout" svg:width="0.151cm" svg:height="0.471cm" svg:x="3.973cm" svg:y="11.85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45cm" svg:height="0.311cm" svg:x="4.159cm" svg:y="12.017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4.517cm" svg:y="12.00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4.833cm" svg:y="12.01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076cm" svg:height="0.303cm" svg:x="5.495cm" svg:y="12.017cm" svg:viewBox="0 0 77 304" svg:d="M77 37c0-19-18-37-39-37-20 0-38 18-38 37 0 21 18 38 38 38 21 0 39-17 39-38zM77 267c0-21-18-37-39-37-20 0-38 16-38 37s18 37 38 37c21 0 39-16 39-37z">
            <text:p/>
          </draw:path>
        </draw:g>
        <draw:g xml:id="id115" draw:id="id115">
          <svg:title>TexMaths</svg:title>
          <svg:desc>22§display§R_2 \rightarrow R_2 - 2R_1 \ ,§svg§600§FALSE§</svg:desc>
          <draw:polygon draw:style-name="gr2" draw:text-style-name="P6" draw:layer="layout" svg:width="5.675cm" svg:height="0.601cm" svg:x="3.752cm" svg:y="0.899cm" svg:viewBox="0 0 5676 602" draw:points="2837,602 0,602 0,0 5676,0 5676,602">
            <text:p/>
          </draw:polygon>
          <draw:path draw:style-name="gr3" draw:text-style-name="P7" draw:layer="layout" svg:width="0.553cm" svg:height="0.547cm" svg:x="3.745cm" svg:y="0.86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24cm" svg:height="0.36cm" svg:x="4.335cm" svg:y="1.14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4.905cm" svg:y="0.994cm" svg:viewBox="0 0 688 405" svg:d="M604 218c-43 34-64 66-71 74-33 55-40 104-40 104 0 9 9 9 16 9 12 0 14-2 17-14 18-78 64-143 152-178 8-3 10-5 10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3cm" svg:height="0.547cm" svg:x="5.882cm" svg:y="0.86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24cm" svg:height="0.36cm" svg:x="6.471cm" svg:y="1.14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02cm" svg:y="1.1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768cm" svg:y="0.8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47cm" svg:x="8.147cm" svg:y="0.86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0 0-50-14 0-3 0-7 2-12l51-206h92c70 0 84 44 84 70 0 13-5 37-10 55-6 21-13 49-13 65 0 85 94 85 104 85 65 0 93-80 93-90 0-9-8-9-10-9-7 0-7 5-9 11-19 58-53 70-70 70-27 0-32-18-32-47 0-25 5-64 7-89 2-10 4-26 4-37 0-59-52-82-73-91z">
            <text:p/>
          </draw:path>
          <draw:path draw:style-name="gr3" draw:text-style-name="P7" draw:layer="layout" svg:width="0.198cm" svg:height="0.36cm" svg:x="8.761cm" svg:y="1.1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091cm" svg:height="0.231cm" svg:x="9.373cm" svg:y="1.306cm" svg:viewBox="0 0 92 232" svg:d="M92 81c0-51-20-81-50-81-26 0-42 19-42 41 0 21 16 42 42 42 9 0 20-4 27-11 3-2 3-2 5-2 0 0 2 0 2 11 0 58-28 106-55 130-9 9-9 11-9 13 0 7 4 8 9 8 9 0 71-59 71-151z">
            <text:p/>
          </draw:path>
        </draw:g>
        <draw:g xml:id="id116" draw:id="id116">
          <svg:title>TexMaths</svg:title>
          <svg:desc>22§display§R_3 \rightarrow R_3 - 3R_1§svg§600§FALSE§</svg:desc>
          <draw:polygon draw:style-name="gr2" draw:text-style-name="P6" draw:layer="layout" svg:width="5.167cm" svg:height="0.578cm" svg:x="9.953cm" svg:y="0.9cm" svg:viewBox="0 0 5168 579" draw:points="2585,579 0,579 0,0 5168,0 5168,579">
            <text:p/>
          </draw:polygon>
          <draw:path draw:style-name="gr3" draw:text-style-name="P7" draw:layer="layout" svg:width="0.553cm" svg:height="0.546cm" svg:x="9.946cm" svg:y="0.861cm" svg:viewBox="0 0 554 547" svg:d="M259 53c5-18 7-27 23-28 7 0 31 0 45 0 57 0 143 0 143 75 0 27-12 81-44 111-20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3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0.53cm" svg:y="1.14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11.106cm" svg:y="0.995cm" svg:viewBox="0 0 688 405" svg:d="M604 218c-43 33-64 65-71 74-33 54-40 104-40 104 0 9 9 9 16 9 12 0 14-2 17-15 18-77 64-142 151-177 9-4 11-5 11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12.082cm" svg:y="0.861cm" svg:viewBox="0 0 554 547" svg:d="M259 53c5-18 7-27 23-28 7 0 31 0 45 0 57 0 143 0 143 75 0 27-12 81-44 111-20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3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2.667cm" svg:y="1.14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13.221cm" svg:y="1.1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962cm" svg:y="0.87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53cm" svg:height="0.546cm" svg:x="14.347cm" svg:y="0.861cm" svg:viewBox="0 0 554 547" svg:d="M259 53c5-18 7-27 23-28 7 0 31 0 45 0 57 0 143 0 143 75 0 27-12 81-44 111-20 19-60 44-130 44h-87zM371 266c78-18 171-71 171-150 0-67-70-116-172-116h-220c-16 0-23 0-23 16 0 9 7 9 21 9 2 0 16 0 30 1 14 0 21 2 21 13 0 1-2 5-4 14l-103 417c-8 29-9 35-71 35-14 0-21 0-21 16 0 8 9 8 11 8 21 0 75-1 98-1 21 0 76 1 99 1 5 0 14 0 14-15 0-9-7-9-21-9-29 0-50 0-50-14 0-4 0-7 2-13l51-205h92c70 0 84 44 84 70 0 12-5 37-10 54-6 22-13 50-13 66 0 84 93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198cm" svg:height="0.36cm" svg:x="14.961cm" svg:y="1.146cm" svg:viewBox="0 0 199 361" svg:d="M123 16c0-16-2-16-16-16-35 33-84 35-107 35v20c12 0 49 0 79-16v278c0 17 0 24-54 24h-21v20c10 0 77-2 96-2 18 0 87 2 99 2v-20h-21c-55 0-55-7-55-24z">
            <text:p/>
          </draw:path>
        </draw:g>
        <draw:g xml:id="id117" draw:id="id117">
          <svg:title>TexMaths</svg:title>
          <svg:desc>22§display§A \sim \begin{bmatrix} 1 &amp;  - 1 &amp; \ \ 2  \\  0 &amp; \ \  3  &amp; -1  \\  0 &amp; \ \  5 &amp; - 2 \end{bmatrix}§svg§600§FALSE§</svg:desc>
          <draw:polygon draw:style-name="gr2" draw:text-style-name="P6" draw:layer="layout" svg:width="6.22cm" svg:height="2.706cm" svg:x="6.005cm" svg:y="2.117cm" svg:viewBox="0 0 6221 2707" draw:points="3111,2707 0,2707 0,0 6221,0 6221,2707">
            <text:p/>
          </draw:polygon>
          <draw:path draw:style-name="gr3" draw:text-style-name="P7" draw:layer="layout" svg:width="0.53cm" svg:height="0.555cm" svg:x="5.993cm" svg:y="3.11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6.804cm" svg:y="3.379cm" svg:viewBox="0 0 517 183" svg:d="M517 26c0-17-5-26-10-26-4 0-11 7-11 21-3 76-54 118-109 118-49 0-86-33-125-67-39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7.828cm" svg:y="2.078cm" svg:viewBox="0 0 259 1392" draw:points="0,1392 55,1392 55,53 259,53 259,0 0,0">
            <text:p/>
          </draw:polygon>
          <draw:polygon draw:style-name="gr3" draw:text-style-name="P7" draw:layer="layout" svg:width="0.258cm" svg:height="1.391cm" svg:x="7.828cm" svg:y="3.469cm" svg:viewBox="0 0 259 1392" draw:points="0,1392 259,1392 259,1340 55,1340 55,0 0,0">
            <text:p/>
          </draw:polygon>
          <draw:path draw:style-name="gr3" draw:text-style-name="P7" draw:layer="layout" svg:width="0.256cm" svg:height="0.517cm" svg:x="8.161cm" svg:y="2.2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317cm" svg:y="2.5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23cm" svg:y="2.2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61cm" svg:y="2.21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26cm" svg:height="0.532cm" svg:x="8.122cm" svg:y="3.1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9.843cm" svg:y="3.13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077cm" svg:y="3.44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84cm" svg:y="3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122cm" svg:y="4.06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09cm" svg:height="0.532cm" svg:x="9.849cm" svg:y="4.06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1.077cm" svg:y="4.3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653cm" svg:y="4.0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olygon draw:style-name="gr3" draw:text-style-name="P7" draw:layer="layout" svg:width="0.258cm" svg:height="1.391cm" svg:x="12.006cm" svg:y="2.078cm" svg:viewBox="0 0 259 1392" draw:points="206,1392 259,1392 259,0 0,0 0,53 206,53">
            <text:p/>
          </draw:polygon>
          <draw:polygon draw:style-name="gr3" draw:text-style-name="P7" draw:layer="layout" svg:width="0.258cm" svg:height="1.391cm" svg:x="12.006cm" svg:y="3.469cm" svg:viewBox="0 0 259 1392" draw:points="206,1340 0,1340 0,1392 259,1392 259,0 206,0">
            <text:p/>
          </draw:polygon>
        </draw:g>
        <draw:g xml:id="id118" draw:id="id118">
          <svg:title>TexMaths</svg:title>
          <svg:desc>22§display§R_3 \rightarrow R_3 - \frac{5}{3} R_2§svg§600§FALSE§</svg:desc>
          <draw:polygon draw:style-name="gr2" draw:text-style-name="P6" draw:layer="layout" svg:width="5.372cm" svg:height="1.51cm" svg:x="3.754cm" svg:y="5.4cm" svg:viewBox="0 0 5373 1511" draw:points="2686,1511 0,1511 0,0 5373,0 5373,1511">
            <text:p/>
          </draw:polygon>
          <draw:path draw:style-name="gr3" draw:text-style-name="P7" draw:layer="layout" svg:width="0.553cm" svg:height="0.547cm" svg:x="3.747cm" svg:y="5.87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4-26 4-37 0-59-52-82-73-91z">
            <text:p/>
          </draw:path>
          <draw:path draw:style-name="gr3" draw:text-style-name="P7" draw:layer="layout" svg:width="0.249cm" svg:height="0.37cm" svg:x="4.331cm" svg:y="6.15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687cm" svg:height="0.404cm" svg:x="4.907cm" svg:y="6.004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5.884cm" svg:y="5.87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4-26 4-37 0-59-52-82-73-91z">
            <text:p/>
          </draw:path>
          <draw:path draw:style-name="gr3" draw:text-style-name="P7" draw:layer="layout" svg:width="0.249cm" svg:height="0.37cm" svg:x="6.468cm" svg:y="6.15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7.022cm" svg:y="6.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7.862cm" svg:y="5.36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7.823cm" svg:y="6.19cm" svg:viewBox="0 0 389 33" draw:points="194,33 0,33 0,0 389,0 389,33">
            <text:p/>
          </draw:polygon>
          <draw:path draw:style-name="gr3" draw:text-style-name="P7" draw:layer="layout" svg:width="0.321cm" svg:height="0.532cm" svg:x="7.857cm" svg:y="6.41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53cm" svg:height="0.547cm" svg:x="8.335cm" svg:y="5.872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0 0-50-14 0-3 0-7 2-12l51-206h92c70 0 84 44 84 70 0 13-5 37-10 55-6 21-13 49-13 65 0 85 94 85 104 85 65 0 93-80 93-90 0-9-8-9-10-9-7 0-7 5-9 10-19 59-53 71-70 71-27 0-32-18-32-48 0-24 5-63 7-88 2-10 4-26 4-37 0-59-52-82-73-91z">
            <text:p/>
          </draw:path>
          <draw:path draw:style-name="gr3" draw:text-style-name="P7" draw:layer="layout" svg:width="0.24cm" svg:height="0.36cm" svg:x="8.925cm" svg:y="6.15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119" draw:id="id119">
          <svg:title>TexMaths</svg:title>
          <svg:desc>22§display§A \sim \begin{bmatrix} 1 &amp;  - 1 &amp; \ \ 2  \\  0 &amp; \ \  3  &amp; -1  \\  0 &amp; \ \  0 &amp; - \frac{1}{3} \end{bmatrix}§svg§600§FALSE§</svg:desc>
          <draw:polygon draw:style-name="gr2" draw:text-style-name="P6" draw:layer="layout" svg:width="6.328cm" svg:height="2.708cm" svg:x="6.006cm" svg:y="7.419cm" svg:viewBox="0 0 6329 2709" draw:points="3164,2709 0,2709 0,0 6329,0 6329,2709">
            <text:p/>
          </draw:polygon>
          <draw:path draw:style-name="gr3" draw:text-style-name="P7" draw:layer="layout" svg:width="0.531cm" svg:height="0.555cm" svg:x="5.994cm" svg:y="8.412cm" svg:viewBox="0 0 532 556" svg:d="M111 467c-30 51-60 63-95 65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516cm" svg:height="0.182cm" svg:x="6.805cm" svg:y="8.681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2cm" svg:x="7.83cm" svg:y="7.38cm" svg:viewBox="0 0 259 1393" draw:points="0,1393 55,1393 55,53 259,53 259,0 0,0">
            <text:p/>
          </draw:polygon>
          <draw:polygon draw:style-name="gr3" draw:text-style-name="P7" draw:layer="layout" svg:width="0.258cm" svg:height="1.392cm" svg:x="7.83cm" svg:y="8.771cm" svg:viewBox="0 0 259 1393" draw:points="0,1393 259,1393 259,1340 55,1340 55,0 0,0">
            <text:p/>
          </draw:polygon>
          <draw:path draw:style-name="gr3" draw:text-style-name="P7" draw:layer="layout" svg:width="0.256cm" svg:height="0.517cm" svg:x="8.162cm" svg:y="7.5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319cm" svg:y="7.8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24cm" svg:y="7.5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666cm" svg:y="7.51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8.124cm" svg:y="8.4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9.845cm" svg:y="8.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133cm" svg:y="8.74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739cm" svg:y="8.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124cm" svg:y="9.37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9.843cm" svg:y="9.37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1.079cm" svg:y="9.67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1.769cm" svg:y="9.22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1.709cm" svg:y="9.677cm" svg:viewBox="0 0 310 33" draw:points="155,33 0,33 0,0 310,0 310,33">
            <text:p/>
          </draw:polygon>
          <draw:path draw:style-name="gr3" draw:text-style-name="P7" draw:layer="layout" svg:width="0.249cm" svg:height="0.37cm" svg:x="11.739cm" svg:y="9.79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2cm" svg:x="12.115cm" svg:y="7.38cm" svg:viewBox="0 0 259 1393" draw:points="206,1393 259,1393 259,0 0,0 0,53 206,53">
            <text:p/>
          </draw:polygon>
          <draw:polygon draw:style-name="gr3" draw:text-style-name="P7" draw:layer="layout" svg:width="0.258cm" svg:height="1.392cm" svg:x="12.115cm" svg:y="8.771cm" svg:viewBox="0 0 259 1393" draw:points="206,1340 0,1340 0,1393 259,1393 259,0 206,0">
            <text:p/>
          </draw:polygon>
        </draw:g>
        <draw:g xml:id="id123" draw:id="id123">
          <svg:title>TexMaths</svg:title>
          <svg:desc>22§display§A = \begin{bmatrix} 1 &amp; 2 &amp; 2  \\  2 &amp; 1  &amp; 2  \\  2 &amp; 2 &amp; 1 \end{bmatrix}§svg§600§FALSE§</svg:desc>
          <draw:polygon draw:style-name="gr2" draw:text-style-name="P6" draw:layer="layout" svg:width="5.019cm" svg:height="2.706cm" svg:x="6.008cm" svg:y="10.822cm" svg:viewBox="0 0 5020 2707" draw:points="2510,2707 0,2707 0,0 5020,0 5020,2707">
            <text:p/>
          </draw:polygon>
          <draw:path draw:style-name="gr3" draw:text-style-name="P7" draw:layer="layout" svg:width="0.531cm" svg:height="0.555cm" svg:x="5.996cm" svg:y="11.815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6.807cm" svg:y="12.08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832cm" svg:y="10.783cm" svg:viewBox="0 0 259 1392" draw:points="0,1392 55,1392 55,53 259,53 259,0 0,0">
            <text:p/>
          </draw:polygon>
          <draw:polygon draw:style-name="gr3" draw:text-style-name="P7" draw:layer="layout" svg:width="0.258cm" svg:height="1.391cm" svg:x="7.832cm" svg:y="12.174cm" svg:viewBox="0 0 259 1392" draw:points="0,1392 259,1392 259,1340 55,1340 55,0 0,0">
            <text:p/>
          </draw:polygon>
          <draw:path draw:style-name="gr3" draw:text-style-name="P7" draw:layer="layout" svg:width="0.256cm" svg:height="0.517cm" svg:x="8.165cm" svg:y="10.9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295cm" svg:y="10.9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17cm" svg:x="10.454cm" svg:y="10.9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17cm" svg:x="8.135cm" svg:y="11.8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9.324cm" svg:y="11.8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454cm" svg:y="11.8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17cm" svg:x="8.135cm" svg:y="12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9.295cm" svg:y="12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6cm" svg:height="0.517cm" svg:x="10.484cm" svg:y="12.77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0.808cm" svg:y="10.783cm" svg:viewBox="0 0 259 1392" draw:points="206,1392 259,1392 259,0 0,0 0,53 206,53">
            <text:p/>
          </draw:polygon>
          <draw:polygon draw:style-name="gr3" draw:text-style-name="P7" draw:layer="layout" svg:width="0.258cm" svg:height="1.391cm" svg:x="10.808cm" svg:y="12.174cm" svg:viewBox="0 0 259 1392" draw:points="206,1340 0,1340 0,1392 259,1392 259,0 206,0">
            <text:p/>
          </draw:polygon>
        </draw:g>
        <draw:g xml:id="id120" draw:id="id120">
          <svg:title>TexMaths</svg:title>
          <svg:desc>22§display§\text {which is an upper triangular Matrix}§svg§600§FALSE§</svg:desc>
          <draw:polygon draw:style-name="gr2" draw:text-style-name="P6" draw:layer="layout" svg:width="12.127cm" svg:height="0.62cm" svg:x="13.273cm" svg:y="8.706cm" svg:viewBox="0 0 12128 621" draw:points="6063,621 0,621 0,0 12128,0 12128,621">
            <text:p/>
          </draw:polygon>
          <draw:path draw:style-name="gr3" draw:text-style-name="P7" draw:layer="layout" svg:width="0.531cm" svg:height="0.343cm" svg:x="13.248cm" svg:y="8.872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7" draw:layer="layout" svg:width="0.39cm" svg:height="0.539cm" svg:x="13.816cm" svg:y="8.66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4.248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4.462cm" svg:y="8.857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9cm" svg:height="0.539cm" svg:x="14.785cm" svg:y="8.66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5.471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5.687cm" svg:y="8.857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9cm" svg:height="0.357cm" svg:x="16.256cm" svg:y="8.8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6.634cm" svg:y="8.86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17.322cm" svg:y="8.86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383cm" svg:height="0.493cm" svg:x="17.748cm" svg:y="8.86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383cm" svg:height="0.493cm" svg:x="18.178cm" svg:y="8.86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3cm" svg:height="0.357cm" svg:x="18.63cm" svg:y="8.85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8.973cm" svg:y="8.8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42cm" svg:height="0.486cm" svg:x="19.526cm" svg:y="8.72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19.834cm" svg:y="8.8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20.142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20.362cm" svg:y="8.8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0.742cm" svg:y="8.86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5cm" svg:height="0.512cm" svg:x="21.168cm" svg:y="8.85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9cm" svg:height="0.352cm" svg:x="21.559cm" svg:y="8.863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173cm" svg:height="0.539cm" svg:x="21.988cm" svg:y="8.667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49cm" svg:height="0.357cm" svg:x="22.21cm" svg:y="8.8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22.585cm" svg:y="8.863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652cm" svg:height="0.53cm" svg:x="23.153cm" svg:y="8.676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7" draw:layer="layout" svg:width="0.349cm" svg:height="0.357cm" svg:x="23.866cm" svg:y="8.857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42cm" svg:height="0.486cm" svg:x="24.234cm" svg:y="8.72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24.542cm" svg:y="8.8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24.848cm" svg:y="8.6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34cm" svg:x="25.047cm" svg:y="8.872cm" svg:viewBox="0 0 391 335" svg:d="M213 153c25-30 53-68 72-88 25-28 56-40 92-40v-25c-20 2-43 2-64 2-23 0-63-2-74-2v25c16 1 23 10 23 23 0 12-9 23-12 28l-48 60-61-78c-7-9-7-10-7-14 0-12 12-19 28-19v-25c-21 0-72 2-85 2-15 0-52 0-73-2v25c54 0 56 0 91 47l77 101-73 91c-37 46-83 48-99 48v23c19-2 44-2 65-2s55 2 74 2v-23c-18-3-23-12-23-25 0-17 23-42 69-98l60 77c7 9 15 21 15 27 0 7-7 17-28 19v23c25 0 67-2 85-2 21 0 51 0 74 2v-23c-41 0-55-2-74-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1+width/2;x" smil:keyTimes="0;1"/>
                  <anim:animate smil:dur="0.5s" smil:fill="hold" smil:targetElement="id1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text:style-name="P4"><text:span text:style-name="T12"><text:tab/></text:span></text:p>
            <text:p text:style-name="P4"><text:span text:style-name="T13"/></text:p>
          </draw:text-box>
        </draw:frame>
        <draw:g xml:id="id124" draw:id="id124">
          <svg:title>TexMaths</svg:title>
          <svg:desc>22§display§C_2 \rightarrow C_2 - 2C_1 \ ,§svg§600§FALSE§</svg:desc>
          <draw:polygon draw:style-name="gr2" draw:text-style-name="P6" draw:layer="layout" svg:width="5.572cm" svg:height="0.617cm" svg:x="2.746cm" svg:y="0.9cm" svg:viewBox="0 0 5573 618" draw:points="2787,618 0,618 0,0 5573,0 5573,618">
            <text:p/>
          </draw:polygon>
          <draw:path draw:style-name="gr3" draw:text-style-name="P7" draw:layer="layout" svg:width="0.55cm" svg:height="0.562cm" svg:x="2.746cm" svg:y="0.861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24cm" svg:height="0.36cm" svg:x="3.293cm" svg:y="1.1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3.864cm" svg:y="1.011cm" svg:viewBox="0 0 688 405" svg:d="M604 218c-42 34-64 65-71 74-33 55-40 104-40 104 0 9 9 9 16 9 12 0 14-2 17-14 18-78 64-143 152-178 9-4 10-5 10-11 0-5-5-7-5-8-35-13-129-51-158-182-2-10-4-12-16-12-7 0-16 0-16 9 0 2 7 51 40 104 14 22 37 49 71 74h-576c-14 0-28 0-28 15 0 16 14 16 28 16z">
            <text:p/>
          </draw:path>
          <draw:path draw:style-name="gr3" draw:text-style-name="P7" draw:layer="layout" svg:width="0.55cm" svg:height="0.562cm" svg:x="4.848cm" svg:y="0.861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24cm" svg:height="0.36cm" svg:x="5.397cm" svg:y="1.1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5.946cm" svg:y="1.19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6.693cm" svg:y="0.89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55cm" svg:height="0.562cm" svg:x="7.08cm" svg:y="0.861cm" svg:viewBox="0 0 551 563" svg:d="M551 7c0-2-2-7-9-7-2 0-3 0-12 9l-53 60c-7-11-44-69-130-69-173 0-347 171-347 352 0 127 92 211 209 211 69 0 127-30 169-67 73-63 85-134 85-135 0-7-7-7-9-7-5 0-9 0-10 7-7 23-25 77-78 123-54 42-104 56-142 56-71 0-154-40-154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7.654cm" svg:y="1.1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091cm" svg:height="0.231cm" svg:x="8.264cm" svg:y="1.324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125" draw:id="id125">
          <svg:title>TexMaths</svg:title>
          <svg:desc>22§display§C_3 \rightarrow C_3 - 2C_1§svg§600§FALSE§</svg:desc>
          <draw:polygon draw:style-name="gr2" draw:text-style-name="P6" draw:layer="layout" svg:width="5.066cm" svg:height="0.596cm" svg:x="8.946cm" svg:y="0.901cm" svg:viewBox="0 0 5067 597" draw:points="2533,597 0,597 0,0 5067,0 5067,597">
            <text:p/>
          </draw:polygon>
          <draw:path draw:style-name="gr3" draw:text-style-name="P7" draw:layer="layout" svg:width="0.55cm" svg:height="0.563cm" svg:x="8.946cm" svg:y="0.862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9.49cm" svg:y="1.163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9 47-23 63-17 21-31 23-59 25-15 0-15 0-18 2 0 0-5 0-5 7s5 7 14 7z">
            <text:p/>
          </draw:path>
          <draw:path draw:style-name="gr3" draw:text-style-name="P7" draw:layer="layout" svg:width="0.687cm" svg:height="0.404cm" svg:x="10.064cm" svg:y="1.012cm" svg:viewBox="0 0 688 405" svg:d="M604 218c-43 34-64 66-71 74-33 55-40 104-40 104 0 9 9 9 16 9 12 0 14-2 17-14 18-77 64-143 152-178 8-3 10-5 10-10 0-6-5-7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cm" svg:height="0.563cm" svg:x="11.048cm" svg:y="0.862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11.591cm" svg:y="1.163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7" draw:layer="layout" svg:width="0.472cm" svg:height="0.032cm" svg:x="12.146cm" svg:y="1.1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892cm" svg:y="0.892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7 7-59 7-74 7z">
            <text:p/>
          </draw:path>
          <draw:path draw:style-name="gr3" draw:text-style-name="P7" draw:layer="layout" svg:width="0.55cm" svg:height="0.563cm" svg:x="13.279cm" svg:y="0.862cm" svg:viewBox="0 0 551 564" svg:d="M551 7c0-2-2-7-9-7-2 0-3 0-12 9l-53 60c-7-11-44-69-130-69-173 0-347 171-347 352 0 127 92 212 209 212 69 0 127-30 169-67 73-64 85-134 85-136 0-7-7-7-9-7-5 0-9 0-10 7-7 23-25 78-78 123-54 43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198cm" svg:height="0.36cm" svg:x="13.853cm" svg:y="1.163cm" svg:viewBox="0 0 199 361" svg:d="M123 16c0-16-2-16-16-16-35 33-84 35-107 35v20c12 0 49 0 79-16v278c0 18 0 25-54 25h-21v19c10 0 77-2 96-2 18 0 87 2 99 2v-19h-21c-55 0-55-7-55-25z">
            <text:p/>
          </draw:path>
        </draw:g>
        <draw:g xml:id="id126" draw:id="id126">
          <svg:title>TexMaths</svg:title>
          <svg:desc>22§display§A \sim \begin{bmatrix} 1 &amp; \ \ 0 &amp; \ \ 0  \\  2 &amp; - 3  &amp; - 2  \\  2 &amp; - 2 &amp; - 3 \end{bmatrix}§svg§600§FALSE§</svg:desc>
          <draw:polygon draw:style-name="gr2" draw:text-style-name="P6" draw:layer="layout" svg:width="6.22cm" svg:height="2.706cm" svg:x="5.01cm" svg:y="2.027cm" svg:viewBox="0 0 6221 2707" draw:points="3111,2707 0,2707 0,0 6221,0 6221,2707">
            <text:p/>
          </draw:polygon>
          <draw:path draw:style-name="gr3" draw:text-style-name="P7" draw:layer="layout" svg:width="0.53cm" svg:height="0.555cm" svg:x="4.998cm" svg:y="3.02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5.809cm" svg:y="3.289cm" svg:viewBox="0 0 517 183" svg:d="M517 26c0-17-5-26-10-26-4 0-11 7-11 21-3 76-54 118-109 118-49 0-86-33-125-67-39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6.833cm" svg:y="1.988cm" svg:viewBox="0 0 259 1392" draw:points="0,1392 55,1392 55,53 259,53 259,0 0,0">
            <text:p/>
          </draw:polygon>
          <draw:polygon draw:style-name="gr3" draw:text-style-name="P7" draw:layer="layout" svg:width="0.258cm" svg:height="1.391cm" svg:x="6.833cm" svg:y="3.379cm" svg:viewBox="0 0 259 1392" draw:points="0,1392 259,1392 259,1340 55,1340 55,0 0,0">
            <text:p/>
          </draw:polygon>
          <draw:path draw:style-name="gr3" draw:text-style-name="P7" draw:layer="layout" svg:width="0.256cm" svg:height="0.517cm" svg:x="7.166cm" svg:y="2.12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847cm" svg:y="2.12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0.607cm" svg:y="2.122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7.136cm" svg:y="3.0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8.322cm" svg:y="3.35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91cm" svg:y="3.04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0.082cm" svg:y="3.35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658cm" svg:y="3.0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17cm" svg:x="7.136cm" svg:y="3.97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8.322cm" svg:y="4.2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898cm" svg:y="3.97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10.082cm" svg:y="4.2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52cm" svg:y="3.97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1.011cm" svg:y="1.988cm" svg:viewBox="0 0 259 1392" draw:points="206,1392 259,1392 259,0 0,0 0,53 206,53">
            <text:p/>
          </draw:polygon>
          <draw:polygon draw:style-name="gr3" draw:text-style-name="P7" draw:layer="layout" svg:width="0.258cm" svg:height="1.391cm" svg:x="11.011cm" svg:y="3.379cm" svg:viewBox="0 0 259 1392" draw:points="206,1340 0,1340 0,1392 259,1392 259,0 206,0">
            <text:p/>
          </draw:polygon>
        </draw:g>
        <draw:g xml:id="id127" draw:id="id127">
          <svg:title>TexMaths</svg:title>
          <svg:desc>22§display§C_2 \rightarrow C_2 - 2C_3§svg§600§FALSE§</svg:desc>
          <draw:polygon draw:style-name="gr2" draw:text-style-name="P6" draw:layer="layout" svg:width="5.086cm" svg:height="0.596cm" svg:x="2.746cm" svg:y="5.402cm" svg:viewBox="0 0 5087 597" draw:points="2545,597 0,597 0,0 5087,0 5087,597">
            <text:p/>
          </draw:polygon>
          <draw:path draw:style-name="gr3" draw:text-style-name="P7" draw:layer="layout" svg:width="0.55cm" svg:height="0.563cm" svg:x="2.746cm" svg:y="5.363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3.293cm" svg:y="5.66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3.863cm" svg:y="5.513cm" svg:viewBox="0 0 688 405" svg:d="M604 218c-43 34-64 66-71 74-33 55-40 104-40 104 0 9 9 9 16 9 12 0 14-2 17-14 18-77 63-143 151-178 9-3 11-5 11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63cm" svg:x="4.847cm" svg:y="5.363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5.396cm" svg:y="5.66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945cm" svg:y="5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6.691cm" svg:y="5.393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8-15 69-8 7-59 7-74 7z">
            <text:p/>
          </draw:path>
          <draw:path draw:style-name="gr3" draw:text-style-name="P7" draw:layer="layout" svg:width="0.55cm" svg:height="0.563cm" svg:x="7.078cm" svg:y="5.363cm" svg:viewBox="0 0 551 564" svg:d="M551 7c0-2-2-7-9-7-2 0-4 0-12 9l-53 60c-7-11-44-69-130-69-173 0-347 171-347 352 0 127 92 212 209 212 69 0 127-30 169-67 72-64 85-134 85-136 0-7-7-7-9-7-5 0-9 0-11 7-7 23-24 78-77 123-55 43-104 57-143 57-70 0-153-41-153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7.622cm" svg:y="5.664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</draw:g>
        <draw:g xml:id="id128" draw:id="id128">
          <svg:title>TexMaths</svg:title>
          <svg:desc>22§display§A \sim \begin{bmatrix} 1 &amp; \ \ 0 &amp; \ \ 0  \\  2 &amp; \ \  1  &amp; - 2  \\  2 &amp; \ \ 4  &amp; - 3 \end{bmatrix}§svg§600§FALSE§</svg:desc>
          <draw:polygon draw:style-name="gr2" draw:text-style-name="P6" draw:layer="layout" svg:width="6.136cm" svg:height="2.706cm" svg:x="5.011cm" svg:y="6.631cm" svg:viewBox="0 0 6137 2707" draw:points="3067,2707 0,2707 0,0 6137,0 6137,2707">
            <text:p/>
          </draw:polygon>
          <draw:path draw:style-name="gr3" draw:text-style-name="P7" draw:layer="layout" svg:width="0.53cm" svg:height="0.555cm" svg:x="4.999cm" svg:y="7.624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5.81cm" svg:y="7.893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6.835cm" svg:y="6.592cm" svg:viewBox="0 0 259 1392" draw:points="0,1392 55,1392 55,53 259,53 259,0 0,0">
            <text:p/>
          </draw:polygon>
          <draw:polygon draw:style-name="gr3" draw:text-style-name="P7" draw:layer="layout" svg:width="0.258cm" svg:height="1.391cm" svg:x="6.835cm" svg:y="7.983cm" svg:viewBox="0 0 259 1392" draw:points="0,1392 259,1392 259,1340 55,1340 55,0 0,0">
            <text:p/>
          </draw:polygon>
          <draw:path draw:style-name="gr3" draw:text-style-name="P7" draw:layer="layout" svg:width="0.256cm" svg:height="0.517cm" svg:x="7.167cm" svg:y="6.72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804cm" svg:y="6.72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0.522cm" svg:y="6.72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7.137cm" svg:y="7.6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8.843cm" svg:y="7.6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997cm" svg:y="7.9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74cm" svg:y="7.6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7.137cm" svg:y="8.58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8.795cm" svg:y="8.57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9.997cm" svg:y="8.88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67cm" svg:y="8.58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0.926cm" svg:y="6.592cm" svg:viewBox="0 0 259 1392" draw:points="206,1392 259,1392 259,0 0,0 0,53 206,53">
            <text:p/>
          </draw:polygon>
          <draw:polygon draw:style-name="gr3" draw:text-style-name="P7" draw:layer="layout" svg:width="0.258cm" svg:height="1.391cm" svg:x="10.926cm" svg:y="7.983cm" svg:viewBox="0 0 259 1392" draw:points="206,1340 0,1340 0,1392 259,1392 259,0 206,0">
            <text:p/>
          </draw:polygon>
        </draw:g>
        <draw:g xml:id="id129" draw:id="id129">
          <svg:title>TexMaths</svg:title>
          <svg:desc>22§display§C_1 \rightarrow C_1 - 2C_2 \ ,§svg§600§FALSE§</svg:desc>
          <draw:polygon draw:style-name="gr2" draw:text-style-name="P6" draw:layer="layout" svg:width="5.572cm" svg:height="0.617cm" svg:x="2.746cm" svg:y="9.902cm" svg:viewBox="0 0 5573 618" draw:points="2787,618 0,618 0,0 5573,0 5573,618">
            <text:p/>
          </draw:polygon>
          <draw:path draw:style-name="gr3" draw:text-style-name="P7" draw:layer="layout" svg:width="0.55cm" svg:height="0.562cm" svg:x="2.746cm" svg:y="9.863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3.32cm" svg:y="10.1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3.864cm" svg:y="10.013cm" svg:viewBox="0 0 688 405" svg:d="M604 218c-42 34-64 65-71 74-33 55-40 104-40 104 0 9 9 9 16 9 12 0 14-2 17-14 18-78 64-143 152-178 9-4 10-5 10-11 0-5-5-7-5-8-35-13-129-51-158-182-2-10-4-12-16-12-7 0-16 0-16 9 0 2 7 51 40 104 14 22 37 49 71 74h-576c-14 0-28 0-28 15 0 16 14 16 28 16z">
            <text:p/>
          </draw:path>
          <draw:path draw:style-name="gr3" draw:text-style-name="P7" draw:layer="layout" svg:width="0.55cm" svg:height="0.562cm" svg:x="4.848cm" svg:y="9.863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5.422cm" svg:y="10.1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73cm" svg:height="0.032cm" svg:x="5.946cm" svg:y="10.1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6.693cm" svg:y="9.89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55cm" svg:height="0.562cm" svg:x="7.08cm" svg:y="9.863cm" svg:viewBox="0 0 551 563" svg:d="M551 7c0-2-2-7-9-7-2 0-3 0-12 9l-53 60c-7-11-44-69-130-69-173 0-347 171-347 352 0 127 92 211 209 211 69 0 127-30 169-67 73-63 85-134 85-135 0-7-7-7-9-7-5 0-9 0-10 7-7 23-25 77-78 123-54 42-104 56-142 56-71 0-154-40-154-162 0-44 16-169 94-260 47-55 121-93 190-93 79 0 125 59 125 149 0 30-2 32-2 39 0 9 7 9 11 9 10 0 10-2 14-16z">
            <text:p/>
          </draw:path>
          <draw:path draw:style-name="gr3" draw:text-style-name="P7" draw:layer="layout" svg:width="0.24cm" svg:height="0.36cm" svg:x="7.629cm" svg:y="10.16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091cm" svg:height="0.231cm" svg:x="8.264cm" svg:y="10.326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130" draw:id="id130">
          <svg:title>TexMaths</svg:title>
          <svg:desc>22§display§C_3 \rightarrow C_3 + 2C_2§svg§600§FALSE§</svg:desc>
          <draw:polygon draw:style-name="gr2" draw:text-style-name="P6" draw:layer="layout" svg:width="5.083cm" svg:height="0.596cm" svg:x="8.946cm" svg:y="9.903cm" svg:viewBox="0 0 5084 597" draw:points="2542,597 0,597 0,0 5084,0 5084,597">
            <text:p/>
          </draw:polygon>
          <draw:path draw:style-name="gr3" draw:text-style-name="P7" draw:layer="layout" svg:width="0.55cm" svg:height="0.563cm" svg:x="8.946cm" svg:y="9.864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9.49cm" svg:y="10.165cm" svg:viewBox="0 0 250 372" svg:d="M120 180c42 0 72 30 72 88 0 67-39 86-71 86-21 0-70-5-93-37 27-2 32-19 32-30 0-17-12-30-30-30-14 0-30 9-30 30 0 53 56 85 123 85 76 0 127-50 127-104 0-42-33-85-93-99 56-19 77-62 77-93 0-44-49-76-111-76-60 0-105 30-105 72 0 20 10 30 28 30 16 0 28-12 28-28s-12-26-28-28c19-25 56-30 75-30 25 0 60 12 60 60 0 23-8 47-23 63-17 21-31 23-59 25-15 0-15 0-18 2 0 0-5 0-5 7s5 7 14 7z">
            <text:p/>
          </draw:path>
          <draw:path draw:style-name="gr3" draw:text-style-name="P7" draw:layer="layout" svg:width="0.687cm" svg:height="0.404cm" svg:x="10.064cm" svg:y="10.014cm" svg:viewBox="0 0 688 405" svg:d="M604 218c-42 34-64 66-71 74-33 55-40 104-40 104 0 9 9 9 16 9 12 0 14-2 17-14 18-77 64-143 152-178 8-3 10-5 10-10 0-6-5-7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cm" svg:height="0.563cm" svg:x="11.048cm" svg:y="9.864cm" svg:viewBox="0 0 551 564" svg:d="M551 7c0-2-2-7-9-7-2 0-3 0-12 9l-53 60c-7-11-44-69-130-69-173 0-347 171-347 352 0 127 92 212 209 212 69 0 127-30 169-67 73-64 85-134 85-136 0-7-7-7-9-7-5 0-9 0-10 7-7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249cm" svg:height="0.371cm" svg:x="11.592cm" svg:y="10.165cm" svg:viewBox="0 0 250 372" svg:d="M120 180c42 0 72 30 72 88 0 67-39 86-71 86-21 0-70-5-93-37 27-2 32-19 32-30 0-17-12-30-30-30-14 0-30 9-30 30 0 53 56 85 123 85 76 0 127-50 127-104 0-42-33-85-93-99 56-19 77-62 77-93 0-44-49-76-111-76-60 0-105 30-105 72 0 20 10 30 28 30 16 0 26-12 26-28s-10-26-26-28c19-25 56-30 75-30 25 0 60 12 60 60 0 23-8 47-23 63-17 21-31 23-59 25-15 0-15 0-18 2 0 0-5 0-5 7s5 7 14 7z">
            <text:p/>
          </draw:path>
          <draw:path draw:style-name="gr3" draw:text-style-name="P7" draw:layer="layout" svg:width="0.515cm" svg:height="0.517cm" svg:x="12.125cm" svg:y="9.959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9cm" svg:height="0.517cm" svg:x="12.892cm" svg:y="9.894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7 7-58 7-74 7z">
            <text:p/>
          </draw:path>
          <draw:path draw:style-name="gr3" draw:text-style-name="P7" draw:layer="layout" svg:width="0.55cm" svg:height="0.563cm" svg:x="13.28cm" svg:y="9.864cm" svg:viewBox="0 0 551 564" svg:d="M551 7c0-2-2-7-9-7-2 0-3 0-12 9l-53 60c-7-11-44-69-130-69-173 0-347 171-347 352 0 127 92 212 209 212 69 0 127-30 169-67 73-64 85-134 85-136 0-7-7-7-9-7-5 0-9 0-10 7-7 23-25 78-78 123-54 43-104 57-142 57-71 0-154-41-154-162 0-44 16-169 94-261 47-55 121-93 190-93 79 0 125 60 125 149 0 30-2 32-2 39 0 9 7 9 11 9 10 0 10-2 14-16z">
            <text:p/>
          </draw:path>
          <draw:path draw:style-name="gr3" draw:text-style-name="P7" draw:layer="layout" svg:width="0.24cm" svg:height="0.36cm" svg:x="13.829cm" svg:y="10.165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</draw:g>
        <draw:g xml:id="id131" draw:id="id131">
          <svg:title>TexMaths</svg:title>
          <svg:desc>22§display§A \sim \begin{bmatrix}\ \  1 &amp; \ \ 0 &amp; \ \ 0  \\  \ \ 0 &amp; \ \  1  &amp; \ \  0  \\  - 6 &amp; \ \ 4  &amp; \ \ 5 \end{bmatrix}§svg§600§FALSE§</svg:desc>
          <draw:polygon draw:style-name="gr2" draw:text-style-name="P6" draw:layer="layout" svg:width="6.651cm" svg:height="2.706cm" svg:x="5.014cm" svg:y="11.236cm" svg:viewBox="0 0 6652 2707" draw:points="3326,2707 0,2707 0,0 6652,0 6652,2707">
            <text:p/>
          </draw:polygon>
          <draw:path draw:style-name="gr3" draw:text-style-name="P7" draw:layer="layout" svg:width="0.53cm" svg:height="0.555cm" svg:x="5.002cm" svg:y="12.229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5.813cm" svg:y="12.498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58cm" svg:height="1.391cm" svg:x="6.837cm" svg:y="11.197cm" svg:viewBox="0 0 259 1392" draw:points="0,1392 55,1392 55,53 259,53 259,0 0,0">
            <text:p/>
          </draw:polygon>
          <draw:polygon draw:style-name="gr3" draw:text-style-name="P7" draw:layer="layout" svg:width="0.258cm" svg:height="1.391cm" svg:x="6.837cm" svg:y="12.588cm" svg:viewBox="0 0 259 1392" draw:points="0,1392 259,1392 259,1340 55,1340 55,0 0,0">
            <text:p/>
          </draw:polygon>
          <draw:path draw:style-name="gr3" draw:text-style-name="P7" draw:layer="layout" svg:width="0.256cm" svg:height="0.517cm" svg:x="7.73cm" svg:y="11.33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408cm" svg:y="11.3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1.084cm" svg:y="11.3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7.691cm" svg:y="12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9.447cm" svg:y="12.2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084cm" svg:y="12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7.166cm" svg:y="13.4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7.735cm" svg:y="13.186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ath draw:style-name="gr3" draw:text-style-name="P7" draw:layer="layout" svg:width="0.344cm" svg:height="0.524cm" svg:x="9.4cm" svg:y="13.17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1.092cm" svg:y="13.18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258cm" svg:height="1.391cm" svg:x="11.444cm" svg:y="11.197cm" svg:viewBox="0 0 259 1392" draw:points="206,1392 259,1392 259,0 0,0 0,53 206,53">
            <text:p/>
          </draw:polygon>
          <draw:polygon draw:style-name="gr3" draw:text-style-name="P7" draw:layer="layout" svg:width="0.258cm" svg:height="1.391cm" svg:x="11.444cm" svg:y="12.588cm" svg:viewBox="0 0 259 1392" draw:points="206,1340 0,1340 0,1392 259,1392 259,0 206,0">
            <text:p/>
          </draw:polygon>
        </draw:g>
        <draw:line draw:style-name="gr4" draw:text-style-name="P9" xml:id="id132" draw:id="id132" draw:layer="layout" svg:x1="15cm" svg:y1="1cm" svg:x2="15cm" svg:y2="14.8cm">
          <text:p/>
        </draw:line>
        <draw:g xml:id="id133" draw:id="id133">
          <svg:title>TexMaths</svg:title>
          <svg:desc>22§display§C_3 \rightarrow \frac{1}{5}C_3 §svg§600§FALSE§</svg:desc>
          <draw:polygon draw:style-name="gr2" draw:text-style-name="P6" draw:layer="layout" svg:width="3.429cm" svg:height="1.51cm" svg:x="15.947cm" svg:y="1.701cm" svg:viewBox="0 0 3430 1511" draw:points="1714,1511 0,1511 0,0 3430,0 3430,1511">
            <text:p/>
          </draw:polygon>
          <draw:path draw:style-name="gr3" draw:text-style-name="P7" draw:layer="layout" svg:width="0.55cm" svg:height="0.562cm" svg:x="15.947cm" svg:y="2.155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6.491cm" svg:y="2.456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687cm" svg:height="0.404cm" svg:x="17.065cm" svg:y="2.305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256cm" svg:height="0.517cm" svg:x="18.172cm" svg:y="1.6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103cm" svg:y="2.491cm" svg:viewBox="0 0 389 33" draw:points="194,33 0,33 0,0 389,0 389,33">
            <text:p/>
          </draw:polygon>
          <draw:path draw:style-name="gr3" draw:text-style-name="P7" draw:layer="layout" svg:width="0.309cm" svg:height="0.532cm" svg:x="18.142cm" svg:y="2.71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5cm" svg:height="0.562cm" svg:x="18.622cm" svg:y="2.155cm" svg:viewBox="0 0 551 563" svg:d="M551 7c0-2-2-7-9-7-2 0-3 0-12 9l-53 60c-7-11-44-69-130-69-173 0-347 171-347 352 0 127 92 211 209 211 69 0 127-30 169-67 73-63 85-133 85-135 0-7-7-7-9-7-5 0-9 0-11 7-7 23-24 77-77 123-54 42-104 56-144 56-69 0-152-40-152-161 0-44 16-169 94-261 47-55 121-93 190-93 79 0 125 60 125 149 0 30-2 32-2 39 0 9 7 9 10 9 11 0 11-2 15-16z">
            <text:p/>
          </draw:path>
          <draw:path draw:style-name="gr3" draw:text-style-name="P7" draw:layer="layout" svg:width="0.249cm" svg:height="0.37cm" svg:x="19.164cm" svg:y="2.456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 xml:id="id134" draw:id="id134">
          <svg:title>TexMaths</svg:title>
          <svg:desc>22§display§A \sim \begin{bmatrix}\ \  1 &amp; \ \ 0 &amp; \ \ 0  \\  \ \ 0 &amp; \ \  1  &amp; \ \  0  \\  - 6 &amp; \ \ 4  &amp; \ \ 1 \end{bmatrix}§svg§600§FALSE§</svg:desc>
          <draw:polygon draw:style-name="gr2" draw:text-style-name="P6" draw:layer="layout" svg:width="6.651cm" svg:height="2.706cm" svg:x="18.111cm" svg:y="3.628cm" svg:viewBox="0 0 6652 2707" draw:points="3326,2707 0,2707 0,0 6652,0 6652,2707">
            <text:p/>
          </draw:polygon>
          <draw:path draw:style-name="gr3" draw:text-style-name="P7" draw:layer="layout" svg:width="0.53cm" svg:height="0.555cm" svg:x="18.099cm" svg:y="4.621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6cm" svg:height="0.182cm" svg:x="18.91cm" svg:y="4.89cm" svg:viewBox="0 0 517 183" svg:d="M517 26c0-17-5-26-10-26-4 0-11 7-11 21-3 76-54 118-109 118-49 0-86-33-125-67-39-37-79-72-132-72-84 0-130 86-130 157 0 24 11 24 11 24 8 0 10-16 10-17 4-87 62-120 109-120 49 0 86 33 125 67 39 35 79 72 132 72 85 0 130-86 130-157z">
            <text:p/>
          </draw:path>
          <draw:polygon draw:style-name="gr3" draw:text-style-name="P7" draw:layer="layout" svg:width="0.258cm" svg:height="1.391cm" svg:x="19.934cm" svg:y="3.589cm" svg:viewBox="0 0 259 1392" draw:points="0,1392 55,1392 55,53 259,53 259,0 0,0">
            <text:p/>
          </draw:polygon>
          <draw:polygon draw:style-name="gr3" draw:text-style-name="P7" draw:layer="layout" svg:width="0.258cm" svg:height="1.391cm" svg:x="19.934cm" svg:y="4.98cm" svg:viewBox="0 0 259 1392" draw:points="0,1392 259,1392 259,1340 55,1340 55,0 0,0">
            <text:p/>
          </draw:polygon>
          <draw:path draw:style-name="gr3" draw:text-style-name="P7" draw:layer="layout" svg:width="0.256cm" svg:height="0.517cm" svg:x="20.827cm" svg:y="3.72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2.505cm" svg:y="3.72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4.181cm" svg:y="3.72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20.788cm" svg:y="4.6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22.544cm" svg:y="4.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4.181cm" svg:y="4.6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20.263cm" svg:y="5.88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832cm" svg:y="5.578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ath draw:style-name="gr3" draw:text-style-name="P7" draw:layer="layout" svg:width="0.344cm" svg:height="0.524cm" svg:x="22.497cm" svg:y="5.571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256cm" svg:height="0.517cm" svg:x="24.219cm" svg:y="5.57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4.541cm" svg:y="3.589cm" svg:viewBox="0 0 259 1392" draw:points="206,1392 259,1392 259,0 0,0 0,53 206,53">
            <text:p/>
          </draw:polygon>
          <draw:polygon draw:style-name="gr3" draw:text-style-name="P7" draw:layer="layout" svg:width="0.258cm" svg:height="1.391cm" svg:x="24.541cm" svg:y="4.98cm" svg:viewBox="0 0 259 1392" draw:points="206,1340 0,1340 0,1392 259,1392 259,0 206,0">
            <text:p/>
          </draw:polygon>
        </draw:g>
        <draw:g xml:id="id136" draw:id="id136">
          <svg:title>TexMaths</svg:title>
          <svg:desc>22§display§C_2 \rightarrow C_2 - 4C_3§svg§600§FALSE§</svg:desc>
          <draw:polygon draw:style-name="gr2" draw:text-style-name="P6" draw:layer="layout" svg:width="5.086cm" svg:height="0.596cm" svg:x="21.846cm" svg:y="7.003cm" svg:viewBox="0 0 5087 597" draw:points="2545,597 0,597 0,0 5087,0 5087,597">
            <text:p/>
          </draw:polygon>
          <draw:path draw:style-name="gr3" draw:text-style-name="P7" draw:layer="layout" svg:width="0.55cm" svg:height="0.563cm" svg:x="21.846cm" svg:y="6.964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22.393cm" svg:y="7.265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22.963cm" svg:y="7.114cm" svg:viewBox="0 0 688 405" svg:d="M604 218c-43 34-64 66-71 74-33 55-40 104-40 104 0 9 9 9 16 9 12 0 14-2 17-14 18-77 63-143 151-178 9-3 11-5 11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63cm" svg:x="23.947cm" svg:y="6.964cm" svg:viewBox="0 0 551 564" svg:d="M551 7c0-2-2-7-9-7-2 0-4 0-12 9l-53 60c-7-11-44-69-130-69-173 0-347 171-347 352 0 127 92 212 209 212 69 0 127-30 169-67 72-64 85-134 85-136 0-7-7-7-9-7-5 0-9 0-11 7-7 23-24 78-77 123-55 43-104 57-144 57-69 0-152-41-152-162 0-44 16-169 94-261 47-55 121-93 190-93 79 0 125 60 125 149 0 30-2 32-2 39 0 9 7 9 10 9 11 0 11-2 15-16z">
            <text:p/>
          </draw:path>
          <draw:path draw:style-name="gr3" draw:text-style-name="P7" draw:layer="layout" svg:width="0.24cm" svg:height="0.36cm" svg:x="24.496cm" svg:y="7.265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5.045cm" svg:y="7.30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5.775cm" svg:y="6.98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55cm" svg:height="0.563cm" svg:x="26.178cm" svg:y="6.964cm" svg:viewBox="0 0 551 564" svg:d="M551 7c0-2-2-7-9-7-2 0-4 0-12 9l-53 60c-7-11-44-69-130-69-173 0-347 171-347 352 0 127 92 212 209 212 69 0 127-30 169-67 72-64 85-134 85-136 0-7-7-7-9-7-5 0-9 0-11 7-7 23-24 78-77 123-55 43-104 57-143 57-70 0-153-41-153-162 0-44 16-169 94-261 47-55 121-93 190-93 79 0 125 60 125 149 0 30-2 32-2 39 0 9 7 9 10 9 11 0 11-2 15-16z">
            <text:p/>
          </draw:path>
          <draw:path draw:style-name="gr3" draw:text-style-name="P7" draw:layer="layout" svg:width="0.249cm" svg:height="0.371cm" svg:x="26.722cm" svg:y="7.265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</draw:g>
        <draw:g xml:id="id137" draw:id="id137">
          <svg:title>TexMaths</svg:title>
          <svg:desc>22§display§A \sim \begin{bmatrix} 1 &amp;  0 &amp;  0  \\  0 &amp;  1  &amp; 0  \\  0 &amp;  0  &amp; 1 \end{bmatrix}§svg§600§FALSE§</svg:desc>
          <draw:polygon draw:style-name="gr2" draw:text-style-name="P6" draw:layer="layout" svg:width="5.019cm" svg:height="2.706cm" svg:x="18.112cm" svg:y="8.432cm" svg:viewBox="0 0 5020 2707" draw:points="2510,2707 0,2707 0,0 5020,0 5020,2707">
            <text:p/>
          </draw:polygon>
          <draw:path draw:style-name="gr3" draw:text-style-name="P7" draw:layer="layout" svg:width="0.531cm" svg:height="0.555cm" svg:x="18.1cm" svg:y="9.425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6cm" svg:height="0.182cm" svg:x="18.911cm" svg:y="9.694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olygon draw:style-name="gr3" draw:text-style-name="P7" draw:layer="layout" svg:width="0.258cm" svg:height="1.391cm" svg:x="19.936cm" svg:y="8.393cm" svg:viewBox="0 0 259 1392" draw:points="0,1392 55,1392 55,53 259,53 259,0 0,0">
            <text:p/>
          </draw:polygon>
          <draw:polygon draw:style-name="gr3" draw:text-style-name="P7" draw:layer="layout" svg:width="0.258cm" svg:height="1.391cm" svg:x="19.936cm" svg:y="9.784cm" svg:viewBox="0 0 259 1392" draw:points="0,1392 259,1392 259,1340 55,1340 55,0 0,0">
            <text:p/>
          </draw:polygon>
          <draw:path draw:style-name="gr3" draw:text-style-name="P7" draw:layer="layout" svg:width="0.256cm" svg:height="0.517cm" svg:x="20.269cm" svg:y="8.5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39cm" svg:y="8.52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2.55cm" svg:y="8.52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0.23cm" svg:y="9.454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21.428cm" svg:y="9.4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2.55cm" svg:y="9.454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0.23cm" svg:y="10.382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21.39cm" svg:y="10.382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2.588cm" svg:y="10.3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2.912cm" svg:y="8.393cm" svg:viewBox="0 0 259 1392" draw:points="206,1392 259,1392 259,0 0,0 0,53 206,53">
            <text:p/>
          </draw:polygon>
          <draw:polygon draw:style-name="gr3" draw:text-style-name="P7" draw:layer="layout" svg:width="0.258cm" svg:height="1.391cm" svg:x="22.912cm" svg:y="9.784cm" svg:viewBox="0 0 259 1392" draw:points="206,1340 0,1340 0,1392 259,1392 259,0 206,0">
            <text:p/>
          </draw:polygon>
        </draw:g>
        <draw:g xml:id="id135" draw:id="id135">
          <svg:title>TexMaths</svg:title>
          <svg:desc>22§display§C_1 \rightarrow C_1 + 6C_3 \ ,§svg§600§FALSE§</svg:desc>
          <draw:polygon draw:style-name="gr2" draw:text-style-name="P6" draw:layer="layout" svg:width="5.572cm" svg:height="0.617cm" svg:x="15.846cm" svg:y="7.003cm" svg:viewBox="0 0 5573 618" draw:points="2787,618 0,618 0,0 5573,0 5573,618">
            <text:p/>
          </draw:polygon>
          <draw:path draw:style-name="gr3" draw:text-style-name="P7" draw:layer="layout" svg:width="0.55cm" svg:height="0.562cm" svg:x="15.846cm" svg:y="6.964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16.42cm" svg:y="7.2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16.964cm" svg:y="7.114cm" svg:viewBox="0 0 688 405" svg:d="M604 218c-42 34-64 65-71 74-33 55-40 104-40 104 0 9 9 9 16 9 12 0 14-2 17-14 18-78 64-143 152-178 9-4 10-5 10-11 0-5-5-7-5-8-35-13-129-51-158-182-2-10-4-12-16-12-7 0-16 0-16 9 0 2 7 51 40 104 14 22 37 49 71 74h-576c-14 0-28 0-28 15 0 16 14 16 28 16z">
            <text:p/>
          </draw:path>
          <draw:path draw:style-name="gr3" draw:text-style-name="P7" draw:layer="layout" svg:width="0.55cm" svg:height="0.562cm" svg:x="17.948cm" svg:y="6.964cm" svg:viewBox="0 0 551 563" svg:d="M551 7c0-2-2-7-9-7-2 0-3 0-12 9l-53 60c-7-11-44-69-130-69-173 0-347 171-347 352 0 127 92 211 209 211 69 0 127-30 169-67 73-63 85-134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98cm" svg:height="0.36cm" svg:x="18.522cm" svg:y="7.2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9.025cm" svg:y="7.0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9.787cm" svg:y="6.99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7-58 51-77 51z">
            <text:p/>
          </draw:path>
          <draw:path draw:style-name="gr3" draw:text-style-name="P7" draw:layer="layout" svg:width="0.55cm" svg:height="0.562cm" svg:x="20.18cm" svg:y="6.964cm" svg:viewBox="0 0 551 563" svg:d="M551 7c0-2-2-7-9-7-2 0-3 0-12 9l-53 60c-7-11-44-69-130-69-173 0-347 171-347 352 0 127 92 211 209 211 69 0 127-30 169-67 73-63 85-134 85-135 0-7-7-7-9-7-5 0-9 0-10 7-7 23-25 77-78 123-54 42-104 56-142 56-71 0-154-40-154-162 0-44 16-169 94-260 47-55 121-93 190-93 79 0 125 59 125 149 0 30-2 32-2 39 0 9 7 9 11 9 10 0 10-2 14-16z">
            <text:p/>
          </draw:path>
          <draw:path draw:style-name="gr3" draw:text-style-name="P7" draw:layer="layout" svg:width="0.249cm" svg:height="0.37cm" svg:x="20.724cm" svg:y="7.265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091cm" svg:height="0.231cm" svg:x="21.364cm" svg:y="7.427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138" draw:id="id138">
          <svg:title>TexMaths</svg:title>
          <svg:desc>22§display§\text {which is an Identity Matrix}§svg§600§FALSE§</svg:desc>
          <draw:polygon draw:style-name="gr2" draw:text-style-name="P6" draw:layer="layout" svg:width="9.22cm" svg:height="0.619cm" svg:x="16.973cm" svg:y="12.006cm" svg:viewBox="0 0 9221 620" draw:points="4611,620 0,620 0,0 9221,0 9221,620">
            <text:p/>
          </draw:polygon>
          <draw:path draw:style-name="gr3" draw:text-style-name="P7" draw:layer="layout" svg:width="0.531cm" svg:height="0.342cm" svg:x="16.948cm" svg:y="12.171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9cm" svg:height="0.538cm" svg:x="17.516cm" svg:y="11.9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17.948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95cm" svg:height="0.356cm" svg:x="18.162cm" svg:y="12.15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18.484cm" svg:y="11.9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19.171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9.387cm" svg:y="12.1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9.956cm" svg:y="12.1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334cm" svg:y="12.1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37cm" svg:height="0.529cm" svg:x="21.019cm" svg:y="11.976cm" svg:viewBox="0 0 238 530" svg:d="M153 60c0-27 2-35 63-35h22v-25c-27 2-90 2-118 2-32 0-94 0-120-2v25h21c60 0 63 8 63 35v410c0 28-3 35-63 35h-21v25c26-2 88-2 118-2s93 0 120 2v-25h-22c-61 0-63-7-63-35z">
            <text:p/>
          </draw:path>
          <draw:path draw:style-name="gr3" draw:text-style-name="P7" draw:layer="layout" svg:width="0.383cm" svg:height="0.546cm" svg:x="21.302cm" svg:y="11.9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21.728cm" svg:y="12.1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075cm" svg:y="12.1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22.473cm" svg:y="12.0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166cm" svg:height="0.518cm" svg:x="22.784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22.988cm" svg:y="12.0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79cm" svg:height="0.492cm" svg:x="23.268cm" svg:y="12.17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652cm" svg:height="0.529cm" svg:x="23.948cm" svg:y="11.976cm" svg:viewBox="0 0 653 530" svg:d="M158 18c-7-18-8-18-28-18h-130v25h19c58 0 60 8 60 35v389c0 21 0 56-79 56v25c26 0 65-2 92-2 24 0 63 2 89 2v-25c-79 0-79-35-79-56v-419l187 482c5 11 8 18 15 18 9 0 11-5 15-14l190-491h1v445c0 28-1 35-61 35h-20v25c30-2 83-2 113-2s83 0 111 2v-25h-19c-60 0-60-7-60-35v-410c0-27 0-35 60-35h19v-25h-132c-19 0-19 0-25 14l-170 438z">
            <text:p/>
          </draw:path>
          <draw:path draw:style-name="gr3" draw:text-style-name="P7" draw:layer="layout" svg:width="0.349cm" svg:height="0.356cm" svg:x="24.66cm" svg:y="12.15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25.028cm" svg:y="12.0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61cm" svg:height="0.342cm" svg:x="25.336cm" svg:y="12.1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25.642cm" svg:y="11.9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25.841cm" svg:y="12.171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4-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1+width/2;x" smil:keyTimes="0;1"/>
                  <anim:animate smil:dur="0.5s" smil:fill="hold" smil:targetElement="id1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8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xml:id="id139" text:id="id139" text:style-name="P4"><text:span text:style-name="T13"><text:tab/></text:span><text:span text:style-name="T13">Elementary transformations on Matrix equations :</text:span></text:p>
          </draw:text-box>
        </draw:frame>
        <draw:g xml:id="id143" draw:id="id143">
          <svg:title>TexMaths</svg:title>
          <svg:desc>24§display§\text {simultaneously on on the first matrix } A \text { of the product } AB \text { on LHS }§svg§600§FALSE§</svg:desc>
          <draw:polygon draw:style-name="gr2" draw:text-style-name="P6" draw:layer="layout" svg:width="24.762cm" svg:height="0.694cm" svg:x="2.073cm" svg:y="6.111cm" svg:viewBox="0 0 24763 695" draw:points="12382,695 0,695 0,0 24763,0 24763,695">
            <text:p/>
          </draw:polygon>
          <draw:path draw:style-name="gr3" draw:text-style-name="P7" draw:layer="layout" svg:width="0.277cm" svg:height="0.389cm" svg:x="2.058cm" svg:y="6.2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2.392cm" svg:y="6.1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59cm" svg:height="0.374cm" svg:x="2.624cm" svg:y="6.3cm" svg:viewBox="0 0 660 375" svg:d="M65 83v228c0 37-7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83cm" svg:x="3.304cm" svg:y="6.3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189cm" svg:height="0.587cm" svg:x="3.774cm" svg:y="6.0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266cm" svg:height="0.529cm" svg:x="3.997cm" svg:y="6.1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81cm" svg:height="0.389cm" svg:x="4.345cm" svg:y="6.2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4.757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5.222cm" svg:y="6.2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5.596cm" svg:y="6.2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6.023cm" svg:y="6.3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277cm" svg:height="0.389cm" svg:x="6.491cm" svg:y="6.2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9cm" svg:height="0.587cm" svg:x="6.825cm" svg:y="6.0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7.048cm" svg:y="6.30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75cm" svg:height="0.389cm" svg:x="7.781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8.206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8.953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9.377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116cm" svg:y="6.1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10.456cm" svg:y="6.0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0.92cm" svg:y="6.2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3cm" svg:height="0.596cm" svg:x="11.575cm" svg:y="6.079cm" svg:viewBox="0 0 424 597" svg:d="M257 257c39 0 44 12 44 47v228c0 39-9 39-65 39v26c27-1 73-3 94-3s62 2 94 3v-26c-57 0-67 0-67-39v-311l-105 8c-14 2-16 2-16 2-2 1-4 1-15 1h-100v-96c0-84 73-117 125-117 25 0 55 8 73 27-35 2-41 25-41 40 0 27 23 39 39 39 19 0 38-14 38-39 0-50-46-86-109-86-79 0-179 42-179 136v96h-67v25h67v275c0 39-9 39-67 39v26c29-1 73-3 94-3s63 2 94 3v-26c-56 0-65 0-65-39v-275z">
            <text:p/>
          </draw:path>
          <draw:path draw:style-name="gr3" draw:text-style-name="P7" draw:layer="layout" svg:width="0.285cm" svg:height="0.374cm" svg:x="12.046cm" svg:y="6.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2.38cm" svg:y="6.2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12.7cm" svg:y="6.1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659cm" svg:height="0.374cm" svg:x="13.32cm" svg:y="6.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4.033cm" svg:y="6.296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4.434cm" svg:y="6.1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14.77cm" svg:y="6.3cm" svg:viewBox="0 0 286 375" svg:d="M117 94v-94l-117 10v26c60 0 67 6 67 47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104cm" svg:y="6.1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5.321cm" svg:y="6.309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7" draw:layer="layout" svg:width="0.579cm" svg:height="0.606cm" svg:x="16.068cm" svg:y="6.069cm" svg:viewBox="0 0 580 607" svg:d="M121 509c-33 56-65 69-104 71-9 0-17 0-17 17 0 4 4 10 12 10 23 0 48-4 72-4 27 0 58 4 85 4 4 0 15 0 15-17 0-10-7-10-13-10-19-2-40-9-40-31 0-9 5-19 11-30l65-108h213c0 17 14 133 14 140 0 27-44 29-62 29-11 0-21 0-21 17 0 10 12 10 12 10 36 0 73-4 107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375cm" svg:height="0.389cm" svg:x="16.974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7.4cm" svg:y="6.079cm" svg:viewBox="0 0 275 597" svg:d="M121 232v-98c0-74 40-115 79-115 2 0 13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266cm" svg:height="0.529cm" svg:x="17.928cm" svg:y="6.1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8.266cm" svg:y="6.0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8.733cm" svg:y="6.2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9.387cm" svg:y="6.3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9.858cm" svg:y="6.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0.188cm" svg:y="6.2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20.637cm" svg:y="6.0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425cm" svg:height="0.383cm" svg:x="21.104cm" svg:y="6.3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22cm" svg:height="0.389cm" svg:x="21.574cm" svg:y="6.296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21.937cm" svg:y="6.1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579cm" svg:height="0.606cm" svg:x="22.559cm" svg:y="6.069cm" svg:viewBox="0 0 580 607" svg:d="M121 509c-33 56-65 69-104 71-9 0-17 0-17 17 0 4 4 10 12 10 23 0 48-4 72-4 27 0 58 4 85 4 4 0 15 0 15-17 0-10-7-10-13-10-19-2-40-9-40-31 0-9 5-19 13-30l63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604cm" svg:height="0.577cm" svg:x="23.199cm" svg:y="6.0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375cm" svg:height="0.389cm" svg:x="24.149cm" svg:y="6.2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24.575cm" svg:y="6.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64cm" svg:height="0.577cm" svg:x="25.326cm" svg:y="6.096cm" svg:viewBox="0 0 465 578" svg:d="M465 359h-21c-10 87-22 192-171 192h-69c-39 0-41-5-41-32v-452c0-29 0-40 81-40h27v-27c-31 2-108 2-142 2-33 0-100 0-129-2v27h21c65 0 65 9 65 38v448c0 31 0 38-65 38h-21v27h442z">
            <text:p/>
          </draw:path>
          <draw:path draw:style-name="gr3" draw:text-style-name="P7" draw:layer="layout" svg:width="0.577cm" svg:height="0.577cm" svg:x="25.852cm" svg:y="6.096cm" svg:viewBox="0 0 578 578" svg:d="M492 65c0-29 1-38 65-38h21v-27c-29 2-92 2-125 2-31 0-96 0-125-2v27h21c66 0 66 9 66 38v200h-252v-200c0-29 0-38 65-38h22v-27c-29 2-93 2-125 2-33 0-96 0-125-2v27h21c65 0 65 9 65 38v448c0 31 0 38-65 38h-21v27c29-2 92-2 125-2 31 0 96 0 125 2v-27h-22c-65 0-65-7-65-38v-223h252v223c0 31 0 38-66 38h-21v27c29-2 92-2 125-2s96 0 125 2v-27h-21c-64 0-65-7-65-38z">
            <text:p/>
          </draw:path>
          <draw:path draw:style-name="gr3" draw:text-style-name="P7" draw:layer="layout" svg:width="0.375cm" svg:height="0.614cm" svg:x="26.505cm" svg:y="6.079cm" svg:viewBox="0 0 376 615" svg:d="M248 269l-108-27c-54-13-86-58-86-108 0-59 46-111 113-111 140 0 159 140 165 177 0 6 0 11 10 11 11 0 11-4 11-21v-169c0-15 0-21-9-21-6 0-8 0-14 12l-29 48c-25-25-61-60-136-60-94 0-165 75-165 163 0 71 44 133 111 156 10 4 52 13 112 29 23 5 48 11 73 42 17 23 25 50 25 79 0 59-43 121-114 121-25 0-88-4-134-46-48-46-52-100-52-131 0-8-8-8-9-8-12 0-12 6-12 21v170c0 13 0 19 10 19 5 0 5 0 11-10 0-2 4-4 31-48 27 29 80 58 157 58 98 0 167-83 167-175 0-85-57-154-128-171z">
            <text:p/>
          </draw:path>
        </draw:g>
        <draw:g>
          <svg:title>TexMaths</svg:title>
          <svg:desc>24§display§\text {and } X \text { on RHS.}§svg§600§FALSE§</svg:desc>
          <draw:polygon draw:style-name="gr2" draw:text-style-name="P6" draw:layer="layout" svg:width="5.659cm" svg:height="0.53cm" svg:x="2.065cm" svg:y="7.313cm" svg:viewBox="0 0 5660 531" draw:points="2830,531 0,531 0,0 5660,0 5660,531">
            <text:p/>
          </draw:polygon>
          <draw:path draw:style-name="gr3" draw:text-style-name="P7" draw:layer="layout" svg:width="0.381cm" svg:height="0.389cm" svg:x="2.057cm" svg:y="7.48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2.472cm" svg:y="7.4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2.942cm" svg:y="7.281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696cm" svg:height="0.578cm" svg:x="3.685cm" svg:y="7.29cm" svg:viewBox="0 0 697 579" svg:d="M388 231l-71-169c-4-6-4-10-4-12 0-4 13-21 50-23 8-2 15-2 15-17 0-10-9-10-11-10-35 0-71 2-108 2-21 0-73-2-94-2-6 0-15 0-15 17 0 10 7 10 19 10 52 0 56 8 63 27l100 236-178 192-12 10c-40 44-81 58-123 60-11 2-19 2-19 17 0 2 0 10 12 10 24 0 51-2 78-2 31 0 66 2 94 2 6 0 16 0 16-18 0-7-8-9-10-9-8 0-33-2-33-25 0-14 12-27 22-39l86-92 77-83 84 202c4 10 6 12 6 14 0 5-17 21-50 23-10 2-17 2-17 17 0 10 9 10 13 10 23 0 83-2 106-2 21 0 73 2 94 2 6 0 17 0 17-16 0-11-9-11-15-11-58 0-60-2-73-37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375cm" svg:height="0.389cm" svg:x="4.732cm" svg:y="7.48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5.158cm" svg:y="7.4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588cm" svg:height="0.597cm" svg:x="5.91cm" svg:y="7.29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9-14-10 0-10 8-12 14-4 59-34 75-55 75-41 0-48-43-60-122l-11-69c-16-54-56-80-104-98z">
            <text:p/>
          </draw:path>
          <draw:path draw:style-name="gr3" draw:text-style-name="P7" draw:layer="layout" svg:width="0.577cm" svg:height="0.578cm" svg:x="6.529cm" svg:y="7.29cm" svg:viewBox="0 0 578 579" svg:d="M492 65c0-28 1-38 65-38h21v-27c-29 2-92 2-125 2s-96 0-125-2v27h21c66 0 66 10 66 38v200h-252v-200c0-28 2-38 65-38h22v-27c-29 2-93 2-125 2-33 0-96 0-125-2v27h21c65 0 65 10 65 38v448c0 31 0 39-65 39h-21v27c29-2 92-2 125-2 32 0 96 0 125 2v-27h-22c-63 0-65-8-65-39v-223h252v223c0 31 0 39-66 39h-21v27c29-2 92-2 125-2s96 0 125 2v-27h-21c-64 0-65-8-65-39z">
            <text:p/>
          </draw:path>
          <draw:path draw:style-name="gr3" draw:text-style-name="P7" draw:layer="layout" svg:width="0.375cm" svg:height="0.614cm" svg:x="7.181cm" svg:y="7.271cm" svg:viewBox="0 0 376 615" svg:d="M248 269l-108-27c-54-13-86-57-86-107 0-60 46-112 113-112 140 0 159 140 165 177 0 6 0 11 10 11 11 0 11-3 11-21v-169c0-15 0-21-9-21-6 0-8 0-14 12l-29 48c-25-25-61-60-136-60-94 0-165 75-165 163 0 71 44 133 111 156 10 4 52 14 112 29 23 6 48 11 73 42 17 23 25 50 25 79 0 60-43 121-114 121-25 0-88-4-134-46-48-46-52-100-52-131 0-7-8-7-9-7-12 0-12 5-12 21v169c0 13 0 19 10 19 5 0 5 0 11-10 0-1 4-3 31-48 27 29 80 58 157 58 98 0 167-83 167-175 0-84-57-154-128-171z">
            <text:p/>
          </draw:path>
          <draw:path draw:style-name="gr3" draw:text-style-name="P7" draw:layer="layout" svg:width="0.091cm" svg:height="0.091cm" svg:x="7.675cm" svg:y="7.777cm" svg:viewBox="0 0 92 92" svg:d="M92 46c0-25-21-46-46-46s-46 21-46 46 21 46 46 46 46-21 46-46z">
            <text:p/>
          </draw:path>
        </draw:g>
        <draw:g>
          <svg:title>TexMaths</svg:title>
          <svg:desc>24§display§\text {transformations on the equation } AB = X \text { we apply, these operations }§svg§600§FALSE§</svg:desc>
          <draw:polygon draw:style-name="gr2" draw:text-style-name="P6" draw:layer="layout" svg:width="25.236cm" svg:height="0.694cm" svg:x="2.083cm" svg:y="8.41cm" svg:viewBox="0 0 25237 695" draw:points="12618,695 0,695 0,0 25237,0 25237,695">
            <text:p/>
          </draw:polygon>
          <draw:path draw:style-name="gr3" draw:text-style-name="P7" draw:layer="layout" svg:width="0.266cm" svg:height="0.529cm" svg:x="2.056cm" svg:y="8.453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2.392cm" svg:y="8.59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734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149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617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3.949cm" svg:y="8.378cm" svg:viewBox="0 0 275 597" svg:d="M121 232v-98c0-74 40-115 79-115 2 0 13 0 27 6-10 4-25 13-25 35 0 19 13 36 36 36 25 0 37-17 37-36 0-31-31-60-75-60-60 0-133 44-133 134v98h-67v25h67v275c0 39-9 39-67 39v26c35-1 73-3 98-3 34 0 73 0 107 3v-26h-17c-63 0-65-10-65-41v-273h98v-25z">
            <text:p/>
          </draw:path>
          <draw:path draw:style-name="gr3" draw:text-style-name="P7" draw:layer="layout" svg:width="0.375cm" svg:height="0.389cm" svg:x="4.203cm" svg:y="8.5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4.625cm" svg:y="8.59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959cm" svg:y="8.599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67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073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6.413cm" svg:y="8.40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643cm" svg:y="8.5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7.067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538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8.146cm" svg:y="8.5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8.573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312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9.65cm" svg:y="8.38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0.114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10.771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1.151cm" svg:y="8.59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1.595cm" svg:y="8.59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81cm" svg:height="0.389cm" svg:x="12.071cm" svg:y="8.595cm" svg:viewBox="0 0 382 390" svg:d="M248 315c2 35 25 69 65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2.474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2.814cm" svg:y="8.40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044cm" svg:y="8.5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3.469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4.221cm" svg:y="8.368cm" svg:viewBox="0 0 580 607" svg:d="M121 509c-33 56-65 69-104 71-9 0-17 0-17 17 0 4 4 10 12 10 23 0 48-4 72-4 27 0 58 4 85 4 4 0 15 0 15-17 0-10-7-10-13-10-19-2-40-9-40-31 0-9 5-19 11-30l65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604cm" svg:height="0.577cm" svg:x="14.861cm" svg:y="8.395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562cm" svg:height="0.199cm" svg:x="15.788cm" svg:y="8.6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96cm" svg:height="0.577cm" svg:x="16.654cm" svg:y="8.395cm" svg:viewBox="0 0 697 578" svg:d="M388 231l-71-170c-4-5-4-9-4-11 0-4 13-21 50-23 8-2 15-2 15-17 0-10-9-10-11-10-35 0-71 2-108 2-21 0-73-2-94-2-6 0-15 0-15 17 0 10 7 10 19 10 52 0 56 8 63 27l100 236-178 192-12 10c-40 44-81 57-123 59-11 2-19 2-19 18 0 2 0 9 12 9 24 0 51-2 78-2 31 0 66 2 94 2 6 0 16 0 16-17 0-8-8-10-10-10-8 0-34-2-34-25 0-13 13-27 23-38l86-92 77-83 84 202c4 9 6 11 6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79cm" svg:height="0.374cm" svg:x="17.693cm" svg:y="8.608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8.288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18.954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37cm" svg:x="19.365cm" svg:y="8.59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418cm" svg:height="0.537cm" svg:x="19.834cm" svg:y="8.59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20.306cm" svg:y="8.387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20.529cm" svg:y="8.608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099cm" svg:height="0.253cm" svg:x="20.961cm" svg:y="8.883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21.42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21.757cm" svg:y="8.38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22.224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22.602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2.931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23.587cm" svg:y="8.5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37cm" svg:x="24.01cm" svg:y="8.59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327cm" svg:height="0.389cm" svg:x="24.501cm" svg:y="8.5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24.876cm" svg:y="8.59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5.217cm" svg:y="8.5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5.621cm" svg:y="8.45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25.96cm" svg:y="8.40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6.191cm" svg:y="8.5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26.615cm" svg:y="8.5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7.086cm" svg:y="8.5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and } X \text { on RHS.}§svg§600§FALSE§</svg:desc>
          <draw:polygon draw:style-name="gr2" draw:text-style-name="P6" draw:layer="layout" svg:width="5.659cm" svg:height="0.53cm" svg:x="2.068cm" svg:y="10.913cm" svg:viewBox="0 0 5660 531" draw:points="2830,531 0,531 0,0 5660,0 5660,531">
            <text:p/>
          </draw:polygon>
          <draw:path draw:style-name="gr3" draw:text-style-name="P7" draw:layer="layout" svg:width="0.381cm" svg:height="0.389cm" svg:x="2.06cm" svg:y="11.08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2.475cm" svg:y="11.0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2.945cm" svg:y="10.881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696cm" svg:height="0.578cm" svg:x="3.688cm" svg:y="10.89cm" svg:viewBox="0 0 697 579" svg:d="M388 231l-71-169c-4-6-4-10-4-12 0-4 13-21 50-23 8-2 15-2 15-17 0-10-9-10-11-10-35 0-71 2-108 2-21 0-73-2-94-2-6 0-15 0-15 17 0 10 7 10 19 10 52 0 56 8 63 27l100 236-178 192-12 10c-40 44-81 58-123 60-11 2-19 2-19 17 0 2 0 10 12 10 24 0 51-2 78-2 31 0 66 2 94 2 6 0 16 0 16-18 0-7-8-9-10-9-8 0-33-2-33-25 0-14 12-27 22-39l86-92 77-83 84 202c4 10 6 12 6 14 0 5-17 21-50 23-10 2-17 2-17 17 0 10 9 10 13 10 23 0 83-2 106-2 21 0 73 2 94 2 6 0 17 0 17-16 0-11-9-11-15-11-58 0-60-2-73-37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375cm" svg:height="0.389cm" svg:x="4.735cm" svg:y="11.08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5.161cm" svg:y="11.09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588cm" svg:height="0.597cm" svg:x="5.913cm" svg:y="10.89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9-14-10 0-10 8-12 14-4 59-34 75-55 75-41 0-48-43-60-122l-11-69c-16-54-56-80-104-98z">
            <text:p/>
          </draw:path>
          <draw:path draw:style-name="gr3" draw:text-style-name="P7" draw:layer="layout" svg:width="0.577cm" svg:height="0.578cm" svg:x="6.532cm" svg:y="10.89cm" svg:viewBox="0 0 578 579" svg:d="M492 65c0-28 1-38 65-38h21v-27c-29 2-92 2-125 2s-96 0-125-2v27h21c66 0 66 10 66 38v200h-252v-200c0-28 2-38 65-38h22v-27c-29 2-93 2-125 2-33 0-96 0-125-2v27h21c65 0 65 10 65 38v448c0 31 0 39-65 39h-21v27c29-2 92-2 125-2 32 0 96 0 125 2v-27h-22c-63 0-65-8-65-39v-223h252v223c0 31 0 39-66 39h-21v27c29-2 92-2 125-2s96 0 125 2v-27h-21c-64 0-65-8-65-39z">
            <text:p/>
          </draw:path>
          <draw:path draw:style-name="gr3" draw:text-style-name="P7" draw:layer="layout" svg:width="0.375cm" svg:height="0.614cm" svg:x="7.184cm" svg:y="10.871cm" svg:viewBox="0 0 376 615" svg:d="M248 269l-108-27c-54-13-86-57-86-107 0-60 46-112 113-112 140 0 159 140 165 177 0 6 0 11 10 11 11 0 11-3 11-21v-169c0-15 0-21-9-21-6 0-8 0-14 12l-29 48c-25-25-61-60-136-60-94 0-165 75-165 163 0 71 44 133 111 156 10 4 52 14 112 29 23 6 48 11 73 42 17 23 25 50 25 79 0 60-43 121-114 121-25 0-88-4-134-46-48-46-52-100-52-131 0-7-8-7-9-7-12 0-12 5-12 21v169c0 13 0 19 10 19 5 0 5 0 11-10 0-1 4-3 31-48 27 29 80 58 157 58 98 0 167-83 167-175 0-84-57-154-128-171z">
            <text:p/>
          </draw:path>
          <draw:path draw:style-name="gr3" draw:text-style-name="P7" draw:layer="layout" svg:width="0.091cm" svg:height="0.091cm" svg:x="7.678cm" svg:y="11.377cm" svg:viewBox="0 0 92 92" svg:d="M92 46c0-25-21-46-46-46s-46 21-46 46 21 46 46 46 46-21 46-46z">
            <text:p/>
          </draw:path>
        </draw:g>
        <draw:g>
          <svg:title>TexMaths</svg:title>
          <svg:desc>24§display§\text {Pre Factor and the second matrix } B \text { is called Post Factor. Only}§svg§600§FALSE§</svg:desc>
          <draw:polygon draw:style-name="gr2" draw:text-style-name="P6" draw:layer="layout" svg:width="23.545cm" svg:height="0.684cm" svg:x="2.077cm" svg:y="12.113cm" svg:viewBox="0 0 23546 685" draw:points="11772,685 0,685 0,0 23546,0 23546,685">
            <text:p/>
          </draw:polygon>
          <draw:path draw:style-name="gr3" draw:text-style-name="P7" draw:layer="layout" svg:width="0.498cm" svg:height="0.577cm" svg:x="2.064cm" svg:y="12.09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285cm" svg:height="0.373cm" svg:x="2.632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.963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87cm" svg:height="0.575cm" svg:x="3.623cm" svg:y="12.09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4.111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322cm" svg:height="0.389cm" svg:x="4.528cm" svg:y="12.28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4.888cm" svg:y="12.1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5.225cm" svg:y="12.2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5.647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6.269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6.684cm" svg:y="12.2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7.154cm" svg:y="12.0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266cm" svg:height="0.529cm" svg:x="7.89cm" svg:y="12.14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8.229cm" svg:y="12.0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8.694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9.355cm" svg:y="12.2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683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0.063cm" svg:y="12.2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0.434cm" svg:y="12.2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0.858cm" svg:y="12.2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1.329cm" svg:y="12.081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6cm" svg:height="0.373cm" svg:x="12.077cm" svg:y="12.294cm" svg:viewBox="0 0 661 374" svg:d="M65 83v228c0 37-7 37-65 37v26c29 0 73-2 96-2 21 0 65 2 94 2v-26c-56 0-65 0-65-37v-157c0-89 59-135 113-135s63 46 63 94v198c0 37-9 37-65 37v26c29 0 71-2 94-2s67 2 96 2v-26c-57 0-67 0-67-37v-157c0-89 62-135 115-135 54 0 62 46 62 94v198c0 37-8 37-66 37v26c29 0 73-2 96-2 22 0 66 2 95 2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2.788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3.191cm" svg:y="12.1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3.527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3.861cm" svg:y="12.1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4.078cm" svg:y="12.301cm" svg:viewBox="0 0 426 365" svg:d="M232 167c27-33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604cm" svg:height="0.577cm" svg:x="14.829cm" svg:y="12.09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1 0 98 63 98 100 0 84-75 165-175 165z">
            <text:p/>
          </draw:path>
          <draw:path draw:style-name="gr3" draw:text-style-name="P7" draw:layer="layout" svg:width="0.181cm" svg:height="0.565cm" svg:x="15.785cm" svg:y="12.1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6.019cm" svg:y="12.2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16.634cm" svg:y="12.28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7.016cm" svg:y="12.288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7.431cm" svg:y="12.0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7.665cm" svg:y="12.0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7.895cm" svg:y="12.2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8.274cm" svg:y="12.0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498cm" svg:height="0.577cm" svg:x="19.024cm" svg:y="12.09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375cm" svg:height="0.389cm" svg:x="19.57cm" svg:y="12.2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9.996cm" svg:y="12.2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0.317cm" svg:y="12.14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87cm" svg:height="0.575cm" svg:x="20.939cm" svg:y="12.09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21.426cm" svg:y="12.2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322cm" svg:height="0.389cm" svg:x="21.841cm" svg:y="12.28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2.204cm" svg:y="12.1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2.538cm" svg:y="12.2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2.961cm" svg:y="12.2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23.341cm" svg:y="12.576cm" svg:viewBox="0 0 92 92" svg:d="M92 46c0-25-21-46-46-46s-46 21-46 46 21 46 46 46 46-21 46-46z">
            <text:p/>
          </draw:path>
          <draw:path draw:style-name="gr3" draw:text-style-name="P7" draw:layer="layout" svg:width="0.562cm" svg:height="0.613cm" svg:x="23.924cm" svg:y="12.071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3" draw:text-style-name="P7" draw:layer="layout" svg:width="0.425cm" svg:height="0.373cm" svg:x="24.56cm" svg:y="12.2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25.029cm" svg:y="12.0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5.251cm" svg:y="12.30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</draw:g>
        <draw:g>
          <svg:title>TexMaths</svg:title>
          <svg:desc>24§display§\text {transformations are valid on Post Factor}.§svg§600§FALSE§</svg:desc>
          <draw:polygon draw:style-name="gr2" draw:text-style-name="P6" draw:layer="layout" svg:width="15.05cm" svg:height="0.52cm" svg:x="2.095cm" svg:y="14.22cm" svg:viewBox="0 0 15051 521" draw:points="7526,521 0,521 0,0 15051,0 15051,521">
            <text:p/>
          </draw:polygon>
          <draw:path draw:style-name="gr3" draw:text-style-name="P7" draw:layer="layout" svg:width="0.266cm" svg:height="0.529cm" svg:x="2.068cm" svg:y="14.255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2.404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746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16cm" svg:y="14.40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629cm" svg:y="14.3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3.961cm" svg:y="14.178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375cm" svg:height="0.389cm" svg:x="4.215cm" svg:y="14.3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4.637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971cm" svg:y="14.401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681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085cm" svg:y="14.25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6.425cm" svg:y="14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655cm" svg:y="14.3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7.079cm" svg:y="14.40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55cm" svg:y="14.3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8.17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8.581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911cm" svg:y="14.39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4cm" svg:height="0.374cm" svg:x="9.56cm" svg:y="14.409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9.977cm" svg:y="14.395cm" svg:viewBox="0 0 382 390" svg:d="M248 315c2 35 25 69 65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189cm" svg:height="0.587cm" svg:x="10.391cm" svg:y="14.18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10.625cm" svg:y="14.2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0.862cm" svg:y="14.1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75cm" svg:height="0.389cm" svg:x="11.605cm" svg:y="14.39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12.031cm" svg:y="14.40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98cm" svg:height="0.577cm" svg:x="12.784cm" svg:y="14.197cm" svg:viewBox="0 0 499 578" svg:d="M163 311h142c102 0 194-69 194-153 0-83-84-158-199-158h-300v27h21c65 0 65 9 65 38v448c0 31 0 38-65 38h-21v27c29-2 92-2 125-2 32 0 96 0 125 2v-27h-22c-63 0-65-7-65-38zM159 288v-228c0-27 2-33 43-33h74c135 0 135 88 135 131 0 40 0 130-135 130z">
            <text:p/>
          </draw:path>
          <draw:path draw:style-name="gr3" draw:text-style-name="P7" draw:layer="layout" svg:width="0.375cm" svg:height="0.389cm" svg:x="13.327cm" svg:y="14.3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3.753cm" svg:y="14.39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14.074cm" svg:y="14.25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89cm" svg:height="0.575cm" svg:x="14.696cm" svg:y="14.199cm" svg:viewBox="0 0 490 576" svg:d="M465 0h-465v27h21c65 0 65 9 65 38v444c0 31 0 40-65 40h-21v27c29-4 96-4 129-4 34 0 111 0 142 4v-27h-27c-81 0-81-11-81-40v-209h73c81 0 88 28 88 100h22v-225h-22c0 71-7 100-88 100h-73v-215c0-27 2-33 41-33h101c127 0 148 46 162 163h23z">
            <text:p/>
          </draw:path>
          <draw:path draw:style-name="gr3" draw:text-style-name="P7" draw:layer="layout" svg:width="0.381cm" svg:height="0.389cm" svg:x="15.184cm" svg:y="14.39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5.598cm" svg:y="14.39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6cm" svg:height="0.529cm" svg:x="15.961cm" svg:y="14.255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75cm" svg:height="0.389cm" svg:x="16.297cm" svg:y="14.39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4cm" svg:x="16.718cm" svg:y="14.40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7.098cm" svg:y="14.683cm" svg:viewBox="0 0 92 92" svg:d="M92 46c0-25-21-46-46-46s-46 21-46 46 21 46 46 46 46-21 46-46z">
            <text:p/>
          </draw:path>
        </draw:g>
        <draw:g>
          <svg:title>TexMaths</svg:title>
          <svg:desc>24§display§\text {simultaneously on the second matrix } B \text { of the product } AB \text { on LHS}§svg§600§FALSE§</svg:desc>
          <draw:polygon draw:style-name="gr2" draw:text-style-name="P6" draw:layer="layout" svg:width="24.623cm" svg:height="0.694cm" svg:x="2.074cm" svg:y="9.711cm" svg:viewBox="0 0 24624 695" draw:points="12313,695 0,695 0,0 24624,0 24624,695">
            <text:p/>
          </draw:polygon>
          <draw:path draw:style-name="gr3" draw:text-style-name="P7" draw:layer="layout" svg:width="0.277cm" svg:height="0.389cm" svg:x="2.059cm" svg:y="9.8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2.393cm" svg:y="9.7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59cm" svg:height="0.374cm" svg:x="2.625cm" svg:y="9.9cm" svg:viewBox="0 0 660 375" svg:d="M65 83v228c0 37-7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83cm" svg:x="3.305cm" svg:y="9.9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189cm" svg:height="0.587cm" svg:x="3.776cm" svg:y="9.6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266cm" svg:height="0.529cm" svg:x="3.998cm" svg:y="9.7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81cm" svg:height="0.389cm" svg:x="4.346cm" svg:y="9.8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4.759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5.223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5.598cm" svg:y="9.8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6.024cm" svg:y="9.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277cm" svg:height="0.389cm" svg:x="6.492cm" svg:y="9.8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9cm" svg:height="0.587cm" svg:x="6.826cm" svg:y="9.6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7.049cm" svg:y="9.90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75cm" svg:height="0.389cm" svg:x="7.783cm" svg:y="9.8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8.207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8.946cm" svg:y="9.7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9.286cm" svg:y="9.6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9.751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10.411cm" svg:y="9.8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10.739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2cm" svg:height="0.389cm" svg:x="11.12cm" svg:y="9.896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488cm" svg:y="9.8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1.915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2.385cm" svg:y="9.6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659cm" svg:height="0.374cm" svg:x="13.132cm" svg:y="9.9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3.844cm" svg:y="9.8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4.245cm" svg:y="9.7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285cm" svg:height="0.374cm" svg:x="14.581cm" svg:y="9.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4.917cm" svg:y="9.7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5.133cm" svg:y="9.909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604cm" svg:height="0.577cm" svg:x="15.885cm" svg:y="9.6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2-12-7 0-4 0-6 4-21l60-237h159c81 0 98 64 98 100 0 85-75 165-175 165z">
            <text:p/>
          </draw:path>
          <draw:path draw:style-name="gr3" draw:text-style-name="P7" draw:layer="layout" svg:width="0.375cm" svg:height="0.389cm" svg:x="16.836cm" svg:y="9.8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7.262cm" svg:y="9.679cm" svg:viewBox="0 0 275 597" svg:d="M121 232v-98c0-74 40-115 79-115 2 0 13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266cm" svg:height="0.529cm" svg:x="17.79cm" svg:y="9.7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8.128cm" svg:y="9.6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8.594cm" svg:y="9.8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9.249cm" svg:y="9.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9.718cm" svg:y="9.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0.05cm" svg:y="9.8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20.499cm" svg:y="9.68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425cm" svg:height="0.383cm" svg:x="20.966cm" svg:y="9.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22cm" svg:height="0.389cm" svg:x="21.436cm" svg:y="9.896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21.799cm" svg:y="9.7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579cm" svg:height="0.606cm" svg:x="22.421cm" svg:y="9.669cm" svg:viewBox="0 0 580 607" svg:d="M121 509c-33 56-65 69-104 71-9 0-17 0-17 17 0 4 4 10 12 10 23 0 48-4 72-4 27 0 58 4 85 4 4 0 15 0 15-17 0-10-7-10-13-10-19-2-40-9-40-31 0-9 5-19 13-30l63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604cm" svg:height="0.577cm" svg:x="23.06cm" svg:y="9.6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375cm" svg:height="0.389cm" svg:x="24.011cm" svg:y="9.8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24.437cm" svg:y="9.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64cm" svg:height="0.577cm" svg:x="25.188cm" svg:y="9.696cm" svg:viewBox="0 0 465 578" svg:d="M465 359h-21c-10 87-22 192-171 192h-69c-39 0-41-5-41-32v-452c0-29 0-40 81-40h27v-27c-31 2-108 2-142 2-33 0-100 0-129-2v27h21c65 0 65 9 65 38v448c0 31 0 38-65 38h-21v27h442z">
            <text:p/>
          </draw:path>
          <draw:path draw:style-name="gr3" draw:text-style-name="P7" draw:layer="layout" svg:width="0.577cm" svg:height="0.577cm" svg:x="25.714cm" svg:y="9.696cm" svg:viewBox="0 0 578 578" svg:d="M492 65c0-29 1-38 65-38h21v-27c-29 2-92 2-125 2-31 0-96 0-125-2v27h21c66 0 66 9 66 38v200h-252v-200c0-29 0-38 65-38h22v-27c-29 2-93 2-125 2-33 0-96 0-125-2v27h21c65 0 65 9 65 38v448c0 31 0 38-65 38h-21v27c29-2 92-2 125-2 31 0 96 0 125 2v-27h-22c-65 0-65-7-65-38v-223h252v223c0 31 0 38-66 38h-21v27c29-2 92-2 125-2s96 0 125 2v-27h-21c-64 0-65-7-65-38z">
            <text:p/>
          </draw:path>
          <draw:path draw:style-name="gr3" draw:text-style-name="P7" draw:layer="layout" svg:width="0.375cm" svg:height="0.614cm" svg:x="26.367cm" svg:y="9.679cm" svg:viewBox="0 0 376 615" svg:d="M248 269l-108-27c-54-13-86-58-86-108 0-59 46-111 113-111 140 0 159 140 165 177 0 6 0 11 10 11 11 0 11-4 11-21v-169c0-15 0-21-9-21-6 0-8 0-14 12l-29 48c-25-25-61-60-136-60-94 0-165 75-165 163 0 71 44 133 111 156 10 4 52 13 112 29 23 5 48 11 73 42 17 23 25 50 25 79 0 59-43 121-114 121-25 0-88-4-134-46-48-46-52-100-52-131 0-8-8-8-9-8-12 0-12 6-12 21v170c0 13 0 19 10 19 5 0 5 0 11-10 0-2 4-4 31-48 27 29 80 58 157 58 98 0 167-83 167-175 0-85-57-154-128-171z">
            <text:p/>
          </draw:path>
        </draw:g>
        <draw:g xml:id="id140" draw:id="id140">
          <svg:title>TexMaths</svg:title>
          <svg:desc>24§display§\text {Consider the equation }AB = X \text { where } A, B \text { and } X \text { are square }§svg§600§FALSE§</svg:desc>
          <draw:polygon draw:style-name="gr2" draw:text-style-name="P6" draw:layer="layout" svg:width="22.675cm" svg:height="0.684cm" svg:x="2.051cm" svg:y="2.711cm" svg:viewBox="0 0 22676 685" draw:points="11338,685 0,685 0,0 22676,0 22676,685">
            <text:p/>
          </draw:polygon>
          <draw:path draw:style-name="gr3" draw:text-style-name="P7" draw:layer="layout" svg:width="0.515cm" svg:height="0.613cm" svg:x="2.057cm" svg:y="2.679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642cm" svg:y="2.89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3.067cm" svg:y="2.89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537cm" svg:y="2.89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3.869cm" svg:y="2.70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4.104cm" svg:y="2.68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4.568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943cm" svg:y="2.899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5.547cm" svg:y="2.75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5.885cm" svg:y="2.68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35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7.007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7.387cm" svg:y="2.89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7.83cm" svg:y="2.899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8.307cm" svg:y="2.8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8.71cm" svg:y="2.75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9.05cm" svg:y="2.70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9.28cm" svg:y="2.89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9.704cm" svg:y="2.89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0.457cm" svg:y="2.669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604cm" svg:height="0.577cm" svg:x="11.096cm" svg:y="2.696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08c75 0 94 50 94 86 0 75-73 156-177 156zM190 551c-11 0-13 0-19 0-8 0-12-2-12-8 0-3 0-5 4-21l60-236h159c81 0 98 63 98 100 0 84-75 165-175 165z">
            <text:p/>
          </draw:path>
          <draw:path draw:style-name="gr3" draw:text-style-name="P7" draw:layer="layout" svg:width="0.562cm" svg:height="0.199cm" svg:x="12.024cm" svg:y="2.9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96cm" svg:height="0.577cm" svg:x="12.89cm" svg:y="2.69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79cm" svg:height="0.373cm" svg:x="13.928cm" svg:y="2.909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425cm" svg:height="0.587cm" svg:x="14.549cm" svg:y="2.68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5.015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5.39cm" svg:y="2.89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72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16.382cm" svg:y="2.669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099cm" svg:height="0.252cm" svg:x="17.058cm" svg:y="3.18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604cm" svg:height="0.577cm" svg:x="17.396cm" svg:y="2.696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08c75 0 94 50 94 86 0 75-73 156-177 156zM190 551c-11 0-13 0-19 0-8 0-12-2-12-8 0-3 0-5 4-21l60-236h159c81 0 98 63 98 100 0 84-75 165-175 165z">
            <text:p/>
          </draw:path>
          <draw:path draw:style-name="gr3" draw:text-style-name="P7" draw:layer="layout" svg:width="0.381cm" svg:height="0.389cm" svg:x="18.358cm" svg:y="2.8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8.773cm" svg:y="2.89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9.243cm" svg:y="2.688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96cm" svg:height="0.577cm" svg:x="19.986cm" svg:y="2.696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4-2-34-25 0-13 13-27 23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3-9 23-17 31z">
            <text:p/>
          </draw:path>
          <draw:path draw:style-name="gr3" draw:text-style-name="P7" draw:layer="layout" svg:width="0.381cm" svg:height="0.389cm" svg:x="21.046cm" svg:y="2.896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1.455cm" svg:y="2.89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1.785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22.446cm" svg:y="2.89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22.78cm" svg:y="2.89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23.223cm" svg:y="2.89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23.7cm" svg:y="2.8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4.11cm" svg:y="2.89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4.441cm" svg:y="2.89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41" draw:id="id141">
          <svg:title>TexMaths</svg:title>
          <svg:desc>24§display§\text {matrices of  same order. In order to apply a sequence of row }§svg§600§FALSE§</svg:desc>
          <draw:polygon draw:style-name="gr2" draw:text-style-name="P6" draw:layer="layout" svg:width="21.999cm" svg:height="0.684cm" svg:x="2.071cm" svg:y="3.811cm" svg:viewBox="0 0 22000 685" draw:points="10999,685 0,685 0,0 22000,0 22000,685">
            <text:p/>
          </draw:polygon>
          <draw:path draw:style-name="gr3" draw:text-style-name="P7" draw:layer="layout" svg:width="0.659cm" svg:height="0.373cm" svg:x="2.056cm" svg:y="3.992cm" svg:viewBox="0 0 660 374" svg:d="M65 83v228c0 37-7 37-65 37v26c29 0 73-2 96-2 21 0 65 2 94 2v-26c-56 0-65 0-65-37v-157c0-89 59-135 113-135s63 46 63 94v198c0 37-9 37-67 37v26c31 0 73-2 96-2s67 2 96 2v-26c-57 0-67 0-67-37v-157c0-89 61-135 115-135s62 46 62 94v198c0 37-8 37-66 37v26c29 0 73-2 96-2 21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.768cm" svg:y="3.98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3.17cm" svg:y="3.8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3.506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3.84cm" svg:y="3.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22cm" svg:height="0.389cm" svg:x="4.076cm" svg:y="3.98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4.444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4.825cm" svg:y="3.98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5.433cm" svg:y="3.98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5.859cm" svg:y="3.76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77cm" svg:height="0.389cm" svg:x="6.399cm" svg:y="3.98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739cm" svg:y="3.98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659cm" svg:height="0.373cm" svg:x="7.151cm" svg:y="3.99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1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7.852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8.507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8.929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9.265cm" svg:y="3.77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9.72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0.102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0.483cm" svg:y="4.274cm" svg:viewBox="0 0 92 92" svg:d="M92 46c0-25-21-46-46-46s-46 21-46 46 21 46 46 46 46-21 46-46z">
            <text:p/>
          </draw:path>
          <draw:path draw:style-name="gr3" draw:text-style-name="P7" draw:layer="layout" svg:width="0.258cm" svg:height="0.577cm" svg:x="11.043cm" svg:y="3.788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7" draw:layer="layout" svg:width="0.425cm" svg:height="0.373cm" svg:x="11.35cm" svg:y="3.9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2.097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2.52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2.854cm" svg:y="3.77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3.31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3.693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6cm" svg:height="0.529cm" svg:x="14.297cm" svg:y="3.8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75cm" svg:height="0.389cm" svg:x="14.631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1cm" svg:height="0.389cm" svg:x="15.348cm" svg:y="3.98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37cm" svg:x="15.757cm" svg:y="3.992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16.225cm" svg:y="3.992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6.697cm" svg:y="3.77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6.92cm" svg:y="3.99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381cm" svg:height="0.389cm" svg:x="17.667cm" svg:y="3.986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77cm" svg:height="0.389cm" svg:x="18.362cm" svg:y="3.986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8.69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9.07cm" svg:y="3.99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9.514cm" svg:y="3.992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9.97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0.357cm" svg:y="3.9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0.827cm" svg:y="3.98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1.198cm" svg:y="3.98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21.852cm" svg:y="3.98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2.279cm" svg:y="3.76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85cm" svg:height="0.373cm" svg:x="22.814cm" svg:y="3.9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144cm" svg:y="3.98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23.534cm" svg:y="3.999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</draw:g>
        <draw:g xml:id="id142" draw:id="id142">
          <svg:title>TexMaths</svg:title>
          <svg:desc>24§display§\text {transformations on the equation } AB = X \text { we apply, these operations}§svg§600§FALSE§</svg:desc>
          <draw:polygon draw:style-name="gr2" draw:text-style-name="P6" draw:layer="layout" svg:width="25.236cm" svg:height="0.694cm" svg:x="2.082cm" svg:y="4.911cm" svg:viewBox="0 0 25237 695" draw:points="12618,695 0,695 0,0 25237,0 25237,695">
            <text:p/>
          </draw:polygon>
          <draw:path draw:style-name="gr3" draw:text-style-name="P7" draw:layer="layout" svg:width="0.266cm" svg:height="0.529cm" svg:x="2.055cm" svg:y="4.95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285cm" svg:height="0.374cm" svg:x="2.391cm" svg:y="5.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733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148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616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3.948cm" svg:y="4.879cm" svg:viewBox="0 0 275 597" svg:d="M121 232v-98c0-74 40-115 79-115 2 0 13 0 27 6-10 4-25 13-25 35 0 19 13 36 36 36 25 0 37-17 37-36 0-31-31-60-75-60-60 0-133 44-133 134v98h-67v25h67v275c0 39-9 39-67 39v26c35-1 73-3 98-3 34 0 73 0 107 3v-26h-17c-63 0-65-10-65-41v-273h98v-25z">
            <text:p/>
          </draw:path>
          <draw:path draw:style-name="gr3" draw:text-style-name="P7" draw:layer="layout" svg:width="0.375cm" svg:height="0.389cm" svg:x="4.202cm" svg:y="5.0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4.624cm" svg:y="5.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958cm" svg:y="5.1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669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072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6.412cm" svg:y="4.9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642cm" svg:y="5.0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7.066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537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8.145cm" svg:y="5.0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8.572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311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9.649cm" svg:y="4.8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0.113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10.77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1.15cm" svg:y="5.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1.594cm" svg:y="5.1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381cm" svg:height="0.389cm" svg:x="12.07cm" svg:y="5.096cm" svg:viewBox="0 0 382 390" svg:d="M248 315c2 35 25 69 65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2.473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2.813cm" svg:y="4.9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043cm" svg:y="5.09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3.468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4.22cm" svg:y="4.869cm" svg:viewBox="0 0 580 607" svg:d="M121 509c-33 56-65 69-104 71-9 0-17 0-17 17 0 4 4 10 12 10 23 0 48-4 72-4 27 0 58 4 85 4 4 0 15 0 15-17 0-10-7-10-13-10-19-2-40-9-40-31 0-9 5-19 11-30l65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604cm" svg:height="0.577cm" svg:x="14.86cm" svg:y="4.89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7 0-4 0-6 6-21l58-237h159c83 0 98 64 98 100 0 85-75 165-175 165z">
            <text:p/>
          </draw:path>
          <draw:path draw:style-name="gr3" draw:text-style-name="P7" draw:layer="layout" svg:width="0.562cm" svg:height="0.199cm" svg:x="15.787cm" svg:y="5.16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96cm" svg:height="0.577cm" svg:x="16.653cm" svg:y="4.896cm" svg:viewBox="0 0 697 578" svg:d="M388 231l-71-170c-4-5-4-9-4-11 0-4 13-21 50-23 8-2 15-2 15-17 0-10-9-10-11-10-35 0-71 2-108 2-21 0-73-2-94-2-6 0-15 0-15 17 0 10 7 10 19 10 52 0 56 8 63 27l100 236-178 192-12 10c-40 44-81 57-123 59-11 2-19 2-19 18 0 2 0 9 12 9 24 0 51-2 78-2 31 0 66 2 94 2 6 0 16 0 16-17 0-8-8-10-10-10-8 0-34-2-34-25 0-13 13-27 23-38l86-92 77-83 84 202c4 9 6 11 6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79cm" svg:height="0.374cm" svg:x="17.692cm" svg:y="5.109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8.287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18.953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37cm" svg:x="19.364cm" svg:y="5.1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418cm" svg:height="0.537cm" svg:x="19.833cm" svg:y="5.1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20.305cm" svg:y="4.888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414cm" svg:height="0.537cm" svg:x="20.528cm" svg:y="5.10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099cm" svg:height="0.253cm" svg:x="20.96cm" svg:y="5.384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21.419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21.756cm" svg:y="4.8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22.223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22.601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2.93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23.586cm" svg:y="5.0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37cm" svg:x="24.009cm" svg:y="5.1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327cm" svg:height="0.389cm" svg:x="24.5cm" svg:y="5.09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24.875cm" svg:y="5.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5.216cm" svg:y="5.096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5.62cm" svg:y="4.95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25.959cm" svg:y="4.9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6.19cm" svg:y="5.0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26.614cm" svg:y="5.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7.085cm" svg:y="5.096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Row transformations are valid on Pre Factor and only column }§svg§600§FALSE§</svg:desc>
          <draw:polygon draw:style-name="gr2" draw:text-style-name="P6" draw:layer="layout" svg:width="22.87cm" svg:height="0.684cm" svg:x="2.08cm" svg:y="13.213cm" svg:viewBox="0 0 22871 685" draw:points="11436,685 0,685 0,0 22871,0 22871,685">
            <text:p/>
          </draw:polygon>
          <draw:path draw:style-name="gr3" draw:text-style-name="P7" draw:layer="layout" svg:width="0.588cm" svg:height="0.596cm" svg:x="2.067cm" svg:y="13.19cm" svg:viewBox="0 0 589 597" svg:d="M159 278v-218c0-20 0-29 20-31 7-2 32-2 49-2 77 0 171 2 171 125 0 59-21 126-146 126zM338 290c82-19 148-71 148-138 0-81-96-152-221-152h-265v27h21c65 0 65 9 65 38v448c0 30 0 38-65 38h-21v27c31-2 90-2 123-2 34 0 94 0 125 2v-27h-21c-66 0-68-8-68-38v-215h98c14 0 50 0 79 28 33 31 33 58 33 114 0 55 0 88 34 121 35 30 81 36 106 36 67 0 80-69 80-94 0-4 0-13-11-13-8 0-8 7-10 13-4 60-34 75-55 75-41 0-48-42-60-121l-11-69c-16-54-56-81-104-98z">
            <text:p/>
          </draw:path>
          <draw:path draw:style-name="gr3" draw:text-style-name="P7" draw:layer="layout" svg:width="0.375cm" svg:height="0.389cm" svg:x="2.683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073cm" svg:y="13.401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264cm" svg:height="0.529cm" svg:x="3.964cm" svg:y="13.2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4.3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4.642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5.05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5.525cm" svg:y="13.3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5.857cm" svg:y="13.17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6.111cm" svg:y="13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6.533cm" svg:y="13.394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6.867cm" svg:y="13.394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7.577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7.981cm" svg:y="13.24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8.321cm" svg:y="13.2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8.549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8.97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9.444cm" svg:y="13.388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0.066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10.477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0.807cm" svg:y="13.3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373cm" svg:x="11.454cm" svg:y="13.401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81cm" svg:height="0.389cm" svg:x="11.873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2.287cm" svg:y="13.1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12.522cm" svg:y="13.2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2.756cm" svg:y="13.1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13.501cm" svg:y="13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92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98cm" svg:height="0.577cm" svg:x="14.678cm" svg:y="13.19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285cm" svg:height="0.373cm" svg:x="15.246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576cm" svg:y="13.3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87cm" svg:height="0.575cm" svg:x="16.237cm" svg:y="13.19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16.724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322cm" svg:height="0.389cm" svg:x="17.139cm" svg:y="13.3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17.502cm" svg:y="13.24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7.838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26cm" svg:y="13.394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8.883cm" svg:y="13.388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9.295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9.766cm" svg:y="13.1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20.511cm" svg:y="13.3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0.937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21.405cm" svg:y="13.1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1.628cm" svg:y="13.40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322cm" svg:height="0.389cm" svg:x="22.367cm" svg:y="13.3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2.738cm" svg:y="13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23.164cm" svg:y="13.18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97cm" svg:y="13.394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23.865cm" svg:y="13.394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24.568cm" svg:y="13.394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>
          <svg:title>TexMaths</svg:title>
          <svg:desc>24§display§ \text {Simillarly, In order to apply a sequence of column}§svg§600§FALSE§</svg:desc>
          <draw:polygon draw:style-name="gr2" draw:text-style-name="P6" draw:layer="layout" svg:width="18.327cm" svg:height="0.684cm" svg:x="8.158cm" svg:y="7.312cm" svg:viewBox="0 0 18328 685" draw:points="9164,685 0,685 0,0 18328,0 18328,685">
            <text:p/>
          </draw:polygon>
          <draw:path draw:style-name="gr3" draw:text-style-name="P7" draw:layer="layout" svg:width="0.375cm" svg:height="0.613cm" svg:x="8.164cm" svg:y="7.27cm" svg:viewBox="0 0 376 614" svg:d="M248 269l-108-27c-54-14-86-58-86-108 0-59 46-111 113-111 140 0 159 140 165 177 0 5 0 11 10 11 11 0 11-4 11-21v-169c0-15 0-21-9-21-6 0-8 0-14 12l-29 48c-25-25-61-60-136-60-94 0-165 75-165 163 0 71 44 133 111 156 10 4 52 13 112 29 23 5 48 11 73 42 17 23 25 50 25 78 0 60-43 121-114 121-25 0-88-3-134-46-48-46-52-99-52-130 0-8-8-8-9-8-12 0-12 6-12 21v169c0 14 0 19 10 19 5 0 5 0 11-9 0-2 4-4 31-48 27 29 80 57 157 57 98 0 167-82 167-174 0-85-57-154-128-171z">
            <text:p/>
          </draw:path>
          <draw:path draw:style-name="gr3" draw:text-style-name="P7" draw:layer="layout" svg:width="0.181cm" svg:height="0.565cm" svg:x="8.613cm" svg:y="7.30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659cm" svg:height="0.373cm" svg:x="8.845cm" svg:y="7.493cm" svg:viewBox="0 0 660 374" svg:d="M65 83v228c0 37-7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5cm" svg:x="9.55cm" svg:y="7.30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189cm" svg:height="0.587cm" svg:x="9.784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0.018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0.26cm" svg:y="7.487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85cm" svg:height="0.373cm" svg:x="10.669cm" svg:y="7.493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9cm" svg:height="0.587cm" svg:x="11.005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1.226cm" svg:y="7.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099cm" svg:height="0.252cm" svg:x="11.658cm" svg:y="7.775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258cm" svg:height="0.577cm" svg:x="12.125cm" svg:y="7.289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7" draw:layer="layout" svg:width="0.425cm" svg:height="0.373cm" svg:x="12.434cm" svg:y="7.493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3.179cm" svg:y="7.4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3.601cm" svg:y="7.493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3.937cm" svg:y="7.28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4.4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4.774cm" svg:y="7.493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5.379cm" svg:y="7.34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5.715cm" svg:y="7.48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1cm" svg:height="0.389cm" svg:x="16.429cm" svg:y="7.48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37cm" svg:x="16.838cm" svg:y="7.493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17.308cm" svg:y="7.493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7.781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8.003cm" svg:y="7.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381cm" svg:height="0.389cm" svg:x="18.748cm" svg:y="7.4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19.443cm" svg:y="7.4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9.772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0.152cm" svg:y="7.49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0.595cm" svg:y="7.493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1.062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1.44cm" svg:y="7.493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1.909cm" svg:y="7.48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2.279cm" svg:y="7.4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22.936cm" svg:y="7.4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23.362cm" svg:y="7.27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22cm" svg:height="0.389cm" svg:x="23.902cm" svg:y="7.48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4.27cm" svg:y="7.4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24.696cm" svg:y="7.2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4.931cm" svg:y="7.493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25.399cm" svg:y="7.493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26.102cm" svg:y="7.493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>
          <svg:title>TexMaths</svg:title>
          <svg:desc>24§display§\text {Here in the product } AB, \text { the first matrix } A \text { is called}§svg§600§FALSE§</svg:desc>
          <draw:polygon draw:style-name="gr2" draw:text-style-name="P6" draw:layer="layout" svg:width="19.268cm" svg:height="0.684cm" svg:x="8.177cm" svg:y="10.912cm" svg:viewBox="0 0 19269 685" draw:points="9635,685 0,685 0,0 19269,0 19269,685">
            <text:p/>
          </draw:polygon>
          <draw:path draw:style-name="gr3" draw:text-style-name="P7" draw:layer="layout" svg:width="0.577cm" svg:height="0.577cm" svg:x="8.162cm" svg:y="10.897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7" draw:layer="layout" svg:width="0.327cm" svg:height="0.389cm" svg:x="8.792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9.166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496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10.157cm" svg:y="10.9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0.391cm" svg:y="11.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1.128cm" svg:y="10.95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1.468cm" svg:y="10.88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1.933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2.59cm" svg:y="11.1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285cm" svg:height="0.373cm" svg:x="13.058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3.388cm" svg:y="11.09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3.84cm" svg:y="10.88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425cm" svg:height="0.383cm" svg:x="14.306cm" svg:y="11.1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2cm" svg:height="0.389cm" svg:x="14.776cm" svg:y="11.09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15.137cm" svg:y="10.95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606cm" svg:x="15.761cm" svg:y="10.87cm" svg:viewBox="0 0 580 607" svg:d="M121 509c-33 55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604cm" svg:height="0.577cm" svg:x="16.399cm" svg:y="10.897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099cm" svg:height="0.252cm" svg:x="17.119cm" svg:y="11.38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264cm" svg:height="0.529cm" svg:x="17.718cm" svg:y="10.95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8.058cm" svg:y="10.88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8.522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3cm" svg:height="0.596cm" svg:x="19.177cm" svg:y="10.88cm" svg:viewBox="0 0 424 597" svg:d="M257 257c39 0 44 12 44 46v229c0 38-9 38-65 38v27c27-2 73-4 94-4s62 2 94 4v-27c-57 0-67 0-67-38v-311l-105 7c-14 2-16 2-16 2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7" draw:layer="layout" svg:width="0.285cm" svg:height="0.373cm" svg:x="19.648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9.982cm" svg:y="11.09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302cm" svg:y="10.95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659cm" svg:height="0.373cm" svg:x="20.923cm" svg:y="11.1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1.635cm" svg:y="11.09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22.036cm" svg:y="10.95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2.372cm" svg:y="11.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2.706cm" svg:y="10.9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2.923cm" svg:y="11.1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579cm" svg:height="0.606cm" svg:x="23.67cm" svg:y="10.87cm" svg:viewBox="0 0 580 607" svg:d="M121 509c-33 55-65 69-104 71-9 0-17 0-17 17 0 4 4 10 12 10 23 0 48-4 72-4 27 0 58 4 85 4 4 0 15 0 15-18 0-9-7-9-13-9-19-2-40-10-40-31 0-9 5-19 11-31l65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181cm" svg:height="0.565cm" svg:x="24.582cm" svg:y="10.91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816cm" svg:y="11.09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25.431cm" svg:y="11.09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25.813cm" svg:y="11.09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26.226cm" svg:y="10.8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26.46cm" svg:y="10.8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6.69cm" svg:y="11.0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7.07cm" svg:y="10.889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width" smil:values="width*0.05;width" smil:keyTimes="0;1"/>
                  <anim:animate smil:dur="0.5s" smil:fill="hold" smil:targetElement="id139" anim:sub-item="text" smil:attributeName="height" smil:values="height;height" smil:keyTimes="0;1"/>
                  <anim:animate smil:dur="0.5s" smil:fill="hold" smil:targetElement="id139" anim:sub-item="text" smil:attributeName="x" smil:values="x-.2;x" smil:keyTimes="0;1"/>
                  <anim:animate smil:dur="0.5s" smil:fill="hold" smil:targetElement="id139" anim:sub-item="text" smil:attributeName="y" smil:values="y;y" smil:keyTimes="0;1"/>
                  <anim:transitionFilter smil:dur="0.5s" smil:targetElement="id1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10" draw:layer="layout" svg:width="25.199cm" svg:height="1.406cm" svg:x="1.4cm" svg:y="0.549cm" presentation:class="title" presentation:user-transformed="true">
          <draw:text-box>
            <text:p xml:id="id144" text:id="id144"><text:span text:style-name="T25">Inverse of a Matrix</text:span></text:p>
          </draw:text-box>
        </draw:frame>
        <draw:frame presentation:style-name="pr5" draw:text-style-name="P5" draw:layer="layout" svg:width="26.723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xml:id="id145" text:id="id145" text:style-name="P4"><text:span text:style-name="T10"><text:s text:c="2"/></text:span><text:span text:style-name="T10">Definition :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xml:id="id152" text:id="id152" text:style-name="P4"><text:span text:style-name="T10"><text:s text:c="2"/></text:span><text:span text:style-name="T10">Note : </text:span></text:p>
          </draw:text-box>
        </draw:frame>
        <draw:g xml:id="id146" draw:id="id146">
          <svg:title>TexMaths</svg:title>
          <svg:desc>24§display§\text {If A is a square matrix of order m and if there exists another square }§svg§600§FALSE§</svg:desc>
          <draw:polygon draw:style-name="gr2" draw:text-style-name="P6" draw:layer="layout" svg:width="25.119cm" svg:height="0.684cm" svg:x="1.462cm" svg:y="3.902cm" svg:viewBox="0 0 25120 685" draw:points="12561,685 0,685 0,0 25120,0 25120,685">
            <text:p/>
          </draw:polygon>
          <draw:path draw:style-name="gr3" draw:text-style-name="P7" draw:layer="layout" svg:width="0.258cm" svg:height="0.577cm" svg:x="1.443cm" svg:y="3.88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1.752cm" svg:y="3.8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606cm" svg:x="2.29cm" svg:y="3.86cm" svg:viewBox="0 0 580 607" svg:d="M309 17c-4-11-6-17-19-17-14 0-15 6-19 17l-177 505c-15 44-48 56-94 58v27c19-2 56-4 86-4 27 0 71 2 98 4v-27c-42 0-63-21-63-44 0-2 0-10 0-12l40-111h210l44 128c0 4 2 10 2 14 0 25-46 25-69 25v27c30-4 88-4 120-4 37 0 75 2 112 4v-27h-16c-49 0-63-6-71-35zM265 111l96 275h-190z">
            <text:p/>
          </draw:path>
          <draw:path draw:style-name="gr3" draw:text-style-name="P7" draw:layer="layout" svg:width="0.181cm" svg:height="0.565cm" svg:x="3.206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44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4.06cm" svg:y="4.08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4.757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5.089cm" svg:y="4.0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5.533cm" svg:y="4.0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6.011cm" svg:y="4.0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6.42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6.75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7.41cm" svg:y="4.09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121cm" svg:y="4.087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64cm" svg:height="0.529cm" svg:x="8.524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8.86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194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411cm" svg:y="4.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10.15cm" svg:y="4.0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0.577cm" svg:y="3.87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1.11cm" svg:y="4.08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1.533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1.869cm" svg:y="3.87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12.331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2.708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13.322cm" svg:y="4.09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4.315cm" svg:y="4.0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4.728cm" svg:y="4.0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198cm" svg:y="3.879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181cm" svg:height="0.565cm" svg:x="15.947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6.181cm" svg:y="3.8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16.709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7.047cm" svg:y="3.87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7.512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7.888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218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8.873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9.236cm" svg:y="4.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5cm" svg:x="19.699cm" svg:y="3.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933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253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20.593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21.215cm" svg:y="4.08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1.628cm" svg:y="4.0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2.093cm" svg:y="4.08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22.508cm" svg:y="3.94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2.845cm" svg:y="3.87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3.312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686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4.303cm" svg:y="4.08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24.637cm" svg:y="4.0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5.08cm" svg:y="4.0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25.557cm" svg:y="4.087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5.966cm" svg:y="4.0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6.298cm" svg:y="4.08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47" draw:id="id147">
          <svg:title>TexMaths</svg:title>
          <svg:desc>24§display§\text {matrix B of the same order such that } AB = BA = I, \text {where }I \text { is the}§svg§600§FALSE§</svg:desc>
          <draw:polygon draw:style-name="gr2" draw:text-style-name="P6" draw:layer="layout" svg:width="24.846cm" svg:height="0.683cm" svg:x="1.462cm" svg:y="5.004cm" svg:viewBox="0 0 24847 684" draw:points="12423,684 0,684 0,0 24847,0 24847,684">
            <text:p/>
          </draw:polygon>
          <draw:path draw:style-name="gr3" draw:text-style-name="P7" draw:layer="layout" svg:width="0.659cm" svg:height="0.373cm" svg:x="1.447cm" svg:y="5.192cm" svg:viewBox="0 0 660 374" svg:d="M65 83v228c0 37-7 37-65 37v26c29 0 73-2 96-2 21 0 65 2 94 2v-26c-56 0-65 0-65-37v-157c0-89 59-135 113-135s63 46 63 94v198c0 37-9 37-67 37v26c31 0 73-2 96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.159cm" svg:y="5.1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2.561cm" svg:y="5.0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.897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3.231cm" svg:y="5.0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3.448cm" svg:y="5.20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19cm" svg:height="0.577cm" svg:x="4.195cm" svg:y="4.989cm" svg:viewBox="0 0 520 578" svg:d="M157 269v-209c0-27 2-33 43-33h103c83 0 114 71 114 115 0 56-43 127-137 127zM357 276c83-17 140-71 140-134 0-73-77-142-188-142h-309v27h21c65 0 65 9 65 38v448c0 30 0 38-65 38h-21v27h332c113 0 188-75 188-156 0-73-69-136-163-146zM305 551h-105c-41 0-43-6-43-33v-232h160c84 0 119 79 119 136 0 60-44 129-131 129z">
            <text:p/>
          </draw:path>
          <draw:path draw:style-name="gr3" draw:text-style-name="P7" draw:layer="layout" svg:width="0.375cm" svg:height="0.389cm" svg:x="5.066cm" svg:y="5.1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5.493cm" svg:y="4.97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6.019cm" svg:y="5.0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6.358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823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7.484cm" svg:y="5.1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823cm" svg:y="5.1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659cm" svg:height="0.373cm" svg:x="8.238cm" svg:y="5.192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8.937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9.594cm" svg:y="5.1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0.014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0.35cm" svg:y="4.98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0.813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1.189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1.804cm" svg:y="5.1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383cm" svg:x="12.136cm" svg:y="5.19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2cm" svg:height="0.389cm" svg:x="12.606cm" svg:y="5.18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956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6cm" svg:height="0.529cm" svg:x="13.695cm" svg:y="5.0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4.035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81cm" svg:height="0.389cm" svg:x="14.511cm" svg:y="5.1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4.914cm" svg:y="5.0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606cm" svg:x="15.536cm" svg:y="4.962cm" svg:viewBox="0 0 580 607" svg:d="M121 509c-33 55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604cm" svg:height="0.577cm" svg:x="16.176cm" svg:y="4.989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562cm" svg:height="0.199cm" svg:x="17.103cm" svg:y="5.2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04cm" svg:height="0.577cm" svg:x="17.982cm" svg:y="4.989cm" svg:viewBox="0 0 605 578" svg:d="M100 513c-8 32-10 38-77 38-15 0-23 0-23 17 0 10 8 10 23 10h301c135 0 235-100 235-182 0-62-50-110-131-120 87-17 177-78 177-159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579cm" svg:height="0.606cm" svg:x="18.658cm" svg:y="4.962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562cm" svg:height="0.199cm" svg:x="19.543cm" svg:y="5.2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20.415cm" svg:y="4.989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" draw:text-style-name="P7" draw:layer="layout" svg:width="0.099cm" svg:height="0.252cm" svg:x="20.895cm" svg:y="5.47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21.214cm" svg:y="5.20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425cm" svg:height="0.587cm" svg:x="21.834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2.299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2.675cm" svg:y="5.1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3.005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91cm" svg:height="0.577cm" svg:x="23.666cm" svg:y="4.989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" draw:text-style-name="P7" draw:layer="layout" svg:width="0.181cm" svg:height="0.565cm" svg:x="24.384cm" svg:y="5.0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618cm" svg:y="5.1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5.219cm" svg:y="5.0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5.559cm" svg:y="4.9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6.024cm" svg:y="5.1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48" draw:id="id148">
          <svg:title>TexMaths</svg:title>
          <svg:desc>24§display§\text {identity matrix of order m, then B is called as the inverse of A and is }§svg§600§FALSE§</svg:desc>
          <draw:polygon draw:style-name="gr2" draw:text-style-name="P6" draw:layer="layout" svg:width="25.537cm" svg:height="0.694cm" svg:x="1.457cm" svg:y="6.104cm" svg:viewBox="0 0 25538 695" draw:points="12768,695 0,695 0,0 25538,0 25538,695">
            <text:p/>
          </draw:polygon>
          <draw:path draw:style-name="gr3" draw:text-style-name="P7" draw:layer="layout" svg:width="0.181cm" svg:height="0.566cm" svg:x="1.442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.678cm" svg:y="6.08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27cm" svg:height="0.389cm" svg:x="2.141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2.519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2.955cm" svg:y="6.14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181cm" svg:height="0.566cm" svg:x="3.295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3.516cm" svg:y="6.147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14cm" svg:height="0.537cm" svg:x="3.821cm" svg:y="6.302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659cm" svg:height="0.374cm" svg:x="4.558cm" svg:y="6.293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271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5.672cm" svg:y="6.147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285cm" svg:height="0.374cm" svg:x="6.008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6.342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6.559cm" svg:y="6.30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375cm" svg:height="0.389cm" svg:x="7.298cm" svg:y="6.28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7.724cm" svg:y="6.072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375cm" svg:height="0.389cm" svg:x="8.26cm" svg:y="6.28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8.681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9.017cm" svg:y="6.08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27cm" svg:height="0.389cm" svg:x="9.481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9.856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10.47cm" svg:y="6.29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099cm" svg:height="0.253cm" svg:x="11.219cm" svg:y="6.57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6cm" svg:height="0.529cm" svg:x="11.678cm" svg:y="6.14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2.016cm" svg:y="6.0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2.482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12.86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519cm" svg:height="0.577cm" svg:x="13.613cm" svg:y="6.089cm" svg:viewBox="0 0 520 578" svg:d="M157 269v-209c0-27 2-33 43-33h103c83 0 114 71 114 115 0 56-43 127-137 127zM357 277c83-18 140-71 140-135 0-73-77-142-188-142h-309v27h21c65 0 65 9 65 38v448c0 31 0 38-65 38h-21v27h332c113 0 188-75 188-155 0-73-69-137-163-146zM305 551h-105c-41 0-43-5-43-32v-233h160c84 0 119 79 119 137 0 59-44 128-131 128z">
            <text:p/>
          </draw:path>
          <draw:path draw:style-name="gr3" draw:text-style-name="P7" draw:layer="layout" svg:width="0.181cm" svg:height="0.566cm" svg:x="14.489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723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2cm" svg:height="0.389cm" svg:x="15.339cm" svg:y="6.28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81cm" svg:height="0.389cm" svg:x="15.719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16.134cm" svg:y="6.081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189cm" svg:height="0.587cm" svg:x="16.368cm" svg:y="6.081cm" svg:viewBox="0 0 190 588" svg:d="M123 0l-123 10v26c60 0 67 6 67 47v440c0 38-9 38-67 38v27c29-2 73-2 94-2s63 0 96 2v-27c-58 0-67 0-67-38z">
            <text:p/>
          </draw:path>
          <draw:path draw:style-name="gr3" draw:text-style-name="P7" draw:layer="layout" svg:width="0.327cm" svg:height="0.389cm" svg:x="16.599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96cm" svg:x="16.979cm" svg:y="6.08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81cm" svg:height="0.389cm" svg:x="17.735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8.15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18.751cm" svg:y="6.14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9.091cm" svg:y="6.0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19.556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181cm" svg:height="0.566cm" svg:x="20.216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20.45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4cm" svg:x="20.884cm" svg:y="6.30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21.312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21.689cm" svg:y="6.29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2.023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2.351cm" svg:y="6.28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23.008cm" svg:y="6.28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23.432cm" svg:y="6.072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579cm" svg:height="0.606cm" svg:x="23.972cm" svg:y="6.062cm" svg:viewBox="0 0 580 607" svg:d="M309 17c-4-11-6-17-19-17-14 0-15 6-19 17l-177 506c-15 44-48 55-94 57v27c19-2 56-4 86-4 27 0 71 2 98 4v-27c-42 0-63-21-63-44 0-2 0-10 0-12l40-111h210l44 129c0 4 2 9 2 13 0 25-46 25-69 25v27c30-4 88-4 120-4 37 0 75 2 112 4v-27h-16c-49 0-63-6-71-34zM265 111l96 275h-190z">
            <text:p/>
          </draw:path>
          <draw:path draw:style-name="gr3" draw:text-style-name="P7" draw:layer="layout" svg:width="0.381cm" svg:height="0.389cm" svg:x="24.893cm" svg:y="6.28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5.306cm" svg:y="6.29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777cm" svg:y="6.081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181cm" svg:height="0.566cm" svg:x="26.525cm" svg:y="6.1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6.76cm" svg:y="6.28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149" draw:id="id149">
          <svg:title>TexMaths</svg:title>
          <svg:desc>24§display§\text {denoted by } A^{-1}, \text { i.e. }B = A^{-1}.\text { Hence } AA^{-1} = A^{-1}A = I.§svg§600§FALSE§</svg:desc>
          <draw:polygon draw:style-name="gr2" draw:text-style-name="P6" draw:layer="layout" svg:width="21.479cm" svg:height="0.83cm" svg:x="1.458cm" svg:y="7.005cm" svg:viewBox="0 0 21480 831" draw:points="10741,831 0,831 0,0 21480,0 21480,831">
            <text:p/>
          </draw:polygon>
          <draw:path draw:style-name="gr3" draw:text-style-name="P7" draw:layer="layout" svg:width="0.418cm" svg:height="0.596cm" svg:x="1.445cm" svg:y="7.1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.908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.286cm" svg:y="7.3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.753cm" svg:y="7.32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3.165cm" svg:y="7.1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27cm" svg:height="0.389cm" svg:x="3.501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3.882cm" svg:y="7.1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4.627cm" svg:y="7.119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5.064cm" svg:y="7.33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579cm" svg:height="0.606cm" svg:x="5.804cm" svg:y="7.099cm" svg:viewBox="0 0 580 607" svg:d="M121 509c-33 56-65 69-104 71-9 0-17 0-17 17 0 4 4 10 12 10 23 0 48-4 72-4 27 0 58 4 85 4 4 0 15 0 15-18 0-9-7-9-13-9-19-2-40-10-40-31 0-9 5-19 11-31l65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4cm" svg:height="0.03cm" svg:x="6.472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6.998cm" svg:y="6.9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9cm" svg:height="0.252cm" svg:x="7.386cm" svg:y="7.6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181cm" svg:height="0.565cm" svg:x="7.996cm" svg:y="7.1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091cm" svg:height="0.091cm" svg:x="8.277cm" svg:y="7.614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8.461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8.885cm" svg:y="7.614cm" svg:viewBox="0 0 92 92" svg:d="M92 46c0-25-21-46-46-46s-46 21-46 46 21 46 46 46 46-21 46-46z">
            <text:p/>
          </draw:path>
          <draw:path draw:style-name="gr3" draw:text-style-name="P7" draw:layer="layout" svg:width="0.604cm" svg:height="0.577cm" svg:x="9.458cm" svg:y="7.128cm" svg:viewBox="0 0 605 578" svg:d="M100 513c-8 32-10 38-77 38-15 0-23 0-23 17 0 10 8 10 23 10h302c134 0 234-100 234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562cm" svg:height="0.199cm" svg:x="10.385cm" svg:y="7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6cm" svg:x="11.259cm" svg:y="7.099cm" svg:viewBox="0 0 580 607" svg:d="M121 509c-33 56-65 69-104 71-9 0-17 0-17 17 0 4 4 10 12 10 23 0 48-4 72-4 27 0 58 4 85 4 4 0 15 0 15-18 0-9-7-9-13-9-19-2-40-10-40-31 0-9 5-19 13-31l63-107h214c1 17 13 132 13 140 0 27-44 29-61 29-12 0-22 0-22 17 0 10 12 10 14 10 34 0 71-4 105-4 22 0 73 4 95 4 5 0 15 0 15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11.925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2.453cm" svg:y="6.9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1cm" svg:height="0.091cm" svg:x="12.839cm" svg:y="7.614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13.309cm" svg:y="7.128cm" svg:viewBox="0 0 578 578" svg:d="M492 65c0-29 1-38 65-38h21v-27c-29 2-92 2-125 2-31 0-96 0-125-2v27h21c66 0 66 9 66 38v200h-252v-200c0-29 2-38 65-38h22v-27c-29 2-93 2-125 2-33 0-96 0-125-2v27h21c65 0 65 9 65 38v448c0 30 0 38-65 38h-21v27c29-2 92-2 125-2 31 0 96 0 125 2v-27h-22c-63 0-65-8-65-38v-223h252v223c0 30 0 38-66 38h-21v27c29-2 93-2 125-2 33 0 96 0 125 2v-27h-21c-64 0-65-8-65-38z">
            <text:p/>
          </draw:path>
          <draw:path draw:style-name="gr3" draw:text-style-name="P7" draw:layer="layout" svg:width="0.327cm" svg:height="0.389cm" svg:x="13.939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4.317cm" svg:y="7.3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4.788cm" svg:y="7.32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5.157cm" svg:y="7.3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15.819cm" svg:y="7.099cm" svg:viewBox="0 0 580 607" svg:d="M121 509c-33 56-65 69-104 71-9 0-17 0-17 17 0 4 4 10 12 10 23 0 48-4 72-4 27 0 58 4 85 4 4 0 15 0 15-18 0-9-7-9-13-9-19-2-40-10-40-31 0-9 5-19 13-31l63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579cm" svg:height="0.606cm" svg:x="16.453cm" svg:y="7.099cm" svg:viewBox="0 0 580 607" svg:d="M121 509c-33 56-65 69-104 71-9 0-17 0-17 17 0 4 4 10 12 10 23 0 48-4 72-4 27 0 58 4 85 4 4 0 15 0 15-18 0-9-7-9-13-9-19-2-40-10-40-31 0-9 5-19 13-31l63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4cm" svg:height="0.03cm" svg:x="17.119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7.647cm" svg:y="6.9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8.242cm" svg:y="7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6cm" svg:x="19.116cm" svg:y="7.099cm" svg:viewBox="0 0 580 607" svg:d="M121 509c-33 56-65 69-104 71-9 0-17 0-17 17 0 4 4 10 12 10 23 0 48-4 72-4 27 0 58 4 85 4 4 0 15 0 15-18 0-9-7-9-13-9-19-2-40-10-40-31 0-9 5-19 13-31l63-107h214c1 17 13 132 13 140 0 27-44 29-61 29-12 0-22 0-22 17 0 10 12 10 14 10 34 0 71-4 105-4 22 0 73 4 95 4 5 0 15 0 15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19.782cm" svg:y="7.1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0.31cm" svg:y="6.963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79cm" svg:height="0.606cm" svg:x="20.654cm" svg:y="7.099cm" svg:viewBox="0 0 580 607" svg:d="M121 509c-33 56-65 69-104 71-9 0-17 0-17 17 0 4 4 10 12 10 23 0 48-4 72-4 27 0 58 4 85 4 4 0 15 0 15-18 0-9-7-9-13-9-19-2-40-10-40-31 0-9 5-19 13-31l63-107h214c1 17 13 132 13 140 0 27-44 29-61 29-12 0-22 0-22 17 0 10 12 10 14 10 34 0 71-4 105-4 22 0 73 4 95 4 5 0 15 0 15-18 0-9-8-9-19-9-52 0-52-6-54-31l-52-528c-2-17-2-21-17-21-14 0-16 6-21 13zM223 384l167-278 27 278z">
            <text:p/>
          </draw:path>
          <draw:path draw:style-name="gr3" draw:text-style-name="P7" draw:layer="layout" svg:width="0.562cm" svg:height="0.199cm" svg:x="21.537cm" svg:y="7.3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22.411cm" svg:y="7.128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22.891cm" svg:y="7.614cm" svg:viewBox="0 0 92 92" svg:d="M92 46c0-25-21-46-46-46s-46 21-46 46 21 46 46 46 46-21 46-46z">
            <text:p/>
          </draw:path>
        </draw:g>
        <draw:g xml:id="id150" draw:id="id150">
          <svg:title>TexMaths</svg:title>
          <svg:desc>24§display§\text {By using the same definition we can say that } A \text { is the inverse of B and}§svg§600§FALSE§</svg:desc>
          <draw:polygon draw:style-name="gr2" draw:text-style-name="P6" draw:layer="layout" svg:width="26.019cm" svg:height="0.695cm" svg:x="1.459cm" svg:y="8.108cm" svg:viewBox="0 0 26020 696" draw:points="13010,696 0,696 0,0 26020,0 26020,696">
            <text:p/>
          </draw:polygon>
          <draw:path draw:style-name="gr3" draw:text-style-name="P7" draw:layer="layout" svg:width="0.519cm" svg:height="0.577cm" svg:x="1.447cm" svg:y="8.093cm" svg:viewBox="0 0 520 578" svg:d="M157 269v-209c0-27 2-33 43-33h103c83 0 114 71 114 115 0 56-43 127-137 127zM357 277c83-18 140-71 140-135 0-73-77-142-188-142h-309v27h21c65 0 65 10 65 38v448c0 31 0 38-65 38h-21v27h332c113 0 188-75 188-155 0-73-69-137-163-146zM305 551h-105c-41 0-43-5-43-32v-233h160c84 0 119 79 119 137 0 59-44 128-131 128z">
            <text:p/>
          </draw:path>
          <draw:path draw:style-name="gr3" draw:text-style-name="P7" draw:layer="layout" svg:width="0.414cm" svg:height="0.537cm" svg:x="2.031cm" svg:y="8.306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425cm" svg:height="0.383cm" svg:x="2.768cm" svg:y="8.29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77cm" svg:height="0.389cm" svg:x="3.236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3.569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03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4.268cm" svg:y="8.289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266cm" svg:height="0.529cm" svg:x="4.963cm" svg:y="8.15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5.302cm" svg:y="8.085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767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6.428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6.767cm" svg:y="8.293cm" svg:viewBox="0 0 382 390" svg:d="M246 315c4 35 27 69 67 69 17 0 69-11 69-80v-47h-21v47c0 50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4cm" svg:x="7.182cm" svg:y="8.297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7.881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97cm" svg:x="8.542cm" svg:y="8.085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327cm" svg:height="0.389cm" svg:x="9.006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3cm" svg:height="0.597cm" svg:x="9.381cm" svg:y="8.076cm" svg:viewBox="0 0 424 598" svg:d="M257 257c39 0 44 12 44 47v228c0 39-9 39-65 39v27c27-2 73-4 94-4s62 2 94 4v-27c-57 0-67 0-67-39v-311l-105 8c-14 2-16 2-16 2-2 1-4 1-15 1h-100v-96c0-84 73-117 125-117 25 0 55 8 73 27-35 2-41 25-41 40 0 27 23 39 39 39 19 0 38-14 38-39 0-49-46-86-109-86-79 0-179 42-179 136v96h-67v25h67v275c0 39-9 39-67 39v27c29-2 73-4 94-4 23 0 63 2 94 4v-27c-56 0-65 0-65-39v-275z">
            <text:p/>
          </draw:path>
          <draw:path draw:style-name="gr3" draw:text-style-name="P7" draw:layer="layout" svg:width="0.425cm" svg:height="0.374cm" svg:x="9.853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181cm" svg:height="0.566cm" svg:x="10.321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0.544cm" svg:y="8.15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0.884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114cm" svg:y="8.29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25cm" svg:height="0.374cm" svg:x="11.541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579cm" svg:height="0.374cm" svg:x="12.278cm" svg:y="8.306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327cm" svg:height="0.389cm" svg:x="12.871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3.534cm" svg:y="8.293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81cm" svg:height="0.389cm" svg:x="13.914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4.329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5.079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15.419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537cm" svg:x="15.797cm" svg:y="8.306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266cm" svg:height="0.529cm" svg:x="16.525cm" svg:y="8.15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16.863cm" svg:y="8.085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7.341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7.742cm" svg:y="8.15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579cm" svg:height="0.606cm" svg:x="18.366cm" svg:y="8.066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7" draw:layer="layout" svg:width="0.181cm" svg:height="0.566cm" svg:x="19.278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513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20.114cm" svg:y="8.15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20.453cm" svg:y="8.085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20.918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81cm" svg:height="0.566cm" svg:x="21.579cm" svg:y="8.10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21.813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4cm" svg:height="0.374cm" svg:x="22.247cm" svg:y="8.306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327cm" svg:height="0.389cm" svg:x="22.675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3.051cm" svg:y="8.29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3.385cm" svg:y="8.293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23.714cm" svg:y="8.29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75cm" svg:height="0.389cm" svg:x="24.37cm" svg:y="8.29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24.797cm" svg:y="8.076cm" svg:viewBox="0 0 275 598" svg:d="M121 232v-98c0-74 40-115 79-115 2 0 13 0 27 6-10 4-25 13-25 35 0 19 13 36 36 36 25 0 37-17 37-36 0-31-31-60-75-60-60 0-133 44-133 134v98h-67v25h67v275c0 39-9 39-67 39v27c35-2 73-4 98-4 34 0 73 0 107 4v-27h-17c-63 0-65-10-65-41v-273h98v-25z">
            <text:p/>
          </draw:path>
          <draw:path draw:style-name="gr3" draw:text-style-name="P7" draw:layer="layout" svg:width="0.519cm" svg:height="0.577cm" svg:x="25.338cm" svg:y="8.093cm" svg:viewBox="0 0 520 578" svg:d="M157 269v-209c0-27 2-33 43-33h103c83 0 112 71 112 115 0 56-41 127-135 127zM357 277c83-18 140-71 140-135 0-73-77-142-188-142h-309v27h21c65 0 65 10 65 38v448c0 31 0 38-65 38h-21v27h332c112 0 188-75 188-155 0-73-69-137-163-146zM305 551h-105c-41 0-43-5-43-32v-233h160c84 0 119 79 119 137 0 59-44 128-131 128z">
            <text:p/>
          </draw:path>
          <draw:path draw:style-name="gr3" draw:text-style-name="P7" draw:layer="layout" svg:width="0.381cm" svg:height="0.389cm" svg:x="26.221cm" svg:y="8.29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6.634cm" svg:y="8.29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7.104cm" svg:y="8.085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</draw:g>
        <draw:g xml:id="id151" draw:id="id151">
          <svg:title>TexMaths</svg:title>
          <svg:desc>24§display§\text {is denoted by } B^{-1}, \text { i.e. }A = B^{-1}.\text { Hence } B^{-1}B = BB^{-1} = I.§svg§600§FALSE§</svg:desc>
          <draw:polygon draw:style-name="gr2" draw:text-style-name="P6" draw:layer="layout" svg:width="22.573cm" svg:height="0.83cm" svg:x="1.46cm" svg:y="9.105cm" svg:viewBox="0 0 22574 831" draw:points="11287,831 0,831 0,0 22574,0 22574,831">
            <text:p/>
          </draw:polygon>
          <draw:path draw:style-name="gr3" draw:text-style-name="P7" draw:layer="layout" svg:width="0.181cm" svg:height="0.565cm" svg:x="1.445cm" svg:y="9.2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.681cm" svg:y="9.42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2.296cm" svg:y="9.2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2.758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3.136cm" svg:y="9.4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3.601cm" svg:y="9.42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016cm" svg:y="9.28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27cm" svg:height="0.389cm" svg:x="4.352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4.732cm" svg:y="9.2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5.477cm" svg:y="9.219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5.915cm" svg:y="9.43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604cm" svg:height="0.577cm" svg:x="6.66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4cm" svg:height="0.03cm" svg:x="7.37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7.898cm" svg:y="9.063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9cm" svg:height="0.252cm" svg:x="8.284cm" svg:y="9.7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181cm" svg:height="0.565cm" svg:x="8.896cm" svg:y="9.2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091cm" svg:height="0.091cm" svg:x="9.175cm" svg:y="9.714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9.361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9.783cm" svg:y="9.714cm" svg:viewBox="0 0 92 92" svg:d="M92 46c0-25-21-46-46-46s-46 21-46 46 21 46 46 46 46-21 46-46z">
            <text:p/>
          </draw:path>
          <draw:path draw:style-name="gr3" draw:text-style-name="P7" draw:layer="layout" svg:width="0.579cm" svg:height="0.606cm" svg:x="10.35cm" svg:y="9.199cm" svg:viewBox="0 0 580 607" svg:d="M121 509c-33 56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562cm" svg:height="0.199cm" svg:x="11.235cm" svg:y="9.4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04cm" svg:height="0.577cm" svg:x="12.114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4cm" svg:height="0.03cm" svg:x="12.824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3.35cm" svg:y="9.0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1cm" svg:height="0.091cm" svg:x="13.738cm" svg:y="9.714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14.209cm" svg:y="9.228cm" svg:viewBox="0 0 578 578" svg:d="M492 65c0-29 1-38 67-38h19v-27c-29 2-92 2-125 2s-96 0-125-2v27h21c66 0 66 9 66 38v200h-252v-200c0-29 2-38 65-38h22v-27c-29 2-93 2-125 2-31 0-96 0-125-2v27h21c65 0 65 9 65 38v448c0 30 0 38-65 38h-21v27c29-2 92-2 125-2 32 0 96 0 125 2v-27h-22c-63 0-65-8-65-38v-223h252v223c0 30 0 38-66 38h-21v27c29-2 92-2 125-2s96 0 125 2v-27h-19c-66 0-67-8-67-38z">
            <text:p/>
          </draw:path>
          <draw:path draw:style-name="gr3" draw:text-style-name="P7" draw:layer="layout" svg:width="0.327cm" svg:height="0.389cm" svg:x="14.836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5.215cm" svg:y="9.4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5.685cm" svg:y="9.42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6.056cm" svg:y="9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04cm" svg:height="0.577cm" svg:x="16.724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3 98 100 0 84-75 165-175 165z">
            <text:p/>
          </draw:path>
          <draw:path draw:style-name="gr3" draw:text-style-name="P7" draw:layer="layout" svg:width="0.4cm" svg:height="0.03cm" svg:x="17.434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7.962cm" svg:y="9.0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604cm" svg:height="0.577cm" svg:x="18.312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1 0 98 63 98 100 0 84-75 165-175 165z">
            <text:p/>
          </draw:path>
          <draw:path draw:style-name="gr3" draw:text-style-name="P7" draw:layer="layout" svg:width="0.562cm" svg:height="0.199cm" svg:x="19.239cm" svg:y="9.4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04cm" svg:height="0.577cm" svg:x="20.118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1 0 98 63 98 100 0 84-75 165-175 165z">
            <text:p/>
          </draw:path>
          <draw:path draw:style-name="gr3" draw:text-style-name="P7" draw:layer="layout" svg:width="0.604cm" svg:height="0.577cm" svg:x="20.8cm" svg:y="9.228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08c75 0 94 50 94 86 0 75-73 156-177 156zM190 551c-11 0-13 0-19 0-8 0-12-2-12-8 0-3 0-5 4-21l60-236h159c81 0 98 63 98 100 0 84-75 165-175 165z">
            <text:p/>
          </draw:path>
          <draw:path draw:style-name="gr3" draw:text-style-name="P7" draw:layer="layout" svg:width="0.4cm" svg:height="0.03cm" svg:x="21.51cm" svg:y="9.29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2.038cm" svg:y="9.06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22.633cm" svg:y="9.4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23.505cm" svg:y="9.228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23.987cm" svg:y="9.714cm" svg:viewBox="0 0 92 92" svg:d="M92 46c0-25-21-46-46-46s-46 21-46 46 21 46 46 46 46-21 46-46z">
            <text:p/>
          </draw:path>
        </draw:g>
        <draw:g xml:id="id155" draw:id="id155">
          <svg:title>TexMaths</svg:title>
          <svg:desc>24§display§\text {(3) A matrix is said to be invertible if its inverse exists. }§svg§600§FALSE§</svg:desc>
          <draw:polygon draw:style-name="gr2" draw:text-style-name="P6" draw:layer="layout" svg:width="20.381cm" svg:height="0.759cm" svg:x="1.444cm" svg:y="14.007cm" svg:viewBox="0 0 20382 760" draw:points="10191,760 0,760 0,0 20382,0 20382,760">
            <text:p/>
          </draw:polygon>
          <draw:path draw:style-name="gr3" draw:text-style-name="P7" draw:layer="layout" svg:width="0.197cm" svg:height="0.844cm" svg:x="1.484cm" svg:y="13.96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5cm" svg:height="0.581cm" svg:x="1.765cm" svg:y="14.03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cm" svg:y="13.9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2.788cm" svg:y="13.994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659cm" svg:height="0.373cm" svg:x="3.702cm" svg:y="14.224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4.412cm" svg:y="14.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4.815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5.151cm" svg:y="14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5.485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5.702cm" svg:y="14.234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6.445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68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7cm" svg:height="0.389cm" svg:x="7.294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634cm" svg:y="14.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8.048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8.283cm" svg:y="14.01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9.02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75cm" svg:height="0.389cm" svg:x="9.356cm" svg:y="14.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0.059cm" svg:y="14.013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0.552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1.211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445cm" svg:y="14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11.879cm" svg:y="14.234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12.309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2.683cm" svg:y="14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3.006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346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3.576cm" svg:y="14.013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189cm" svg:height="0.587cm" svg:x="14.048cm" svg:y="14.01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4.279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4.939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5.173cm" svg:y="14.00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181cm" svg:height="0.566cm" svg:x="15.713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5.935cm" svg:y="14.0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6.275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6.888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122cm" svg:y="14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17.556cm" svg:y="14.234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7.986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8.36cm" svg:y="14.22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8.694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9.023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9.679cm" svg:y="14.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20.04cm" svg:y="14.234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20.503cm" svg:y="14.0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0.737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1.06cm" svg:y="14.07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21.4cm" svg:y="14.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1.776cm" svg:y="14.508cm" svg:viewBox="0 0 92 92" svg:d="M92 46c0-25-21-46-46-46s-46 21-46 46 21 46 46 46 46-21 46-46z">
            <text:p/>
          </draw:path>
        </draw:g>
        <draw:g xml:id="id154" draw:id="id154">
          <svg:title>TexMaths</svg:title>
          <svg:desc>24§display§\text {(2) A square matrix A has inverse if and only if } \left| A \right| \ne 0§svg§600§FALSE§</svg:desc>
          <draw:polygon draw:style-name="gr2" draw:text-style-name="P6" draw:layer="layout" svg:width="20.592cm" svg:height="0.759cm" svg:x="1.447cm" svg:y="12.809cm" svg:viewBox="0 0 20593 760" draw:points="10296,760 0,760 0,0 20593,0 20593,760">
            <text:p/>
          </draw:polygon>
          <draw:path draw:style-name="gr3" draw:text-style-name="P7" draw:layer="layout" svg:width="0.197cm" svg:height="0.844cm" svg:x="1.487cm" svg:y="12.76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64cm" svg:x="1.775cm" svg:y="12.8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03cm" svg:y="12.76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2.791cm" svg:y="12.796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277cm" svg:height="0.389cm" svg:x="3.705cm" svg:y="13.0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4.039cm" svg:y="13.026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4.482cm" svg:y="13.02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4.958cm" svg:y="13.0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5.369cm" svg:y="13.0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5.7cm" svg:y="13.0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6.358cm" svg:y="13.02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7.07cm" svg:y="13.0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7.474cm" svg:y="12.8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7.808cm" svg:y="13.0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8.144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8.359cm" svg:y="13.036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79cm" svg:height="0.606cm" svg:x="9.102cm" svg:y="12.796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587cm" svg:x="10.015cm" svg:y="12.81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0.494cm" svg:y="13.022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0.908cm" svg:y="13.0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1.521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755cm" svg:y="13.0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12.189cm" svg:y="13.036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2.619cm" svg:y="13.0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2.993cm" svg:y="13.026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3.327cm" svg:y="13.0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3.656cm" svg:y="13.02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4.316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4.55cm" svg:y="12.80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5.097cm" svg:y="13.02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5.51cm" svg:y="13.0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981cm" svg:y="12.81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16.726cm" svg:y="13.0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7.15cm" svg:y="13.0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17.62cm" svg:y="12.81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7.843cm" svg:y="13.036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181cm" svg:height="0.566cm" svg:x="18.58cm" svg:y="12.8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8.814cm" svg:y="12.80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035cm" svg:height="0.844cm" svg:x="19.567cm" svg:y="12.767cm" svg:viewBox="0 0 36 845" svg:d="M36 31c0-16 0-31-19-31-17 0-17 15-17 31v783c0 16 0 31 17 31 19 0 19-15 19-31z">
            <text:p/>
          </draw:path>
          <draw:path draw:style-name="gr3" draw:text-style-name="P7" draw:layer="layout" svg:width="0.579cm" svg:height="0.606cm" svg:x="19.73cm" svg:y="12.796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1 0 73 4 94 4 6 0 16 0 16-17 0-10-8-10-19-10-52 0-52-6-54-31l-52-528c-2-17-2-21-17-21-14 0-18 6-21 13zM223 384l167-278 27 278z">
            <text:p/>
          </draw:path>
          <draw:path draw:style-name="gr3" draw:text-style-name="P7" draw:layer="layout" svg:width="0.035cm" svg:height="0.844cm" svg:x="20.433cm" svg:y="12.767cm" svg:viewBox="0 0 36 845" svg:d="M36 31c0-16 0-31-19-31-17 0-17 15-17 31v783c0 16 0 31 17 31 19 0 19-15 19-31z">
            <text:p/>
          </draw:path>
          <draw:path draw:style-name="gr3" draw:text-style-name="P7" draw:layer="layout" svg:width="0.421cm" svg:height="0.786cm" svg:x="20.919cm" svg:y="12.796cm" svg:viewBox="0 0 422 787" svg:d="M417 33c5-12 5-14 5-16 0-5-3-17-17-17-10 0-11 6-17 17l-380 738c-8 11-8 13-8 17 0 6 6 15 17 15 10 0 12-3 19-15z">
            <text:p/>
          </draw:path>
          <draw:path draw:style-name="gr3" draw:text-style-name="P7" draw:layer="layout" svg:width="0.562cm" svg:height="0.199cm" svg:x="20.849cm" svg:y="13.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6cm" svg:height="0.581cm" svg:x="21.725cm" svg:y="12.838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</draw:g>
        <draw:g xml:id="id153" draw:id="id153">
          <svg:title>TexMaths</svg:title>
          <svg:desc>24§display§\text {(1) Every square matrix A has its corresponding determinant ; } \left| A \right|§svg§600§FALSE§</svg:desc>
          <draw:polygon draw:style-name="gr2" draw:text-style-name="P6" draw:layer="layout" svg:width="24.533cm" svg:height="0.759cm" svg:x="1.449cm" svg:y="11.714cm" svg:viewBox="0 0 24534 760" draw:points="12267,760 0,760 0,0 24534,0 24534,760">
            <text:p/>
          </draw:polygon>
          <draw:path draw:style-name="gr3" draw:text-style-name="P7" draw:layer="layout" svg:width="0.197cm" svg:height="0.844cm" svg:x="1.489cm" svg:y="11.67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1.81cm" svg:y="11.74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05cm" svg:y="11.67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23cm" svg:height="0.575cm" svg:x="2.793cm" svg:y="11.732cm" svg:viewBox="0 0 524 576" svg:d="M86 509c0 31 0 40-65 40h-21v27h488l36-219h-21c-21 131-40 192-186 192h-113c-39 0-41-6-41-34v-225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14cm" svg:height="0.373cm" svg:x="3.356cm" svg:y="11.94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3.786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16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4.483cm" svg:y="11.94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277cm" svg:height="0.389cm" svg:x="5.222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5.554cm" svg:y="11.93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5.997cm" svg:y="11.93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476cm" svg:y="11.9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6.885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7.215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7.875cm" svg:y="11.93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586cm" svg:y="11.9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8.989cm" svg:y="11.78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9.325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9.659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876cm" svg:y="11.941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79cm" svg:height="0.606cm" svg:x="10.619cm" svg:y="11.70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587cm" svg:x="11.533cm" svg:y="11.7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2.009cm" svg:y="11.92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2.424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38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3.261cm" svg:y="11.7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3.601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14.215cm" svg:y="11.92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584cm" svg:y="11.9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5.006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85cm" svg:height="0.373cm" svg:x="15.336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667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6.047cm" svg:y="11.92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6.375cm" svg:y="11.931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75cm" svg:height="0.389cm" svg:x="16.867cm" svg:y="11.92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7.291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7.761cm" svg:y="11.7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181cm" svg:height="0.566cm" svg:x="18.23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464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8.929cm" svg:y="11.92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8cm" svg:height="0.596cm" svg:x="19.637cm" svg:y="11.72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20.1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20.467cm" svg:y="11.7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20.803cm" svg:y="11.92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1.177cm" svg:y="11.93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1.511cm" svg:y="11.93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22.216cm" svg:y="11.7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2.448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2.926cm" svg:y="11.927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23.339cm" svg:y="11.9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3.773cm" svg:y="11.7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3cm" svg:height="0.527cm" svg:x="24.439cm" svg:y="11.941cm" svg:viewBox="0 0 94 528" svg:d="M92 44c0-23-21-44-46-44s-46 21-46 44c0 25 21 46 46 46s46-21 46-46zM75 355c0 25 0 91-56 154-6 6-6 8-6 10 0 5 4 9 10 9 10 0 71-67 71-165 0-25-2-88-48-88-31 0-46 23-46 46 0 21 15 44 46 44 4 0 6 0 6 0 8-2 15-4 23-10z">
            <text:p/>
          </draw:path>
          <draw:path draw:style-name="gr3" draw:text-style-name="P7" draw:layer="layout" svg:width="0.035cm" svg:height="0.844cm" svg:x="25.123cm" svg:y="11.672cm" svg:viewBox="0 0 36 845" svg:d="M36 31c0-16 0-31-19-31-17 0-17 15-17 31v783c0 16 0 31 17 31 19 0 19-15 19-31z">
            <text:p/>
          </draw:path>
          <draw:path draw:style-name="gr3" draw:text-style-name="P7" draw:layer="layout" svg:width="0.579cm" svg:height="0.606cm" svg:x="25.286cm" svg:y="11.701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035cm" svg:height="0.844cm" svg:x="25.991cm" svg:y="11.672cm" svg:viewBox="0 0 36 845" svg:d="M36 31c0-16 0-31-19-31-17 0-17 15-17 31v783c0 16 0 31 17 31 19 0 19-15 19-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4" anim:sub-item="text" smil:attributeName="visibility" smil:to="visible"/>
                  <anim:animate smil:begin="0s" smil:dur="0.5s" smil:fill="hold" smil:decelerate="0.5" smil:targetElement="id144" anim:sub-item="text" smil:attributeName="rotate" smil:values="-90;0" smil:keyTimes="0;1"/>
                  <anim:animate smil:begin="0s" smil:dur="0.5s" smil:fill="hold" smil:decelerate="0.5" smil:targetElement="id144" anim:sub-item="text" smil:attributeName="width" smil:values="width;width*.05" smil:keyTimes="0;1"/>
                  <anim:animate smil:begin="0.5s" smil:dur="0.5s" smil:fill="hold" smil:accelerate="0.5" smil:targetElement="id144" anim:sub-item="text" smil:attributeName="width" smil:values="width*.05;width" smil:keyTimes="0;1"/>
                  <anim:animate smil:dur="1s" smil:fill="hold" smil:targetElement="id144" anim:sub-item="text" smil:attributeName="height" smil:values="height;height" smil:keyTimes="0;1"/>
                  <anim:animate smil:begin="0s" smil:dur="0.5s" smil:fill="hold" smil:decelerate="0.5" smil:targetElement="id144" anim:sub-item="text" smil:attributeName="x" smil:values="x+.4;x" smil:keyTimes="0;1"/>
                  <anim:animate smil:begin="0s" smil:dur="0.5s" smil:fill="hold" smil:decelerate="0.5" smil:targetElement="id144" anim:sub-item="text" smil:attributeName="y" smil:values="y-.2;y+.1" smil:keyTimes="0;1"/>
                  <anim:animate smil:begin="0.5s" smil:dur="0.5s" smil:fill="hold" smil:accelerate="0.5" smil:targetElement="id144" anim:sub-item="text" smil:attributeName="y" smil:values="y+.1;y" smil:keyTimes="0;1"/>
                  <anim:transitionFilter smil:begin="0s" smil:dur="1s" smil:decelerate="0.5" smil:targetElement="id1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width" smil:values="width*0.05;width" smil:keyTimes="0;1"/>
                  <anim:animate smil:dur="0.5s" smil:fill="hold" smil:targetElement="id145" anim:sub-item="text" smil:attributeName="height" smil:values="height;height" smil:keyTimes="0;1"/>
                  <anim:animate smil:dur="0.5s" smil:fill="hold" smil:targetElement="id145" anim:sub-item="text" smil:attributeName="x" smil:values="x-.2;x" smil:keyTimes="0;1"/>
                  <anim:animate smil:dur="0.5s" smil:fill="hold" smil:targetElement="id145" anim:sub-item="text" smil:attributeName="y" smil:values="y;y" smil:keyTimes="0;1"/>
                  <anim:transitionFilter smil:dur="0.5s" smil:targetElement="id1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width" smil:values="width*0.05;width" smil:keyTimes="0;1"/>
                  <anim:animate smil:dur="0.5s" smil:fill="hold" smil:targetElement="id152" anim:sub-item="text" smil:attributeName="height" smil:values="height;height" smil:keyTimes="0;1"/>
                  <anim:animate smil:dur="0.5s" smil:fill="hold" smil:targetElement="id152" anim:sub-item="text" smil:attributeName="x" smil:values="x-.2;x" smil:keyTimes="0;1"/>
                  <anim:animate smil:dur="0.5s" smil:fill="hold" smil:targetElement="id152" anim:sub-item="text" smil:attributeName="y" smil:values="y;y" smil:keyTimes="0;1"/>
                  <anim:transitionFilter smil:dur="0.5s" smil:targetElement="id1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572cm" svg:x="1cm" svg:y="0.628cm" presentation:class="title" presentation:user-transformed="true">
          <draw:text-box>
            <text:p xml:id="id159" text:id="id159" text:style-name="P4"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 <text:s text:c="3"/></text:span><text:span text:style-name="T26">Inverse of a nonsingular matrix by elementary transformation :</text:span><text:span text:style-name="T26"><text:line-break/></text:span><text:span text:style-name="T19"><text:tab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/></text:p>
          </draw:text-box>
        </draw:frame>
        <draw:g xml:id="id156" draw:id="id156">
          <svg:title>TexMaths</svg:title>
          <svg:desc>24§display§\text {The inverse of a matrix (if it exists) can be obtained by using two}§svg§600§FALSE§</svg:desc>
          <draw:polygon draw:style-name="gr2" draw:text-style-name="P6" draw:layer="layout" svg:width="24.283cm" svg:height="0.76cm" svg:x="2.123cm" svg:y="0.858cm" svg:viewBox="0 0 24284 761" draw:points="12142,761 0,761 0,0 24284,0 24284,761">
            <text:p/>
          </draw:polygon>
          <draw:path draw:style-name="gr3" draw:text-style-name="P7" draw:layer="layout" svg:width="0.548cm" svg:height="0.571cm" svg:x="2.111cm" svg:y="0.877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2.716cm" svg:y="0.8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3.182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3.843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075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4.509cm" svg:y="1.085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4.939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314cm" svg:y="1.0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5.648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5.978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6.633cm" svg:y="1.0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7.059cm" svg:y="0.85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7.606cm" svg:y="1.0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3cm" svg:x="8.299cm" svg:y="1.075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012cm" svg:y="1.0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415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9.749cm" svg:y="1.0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085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0.3cm" svg:y="1.08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97cm" svg:height="0.844cm" svg:x="11.1cm" svg:y="0.81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11.373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1.607cm" svg:y="0.854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181cm" svg:height="0.566cm" svg:x="12.145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2.368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2.986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3.347cm" svg:y="1.08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3.81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044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4.364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4.704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5.058cm" svg:y="0.81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2cm" svg:height="0.389cm" svg:x="15.647cm" svg:y="1.07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6.029cm" svg:y="1.07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6.442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7.189cm" svg:y="0.8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7.68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8.337cm" svg:y="1.0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8.759cm" svg:y="0.864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264cm" svg:height="0.529cm" svg:x="19.22cm" svg:y="0.9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9.568cm" svg:y="1.071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19.98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215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20.679cm" svg:y="1.0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1.06cm" svg:y="0.8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21.805cm" svg:y="0.8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2.242cm" svg:y="1.08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425cm" svg:height="0.383cm" svg:x="22.98cm" svg:y="1.07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77cm" svg:height="0.389cm" svg:x="23.448cm" svg:y="1.0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3.782cm" svg:y="0.8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4.014cm" svg:y="1.0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4.481cm" svg:y="1.06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266cm" svg:height="0.529cm" svg:x="25.176cm" svg:y="0.92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373cm" svg:x="25.479cm" svg:y="1.08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75cm" svg:height="0.389cm" svg:x="26.073cm" svg:y="1.0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</draw:g>
        <draw:g xml:id="id157" draw:id="id157">
          <svg:title>TexMaths</svg:title>
          <svg:desc>24§display§\text {	 methods. (i) Elementary row or column transformation }§svg§600§FALSE§</svg:desc>
          <draw:polygon draw:style-name="gr2" draw:text-style-name="P6" draw:layer="layout" svg:width="20.387cm" svg:height="0.76cm" svg:x="2.126cm" svg:y="1.96cm" svg:viewBox="0 0 20388 761" draw:points="10193,761 0,761 0,0 20388,0 20388,761">
            <text:p/>
          </draw:polygon>
          <draw:path draw:style-name="gr3" draw:text-style-name="P7" draw:layer="layout" svg:width="0.659cm" svg:height="0.373cm" svg:x="2.111cm" svg:y="2.177cm" svg:viewBox="0 0 660 374" svg:d="M65 83v228c0 37-7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.81cm" svg:y="2.17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3.179cm" svg:y="2.03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3.516cm" svg:y="1.96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3.983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4.432cm" svg:y="1.96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77cm" svg:height="0.389cm" svg:x="4.901cm" svg:y="2.1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5.277cm" svg:y="2.461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5.897cm" svg:y="1.91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6.17cm" svg:y="1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6.425cm" svg:y="1.91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23cm" svg:height="0.575cm" svg:x="7.013cm" svg:y="1.978cm" svg:viewBox="0 0 524 576" svg:d="M86 509c0 31 0 40-65 40h-21v27h488l36-219h-21c-21 131-40 192-186 192h-113c-39 0-41-6-41-34v-225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189cm" svg:height="0.587cm" svg:x="7.587cm" svg:y="1.96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7.817cm" svg:y="2.17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8.195cm" svg:y="2.17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8.896cm" svg:y="2.17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9.274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9.708cm" svg:y="2.03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10.056cm" svg:y="2.17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0.465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10.787cm" svg:y="2.18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285cm" svg:height="0.373cm" svg:x="11.523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1.853cm" svg:y="2.17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12.243cm" svg:y="2.187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7" draw:layer="layout" svg:width="0.375cm" svg:height="0.389cm" svg:x="13.141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3.564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2cm" svg:height="0.389cm" svg:x="14.18cm" svg:y="2.17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549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4.975cm" svg:y="1.96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15.209cm" svg:y="2.17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59cm" svg:height="0.373cm" svg:x="15.678cm" svg:y="2.177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16.38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7.12cm" svg:y="2.03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7.456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7.797cm" svg:y="2.17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8.21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8.681cm" svg:y="2.1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19.013cm" svg:y="1.95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9.266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9.689cm" svg:y="2.1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0.021cm" svg:y="2.17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0.733cm" svg:y="2.17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1.134cm" svg:y="2.0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21.474cm" svg:y="1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1.705cm" svg:y="2.1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2.131cm" svg:y="2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158" draw:id="id158">
          <svg:title>TexMaths</svg:title>
          <svg:desc>24§display§\text {(ii) Adjoint method }§svg§600§FALSE§</svg:desc>
          <draw:polygon draw:style-name="gr2" draw:text-style-name="P6" draw:layer="layout" svg:width="7.155cm" svg:height="0.76cm" svg:x="5.611cm" svg:y="3.062cm" svg:viewBox="0 0 7156 761" draw:points="3579,761 0,761 0,0 7156,0 7156,761">
            <text:p/>
          </draw:polygon>
          <draw:path draw:style-name="gr3" draw:text-style-name="P7" draw:layer="layout" svg:width="0.197cm" svg:height="0.844cm" svg:x="5.651cm" svg:y="3.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5.924cm" svg:y="3.0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6.158cm" svg:y="3.0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6.414cm" svg:y="3.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7.001cm" svg:y="3.049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96cm" svg:x="7.637cm" svg:y="3.068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12cm" svg:height="0.738cm" svg:x="8.042cm" svg:y="3.089cm" svg:viewBox="0 0 213 739" svg:d="M213 192l-130 10v25c67 0 74 7 74 48v336c0 36-7 109-63 109-4 0-23 0-46-9 13-4 31-16 31-39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75cm" svg:height="0.389cm" svg:x="8.357cm" svg:y="3.2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8.783cm" svg:y="3.0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017cm" svg:y="3.2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9.451cm" svg:y="3.1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659cm" svg:height="0.373cm" svg:x="10.071cm" svg:y="3.27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0.77cm" svg:y="3.2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1.139cm" svg:y="3.1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1.477cm" svg:y="3.0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11.941cm" svg:y="3.2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2.392cm" svg:y="3.06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</draw:g>
        <draw:g xml:id="id160" draw:id="id160">
          <svg:title>TexMaths</svg:title>
          <svg:desc>24§display§\text {Consider the equation }AA^{-1} = I. \text { Here }A \text { is the given matrix of}§svg§600§FALSE§</svg:desc>
          <draw:polygon draw:style-name="gr2" draw:text-style-name="P6" draw:layer="layout" svg:width="23.462cm" svg:height="0.83cm" svg:x="3.812cm" svg:y="5.262cm" svg:viewBox="0 0 23463 831" draw:points="11731,831 0,831 0,0 23463,0 23463,831">
            <text:p/>
          </draw:polygon>
          <draw:path draw:style-name="gr3" draw:text-style-name="P7" draw:layer="layout" svg:width="0.515cm" svg:height="0.613cm" svg:x="3.818cm" svg:y="5.366cm" svg:viewBox="0 0 516 614" svg:d="M0 307c0 175 136 307 294 307 138 0 222-117 222-215 0-8 0-13-11-13-10 0-10 3-10 13-7 121-98 190-190 190-52 0-219-29-219-282 0-251 166-280 217-280 93 0 169 77 185 199 2 12 2 16 13 16 15 0 15-4 15-21v-200c0-15 0-21-9-21-4 0-8 0-14 10l-42 63c-32-31-75-73-157-73-158 0-294 134-294 307z">
            <text:p/>
          </draw:path>
          <draw:path draw:style-name="gr3" draw:text-style-name="P7" draw:layer="layout" svg:width="0.375cm" svg:height="0.388cm" svg:x="4.403cm" svg:y="5.58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4.828cm" svg:y="5.586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277cm" svg:height="0.388cm" svg:x="5.298cm" svg:y="5.58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181cm" svg:height="0.565cm" svg:x="5.63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6cm" svg:x="5.865cm" svg:y="5.375cm" svg:viewBox="0 0 419 597" svg:d="M294 541v56l125-10v-27c-60 0-68-6-68-46v-514l-121 10v26c58 0 66 6 66 46v183c-25-29-62-52-108-52-100 0-188 82-188 192 0 107 83 192 180 192 54 0 93-29 114-56zM294 315v172c0 16 0 18-10 31-25 40-63 59-100 59-38 0-69-21-90-53-21-35-23-83-23-117 0-33 0-83 25-121 19-27 50-54 96-54 31 0 65 12 92 50 10 15 10 17 10 33z">
            <text:p/>
          </draw:path>
          <draw:path draw:style-name="gr3" draw:text-style-name="P7" draw:layer="layout" svg:width="0.327cm" svg:height="0.388cm" svg:x="6.329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85cm" svg:height="0.373cm" svg:x="6.704cm" svg:y="5.586cm" svg:viewBox="0 0 286 374" svg:d="M117 94v-94l-117 10v26c60 0 67 6 67 46v229c0 36-9 36-67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264cm" svg:height="0.528cm" svg:x="7.308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7.646cm" svg:y="5.375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8.111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7cm" svg:height="0.388cm" svg:x="8.768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18cm" svg:height="0.536cm" svg:x="9.148cm" svg:y="5.586cm" svg:viewBox="0 0 419 537" svg:d="M294 322v152c0 38-10 38-67 38v25c28 0 73-2 96-2s65 2 96 2v-25c-58 0-68 0-68-38v-474h-19l-31 77c-11-23-46-77-113-77-100 0-188 82-188 192 0 105 83 192 180 192 60 0 95-37 114-62zM296 140v119c0 27-16 50-35 71-9 11-36 34-77 34-61 0-113-74-113-172 0-100 60-171 121-171 67 0 104 73 104 119z">
            <text:p/>
          </draw:path>
          <draw:path draw:style-name="gr3" draw:text-style-name="P7" draw:layer="layout" svg:width="0.425cm" svg:height="0.383cm" svg:x="9.591cm" svg:y="5.586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381cm" svg:height="0.388cm" svg:x="10.067cm" svg:y="5.583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64cm" svg:height="0.528cm" svg:x="10.471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181cm" svg:height="0.565cm" svg:x="10.81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8cm" svg:x="11.041cm" svg:y="5.583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11.465cm" svg:y="5.586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579cm" svg:height="0.605cm" svg:x="12.218cm" svg:y="5.356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579cm" svg:height="0.605cm" svg:x="12.851cm" svg:y="5.356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13.518cm" svg:y="5.4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4.046cm" svg:y="5.22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62cm" svg:height="0.199cm" svg:x="14.641cm" svg:y="5.6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6cm" svg:x="15.513cm" svg:y="5.385cm" svg:viewBox="0 0 392 577" svg:d="M288 65c8-30 10-38 77-38 21 0 27 0 27-17 0-10-8-10-12-10-25 0-88 2-111 2-27 0-89-2-113-2-6 0-18 0-18 17 0 10 8 10 23 10 37 0 60 0 60 15 0 4 0 6-2 14l-115 456c-8 31-10 39-77 39-19 0-27 0-27 17 0 9 10 9 13 9 23 0 87-1 110-1 27 0 88 1 115 1 6 0 15 0 15-15 0-11-5-11-25-11-15 0-19 0-36 0-17-2-21-6-21-16 0-7 2-13 4-19z">
            <text:p/>
          </draw:path>
          <draw:path draw:style-name="gr3" draw:text-style-name="P7" draw:layer="layout" svg:width="0.091cm" svg:height="0.091cm" svg:x="15.995cm" svg:y="5.87cm" svg:viewBox="0 0 92 92" svg:d="M92 46c0-25-21-46-46-46s-46 21-46 46 21 46 46 46 46-21 46-46z">
            <text:p/>
          </draw:path>
          <draw:path draw:style-name="gr3" draw:text-style-name="P7" draw:layer="layout" svg:width="0.577cm" svg:height="0.576cm" svg:x="16.465cm" svg:y="5.385cm" svg:viewBox="0 0 578 577" svg:d="M492 65c0-29 1-38 65-38h21v-27c-29 2-92 2-125 2-31 0-96 0-125-2v27h21c66 0 66 9 66 38v200h-252v-200c0-29 2-38 65-38h22v-27c-29 2-93 2-125 2-33 0-96 0-125-2v27h21c65 0 65 9 65 38v447c0 31 0 39-65 39h-21v26c29-1 92-1 125-1 31 0 96 0 125 1v-26h-22c-63 0-65-8-65-39v-222h252v222c0 31 0 39-66 39h-21v26c29-1 92-1 125-1s96 0 125 1v-26h-21c-64 0-65-8-65-39z">
            <text:p/>
          </draw:path>
          <draw:path draw:style-name="gr3" draw:text-style-name="P7" draw:layer="layout" svg:width="0.327cm" svg:height="0.388cm" svg:x="17.093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85cm" svg:height="0.373cm" svg:x="17.467cm" svg:y="5.586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17.797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579cm" svg:height="0.605cm" svg:x="18.46cm" svg:y="5.356cm" svg:viewBox="0 0 580 606" svg:d="M121 508c-33 56-65 69-104 71-9 0-17 0-17 18 0 3 4 9 12 9 23 0 48-4 72-4 27 0 58 4 85 4 4 0 15 0 15-17 0-10-7-10-13-10-19-2-40-9-40-30 0-10 5-20 13-31l63-107h213c2 17 14 132 14 140 0 26-44 28-62 28-11 0-21 0-21 18 0 9 12 9 14 9 34 0 71-4 105-4 22 0 73 4 94 4 6 0 16 0 16-17 0-10-8-10-19-10-52 0-52-5-54-30l-52-528c-2-17-2-21-17-21-14 0-16 6-21 13zM223 384l167-278 27 278z">
            <text:p/>
          </draw:path>
          <draw:path draw:style-name="gr3" draw:text-style-name="P7" draw:layer="layout" svg:width="0.181cm" svg:height="0.565cm" svg:x="19.372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8cm" svg:x="19.606cm" svg:y="5.58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264cm" svg:height="0.528cm" svg:x="20.209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20.547cm" svg:y="5.375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21.013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21.668cm" svg:y="5.579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181cm" svg:height="0.565cm" svg:x="22.094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3cm" svg:x="22.317cm" svg:y="5.596cm" svg:viewBox="0 0 415 374" svg:d="M336 82c8-19 23-55 79-55v-27c-19 2-44 2-64 2-21 0-59-2-75-2v27c33 0 43 19 43 36 0 8-2 10-6 19l-86 217-96-236c-4-11-4-13-4-15 0-21 32-21 48-21v-27c-25 0-73 2-92 2-23 0-58 0-83-2v27c54 0 58 4 67 31l123 301c4 11 6 15 17 15 12 0 16-8 18-15z">
            <text:p/>
          </draw:path>
          <draw:path draw:style-name="gr3" draw:text-style-name="P7" draw:layer="layout" svg:width="0.327cm" svg:height="0.388cm" svg:x="22.747cm" svg:y="5.58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25cm" svg:height="0.373cm" svg:x="23.126cm" svg:y="5.586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659cm" svg:height="0.373cm" svg:x="23.874cm" svg:y="5.586cm" svg:viewBox="0 0 660 374" svg:d="M65 82v229c0 36-9 36-65 36v27c29 0 73-2 96-2 21 0 65 2 94 2v-27c-56 0-65 0-65-36v-158c0-88 59-134 113-134s63 46 63 94v198c0 36-9 36-65 36v27c29 0 71-2 94-2s67 2 96 2v-27c-57 0-67 0-67-36v-158c0-88 61-134 115-134s62 46 62 94v198c0 36-8 36-66 36v27c29 0 73-2 96-2 22 0 66 2 94 2v-27c-44 0-65 0-65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381cm" svg:height="0.388cm" svg:x="24.587cm" svg:y="5.583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64cm" svg:height="0.528cm" svg:x="24.988cm" svg:y="5.441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285cm" svg:height="0.373cm" svg:x="25.324cm" svg:y="5.586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5.658cm" svg:y="5.396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3cm" svg:x="25.875cm" svg:y="5.596cm" svg:viewBox="0 0 426 364" svg:d="M232 167c27-33 58-75 79-96 27-31 61-44 100-44v-27c-21 2-46 2-69 2-25 0-69-2-81-2v27c17 2 25 11 25 25 0 13-10 25-13 30l-52 66-67-85c-8-9-8-11-8-15 0-13 13-21 31-21v-27c-23 0-79 2-93 2-17 0-57 0-80-2v27c59 0 61 0 100 52l84 109-80 100c-41 50-91 52-108 52v24c21-1 48-1 71-1s60 1 81 1v-24c-20-4-25-14-25-27 0-19 25-46 75-108l65 85c8 9 17 23 17 28 0 8-8 20-31 22v24c27 0 73-1 93-1 23 0 55 0 80 1v-24c-44 0-59-2-78-27z">
            <text:p/>
          </draw:path>
          <draw:path draw:style-name="gr3" draw:text-style-name="P7" draw:layer="layout" svg:width="0.375cm" svg:height="0.388cm" svg:x="26.614cm" svg:y="5.583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4cm" svg:height="0.596cm" svg:x="27.04cm" svg:y="5.366cm" svg:viewBox="0 0 275 597" svg:d="M121 232v-98c0-75 40-115 79-115 2 0 13 0 27 6-10 4-25 13-25 34 0 20 13 37 36 37 25 0 37-17 37-37 0-30-31-59-75-59-60 0-133 44-133 134v98h-67v25h67v274c0 39-9 39-67 39v27c35-2 73-4 98-4 34 0 73 0 107 4v-27h-17c-63 0-65-10-65-41v-272h98v-25z">
            <text:p/>
          </draw:path>
        </draw:g>
        <draw:g xml:id="id161" draw:id="id161">
          <svg:title>TexMaths</svg:title>
          <svg:desc>24§display§\text {of order } m \text { and }I \text { is the identity matrix of order } m. \text { Hence }A^{-1} \text {is the}§svg§600§FALSE§</svg:desc>
          <draw:polygon draw:style-name="gr2" draw:text-style-name="P6" draw:layer="layout" svg:width="25.09cm" svg:height="0.83cm" svg:x="1.932cm" svg:y="6.464cm" svg:viewBox="0 0 25091 831" draw:points="12545,831 0,831 0,0 25091,0 25091,831">
            <text:p/>
          </draw:polygon>
          <draw:path draw:style-name="gr3" draw:text-style-name="P7" draw:layer="layout" svg:width="0.375cm" svg:height="0.389cm" svg:x="1.913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.339cm" svg:y="6.56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2.875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3.295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3.631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4.094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47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92cm" svg:height="0.383cm" svg:x="5.083cm" svg:y="6.789cm" svg:viewBox="0 0 693 384" svg:d="M50 325c-2 13-8 32-8 36 0 15 12 23 25 23 10 0 25-8 31-23 2-2 11-42 15-63l19-77c6-17 10-37 16-56 2-15 9-40 9-42 14-27 58-104 139-104 38 0 46 31 46 60 0 21-6 44-14 69l-23 98-17 65c-4 17-12 46-12 50 0 15 14 23 25 23 27 0 33-21 39-48 11-48 44-171 50-205 4-10 48-112 140-112 36 0 46 29 46 60 0 48-35 144-52 190-8 19-11 29-11 46 0 40 28 69 69 69 78 0 111-123 111-131 0-7-8-7-11-7-8 0-8 2-12 15-13 44-40 104-86 104-16 0-21-8-21-27 0-21 7-42 15-61 17-45 52-139 52-187 0-54-33-90-96-90-66 0-108 36-138 83-2-12-4-41-27-62-21-17-50-21-71-21-75 0-118 54-131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381cm" svg:height="0.389cm" svg:x="6.116cm" svg:y="6.785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6.529cm" svg:y="6.7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6.999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91cm" svg:height="0.577cm" svg:x="7.748cm" svg:y="6.587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181cm" svg:height="0.565cm" svg:x="8.466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7cm" svg:y="6.7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9.301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9.641cm" svg:y="6.5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0.106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10.766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1.002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1.465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1.843cm" svg:y="6.7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2.277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2.617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2.84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14cm" svg:height="0.537cm" svg:x="13.145cm" svg:y="6.79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659cm" svg:height="0.373cm" svg:x="13.882cm" svg:y="6.789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4.593cm" svg:y="6.7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4.996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5.332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5.666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5.883cm" svg:y="6.79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375cm" svg:height="0.389cm" svg:x="16.622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7.048cm" svg:y="6.56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17.582cm" svg:y="6.7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005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8.341cm" svg:y="6.5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8.803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9.18cm" svg:y="6.7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92cm" svg:height="0.383cm" svg:x="19.792cm" svg:y="6.789cm" svg:viewBox="0 0 693 384" svg:d="M50 325c-2 13-8 32-8 36 0 15 12 23 25 23 10 0 25-8 31-23 2-2 11-42 15-63l19-77c6-17 10-37 16-56 2-15 9-40 9-42 14-27 58-104 139-104 38 0 46 31 46 60 0 21-6 44-14 69l-23 98-17 65c-4 17-12 46-12 50 0 15 14 23 25 23 27 0 33-21 39-48 11-48 44-171 50-205 4-10 48-112 140-112 36 0 46 29 46 60 0 48-35 144-52 190-8 19-11 29-11 46 0 40 28 69 69 69 78 0 111-123 111-131 0-7-8-7-9-7-10 0-10 2-14 15-13 44-40 104-86 104-16 0-21-8-21-27 0-21 7-42 15-61 17-45 52-139 52-187 0-54-33-90-96-90-66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091cm" svg:height="0.091cm" svg:x="20.579cm" svg:y="7.073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21.05cm" svg:y="6.587cm" svg:viewBox="0 0 578 578" svg:d="M492 65c0-29 1-38 67-38h19v-27c-29 2-92 2-125 2s-96 0-125-2v27h21c66 0 66 9 66 38v200h-252v-200c0-29 2-38 65-38h22v-27c-29 2-93 2-125 2-31 0-96 0-125-2v27h21c65 0 65 9 65 38v448c0 30 0 38-65 38h-21v27c29-2 92-2 125-2 32 0 96 0 125 2v-27h-22c-63 0-65-8-65-38v-223h252v223c0 30 0 38-66 38h-21v27c29-2 92-2 125-2s96 0 125 2v-27h-19c-66 0-67-8-67-38z">
            <text:p/>
          </draw:path>
          <draw:path draw:style-name="gr3" draw:text-style-name="P7" draw:layer="layout" svg:width="0.327cm" svg:height="0.389cm" svg:x="21.679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2.058cm" svg:y="6.7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2.528cm" svg:y="6.78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2.897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23.559cm" svg:y="6.55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24.225cm" svg:y="6.65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4.753cm" svg:y="6.422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181cm" svg:height="0.565cm" svg:x="25.095cm" svg:y="6.5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5.329cm" svg:y="6.7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5.932cm" svg:y="6.6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6.272cm" svg:y="6.5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6.737cm" svg:y="6.7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62" draw:id="id162">
          <svg:title>TexMaths</svg:title>
          <svg:desc>24§display§\text {only unknown matrix. So to find }A^{-1}\text {we have to first convert } A \text { to } I.§svg§600§FALSE§</svg:desc>
          <draw:polygon draw:style-name="gr2" draw:text-style-name="P6" draw:layer="layout" svg:width="25.354cm" svg:height="0.83cm" svg:x="1.933cm" svg:y="7.564cm" svg:viewBox="0 0 25355 831" draw:points="12677,831 0,831 0,0 25355,0 25355,831">
            <text:p/>
          </draw:polygon>
          <draw:path draw:style-name="gr3" draw:text-style-name="P7" draw:layer="layout" svg:width="0.375cm" svg:height="0.389cm" svg:x="1.914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.34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2.809cm" svg:y="7.67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3.031cm" svg:y="7.89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425cm" svg:height="0.383cm" svg:x="3.769cm" svg:y="7.88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4.237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08cm" svg:height="0.587cm" svg:x="4.702cm" svg:y="7.678cm" svg:viewBox="0 0 409 588" svg:d="M65 522c0 39-7 39-65 39v27c29-2 67-2 92-2s60 0 94 2v-27c-57 0-67 0-67-39v-86l56-46c63 88 100 136 100 151 0 16-14 20-31 20v27c25-2 75-2 92-2 25 0 48 0 73 2v-27c-31 0-50 0-83-44l-107-152c0-2-4-8-4-10 0-4 60-54 67-61 54-42 90-44 108-44v-27c-25 2-35 2-60 2-30 0-82-2-94-2v27c16 0 25 9 25 21 0 15-13 27-19 32l-119 104v-407l-123 10v26c60 0 65 6 65 47z">
            <text:p/>
          </draw:path>
          <draw:path draw:style-name="gr3" draw:text-style-name="P7" draw:layer="layout" svg:width="0.425cm" svg:height="0.373cm" svg:x="5.151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5.616cm" svg:y="7.8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6.007cm" svg:y="7.8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25cm" svg:height="0.373cm" svg:x="6.627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59cm" svg:height="0.373cm" svg:x="7.376cm" svg:y="7.88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089cm" svg:y="7.8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8.492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8.826cm" svg:y="7.8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162cm" svg:y="7.6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377cm" svg:y="7.89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091cm" svg:height="0.091cm" svg:x="9.886cm" svg:y="8.173cm" svg:viewBox="0 0 92 92" svg:d="M92 46c0-25-21-46-46-46s-46 21-46 46 21 46 46 46 46-21 46-46z">
            <text:p/>
          </draw:path>
          <draw:path draw:style-name="gr3" draw:text-style-name="P7" draw:layer="layout" svg:width="0.375cm" svg:height="0.613cm" svg:x="10.469cm" svg:y="7.668cm" svg:viewBox="0 0 376 614" svg:d="M248 269l-108-27c-54-14-86-58-86-108 0-59 46-111 113-111 140 0 159 140 165 177 0 5 0 11 10 11 11 0 11-4 11-21v-169c0-15 0-21-9-21-6 0-8 0-14 12l-29 48c-26-25-61-60-136-60-94 0-165 75-165 163 0 71 44 133 111 156 10 4 52 13 112 29 23 5 48 11 73 42 17 23 25 50 25 79 0 59-43 120-114 120-25 0-88-3-134-46-48-46-52-99-52-130 0-8-8-8-9-8-12 0-12 6-12 21v169c0 14 0 19 10 19 5 0 5 0 11-9 0-2 4-4 31-48 27 29 80 57 157 57 98 0 167-82 167-174 0-85-57-154-128-171z">
            <text:p/>
          </draw:path>
          <draw:path draw:style-name="gr3" draw:text-style-name="P7" draw:layer="layout" svg:width="0.375cm" svg:height="0.389cm" svg:x="10.915cm" svg:y="7.8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1.61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1.946cm" svg:y="7.8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3cm" svg:height="0.596cm" svg:x="12.646cm" svg:y="7.668cm" svg:viewBox="0 0 424 597" svg:d="M257 257c39 0 44 12 44 46v229c0 38-9 38-65 38v27c27-2 73-4 94-4s62 2 94 4v-27c-57 0-67 0-67-38v-311l-105 8c-14 1-16 1-16 1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7" draw:layer="layout" svg:width="0.425cm" svg:height="0.373cm" svg:x="13.121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3.591cm" svg:y="7.6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579cm" svg:height="0.606cm" svg:x="14.34cm" svg:y="7.65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15.008cm" svg:y="7.75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536cm" svg:y="7.522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79cm" svg:height="0.373cm" svg:x="15.864cm" svg:y="7.8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6.459cm" svg:y="7.8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587cm" svg:x="17.118cm" svg:y="7.6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81cm" svg:height="0.389cm" svg:x="17.596cm" svg:y="7.8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4cm" svg:height="0.373cm" svg:x="17.974cm" svg:y="7.898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8.404cm" svg:y="7.8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9.051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9.387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3cm" svg:height="0.596cm" svg:x="20.09cm" svg:y="7.668cm" svg:viewBox="0 0 424 597" svg:d="M257 257c39 0 44 12 44 46v229c0 38-9 38-65 38v27c27-2 73-4 94-4s62 2 94 4v-27c-57 0-67 0-67-38v-311l-105 8c-14 1-16 1-16 1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7" draw:layer="layout" svg:width="0.285cm" svg:height="0.373cm" svg:x="20.558cm" svg:y="7.8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0.894cm" svg:y="7.8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1.215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2cm" svg:height="0.389cm" svg:x="21.835cm" svg:y="7.88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2.206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2.632cm" svg:y="7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23.066cm" svg:y="7.898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23.494cm" svg:y="7.8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87cm" svg:y="7.8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24.193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606cm" svg:x="24.815cm" svg:y="7.658cm" svg:viewBox="0 0 580 607" svg:d="M121 509c-33 56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264cm" svg:height="0.529cm" svg:x="25.715cm" svg:y="7.7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6.051cm" svg:y="7.8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91cm" svg:height="0.577cm" svg:x="26.758cm" svg:y="7.687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27.24cm" svg:y="8.173cm" svg:viewBox="0 0 92 92" svg:d="M92 46c0-25-21-46-46-46s-46 21-46 46 21 46 46 46 46-21 46-46z">
            <text:p/>
          </draw:path>
        </draw:g>
        <draw:g xml:id="id163" draw:id="id163">
          <svg:title>TexMaths</svg:title>
          <svg:desc>24§display§\text {This can be done by using a sequence of elementary row }§svg§600§FALSE§</svg:desc>
          <draw:polygon draw:style-name="gr2" draw:text-style-name="P6" draw:layer="layout" svg:width="20.724cm" svg:height="0.685cm" svg:x="1.928cm" svg:y="8.767cm" svg:viewBox="0 0 20725 686" draw:points="10362,686 0,686 0,0 20725,0 20725,686">
            <text:p/>
          </draw:polygon>
          <draw:path draw:style-name="gr3" draw:text-style-name="P7" draw:layer="layout" svg:width="0.548cm" svg:height="0.572cm" svg:x="1.916cm" svg:y="8.748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7" draw:layer="layout" svg:width="0.425cm" svg:height="0.587cm" svg:x="2.521cm" svg:y="8.73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2.991cm" svg:y="8.75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3.225cm" svg:y="8.94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2cm" svg:height="0.389cm" svg:x="3.84cm" svg:y="8.94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4.222cm" svg:y="8.94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425cm" svg:height="0.374cm" svg:x="4.635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418cm" svg:height="0.597cm" svg:x="5.381cm" svg:y="8.735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27cm" svg:height="0.389cm" svg:x="5.873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6.533cm" svg:y="8.735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375cm" svg:height="0.389cm" svg:x="6.998cm" svg:y="8.94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7.422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7cm" svg:height="0.389cm" svg:x="7.889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8.543cm" svg:y="8.735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414cm" svg:height="0.537cm" svg:x="8.981cm" svg:y="8.956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6-48 107-96z">
            <text:p/>
          </draw:path>
          <draw:path draw:style-name="gr3" draw:text-style-name="P7" draw:layer="layout" svg:width="0.425cm" svg:height="0.384cm" svg:x="9.718cm" svg:y="8.94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77cm" svg:height="0.389cm" svg:x="10.189cm" svg:y="8.94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10.521cm" svg:y="8.75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0.755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1.22cm" svg:y="8.938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81cm" svg:height="0.389cm" svg:x="11.934cm" svg:y="8.94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12.629cm" svg:y="8.94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2.957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13.337cm" svg:y="8.948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13.781cm" svg:y="8.948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327cm" svg:height="0.389cm" svg:x="14.247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4.626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15.096cm" svg:y="8.94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15.465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75cm" svg:height="0.389cm" svg:x="16.121cm" svg:y="8.94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16.548cm" svg:y="8.725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27cm" svg:height="0.389cm" svg:x="17.081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189cm" svg:height="0.587cm" svg:x="17.461cm" svg:y="8.73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17.692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8.07cm" svg:y="8.948cm" svg:viewBox="0 0 660 375" svg:d="M65 83v229c0 36-7 36-65 36v27c29 0 73-2 96-2 21 0 65 2 94 2v-27c-56 0-65 0-65-36v-158c0-89 59-135 113-135s63 46 63 94v199c0 36-9 36-65 36v27c29 0 71-2 94-2s67 2 96 2v-27c-57 0-67 0-67-36v-158c0-89 61-135 115-135s62 46 62 94v199c0 36-8 36-66 36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18.769cm" svg:y="8.94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9.147cm" svg:y="8.94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19.581cm" svg:y="8.802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81cm" svg:height="0.389cm" svg:x="19.928cm" svg:y="8.94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20.339cm" svg:y="8.948cm" svg:viewBox="0 0 286 375" svg:d="M117 94v-94l-117 10v27c60 0 67 5 67 46v229c0 36-9 36-67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20.662cm" svg:y="8.956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285cm" svg:height="0.374cm" svg:x="21.395cm" svg:y="8.94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1.725cm" svg:y="8.942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579cm" svg:height="0.374cm" svg:x="22.115cm" svg:y="8.956cm" svg:viewBox="0 0 580 375" svg:d="M509 81c15-43 40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6 15 11 0 15-8 17-15z">
            <text:p/>
          </draw:path>
        </draw:g>
        <draw:g xml:id="id164" draw:id="id164">
          <svg:title>TexMaths</svg:title>
          <svg:desc>24§display§\text {transformations on both the sides of the equation. And reduce it to}§svg§600§FALSE§</svg:desc>
          <draw:polygon draw:style-name="gr2" draw:text-style-name="P6" draw:layer="layout" svg:width="24.919cm" svg:height="0.684cm" svg:x="1.945cm" svg:y="9.867cm" svg:viewBox="0 0 24920 685" draw:points="12459,685 0,685 0,0 24920,0 24920,685">
            <text:p/>
          </draw:polygon>
          <draw:path draw:style-name="gr3" draw:text-style-name="P7" draw:layer="layout" svg:width="0.266cm" svg:height="0.529cm" svg:x="1.918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.254cm" svg:y="10.05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.596cm" svg:y="10.0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3.01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479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3.811cm" svg:y="9.83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4.065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4.487cm" svg:y="10.05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4.821cm" svg:y="10.055cm" svg:viewBox="0 0 660 374" svg:d="M65 83v228c0 37-9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5.531cm" svg:y="10.0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5.935cm" svg:y="9.9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6.275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505cm" svg:y="10.05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6.929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4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8.008cm" svg:y="10.05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8.435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9.179cm" svg:y="9.84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9.673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0.086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0.426cm" svg:y="9.8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4cm" svg:height="0.529cm" svg:x="11.165cm" svg:y="9.9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1.503cm" svg:y="9.8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1.969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2.63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12.962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13.196cm" svg:y="9.844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3.661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4.039cm" svg:y="10.05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4.65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5.076cm" svg:y="9.83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6cm" svg:height="0.529cm" svg:x="15.602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5.942cm" svg:y="9.8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6.406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7.063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7.443cm" svg:y="10.05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7.887cm" svg:y="10.055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8.363cm" svg:y="10.0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18.766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19.106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9.336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9.761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091cm" svg:height="0.091cm" svg:x="20.275cm" svg:y="10.34cm" svg:viewBox="0 0 92 92" svg:d="M92 46c0-25-21-46-46-46s-46 21-46 46 21 46 46 46 46-21 46-46z">
            <text:p/>
          </draw:path>
          <draw:path draw:style-name="gr3" draw:text-style-name="P7" draw:layer="layout" svg:width="0.579cm" svg:height="0.606cm" svg:x="20.838cm" svg:y="9.825cm" svg:viewBox="0 0 580 607" svg:d="M309 17c-4-11-6-17-19-17-14 0-15 6-19 17l-177 505c-15 44-48 56-94 58v27c19-2 56-4 86-4 27 0 71 2 98 4v-27c-42 0-63-21-63-44 0-2 0-10 0-12l40-111h210l44 128c0 4 2 10 2 14 0 25-46 25-69 25v27c30-4 88-4 120-4 37 0 75 2 112 4v-27h-16c-49 0-63-6-71-35zM265 111l96 275h-190z">
            <text:p/>
          </draw:path>
          <draw:path draw:style-name="gr3" draw:text-style-name="P7" draw:layer="layout" svg:width="0.425cm" svg:height="0.373cm" svg:x="21.471cm" svg:y="10.05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1.942cm" svg:y="9.844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285cm" svg:height="0.373cm" svg:x="22.687cm" svg:y="10.05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3.017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3.397cm" svg:y="9.844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425cm" svg:height="0.383cm" svg:x="23.864cm" svg:y="10.055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2cm" svg:height="0.389cm" svg:x="24.334cm" svg:y="10.05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4.703cm" svg:y="10.05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25.363cm" svg:y="9.865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66cm" svg:height="0.529cm" svg:x="25.586cm" svg:y="9.9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64cm" svg:height="0.529cm" svg:x="26.195cm" svg:y="9.9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6.531cm" svg:y="10.05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</draw:g>
        <draw:g xml:id="id166" draw:id="id166">
          <svg:title>TexMaths</svg:title>
          <svg:desc>24§display§\text {If we start with the equation }A^{-1}A = I. \text { then apply a sequence}§svg§600§FALSE§</svg:desc>
          <draw:polygon draw:style-name="gr2" draw:text-style-name="P6" draw:layer="layout" svg:width="23.223cm" svg:height="0.83cm" svg:x="3.734cm" svg:y="11.964cm" svg:viewBox="0 0 23224 831" draw:points="11612,831 0,831 0,0 23224,0 23224,831">
            <text:p/>
          </draw:polygon>
          <draw:path draw:style-name="gr3" draw:text-style-name="P7" draw:layer="layout" svg:width="0.258cm" svg:height="0.577cm" svg:x="3.715cm" svg:y="12.08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4.024cm" svg:y="12.06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373cm" svg:x="4.55cm" svg:y="12.2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5.145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5.806cm" svg:y="12.2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6.126cm" svg:y="12.14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474cm" svg:y="12.2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6.883cm" svg:y="12.28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7.205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373cm" svg:x="7.814cm" svg:y="12.29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181cm" svg:height="0.565cm" svg:x="8.436cm" svg:y="12.0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8.659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8.999cm" svg:y="12.0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4cm" svg:height="0.529cm" svg:x="9.736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0.076cm" svg:y="12.0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0.54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1.197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1.577cm" svg:y="12.28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2.021cm" svg:y="12.289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2.497cm" svg:y="12.2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2.9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3.24cm" svg:y="12.09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47cm" svg:y="12.28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895cm" svg:y="12.2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4.647cm" svg:y="12.058cm" svg:viewBox="0 0 580 607" svg:d="M121 509c-33 56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4cm" svg:height="0.03cm" svg:x="15.313cm" svg:y="12.15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841cm" svg:y="11.92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579cm" svg:height="0.606cm" svg:x="16.185cm" svg:y="12.05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562cm" svg:height="0.199cm" svg:x="17.07cm" svg:y="12.3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91cm" svg:height="0.577cm" svg:x="17.942cm" svg:y="12.087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19z">
            <text:p/>
          </draw:path>
          <draw:path draw:style-name="gr3" draw:text-style-name="P7" draw:layer="layout" svg:width="0.091cm" svg:height="0.091cm" svg:x="18.422cm" svg:y="12.573cm" svg:viewBox="0 0 92 92" svg:d="M92 46c0-25-21-46-46-46s-46 21-46 46 21 46 46 46 46-21 46-46z">
            <text:p/>
          </draw:path>
          <draw:path draw:style-name="gr3" draw:text-style-name="P7" draw:layer="layout" svg:width="0.264cm" svg:height="0.529cm" svg:x="18.881cm" svg:y="12.14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9.22cm" svg:y="12.07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9.685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0.063cm" svg:y="12.2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0.822cm" svg:y="12.285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18cm" svg:height="0.537cm" svg:x="21.233cm" svg:y="12.289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18cm" svg:height="0.537cm" svg:x="21.701cm" svg:y="12.289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22.173cm" svg:y="12.07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2.396cm" svg:y="12.29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381cm" svg:height="0.389cm" svg:x="23.141cm" svg:y="12.28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23.836cm" svg:y="12.28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4.164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4.544cm" svg:y="12.28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4.988cm" svg:y="12.28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5.454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5.833cm" svg:y="12.2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6.303cm" svg:y="12.28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26.672cm" svg:y="12.2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67" draw:id="id167">
          <svg:title>TexMaths</svg:title>
          <svg:desc>24§display§\text {column transformations on the post factor and RHS and reduce the}§svg§600§FALSE§</svg:desc>
          <draw:polygon draw:style-name="gr2" draw:text-style-name="P6" draw:layer="layout" svg:width="24.951cm" svg:height="0.675cm" svg:x="2.032cm" svg:y="13.172cm" svg:viewBox="0 0 24952 676" draw:points="12476,676 0,676 0,0 24952,0 24952,676">
            <text:p/>
          </draw:polygon>
          <draw:path draw:style-name="gr3" draw:text-style-name="P7" draw:layer="layout" svg:width="0.322cm" svg:height="0.389cm" svg:x="2.019cm" svg:y="13.347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.39cm" svg:y="13.34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2.814cm" svg:y="13.14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3.048cm" svg:y="13.35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659cm" svg:height="0.374cm" svg:x="3.517cm" svg:y="13.353cm" svg:viewBox="0 0 660 375" svg:d="M65 83v228c0 37-7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25cm" svg:height="0.374cm" svg:x="4.219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4.959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285cm" svg:height="0.374cm" svg:x="5.295cm" svg:y="13.3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5.636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6.049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6.519cm" svg:y="13.34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4cm" svg:height="0.597cm" svg:x="6.852cm" svg:y="13.13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375cm" svg:height="0.389cm" svg:x="7.105cm" svg:y="13.34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7.527cm" svg:y="13.3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7.862cm" svg:y="13.35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8.572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6cm" svg:height="0.529cm" svg:x="8.975cm" svg:y="13.20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9.315cm" svg:y="13.16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9.545cm" svg:y="13.34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9.97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0.438cm" svg:y="13.34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1.049cm" svg:y="13.34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1.473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2.212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2.552cm" svg:y="13.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3.017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3.673cm" svg:y="13.353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75cm" svg:height="0.389cm" svg:x="14.165cm" svg:y="13.34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77cm" svg:height="0.389cm" svg:x="14.591cm" svg:y="13.34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14.912cm" svg:y="13.20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274cm" svg:height="0.597cm" svg:x="15.532cm" svg:y="13.13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7" draw:layer="layout" svg:width="0.381cm" svg:height="0.389cm" svg:x="15.799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322cm" svg:height="0.389cm" svg:x="16.214cm" svg:y="13.347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16.575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16.911cm" svg:y="13.34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17.333cm" svg:y="13.353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7.957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18.37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8.84cm" svg:y="13.14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588cm" svg:height="0.597cm" svg:x="19.591cm" svg:y="13.149cm" svg:viewBox="0 0 589 598" svg:d="M159 279v-219c0-20 0-29 20-31 7-2 32-2 49-2 77 0 171 2 171 125 0 59-21 127-146 127zM338 290c82-19 148-71 148-138 0-81-96-152-221-152h-265v27h21c65 0 65 10 65 38v448c0 31 0 39-65 39h-21v26c31-1 90-1 123-1s94 0 125 1v-26h-21c-66 0-68-8-68-39v-215h98c14 0 50 0 79 29 33 30 33 57 33 113s0 88 34 121c35 31 81 37 106 37 67 0 80-70 80-95 0-3 0-13-11-13-8 0-8 8-10 13-4 60-34 75-55 75-43 0-48-42-60-121l-11-69c-16-54-56-81-104-98z">
            <text:p/>
          </draw:path>
          <draw:path draw:style-name="gr3" draw:text-style-name="P7" draw:layer="layout" svg:width="0.577cm" svg:height="0.577cm" svg:x="20.209cm" svg:y="13.149cm" svg:viewBox="0 0 578 578" svg:d="M492 65c0-28 1-38 65-38h21v-27c-29 2-92 2-125 2-31 0-96 0-125-2v27h21c66 0 66 10 66 38v200h-252v-200c0-28 0-38 65-38h22v-27c-29 2-93 2-125 2-33 0-96 0-125-2v27h21c65 0 65 10 65 38v448c0 31 0 39-65 39h-21v26c29-1 92-1 125-1 31 0 96 0 125 1v-26h-22c-65 0-65-8-65-39v-223h252v223c0 31 0 39-66 39h-21v26c29-1 92-1 125-1s96 0 125 1v-26h-21c-64 0-65-8-65-39z">
            <text:p/>
          </draw:path>
          <draw:path draw:style-name="gr3" draw:text-style-name="P7" draw:layer="layout" svg:width="0.375cm" svg:height="0.614cm" svg:x="20.862cm" svg:y="13.13cm" svg:viewBox="0 0 376 615" svg:d="M248 269l-108-27c-54-13-86-58-86-107 0-60 46-112 113-112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7" draw:layer="layout" svg:width="0.381cm" svg:height="0.389cm" svg:x="21.599cm" svg:y="13.34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22.014cm" svg:y="13.35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2.482cm" svg:y="13.14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285cm" svg:height="0.374cm" svg:x="23.227cm" svg:y="13.3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3.558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97cm" svg:x="23.938cm" svg:y="13.14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425cm" svg:height="0.383cm" svg:x="24.406cm" svg:y="13.353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2cm" svg:height="0.389cm" svg:x="24.875cm" svg:y="13.347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25.245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25.894cm" svg:y="13.20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26.232cm" svg:y="13.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26.699cm" svg:y="13.34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168" draw:id="id168">
          <svg:title>TexMaths</svg:title>
          <svg:desc>24§display§\text {equation to the form } A^{-1}I = B \text { so that } A^{-1} = B.§svg§600§FALSE§</svg:desc>
          <draw:polygon draw:style-name="gr2" draw:text-style-name="P6" draw:layer="layout" svg:width="18.272cm" svg:height="0.821cm" svg:x="2.141cm" svg:y="14.174cm" svg:viewBox="0 0 18273 822" draw:points="9135,822 0,822 0,0 18273,0 18273,822">
            <text:p/>
          </draw:polygon>
          <draw:path draw:style-name="gr3" draw:text-style-name="P7" draw:layer="layout" svg:width="0.327cm" svg:height="0.389cm" svg:x="2.122cm" svg:y="14.49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2.502cm" svg:y="14.499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2.946cm" svg:y="14.499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3.424cm" svg:y="14.49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3.825cm" svg:y="14.353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4.165cm" svg:y="14.30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4.395cm" svg:y="14.495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425cm" svg:height="0.374cm" svg:x="4.82cm" svg:y="14.49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5.559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5.895cm" svg:y="14.495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6.59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6.93cm" svg:y="14.2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7.394cm" svg:y="14.49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4cm" svg:height="0.597cm" svg:x="8.055cm" svg:y="14.278cm" svg:viewBox="0 0 275 598" svg:d="M121 232v-97c0-75 40-116 79-116 2 0 15 0 27 6-10 4-25 13-25 35 0 19 13 36 36 36 25 0 37-17 37-36 0-31-31-60-75-60-60 0-133 44-133 135v97h-67v25h67v275c0 39-9 39-67 39v27c35-2 75-4 98-4 34 0 73 0 107 4v-27h-17c-63 0-65-10-65-41v-273h98v-25z">
            <text:p/>
          </draw:path>
          <draw:path draw:style-name="gr3" draw:text-style-name="P7" draw:layer="layout" svg:width="0.375cm" svg:height="0.389cm" svg:x="8.308cm" svg:y="14.495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85cm" svg:height="0.374cm" svg:x="8.731cm" svg:y="14.49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9.065cm" svg:y="14.499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579cm" svg:height="0.606cm" svg:x="10.05cm" svg:y="14.268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5-54-30l-52-529c-2-17-2-21-17-21-14 0-18 6-21 13zM223 384l167-278 27 278z">
            <text:p/>
          </draw:path>
          <draw:path draw:style-name="gr3" draw:text-style-name="P7" draw:layer="layout" svg:width="0.4cm" svg:height="0.03cm" svg:x="10.718cm" svg:y="14.36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1.246cm" svg:y="14.132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91cm" svg:height="0.577cm" svg:x="11.588cm" svg:y="14.297cm" svg:viewBox="0 0 392 578" svg:d="M288 65c8-30 10-38 77-38 21 0 27 0 27-17 0-10-8-10-12-10-25 0-88 2-111 2-27 0-89-2-113-2-6 0-18 0-18 17 0 10 8 10 23 10 37 0 60 0 60 15 0 4 0 6-2 14l-115 457c-8 31-10 38-77 38-19 0-27 0-27 18 0 9 10 9 13 9 23 0 87-2 110-2 27 0 88 2 115 2 6 0 15 0 15-15 0-12-5-12-25-12-15 0-19 0-36 0-17-1-21-5-21-15 0-8 2-13 4-19z">
            <text:p/>
          </draw:path>
          <draw:path draw:style-name="gr3" draw:text-style-name="P7" draw:layer="layout" svg:width="0.562cm" svg:height="0.199cm" svg:x="12.277cm" svg:y="14.56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7cm" svg:x="13.156cm" svg:y="14.297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1-12-7 0-4 0-6 6-21l58-237h159c83 0 98 64 98 100 0 85-75 165-175 165z">
            <text:p/>
          </draw:path>
          <draw:path draw:style-name="gr3" draw:text-style-name="P7" draw:layer="layout" svg:width="0.277cm" svg:height="0.389cm" svg:x="14.112cm" svg:y="14.495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441cm" svg:y="14.495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15.136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5.476cm" svg:y="14.28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5.952cm" svg:y="14.49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6.355cm" svg:y="14.35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579cm" svg:height="0.606cm" svg:x="16.977cm" svg:y="14.268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2 0 73 4 94 4 6 0 16 0 16-17 0-10-8-10-19-10-52 0-52-5-54-30l-52-529c-2-17-2-21-17-21-14 0-18 6-21 13zM223 384l167-278 27 278z">
            <text:p/>
          </draw:path>
          <draw:path draw:style-name="gr3" draw:text-style-name="P7" draw:layer="layout" svg:width="0.4cm" svg:height="0.03cm" svg:x="17.643cm" svg:y="14.36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8.171cm" svg:y="14.132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8.766cm" svg:y="14.56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7cm" svg:x="19.646cm" svg:y="14.297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1-12-7 0-4 0-6 6-21l58-237h159c83 0 98 64 98 100 0 85-75 165-175 165z">
            <text:p/>
          </draw:path>
          <draw:path draw:style-name="gr3" draw:text-style-name="P7" draw:layer="layout" svg:width="0.091cm" svg:height="0.091cm" svg:x="20.364cm" svg:y="14.783cm" svg:viewBox="0 0 92 92" svg:d="M92 46c0-25-21-46-46-46s-46 21-46 46 21 46 46 46 46-21 46-46z">
            <text:p/>
          </draw:path>
        </draw:g>
        <draw:g xml:id="id165" draw:id="id165">
          <svg:title>TexMaths</svg:title>
          <svg:desc>24§display§\text {the form } I A^{-1} = B \text { so that } A^{-1} = B.§svg§600§FALSE§</svg:desc>
          <draw:polygon draw:style-name="gr2" draw:text-style-name="P6" draw:layer="layout" svg:width="13.795cm" svg:height="0.666cm" svg:x="1.945cm" svg:y="10.968cm" svg:viewBox="0 0 13796 667" draw:points="6898,667 0,667 0,0 13796,0 13796,667">
            <text:p/>
          </draw:polygon>
          <draw:path draw:style-name="gr3" draw:text-style-name="P7" draw:layer="layout" svg:width="0.266cm" svg:height="0.53cm" svg:x="1.918cm" svg:y="11.147cm" svg:viewBox="0 0 267 531" svg:d="M131 183h120v-27h-120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8cm" svg:x="2.258cm" svg:y="11.082cm" svg:viewBox="0 0 426 589" svg:d="M65 523c0 39-7 39-65 39v27c29-2 73-2 96-2 21 0 65 0 94 2v-27c-56 0-65 0-65-39v-156c0-88 59-134 113-134s63 46 63 94v196c0 39-9 39-65 39v27c29-2 73-2 96-2 21 0 65 0 94 2v-27c-44 0-65 0-65-25v-162c0-73 0-100-27-131-11-13-40-30-88-30-73 0-110 51-123 82v-296l-123 10v27c60 0 65 5 65 46z">
            <text:p/>
          </draw:path>
          <draw:path draw:style-name="gr3" draw:text-style-name="P7" draw:layer="layout" svg:width="0.327cm" svg:height="0.389cm" svg:x="2.722cm" svg:y="11.2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4cm" svg:height="0.597cm" svg:x="3.383cm" svg:y="11.072cm" svg:viewBox="0 0 275 598" svg:d="M121 233v-98c0-75 40-116 79-116 2 0 13 0 27 6-10 4-25 13-25 35 0 19 13 36 36 36 25 0 37-17 37-36 0-31-31-60-75-60-60 0-133 44-133 135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3.636cm" svg:y="11.2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4.059cm" svg:y="11.29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4.393cm" svg:y="11.293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91cm" svg:height="0.578cm" svg:x="5.378cm" svg:y="11.091cm" svg:viewBox="0 0 392 579" svg:d="M288 65c8-30 10-38 77-38 21 0 27 0 27-17 0-10-8-10-12-10-25 0-88 2-111 2-27 0-89-2-113-2-6 0-18 0-18 17 0 10 8 10 23 10 37 0 60 0 60 15 0 4 0 6-2 14l-115 458c-8 30-10 38-77 38-19 0-27 0-27 17 0 10 10 10 13 10 23 0 87-2 110-2 27 0 88 2 115 2 6 0 15 0 15-15 0-12-5-12-25-12-15 0-19 0-36 0-17-2-21-6-21-15 0-8 2-14 4-20z">
            <text:p/>
          </draw:path>
          <draw:path draw:style-name="gr3" draw:text-style-name="P7" draw:layer="layout" svg:width="0.579cm" svg:height="0.607cm" svg:x="5.815cm" svg:y="11.063cm" svg:viewBox="0 0 580 608" svg:d="M121 510c-33 56-65 69-104 71-9 0-17 0-17 17 0 4 4 10 12 10 23 0 48-4 72-4 27 0 58 4 85 4 4 0 15 0 15-17 0-10-7-10-13-10-19-2-40-10-40-31 0-10 5-19 11-31l65-107h213c0 17 14 132 14 140 0 27-44 29-62 29-11 0-21 0-21 17 0 10 12 10 14 10 34 0 71-4 105-4 21 0 73 4 94 4 6 0 16 0 16-17 0-10-8-10-19-10-52 0-52-6-54-31l-52-529c-2-17-2-21-17-21-14 0-18 6-21 13zM223 385l167-279 27 279z">
            <text:p/>
          </draw:path>
          <draw:path draw:style-name="gr3" draw:text-style-name="P7" draw:layer="layout" svg:width="0.4cm" svg:height="0.03cm" svg:x="6.481cm" svg:y="11.15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7.009cm" svg:y="10.926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7.606cm" svg:y="11.35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8cm" svg:x="8.484cm" svg:y="11.091cm" svg:viewBox="0 0 605 579" svg:d="M100 514c-8 32-10 38-77 38-15 0-23 0-23 17 0 10 8 10 23 10h301c135 0 235-100 235-183 0-61-50-109-131-119 87-17 177-79 177-160 0-63-56-117-158-117h-284c-17 0-25 0-25 17 0 10 8 10 23 10 2 0 18 0 33 2 15 0 23 2 23 13 0 2-2 6-4 16zM228 269l52-211c8-29 10-31 46-31h110c73 0 92 50 92 86 0 75-73 156-177 156zM190 552c-11 0-13 0-19 0-8 0-12-2-12-8 0-4 0-5 6-21l58-236h159c81 0 98 63 98 100 0 84-75 165-175 165z">
            <text:p/>
          </draw:path>
          <draw:path draw:style-name="gr3" draw:text-style-name="P7" draw:layer="layout" svg:width="0.277cm" svg:height="0.389cm" svg:x="9.44cm" svg:y="11.29cm" svg:viewBox="0 0 278 390" svg:d="M148 215c19 4 88 18 88 79 0 43-29 77-96 77-71 0-102-48-117-121-2-10-4-13-11-13-12 0-12 5-12 21v111c0 16 0 21 10 21 3 0 5-1 21-17 2-2 2-4 17-19 36 35 75 36 92 36 98 0 138-57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9.768cm" svg:y="11.2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66cm" svg:height="0.53cm" svg:x="10.463cm" svg:y="11.147cm" svg:viewBox="0 0 267 531" svg:d="M131 183h120v-27h-120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8cm" svg:x="10.803cm" svg:y="11.082cm" svg:viewBox="0 0 426 589" svg:d="M65 523c0 39-7 39-65 39v27c29-2 73-2 96-2 21 0 65 0 94 2v-27c-56 0-65 0-65-39v-156c0-88 59-134 113-134s63 46 63 94v196c0 39-9 39-65 39v27c29-2 73-2 96-2 21 0 65 0 94 2v-27c-44 0-65 0-65-25v-162c0-73 0-100-27-131-11-13-40-30-88-30-73 0-110 51-123 82v-296l-123 10v27c60 0 65 5 65 46z">
            <text:p/>
          </draw:path>
          <draw:path draw:style-name="gr3" draw:text-style-name="P7" draw:layer="layout" svg:width="0.381cm" svg:height="0.389cm" svg:x="11.279cm" svg:y="11.29cm" svg:viewBox="0 0 382 390" svg:d="M246 315c4 35 27 70 67 70 17 0 69-12 69-81v-46h-21v46c0 50-21 56-31 56-27 0-31-39-31-43v-171c0-34 0-67-30-100-33-33-75-46-117-46-69 0-127 40-127 96 0 25 17 41 38 41 23 0 39-18 39-41 0-9-4-38-42-38 23-29 63-39 92-39 40 0 88 33 88 108v33c-42 2-102 3-156 29-63 28-84 73-84 111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1.682cm" svg:y="11.147cm" svg:viewBox="0 0 265 531" svg:d="M131 183h120v-27h-120v-156h-22c0 69-26 160-109 163v20h73v232c0 106 79 116 109 116 60 0 83-60 83-116v-48h-21v48c0 62-25 95-56 95-57 0-57-77-57-93z">
            <text:p/>
          </draw:path>
          <draw:path draw:style-name="gr3" draw:text-style-name="P7" draw:layer="layout" svg:width="0.579cm" svg:height="0.607cm" svg:x="12.304cm" svg:y="11.063cm" svg:viewBox="0 0 580 608" svg:d="M121 510c-33 56-65 69-104 71-9 0-17 0-17 17 0 4 4 10 12 10 23 0 48-4 72-4 27 0 58 4 85 4 4 0 15 0 15-17 0-10-7-10-13-10-19-2-40-10-40-31 0-10 5-19 13-31l63-107h213c2 17 14 132 14 140 0 27-44 29-62 29-11 0-21 0-21 17 0 10 12 10 14 10 34 0 71-4 105-4 21 0 73 4 94 4 6 0 16 0 16-17 0-10-8-10-19-10-52 0-52-6-54-31l-52-529c-2-17-2-21-17-21-14 0-16 6-21 13zM223 385l167-279 27 279z">
            <text:p/>
          </draw:path>
          <draw:path draw:style-name="gr3" draw:text-style-name="P7" draw:layer="layout" svg:width="0.4cm" svg:height="0.03cm" svg:x="12.971cm" svg:y="11.15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3.498cm" svg:y="10.926cm" svg:viewBox="0 0 217 394" svg:d="M134 17c0-17 0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4.094cm" svg:y="11.35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604cm" svg:height="0.578cm" svg:x="14.973cm" svg:y="11.091cm" svg:viewBox="0 0 605 579" svg:d="M100 514c-8 32-10 38-77 38-15 0-23 0-23 17 0 10 8 10 23 10h301c135 0 235-100 235-183 0-61-50-109-131-119 87-17 177-79 177-160 0-63-56-117-158-117h-284c-17 0-25 0-25 17 0 10 8 10 23 10 2 0 18 0 33 2 15 0 23 2 23 13 0 2-2 6-4 16zM228 269l52-211c8-29 10-31 46-31h108c75 0 94 50 94 86 0 75-73 156-177 156zM190 552c-11 0-13 0-19 0-8 0-12-2-12-8 0-4 0-5 4-21l60-236h159c81 0 98 63 98 100 0 84-75 165-175 165z">
            <text:p/>
          </draw:path>
          <draw:path draw:style-name="gr3" draw:text-style-name="P7" draw:layer="layout" svg:width="0.091cm" svg:height="0.091cm" svg:x="15.693cm" svg:y="11.578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width" smil:values="width*0.05;width" smil:keyTimes="0;1"/>
                  <anim:animate smil:dur="0.5s" smil:fill="hold" smil:targetElement="id159" anim:sub-item="text" smil:attributeName="height" smil:values="height;height" smil:keyTimes="0;1"/>
                  <anim:animate smil:dur="0.5s" smil:fill="hold" smil:targetElement="id159" anim:sub-item="text" smil:attributeName="x" smil:values="x-.2;x" smil:keyTimes="0;1"/>
                  <anim:animate smil:dur="0.5s" smil:fill="hold" smil:targetElement="id159" anim:sub-item="text" smil:attributeName="y" smil:values="y;y" smil:keyTimes="0;1"/>
                  <anim:transitionFilter smil:dur="0.5s" smil:targetElement="id1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24"><text:s text:c="14"/></text:span></text:p>
            <text:p text:style-name="P4"><text:span text:style-name="T12"><text:tab/></text:span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/></text:p>
          </draw:text-box>
        </draw:frame>
        <draw:g xml:id="id171" draw:id="id171">
          <svg:title>TexMaths</svg:title>
          <svg:desc>24§display§\text {the suitable transformations are as follows : }§svg§600§FALSE§</svg:desc>
          <draw:polygon draw:style-name="gr2" draw:text-style-name="P6" draw:layer="layout" svg:width="15.972cm" svg:height="0.52cm" svg:x="2.077cm" svg:y="7.009cm" svg:viewBox="0 0 15973 521" draw:points="7985,521 0,521 0,0 15973,0 15973,521">
            <text:p/>
          </draw:polygon>
          <draw:path draw:style-name="gr3" draw:text-style-name="P7" draw:layer="layout" svg:width="0.266cm" svg:height="0.529cm" svg:x="2.05cm" svg:y="7.04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2.39cm" svg:y="6.977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2.855cm" svg:y="7.1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77cm" svg:height="0.389cm" svg:x="3.515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5cm" svg:height="0.383cm" svg:x="3.847cm" svg:y="7.19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3" draw:text-style-name="P7" draw:layer="layout" svg:width="0.181cm" svg:height="0.566cm" svg:x="4.316cm" svg:y="6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4.538cm" svg:y="7.044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381cm" svg:height="0.389cm" svg:x="4.886cm" svg:y="7.184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5.297cm" svg:y="6.977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189cm" svg:height="0.587cm" svg:x="5.769cm" svg:y="6.97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6cm" svg:y="7.1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64cm" svg:height="0.529cm" svg:x="6.649cm" svg:y="7.04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285cm" svg:height="0.374cm" svg:x="6.983cm" svg:y="7.1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7.326cm" svg:y="7.184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7.739cm" svg:y="7.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8.208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8.542cm" svg:y="6.967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3" draw:text-style-name="P7" draw:layer="layout" svg:width="0.375cm" svg:height="0.389cm" svg:x="8.795cm" svg:y="7.1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4cm" svg:x="9.216cm" svg:y="7.1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9.55cm" svg:y="7.19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262cm" svg:y="7.184cm" svg:viewBox="0 0 382 390" svg:d="M246 315c4 35 27 69 67 69 17 0 69-11 69-80v-47h-21v47c0 49-21 55-31 55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663cm" svg:y="7.04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1.003cm" svg:y="6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234cm" svg:y="7.1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1.66cm" svg:y="7.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2.128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12.75cm" svg:y="7.184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13.159cm" svg:y="7.1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3.49cm" svg:y="7.1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14.158cm" svg:y="7.184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4.573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74cm" svg:height="0.596cm" svg:x="15.187cm" svg:y="6.967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375cm" svg:height="0.389cm" svg:x="15.44cm" svg:y="7.18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5.867cm" svg:y="6.97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6.101cm" svg:y="6.97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29cm" svg:y="7.1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4cm" svg:x="16.721cm" svg:y="7.198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277cm" svg:height="0.389cm" svg:x="17.341cm" svg:y="7.184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091cm" svg:height="0.364cm" svg:x="18cm" svg:y="7.198cm" svg:viewBox="0 0 92 365" svg:d="M92 44c0-23-21-44-46-44s-46 21-46 44c0 25 21 46 46 46s46-21 46-46zM92 321c0-25-21-44-46-44s-46 19-46 44 21 44 46 44 46-19 46-44z">
            <text:p/>
          </draw:path>
        </draw:g>
        <draw:g xml:id="id169" draw:id="id169">
          <svg:title>TexMaths</svg:title>
          <svg:desc>24§display§\text {If } A \text { is a non-singular matrix of order 3, say } \ \begin{bmatrix} a_{11} &amp; a_{12} &amp; a_{13}\\ a_{21} &amp; a_{22} &amp; a_{23}\\ a_{31} &amp; a_{32} &amp; a_{33} \end{bmatrix}§svg§600§FALSE§</svg:desc>
          <draw:polygon draw:style-name="gr2" draw:text-style-name="P6" draw:layer="layout" svg:width="22.804cm" svg:height="2.952cm" svg:x="2.076cm" svg:y="0.91cm" svg:viewBox="0 0 22805 2953" draw:points="11403,2953 0,2953 0,0 22805,0 22805,2953">
            <text:p/>
          </draw:polygon>
          <draw:path draw:style-name="gr3" draw:text-style-name="P7" draw:layer="layout" svg:width="0.258cm" svg:height="0.577cm" svg:x="2.057cm" svg:y="2.0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2.366cm" svg:y="2.0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606cm" svg:x="2.908cm" svg:y="1.993cm" svg:viewBox="0 0 580 607" svg:d="M121 509c-33 56-65 69-104 71-9 0-17 0-17 17 0 4 4 10 12 10 23 0 48-4 72-4 27 0 58 4 85 4 4 0 15 0 15-17 0-10-7-10-13-10-19-2-40-10-40-31 0-9 5-19 11-31l65-107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181cm" svg:height="0.565cm" svg:x="3.82cm" svg:y="2.0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4.054cm" svg:y="2.2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4.674cm" svg:y="2.218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5.369cm" svg:y="2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5.836cm" svg:y="2.2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6.26cm" svg:y="2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7" draw:layer="layout" svg:width="0.224cm" svg:height="0.051cm" svg:x="6.711cm" svg:y="2.391cm" svg:viewBox="0 0 225 52" draw:points="225,52 225,0 0,0 0,52">
            <text:p/>
          </draw:polygon>
          <draw:path draw:style-name="gr3" draw:text-style-name="P7" draw:layer="layout" svg:width="0.277cm" svg:height="0.389cm" svg:x="7.011cm" svg:y="2.2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7.343cm" svg:y="2.0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577cm" svg:y="2.2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8.042cm" svg:y="2.2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59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383cm" svg:x="8.466cm" svg:y="2.224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8.936cm" svg:y="2.01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9.178cm" svg:y="2.2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9.589cm" svg:y="2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10.203cm" svg:y="2.22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914cm" svg:y="2.218cm" svg:viewBox="0 0 382 390" svg:d="M246 315c4 34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317cm" svg:y="2.0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1.653cm" svg:y="2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1.987cm" svg:y="2.0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2.204cm" svg:y="2.23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12.943cm" svg:y="2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3.37cm" svg:y="2.00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3.903cm" svg:y="2.2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4.326cm" svg:y="2.2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4.662cm" svg:y="2.011cm" svg:viewBox="0 0 419 597" svg:d="M294 542v55l125-9v-27c-60 0-68-6-68-46v-515l-121 10v26c58 0 66 6 66 47v182c-25-29-62-52-108-52-100 0-188 83-188 192 0 108 83 192 180 192 54 0 93-29 114-55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327cm" svg:height="0.389cm" svg:x="15.124cm" svg:y="2.2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5.499cm" svg:y="2.22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5cm" svg:height="0.581cm" svg:x="16.123cm" svg:y="2.0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70-53-135-140-154z">
            <text:p/>
          </draw:path>
          <draw:path draw:style-name="gr3" draw:text-style-name="P7" draw:layer="layout" svg:width="0.099cm" svg:height="0.252cm" svg:x="16.582cm" svg:y="2.50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277cm" svg:height="0.389cm" svg:x="17.052cm" svg:y="2.2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7.394cm" svg:y="2.2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537cm" svg:x="17.772cm" svg:y="2.23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olygon draw:style-name="gr3" draw:text-style-name="P7" draw:layer="layout" svg:width="0.281cm" svg:height="1.518cm" svg:x="19.179cm" svg:y="0.868cm" svg:viewBox="0 0 282 1519" draw:points="0,1519 60,1519 60,58 282,58 282,0 0,0">
            <text:p/>
          </draw:polygon>
          <draw:polygon draw:style-name="gr3" draw:text-style-name="P7" draw:layer="layout" svg:width="0.281cm" svg:height="1.518cm" svg:x="19.179cm" svg:y="2.385cm" svg:viewBox="0 0 282 1519" draw:points="0,1519 282,1519 282,1461 60,1461 60,0 0,0">
            <text:p/>
          </draw:polygon>
          <draw:path draw:style-name="gr3" draw:text-style-name="P7" draw:layer="layout" svg:width="0.387cm" svg:height="0.383cm" svg:x="19.5cm" svg:y="1.202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16cm" svg:height="0.393cm" svg:x="19.976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16cm" svg:height="0.393cm" svg:x="20.312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1.504cm" svg:y="1.202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21.981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62cm" svg:height="0.393cm" svg:x="22.29cm" svg:y="1.3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7cm" svg:height="0.383cm" svg:x="23.507cm" svg:y="1.202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16cm" svg:height="0.393cm" svg:x="23.985cm" svg:y="1.3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24.288cm" svg:y="1.3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7" draw:layer="layout" svg:width="0.387cm" svg:height="0.383cm" svg:x="19.5cm" svg:y="2.216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62cm" svg:height="0.393cm" svg:x="19.949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16cm" svg:height="0.393cm" svg:x="20.312cm" svg:y="2.32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1.504cm" svg:y="2.21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1.954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62cm" svg:height="0.393cm" svg:x="22.29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7cm" svg:height="0.383cm" svg:x="23.507cm" svg:y="2.216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62cm" svg:height="0.393cm" svg:x="23.958cm" svg:y="2.32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72cm" svg:height="0.404cm" svg:x="24.288cm" svg:y="2.32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7" draw:layer="layout" svg:width="0.387cm" svg:height="0.383cm" svg:x="19.5cm" svg:y="3.228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72cm" svg:height="0.404cm" svg:x="19.944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7" draw:layer="layout" svg:width="0.216cm" svg:height="0.393cm" svg:x="20.312cm" svg:y="3.33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1.504cm" svg:y="3.22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72cm" svg:height="0.404cm" svg:x="21.948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62cm" svg:height="0.393cm" svg:x="22.29cm" svg:y="3.33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7cm" svg:height="0.383cm" svg:x="23.507cm" svg:y="3.228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72cm" svg:height="0.404cm" svg:x="23.952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272cm" svg:height="0.404cm" svg:x="24.288cm" svg:y="3.336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olygon draw:style-name="gr3" draw:text-style-name="P7" draw:layer="layout" svg:width="0.281cm" svg:height="1.518cm" svg:x="24.64cm" svg:y="0.868cm" svg:viewBox="0 0 282 1519" draw:points="225,1519 282,1519 282,0 0,0 0,58 225,58">
            <text:p/>
          </draw:polygon>
          <draw:polygon draw:style-name="gr3" draw:text-style-name="P7" draw:layer="layout" svg:width="0.281cm" svg:height="1.518cm" svg:x="24.64cm" svg:y="2.385cm" svg:viewBox="0 0 282 1519" draw:points="225,1461 0,1461 0,1519 282,1519 282,0 225,0">
            <text:p/>
          </draw:polygon>
        </draw:g>
        <draw:g xml:id="id170" draw:id="id170">
          <svg:title>TexMaths</svg:title>
          <svg:desc>24§display§\text {For reducing the above matrix to}\begin{bmatrix} 1 &amp;  0 &amp;  0  \\  0 &amp;  1  &amp; 0  \\  0 &amp;  0  &amp; 1 \end{bmatrix}§svg§600§FALSE§</svg:desc>
          <draw:polygon draw:style-name="gr2" draw:text-style-name="P6" draw:layer="layout" svg:width="16.131cm" svg:height="2.952cm" svg:x="2.074cm" svg:y="3.61cm" svg:viewBox="0 0 16132 2953" draw:points="8066,2953 0,2953 0,0 16132,0 16132,2953">
            <text:p/>
          </draw:polygon>
          <draw:path draw:style-name="gr3" draw:text-style-name="P7" draw:layer="layout" svg:width="0.487cm" svg:height="0.575cm" svg:x="2.059cm" svg:y="4.72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75cm" svg:height="0.389cm" svg:x="2.535cm" svg:y="4.9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958cm" svg:y="4.9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85cm" svg:height="0.373cm" svg:x="3.57cm" svg:y="4.9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3.9cm" svg:y="4.9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4.281cm" svg:y="4.711cm" svg:viewBox="0 0 419 597" svg:d="M294 542v55l125-9v-27c-60 0-68-6-68-46v-515l-121 10v26c60 0 66 6 66 47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425cm" svg:height="0.383cm" svg:x="4.747cm" svg:y="4.92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2cm" svg:height="0.389cm" svg:x="5.218cm" svg:y="4.9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81cm" svg:height="0.565cm" svg:x="5.592cm" svg:y="4.7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5.824cm" svg:y="4.9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6.289cm" svg:y="4.9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59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264cm" svg:height="0.529cm" svg:x="6.986cm" svg:y="4.7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7.324cm" svg:y="4.71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79cm" svg:y="4.9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457cm" svg:y="4.9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8.868cm" svg:y="4.711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9.359cm" svg:y="4.91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4cm" svg:height="0.373cm" svg:x="9.751cm" svg:y="4.93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10.179cm" svg:y="4.9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6cm" svg:height="0.373cm" svg:x="10.839cm" svg:y="4.924cm" svg:viewBox="0 0 661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1.55cm" svg:y="4.9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953cm" svg:y="4.7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2.289cm" svg:y="4.9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2.623cm" svg:y="4.7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2.84cm" svg:y="4.93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264cm" svg:height="0.529cm" svg:x="13.572cm" svg:y="4.7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3.908cm" svg:y="4.9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olygon draw:style-name="gr3" draw:text-style-name="P7" draw:layer="layout" svg:width="0.281cm" svg:height="1.518cm" svg:x="14.722cm" svg:y="3.568cm" svg:viewBox="0 0 282 1519" draw:points="0,1519 60,1519 60,58 282,58 282,0 0,0">
            <text:p/>
          </draw:polygon>
          <draw:polygon draw:style-name="gr3" draw:text-style-name="P7" draw:layer="layout" svg:width="0.281cm" svg:height="1.518cm" svg:x="14.722cm" svg:y="5.085cm" svg:viewBox="0 0 282 1519" draw:points="0,1519 282,1519 282,1461 60,1461 60,0 0,0">
            <text:p/>
          </draw:polygon>
          <draw:path draw:style-name="gr3" draw:text-style-name="P7" draw:layer="layout" svg:width="0.279cm" svg:height="0.564cm" svg:x="15.083cm" svg:y="3.71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6.306cm" svg:y="3.714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7.571cm" svg:y="3.714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5.041cm" svg:y="4.726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279cm" svg:height="0.564cm" svg:x="16.348cm" svg:y="4.72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7.571cm" svg:y="4.726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5.041cm" svg:y="5.7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356cm" svg:height="0.581cm" svg:x="16.306cm" svg:y="5.7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279cm" svg:height="0.564cm" svg:x="17.613cm" svg:y="5.738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281cm" svg:height="1.518cm" svg:x="17.967cm" svg:y="3.568cm" svg:viewBox="0 0 282 1519" draw:points="225,1519 282,1519 282,0 0,0 0,58 225,58">
            <text:p/>
          </draw:polygon>
          <draw:polygon draw:style-name="gr3" draw:text-style-name="P7" draw:layer="layout" svg:width="0.281cm" svg:height="1.518cm" svg:x="17.967cm" svg:y="5.085cm" svg:viewBox="0 0 282 1519" draw:points="225,1461 0,1461 0,1519 282,1519 282,0 225,0">
            <text:p/>
          </draw:polygon>
        </draw:g>
        <draw:g xml:id="id172" draw:id="id172">
          <svg:title>TexMaths</svg:title>
          <svg:desc>24§display§\text {Row Transformations}§svg§600§FALSE§</svg:desc>
          <draw:polygon draw:style-name="gr2" draw:text-style-name="P6" draw:layer="layout" svg:width="7.81cm" svg:height="0.53cm" svg:x="4.063cm" svg:y="8.01cm" svg:viewBox="0 0 7811 531" draw:points="3906,531 0,531 0,0 7811,0 7811,531">
            <text:p/>
          </draw:polygon>
          <draw:path draw:style-name="gr3" draw:text-style-name="P7" draw:layer="layout" svg:width="0.588cm" svg:height="0.597cm" svg:x="4.05cm" svg:y="7.987cm" svg:viewBox="0 0 589 598" svg:d="M159 279v-219c0-20 0-29 20-31 7-2 32-2 50-2 76 0 170 2 170 125 0 59-21 127-146 127zM338 290c83-19 148-71 148-138 0-81-96-152-221-152h-265v27h21c65 0 65 10 65 38v448c0 31 0 39-65 39h-21v27c31-2 90-2 123-2 34 0 94 0 125 2v-27h-21c-66 0-68-8-68-39v-215h98c14 0 50 0 79 29 33 31 33 57 33 113s0 89 34 121c35 31 81 37 106 37 67 0 80-69 80-94 0-4 0-14-11-14-8 0-8 8-10 14-3 59-34 75-55 75-41 0-48-43-60-122l-11-69c-16-54-56-80-104-98z">
            <text:p/>
          </draw:path>
          <draw:path draw:style-name="gr3" draw:text-style-name="P7" draw:layer="layout" svg:width="0.375cm" svg:height="0.389cm" svg:x="4.666cm" svg:y="8.18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579cm" svg:height="0.374cm" svg:x="5.056cm" svg:y="8.19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7l86-241 86 242c2 10 6 16 18 16 9 0 13-8 15-16z">
            <text:p/>
          </draw:path>
          <draw:path draw:style-name="gr3" draw:text-style-name="P7" draw:layer="layout" svg:width="0.548cm" svg:height="0.572cm" svg:x="5.961cm" svg:y="7.991cm" svg:viewBox="0 0 549 573" svg:d="M534 0h-519l-15 190h21c12-136 25-163 152-163 15 0 38 0 46 2 17 2 17 11 17 31v447c0 29 0 41-88 41h-33v25c35-2 121-2 160-2 38 0 126 0 161 2v-25h-35c-88 0-88-12-88-41v-447c0-18 0-29 15-31 8-2 31-2 48-2 127 0 141 27 152 163h21z">
            <text:p/>
          </draw:path>
          <draw:path draw:style-name="gr3" draw:text-style-name="P7" draw:layer="layout" svg:width="0.285cm" svg:height="0.374cm" svg:x="6.494cm" svg:y="8.191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81cm" svg:height="0.389cm" svg:x="6.836cm" svg:y="8.18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7.249cm" svg:y="8.19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77cm" svg:height="0.389cm" svg:x="7.719cm" svg:y="8.18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274cm" svg:height="0.597cm" svg:x="8.052cm" svg:y="7.968cm" svg:viewBox="0 0 275 598" svg:d="M121 233v-98c0-75 40-116 79-116 2 0 15 0 27 6-10 4-25 13-25 35 0 19 13 36 36 36 25 0 37-17 37-36 0-31-31-60-75-60-60 0-133 44-133 135v98h-67v25h67v274c0 39-9 39-67 39v27c35-2 75-4 98-4 34 0 73 0 107 4v-27h-17c-63 0-65-10-65-40v-273h98v-25z">
            <text:p/>
          </draw:path>
          <draw:path draw:style-name="gr3" draw:text-style-name="P7" draw:layer="layout" svg:width="0.375cm" svg:height="0.389cm" svg:x="8.305cm" svg:y="8.18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8.728cm" svg:y="8.191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66cm" svg:height="0.374cm" svg:x="9.06cm" svg:y="8.191cm" svg:viewBox="0 0 661 375" svg:d="M65 83v228c0 37-9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99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9.772cm" svg:y="8.18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3cm" svg:x="10.173cm" svg:y="8.045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7" draw:layer="layout" svg:width="0.181cm" svg:height="0.566cm" svg:x="10.513cm" svg:y="7.99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10.744cm" svg:y="8.185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1.17cm" svg:y="8.19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77cm" svg:height="0.389cm" svg:x="11.639cm" svg:y="8.18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</draw:g>
        <draw:g xml:id="id180" draw:id="id180">
          <svg:title>TexMaths</svg:title>
          <svg:desc>24§display§\text {Column Transformations}§svg§600§FALSE§</svg:desc>
          <draw:polygon draw:style-name="gr2" draw:text-style-name="P6" draw:layer="layout" svg:width="9.087cm" svg:height="0.529cm" svg:x="17.05cm" svg:y="8.011cm" svg:viewBox="0 0 9088 530" draw:points="4543,530 0,530 0,0 9088,0 9088,530">
            <text:p/>
          </draw:polygon>
          <draw:path draw:style-name="gr3" draw:text-style-name="P7" draw:layer="layout" svg:width="0.516cm" svg:height="0.613cm" svg:x="17.056cm" svg:y="7.969cm" svg:viewBox="0 0 517 614" svg:d="M0 307c0 175 136 307 294 307 138 0 223-117 223-215 0-8 0-13-12-13-10 0-10 4-10 13-7 121-98 190-190 190-52 0-219-29-219-282 0-251 166-280 217-280 93 0 169 77 185 199 2 12 2 16 13 16 16 0 16-4 16-21v-200c0-15 0-21-10-21-4 0-8 0-14 10l-42 63c-32-31-75-73-157-73-158 0-294 134-294 307z">
            <text:p/>
          </draw:path>
          <draw:path draw:style-name="gr3" draw:text-style-name="P7" draw:layer="layout" svg:width="0.375cm" svg:height="0.389cm" svg:x="17.641cm" svg:y="8.186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189cm" svg:height="0.586cm" svg:x="18.066cm" svg:y="7.979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425cm" svg:height="0.383cm" svg:x="18.3cm" svg:y="8.192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6cm" svg:height="0.373cm" svg:x="18.768cm" svg:y="8.192cm" svg:viewBox="0 0 661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19.471cm" svg:y="8.19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548cm" svg:height="0.571cm" svg:x="20.226cm" svg:y="7.992cm" svg:viewBox="0 0 549 572" svg:d="M534 0h-519l-15 190h21c12-136 25-163 152-163 15 0 38 0 46 2 17 2 17 11 17 30v448c0 28 0 40-88 40h-33v25c35-2 121-2 160-2 38 0 126 0 161 2v-25h-35c-88 0-88-12-88-40v-448c0-17 0-28 15-30 8-2 31-2 48-2 127 0 141 27 152 163h21z">
            <text:p/>
          </draw:path>
          <draw:path draw:style-name="gr3" draw:text-style-name="P7" draw:layer="layout" svg:width="0.285cm" svg:height="0.373cm" svg:x="20.758cm" svg:y="8.192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1.099cm" svg:y="8.186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21.512cm" svg:y="8.19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21.983cm" svg:y="8.186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74cm" svg:height="0.596cm" svg:x="22.315cm" svg:y="7.969cm" svg:viewBox="0 0 275 597" svg:d="M121 232v-98c0-75 40-115 79-115 2 0 13 0 27 6-10 4-25 13-25 34 0 20 13 37 36 37 25 0 37-17 37-37 0-30-31-59-75-59-60 0-133 44-133 134v98h-67v25h67v274c0 39-9 39-67 39v27c35-2 75-4 98-4 34 0 73 0 107 4v-27h-17c-63 0-65-10-65-40v-273h98v-25z">
            <text:p/>
          </draw:path>
          <draw:path draw:style-name="gr3" draw:text-style-name="P7" draw:layer="layout" svg:width="0.375cm" svg:height="0.389cm" svg:x="22.568cm" svg:y="8.186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85cm" svg:height="0.373cm" svg:x="22.991cm" svg:y="8.192cm" svg:viewBox="0 0 286 374" svg:d="M117 94v-94l-117 10v26c60 0 67 6 67 47v228c0 36-9 36-67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66cm" svg:height="0.373cm" svg:x="23.323cm" svg:y="8.192cm" svg:viewBox="0 0 661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4.035cm" svg:y="8.186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6cm" svg:height="0.529cm" svg:x="24.438cm" svg:y="8.046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181cm" svg:height="0.565cm" svg:x="24.778cm" svg:y="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25.007cm" svg:y="8.186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25.433cm" svg:y="8.19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25.902cm" svg:y="8.186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</draw:g>
        <draw:polyline draw:style-name="gr4" draw:text-style-name="P9" xml:id="id179" draw:id="id179" draw:layer="layout" svg:width="0cm" svg:height="7.299cm" svg:x="14.4cm" svg:y="8cm" svg:viewBox="0 0 0 7300" draw:points="0,0 0,7300">
          <text:p/>
        </draw:polyline>
        <draw:g xml:id="id173" draw:id="id173">
          <svg:title>TexMaths</svg:title>
          <svg:desc>20§display§\text {(1).  Reduce } a_{11} \text { to } '1'§svg§600§FALSE§</svg:desc>
          <draw:polygon draw:style-name="gr2" draw:text-style-name="P6" draw:layer="layout" svg:width="6.562cm" svg:height="0.671cm" svg:x="1.251cm" svg:y="9.004cm" svg:viewBox="0 0 6563 672" draw:points="3281,672 0,672 0,0 6563,0 6563,672">
            <text:p/>
          </draw:polygon>
          <draw:path draw:style-name="gr3" draw:text-style-name="P7" draw:layer="layout" svg:width="0.164cm" svg:height="0.703cm" svg:x="1.285cm" svg:y="9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33cm" svg:height="0.469cm" svg:x="1.552cm" svg:y="9.0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.881cm" svg:y="9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4cm" svg:y="9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6cm" svg:y="9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8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5cm" svg:y="9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4cm" svg:y="9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6cm" svg:y="9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4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cm" svg:y="9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5.516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5.796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1cm" svg:height="0.44cm" svg:x="6.307cm" svg:y="9.102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6.585cm" svg:y="9.218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7.175cm" svg:y="8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7.412cm" svg:y="9.06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7.724cm" svg:y="8.969cm" svg:viewBox="0 0 125 256" svg:d="M120 43c5-8 5-13 5-16 0-16-15-27-29-27-19 0-26 16-27 24l-66 214c-1 0-3 7-3 7 0 6 16 11 19 11s5 0 8-8z">
            <text:p/>
          </draw:path>
        </draw:g>
        <draw:g xml:id="id174" draw:id="id174">
          <svg:title>TexMaths</svg:title>
          <svg:desc>20§display§\text {(2).  Reduce } a_{21} \text { and } a_{31}\text { to } '0'§svg§600§FALSE§</svg:desc>
          <draw:polygon draw:style-name="gr2" draw:text-style-name="P6" draw:layer="layout" svg:width="9.13cm" svg:height="0.671cm" svg:x="1.252cm" svg:y="10.006cm" svg:viewBox="0 0 9131 672" draw:points="4566,672 0,672 0,0 9131,0 9131,672">
            <text:p/>
          </draw:polygon>
          <draw:path draw:style-name="gr3" draw:text-style-name="P7" draw:layer="layout" svg:width="0.164cm" svg:height="0.703cm" svg:x="1.286cm" svg:y="10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69cm" svg:x="1.526cm" svg:y="10.06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64cm" svg:height="0.703cm" svg:x="1.882cm" svg:y="10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5cm" svg:y="10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7cm" svg:y="10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9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6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5cm" svg:y="10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7cm" svg:y="10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5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1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5.495cm" svg:y="10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18cm" svg:height="0.327cm" svg:x="5.797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17cm" svg:height="0.324cm" svg:x="6.324cm" svg:y="10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6.668cm" svg:y="10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7.06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7.689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8.058cm" svg:y="10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8.365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cm" svg:height="0.44cm" svg:x="8.876cm" svg:y="10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9.156cm" svg:y="10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9.744cm" svg:y="9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9.946cm" svg:y="10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10.293cm" svg:y="9.971cm" svg:viewBox="0 0 125 256" svg:d="M120 43c5-8 5-13 5-16 0-16-15-27-29-27-19 0-26 16-27 24l-66 214c-1 0-3 7-3 7 0 6 16 11 19 11s5 0 8-8z">
            <text:p/>
          </draw:path>
        </draw:g>
        <draw:g xml:id="id175" draw:id="id175">
          <svg:title>TexMaths</svg:title>
          <svg:desc>20§display§\text {(3).  Reduce } a_{22} \text { to } '1' \text { using }R_2 \text { and } R_3§svg§600§FALSE§</svg:desc>
          <draw:polygon draw:style-name="gr2" draw:text-style-name="P6" draw:layer="layout" svg:width="11.922cm" svg:height="0.671cm" svg:x="1.253cm" svg:y="11.006cm" svg:viewBox="0 0 11923 672" draw:points="5961,672 0,672 0,0 11923,0 11923,672">
            <text:p/>
          </draw:polygon>
          <draw:path draw:style-name="gr3" draw:text-style-name="P7" draw:layer="layout" svg:width="0.164cm" svg:height="0.703cm" svg:x="1.287cm" svg:y="11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.52cm" svg:y="11.069cm" svg:viewBox="0 0 293 485" svg:d="M176 221c58-18 98-67 98-123 0-58-61-98-130-98-70 0-125 42-125 96 0 22 16 37 35 37 23 0 37-16 37-37 0-35-33-35-43-35 21-34 67-43 93-43 29 0 69 16 69 78 0 10-2 50-21 82-21 33-45 35-63 36-4 0-22 2-27 2-6 0-11 1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.883cm" svg:y="11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6cm" svg:y="11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8cm" svg:y="11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6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7cm" svg:y="11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6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8cm" svg:y="11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6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2cm" svg:y="11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5.49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18cm" svg:height="0.327cm" svg:x="5.77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1cm" svg:height="0.44cm" svg:x="6.309cm" svg:y="11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6.587cm" svg:y="11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7.178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7.414cm" svg:y="11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7.726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354cm" svg:height="0.319cm" svg:x="8.157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8.547cm" svg:y="11.22cm" svg:viewBox="0 0 232 325" svg:d="M123 179c16 3 74 14 74 66 0 35-24 64-80 64-59 0-85-40-98-101-1-8-3-11-9-11-10 0-10 4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8.826cm" svg:y="11.065cm" svg:viewBox="0 0 152 472" svg:d="M102 160l-99 8v22c47 0 53 3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9.019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22cm" svg:height="0.464cm" svg:x="9.408cm" svg:y="11.217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ath draw:style-name="gr3" draw:text-style-name="P7" draw:layer="layout" svg:width="0.503cm" svg:height="0.496cm" svg:x="10.002cm" svg:y="11.056cm" svg:viewBox="0 0 504 497" svg:d="M235 48c5-16 7-24 21-26 6 0 29 0 42 0 51 0 129 0 129 69 0 24-11 74-40 101-17 17-54 40-118 40h-79zM338 241c70-16 155-63 155-135 0-61-64-106-157-106h-200c-14 0-21 0-21 14 0 8 7 8 19 8 2 0 15 0 28 2 12 0 19 2 19 11 0 2-2 5-3 13l-95 379c-6 27-8 32-64 32-13 0-19 0-19 14 0 8 8 8 10 8 20 0 68-1 89-1 19 0 69 1 90 1 5 0 14 0 14-14 0-8-6-8-21-8-25 0-44 0-44-13 0-3 0-6 1-11l47-187h83c64 0 77 40 77 64 0 11-5 33-10 49-5 20-11 45-11 60 0 76 85 76 94 76 59 0 85-72 85-81 0-8-8-8-10-8-6 0-6 5-8 9-17 53-48 64-64 64-24 0-28-16-28-43 0-22 4-57 6-80 2-9 3-24 3-33 0-55-46-76-65-84z">
            <text:p/>
          </draw:path>
          <draw:path draw:style-name="gr3" draw:text-style-name="P7" draw:layer="layout" svg:width="0.218cm" svg:height="0.327cm" svg:x="10.537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11.086cm" svg:y="11.2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1.43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11.822cm" svg:y="11.048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503cm" svg:height="0.496cm" svg:x="12.453cm" svg:y="11.056cm" svg:viewBox="0 0 504 497" svg:d="M235 48c5-16 7-24 21-26 6 0 29 0 42 0 51 0 129 0 129 69 0 24-11 74-40 101-17 17-54 40-118 40h-79zM338 241c70-16 155-63 155-135 0-61-64-106-157-106h-200c-14 0-21 0-21 14 0 8 7 8 19 8 2 0 15 0 28 2 12 0 19 2 19 11 0 2-2 5-3 13l-95 379c-6 27-8 32-64 32-13 0-19 0-19 14 0 8 8 8 10 8 19 0 68-1 89-1 19 0 69 1 90 1 5 0 13 0 13-14 0-8-5-8-20-8-25 0-44 0-44-13 0-3 0-6 1-11l47-187h83c64 0 77 40 77 64 0 11-5 33-10 49-5 20-11 45-11 60 0 76 85 76 94 76 59 0 85-72 85-81 0-8-8-8-10-8-6 0-6 5-8 9-17 53-48 64-64 64-24 0-28-16-28-43 0-22 4-57 6-80 2-9 3-24 3-33 0-55-46-76-65-84z">
            <text:p/>
          </draw:path>
          <draw:path draw:style-name="gr3" draw:text-style-name="P7" draw:layer="layout" svg:width="0.226cm" svg:height="0.336cm" svg:x="12.984cm" svg:y="11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</draw:g>
        <draw:g xml:id="id181" draw:id="id181">
          <svg:title>TexMaths</svg:title>
          <svg:desc>20§display§\text {(1).  Reduce } a_{11} \text { to } '1'§svg§600§FALSE§</svg:desc>
          <draw:polygon draw:style-name="gr2" draw:text-style-name="P6" draw:layer="layout" svg:width="6.562cm" svg:height="0.671cm" svg:x="15.352cm" svg:y="9.004cm" svg:viewBox="0 0 6563 672" draw:points="3281,672 0,672 0,0 6563,0 6563,672">
            <text:p/>
          </draw:polygon>
          <draw:path draw:style-name="gr3" draw:text-style-name="P7" draw:layer="layout" svg:width="0.164cm" svg:height="0.703cm" svg:x="15.386cm" svg:y="9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33cm" svg:height="0.469cm" svg:x="15.653cm" svg:y="9.0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5.982cm" svg:y="9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5cm" svg:y="9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7cm" svg:y="9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59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6cm" svg:y="9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5cm" svg:y="9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7cm" svg:y="9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5cm" svg:y="9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1cm" svg:y="9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19.617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19.897cm" svg:y="9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1cm" svg:height="0.44cm" svg:x="20.408cm" svg:y="9.102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20.686cm" svg:y="9.218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21.276cm" svg:y="8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21.513cm" svg:y="9.06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21.825cm" svg:y="8.969cm" svg:viewBox="0 0 125 256" svg:d="M120 43c5-8 5-13 5-16 0-16-15-27-29-27-19 0-26 16-27 24l-66 214c-1 0-3 7-3 7 0 6 16 11 19 11s5 0 8-8z">
            <text:p/>
          </draw:path>
        </draw:g>
        <draw:g xml:id="id182" draw:id="id182">
          <svg:title>TexMaths</svg:title>
          <svg:desc>20§display§\text {(2).  Reduce } a_{12} \text { and } a_{13}\text { to } '0'§svg§600§FALSE§</svg:desc>
          <draw:polygon draw:style-name="gr2" draw:text-style-name="P6" draw:layer="layout" svg:width="9.13cm" svg:height="0.671cm" svg:x="15.354cm" svg:y="10.006cm" svg:viewBox="0 0 9131 672" draw:points="4566,672 0,672 0,0 9131,0 9131,672">
            <text:p/>
          </draw:polygon>
          <draw:path draw:style-name="gr3" draw:text-style-name="P7" draw:layer="layout" svg:width="0.164cm" svg:height="0.703cm" svg:x="15.388cm" svg:y="10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69cm" svg:x="15.628cm" svg:y="10.06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64cm" svg:height="0.703cm" svg:x="15.984cm" svg:y="10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7cm" svg:y="10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9cm" svg:y="10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1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8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7cm" svg:y="10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9cm" svg:y="10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7cm" svg:y="10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3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19.619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19.877cm" svg:y="10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20.426cm" svg:y="10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0.77cm" svg:y="10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1.162cm" svg:y="10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21.791cm" svg:y="10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22.187cm" svg:y="10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6cm" svg:x="22.44cm" svg:y="10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2cm" svg:height="0.44cm" svg:x="22.978cm" svg:y="10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23.258cm" svg:y="10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23.846cm" svg:y="9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24.048cm" svg:y="10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24.395cm" svg:y="9.971cm" svg:viewBox="0 0 125 256" svg:d="M120 43c5-8 5-13 5-16 0-16-15-27-29-27-19 0-26 16-27 24l-66 214c-1 0-3 7-3 7 0 6 16 11 19 11s5 0 8-8z">
            <text:p/>
          </draw:path>
        </draw:g>
        <draw:g xml:id="id183" draw:id="id183">
          <svg:title>TexMaths</svg:title>
          <svg:desc>20§display§\text {(3).  Reduce } a_{22} \text { to } '1' \text { using }C_2 \text { and } C_3§svg§600§FALSE§</svg:desc>
          <draw:polygon draw:style-name="gr2" draw:text-style-name="P6" draw:layer="layout" svg:width="11.86cm" svg:height="0.671cm" svg:x="15.353cm" svg:y="11.006cm" svg:viewBox="0 0 11861 672" draw:points="5931,672 0,672 0,0 11861,0 11861,672">
            <text:p/>
          </draw:polygon>
          <draw:path draw:style-name="gr3" draw:text-style-name="P7" draw:layer="layout" svg:width="0.164cm" svg:height="0.703cm" svg:x="15.387cm" svg:y="11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5.62cm" svg:y="11.069cm" svg:viewBox="0 0 293 485" svg:d="M176 221c58-18 98-67 98-123 0-58-61-98-130-98-70 0-125 42-125 96 0 22 16 37 35 37 23 0 37-16 37-37 0-35-33-35-43-35 21-34 67-43 93-43 29 0 69 16 69 78 0 10-2 50-21 82-21 33-45 35-63 36-4 0-22 2-27 2-6 0-11 1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5.983cm" svg:y="11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6cm" svg:y="11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8cm" svg:y="11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7cm" svg:y="11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6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8cm" svg:y="11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7cm" svg:y="11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2cm" svg:y="11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19.59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18cm" svg:height="0.327cm" svg:x="19.876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1cm" svg:height="0.44cm" svg:x="20.409cm" svg:y="11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20.687cm" svg:y="11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21.278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21.515cm" svg:y="11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21.827cm" svg:y="10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354cm" svg:height="0.319cm" svg:x="22.257cm" svg:y="11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31cm" svg:height="0.324cm" svg:x="22.647cm" svg:y="11.22cm" svg:viewBox="0 0 232 325" svg:d="M123 179c16 3 74 14 74 66 0 35-24 64-80 64-59 0-85-40-98-101-1-8-3-11-9-11-10 0-10 4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926cm" svg:y="11.065cm" svg:viewBox="0 0 152 472" svg:d="M102 160l-99 8v22c47 0 53 3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3.119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22cm" svg:height="0.464cm" svg:x="23.508cm" svg:y="11.217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ath draw:style-name="gr3" draw:text-style-name="P7" draw:layer="layout" svg:width="0.5cm" svg:height="0.511cm" svg:x="24.108cm" svg:y="11.041cm" svg:viewBox="0 0 501 512" svg:d="M501 6c0-1-2-6-8-6-2 0-3 0-11 8l-48 54c-7-9-40-62-119-62-157 0-315 155-315 320 0 115 83 192 190 192 63 0 116-27 154-61 66-58 77-122 77-123 0-7-7-7-8-7-5 0-8 0-10 7-6 21-22 70-70 112-50 38-95 51-131 51-63 0-138-37-138-147 0-40 14-154 85-237 43-49 110-85 173-85 72 0 113 55 113 136 0 27-1 29-1 35 0 8 6 8 9 8 10 0 10-1 13-14z">
            <text:p/>
          </draw:path>
          <draw:path draw:style-name="gr3" draw:text-style-name="P7" draw:layer="layout" svg:width="0.218cm" svg:height="0.327cm" svg:x="24.607cm" svg:y="11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25.155cm" svg:y="11.2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5cm" svg:y="11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5.892cm" svg:y="11.048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5cm" svg:height="0.511cm" svg:x="26.527cm" svg:y="11.041cm" svg:viewBox="0 0 501 512" svg:d="M501 6c0-1-2-6-8-6-2 0-3 0-11 8l-48 54c-7-9-40-62-119-62-157 0-315 155-315 320 0 115 83 192 190 192 63 0 116-27 154-61 66-58 77-122 77-123 0-7-7-7-8-7-5 0-8 0-10 7-6 21-22 70-70 112-50 38-95 51-131 51-63 0-138-37-138-147 0-40 14-154 85-237 43-49 110-85 173-85 72 0 113 55 113 136 0 27-1 29-1 35 0 8 6 8 9 8 10 0 10-1 13-14z">
            <text:p/>
          </draw:path>
          <draw:path draw:style-name="gr3" draw:text-style-name="P7" draw:layer="layout" svg:width="0.226cm" svg:height="0.336cm" svg:x="27.022cm" svg:y="11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</draw:g>
        <draw:g xml:id="id176" draw:id="id176">
          <svg:title>TexMaths</svg:title>
          <svg:desc>20§display§\text {(4).  Reduce } a_{12} \text { and } a_{32}\text { to } '0'§svg§600§FALSE§</svg:desc>
          <draw:polygon draw:style-name="gr2" draw:text-style-name="P6" draw:layer="layout" svg:width="9.13cm" svg:height="0.671cm" svg:x="1.251cm" svg:y="12.004cm" svg:viewBox="0 0 9131 672" draw:points="4566,672 0,672 0,0 9131,0 9131,672">
            <text:p/>
          </draw:polygon>
          <draw:path draw:style-name="gr3" draw:text-style-name="P7" draw:layer="layout" svg:width="0.164cm" svg:height="0.703cm" svg:x="1.285cm" svg:y="12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313cm" svg:height="0.476cm" svg:x="1.509cm" svg:y="12.05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164cm" svg:height="0.703cm" svg:x="1.881cm" svg:y="12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4cm" svg:y="12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6cm" svg:y="12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8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5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4cm" svg:y="12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6cm" svg:y="12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4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5.516cm" svg:y="12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5.774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17cm" svg:height="0.324cm" svg:x="6.323cm" svg:y="12.218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6.667cm" svg:y="12.22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7.059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7.688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8.057cm" svg:y="12.313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8.342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cm" svg:height="0.44cm" svg:x="8.875cm" svg:y="12.102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9.155cm" svg:y="12.21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9.743cm" svg:y="11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9.945cm" svg:y="12.067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10.292cm" svg:y="11.969cm" svg:viewBox="0 0 125 256" svg:d="M120 43c5-8 5-13 5-16 0-16-15-27-29-27-19 0-26 16-27 24l-66 214c-1 0-3 7-3 7 0 6 16 11 19 11s5 0 8-8z">
            <text:p/>
          </draw:path>
        </draw:g>
        <draw:g xml:id="id177" draw:id="id177">
          <svg:title>TexMaths</svg:title>
          <svg:desc>20§display§\text {(5).  Reduce } a_{33} \text { to } '1'§svg§600§FALSE§</svg:desc>
          <draw:polygon draw:style-name="gr2" draw:text-style-name="P6" draw:layer="layout" svg:width="6.562cm" svg:height="0.671cm" svg:x="1.252cm" svg:y="13.006cm" svg:viewBox="0 0 6563 672" draw:points="3281,672 0,672 0,0 6563,0 6563,672">
            <text:p/>
          </draw:polygon>
          <draw:path draw:style-name="gr3" draw:text-style-name="P7" draw:layer="layout" svg:width="0.164cm" svg:height="0.703cm" svg:x="1.286cm" svg:y="13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84cm" svg:x="1.526cm" svg:y="13.069cm" svg:viewBox="0 0 282 485" svg:d="M282 328c0-83-58-155-135-155-33 0-64 11-89 36v-137c14 5 38 10 60 10 87 0 136-64 136-74 0-5-1-8-6-8-2 0-3 0-6 2-15 6-48 20-96 20-29 0-61-4-95-19-5-3-6-3-8-3-6 0-6 6-6 18v207c0 13 0 20 9 20 5 0 7-2 8-7 8-11 36-49 92-49 36 0 54 32 60 44 12 28 13 55 13 90 0 24 0 67-17 96-16 27-44 46-76 46-51 0-91-36-104-78 2 0 5 0 13 0 23 0 35-18 35-34 0-17-12-35-35-35-11 0-35 5-35 39 0 59 48 128 128 128 82 0 154-68 154-157z">
            <text:p/>
          </draw:path>
          <draw:path draw:style-name="gr3" draw:text-style-name="P7" draw:layer="layout" svg:width="0.164cm" svg:height="0.703cm" svg:x="1.882cm" svg:y="13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5cm" svg:y="13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7cm" svg:y="13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59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6cm" svg:y="13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5cm" svg:y="13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7cm" svg:y="13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5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1cm" svg:y="13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5.49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6cm" svg:height="0.336cm" svg:x="5.77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1cm" svg:height="0.44cm" svg:x="6.308cm" svg:y="13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6.586cm" svg:y="13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7.176cm" svg:y="12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7.413cm" svg:y="13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7.725cm" svg:y="12.971cm" svg:viewBox="0 0 125 256" svg:d="M120 43c5-8 5-13 5-16 0-16-15-27-29-27-19 0-26 16-27 24l-66 214c-1 0-3 7-3 7 0 6 16 11 19 11s5 0 8-8z">
            <text:p/>
          </draw:path>
        </draw:g>
        <draw:g xml:id="id178" draw:id="id178">
          <svg:title>TexMaths</svg:title>
          <svg:desc>20§display§\text {(6).  Reduce } a_{13} \text { and } a_{23}\text { to } '0'§svg§600§FALSE§</svg:desc>
          <draw:polygon draw:style-name="gr2" draw:text-style-name="P6" draw:layer="layout" svg:width="9.13cm" svg:height="0.671cm" svg:x="1.253cm" svg:y="14.006cm" svg:viewBox="0 0 9131 672" draw:points="4566,672 0,672 0,0 9131,0 9131,672">
            <text:p/>
          </draw:polygon>
          <draw:path draw:style-name="gr3" draw:text-style-name="P7" draw:layer="layout" svg:width="0.164cm" svg:height="0.703cm" svg:x="1.287cm" svg:y="14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.52cm" svg:y="14.069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164cm" svg:height="0.703cm" svg:x="1.883cm" svg:y="14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2.176cm" svg:y="14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2.648cm" svg:y="14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3.1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3.477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3.866cm" svg:y="14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4.258cm" svg:y="14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4.56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5.122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18cm" svg:height="0.327cm" svg:x="5.518cm" svg:y="14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6cm" svg:x="5.771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317cm" svg:height="0.324cm" svg:x="6.325cm" svg:y="14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6.669cm" svg:y="14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7.061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7.69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8.064cm" svg:y="14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6cm" svg:height="0.336cm" svg:x="8.339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2cm" svg:height="0.44cm" svg:x="8.877cm" svg:y="14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9.157cm" svg:y="14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9.745cm" svg:y="13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9.947cm" svg:y="14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10.294cm" svg:y="13.971cm" svg:viewBox="0 0 125 256" svg:d="M120 43c5-8 5-13 5-16 0-16-15-27-29-27-19 0-26 16-27 24l-66 214c-1 0-3 7-3 7 0 6 16 11 19 11s5 0 8-8z">
            <text:p/>
          </draw:path>
        </draw:g>
        <draw:g xml:id="id184" draw:id="id184">
          <svg:title>TexMaths</svg:title>
          <svg:desc>20§display§\text {(4).  Reduce } a_{21} \text { and } a_{23}\text { to } '0'§svg§600§FALSE§</svg:desc>
          <draw:polygon draw:style-name="gr2" draw:text-style-name="P6" draw:layer="layout" svg:width="9.13cm" svg:height="0.671cm" svg:x="15.352cm" svg:y="12.004cm" svg:viewBox="0 0 9131 672" draw:points="4566,672 0,672 0,0 9131,0 9131,672">
            <text:p/>
          </draw:polygon>
          <draw:path draw:style-name="gr3" draw:text-style-name="P7" draw:layer="layout" svg:width="0.164cm" svg:height="0.703cm" svg:x="15.386cm" svg:y="12.007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313cm" svg:height="0.476cm" svg:x="15.61cm" svg:y="12.05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164cm" svg:height="0.703cm" svg:x="15.982cm" svg:y="12.007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5cm" svg:y="12.46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7cm" svg:y="12.054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59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6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5cm" svg:y="12.223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7cm" svg:y="12.218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5cm" svg:y="12.218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1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19.595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18cm" svg:height="0.327cm" svg:x="19.897cm" svg:y="12.31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17cm" svg:height="0.324cm" svg:x="20.424cm" svg:y="12.218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0.768cm" svg:y="12.22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1.16cm" svg:y="12.04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21.789cm" svg:y="12.22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18cm" svg:height="0.327cm" svg:x="22.163cm" svg:y="12.313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6cm" svg:height="0.336cm" svg:x="22.438cm" svg:y="12.313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2cm" svg:height="0.44cm" svg:x="22.976cm" svg:y="12.102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23.256cm" svg:y="12.21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23.844cm" svg:y="11.96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24.046cm" svg:y="12.067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24.393cm" svg:y="11.969cm" svg:viewBox="0 0 125 256" svg:d="M120 43c5-8 5-13 5-16 0-16-15-27-29-27-19 0-26 16-27 24l-66 214c-1 0-3 7-3 7 0 6 16 11 19 11s5 0 8-8z">
            <text:p/>
          </draw:path>
        </draw:g>
        <draw:g xml:id="id185" draw:id="id185">
          <svg:title>TexMaths</svg:title>
          <svg:desc>20§display§\text {(5).  Reduce } a_{33} \text { to } '1'§svg§600§FALSE§</svg:desc>
          <draw:polygon draw:style-name="gr2" draw:text-style-name="P6" draw:layer="layout" svg:width="6.562cm" svg:height="0.671cm" svg:x="15.354cm" svg:y="13.006cm" svg:viewBox="0 0 6563 672" draw:points="3281,672 0,672 0,0 6563,0 6563,672">
            <text:p/>
          </draw:polygon>
          <draw:path draw:style-name="gr3" draw:text-style-name="P7" draw:layer="layout" svg:width="0.164cm" svg:height="0.703cm" svg:x="15.388cm" svg:y="13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81cm" svg:height="0.484cm" svg:x="15.628cm" svg:y="13.069cm" svg:viewBox="0 0 282 485" svg:d="M282 328c0-83-58-155-135-155-33 0-64 11-89 36v-137c14 5 38 10 60 10 87 0 136-64 136-74 0-5-1-8-6-8-2 0-3 0-6 2-15 6-48 20-96 20-29 0-61-4-95-19-5-3-6-3-8-3-6 0-6 6-6 18v207c0 13 0 20 9 20 5 0 7-2 8-7 8-11 36-49 92-49 36 0 54 32 60 44 12 28 13 55 13 90 0 24 0 67-17 96-16 27-44 46-76 46-51 0-91-36-104-78 2 0 5 0 13 0 23 0 35-18 35-34 0-17-12-35-35-35-11 0-35 5-35 39 0 59 48 128 128 128 82 0 154-68 154-157z">
            <text:p/>
          </draw:path>
          <draw:path draw:style-name="gr3" draw:text-style-name="P7" draw:layer="layout" svg:width="0.164cm" svg:height="0.703cm" svg:x="15.984cm" svg:y="13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7cm" svg:y="13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9cm" svg:y="13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1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8cm" svg:y="13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7cm" svg:y="13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9cm" svg:y="13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7cm" svg:y="13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3cm" svg:y="13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19.592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6cm" svg:height="0.336cm" svg:x="19.872cm" svg:y="13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21cm" svg:height="0.44cm" svg:x="20.41cm" svg:y="13.104cm" svg:viewBox="0 0 222 441" svg:d="M109 152h101v-22h-101v-130h-18c0 58-22 133-91 136v16h61v193c0 88 65 96 91 96 50 0 70-49 70-96v-40h-19v40c0 52-21 79-46 79-48 0-48-64-48-77z">
            <text:p/>
          </draw:path>
          <draw:path draw:style-name="gr3" draw:text-style-name="P7" draw:layer="layout" svg:width="0.313cm" svg:height="0.324cm" svg:x="20.688cm" svg:y="13.22cm" svg:viewBox="0 0 314 325" svg:d="M314 165c0-90-72-165-157-165-88 0-157 77-157 165 0 91 74 160 157 160 85 0 157-71 157-160zM157 307c-31 0-61-16-80-48-18-30-18-74-18-99 0-27 0-66 16-98 19-32 53-46 82-46 30 0 61 14 80 45 17 30 17 72 17 99 0 25 0 64-16 94-14 32-46 53-81 53z">
            <text:p/>
          </draw:path>
          <draw:path draw:style-name="gr3" draw:text-style-name="P7" draw:layer="layout" svg:width="0.124cm" svg:height="0.255cm" svg:x="21.278cm" svg:y="12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33cm" svg:height="0.469cm" svg:x="21.515cm" svg:y="13.0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24cm" svg:height="0.255cm" svg:x="21.827cm" svg:y="12.971cm" svg:viewBox="0 0 125 256" svg:d="M120 43c5-8 5-13 5-16 0-16-15-27-29-27-19 0-26 16-27 24l-66 214c-1 0-3 7-3 7 0 6 16 11 19 11s5 0 8-8z">
            <text:p/>
          </draw:path>
        </draw:g>
        <draw:g xml:id="id186" draw:id="id186">
          <svg:title>TexMaths</svg:title>
          <svg:desc>20§display§\text {(6).  Reduce } a_{31} \text { and } a_{32}\text { to } '0'§svg§600§FALSE§</svg:desc>
          <draw:polygon draw:style-name="gr2" draw:text-style-name="P6" draw:layer="layout" svg:width="9.13cm" svg:height="0.671cm" svg:x="15.353cm" svg:y="14.006cm" svg:viewBox="0 0 9131 672" draw:points="4566,672 0,672 0,0 9131,0 9131,672">
            <text:p/>
          </draw:polygon>
          <draw:path draw:style-name="gr3" draw:text-style-name="P7" draw:layer="layout" svg:width="0.164cm" svg:height="0.703cm" svg:x="15.387cm" svg:y="14.00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7" draw:layer="layout" svg:width="0.292cm" svg:height="0.484cm" svg:x="15.62cm" svg:y="14.069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164cm" svg:height="0.703cm" svg:x="15.983cm" svg:y="14.00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ath draw:style-name="gr3" draw:text-style-name="P7" draw:layer="layout" svg:width="0.076cm" svg:height="0.076cm" svg:x="16.276cm" svg:y="14.462cm" svg:viewBox="0 0 77 77" svg:d="M77 38c0-20-18-38-39-38-20 0-38 18-38 38 0 21 18 39 38 39 21 0 39-18 39-39z">
            <text:p/>
          </draw:path>
          <draw:path draw:style-name="gr3" draw:text-style-name="P7" draw:layer="layout" svg:width="0.49cm" svg:height="0.496cm" svg:x="16.748cm" svg:y="14.056cm" svg:viewBox="0 0 491 497" svg:d="M133 232v-182c0-16 0-24 16-26 6-2 27-2 41-2 64 0 143 2 143 104 0 50-18 106-122 106zM282 241c68-16 123-59 123-115 0-67-80-126-184-126h-221v22h18c54 0 54 8 54 32v373c0 26 0 32-54 32h-18v22c26-1 75-1 102-1 29 0 79 0 104 1v-22h-17c-55 0-56-6-56-32v-179h81c12 0 42 0 66 24 27 25 27 48 27 94 0 47 0 74 29 101 29 26 67 30 88 30 56 0 67-57 67-78 0-3 0-11-9-11-7 0-7 6-8 11-4 50-29 62-47 62-33 0-40-35-49-100l-10-58c-13-45-46-67-86-82z">
            <text:p/>
          </draw:path>
          <draw:path draw:style-name="gr3" draw:text-style-name="P7" draw:layer="layout" svg:width="0.273cm" svg:height="0.324cm" svg:x="17.2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48cm" svg:height="0.496cm" svg:x="17.577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54cm" svg:height="0.319cm" svg:x="17.966cm" svg:y="14.225cm" svg:viewBox="0 0 355 320" svg:d="M253 256v64l102-8v-23c-49 0-54-4-54-38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68cm" svg:height="0.324cm" svg:x="18.358cm" svg:y="14.22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7" draw:layer="layout" svg:width="0.273cm" svg:height="0.324cm" svg:x="18.666cm" svg:y="14.22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7" draw:layer="layout" svg:width="0.322cm" svg:height="0.319cm" svg:x="19.222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19.591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18cm" svg:height="0.327cm" svg:x="19.898cm" svg:y="14.31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17cm" svg:height="0.324cm" svg:x="20.425cm" svg:y="14.22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0.769cm" svg:y="14.225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48cm" svg:height="0.496cm" svg:x="21.161cm" svg:y="14.048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5 80-45 26 0 54 10 77 42 8 13 8 14 8 27z">
            <text:p/>
          </draw:path>
          <draw:path draw:style-name="gr3" draw:text-style-name="P7" draw:layer="layout" svg:width="0.322cm" svg:height="0.319cm" svg:x="21.79cm" svg:y="14.225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7" draw:layer="layout" svg:width="0.226cm" svg:height="0.336cm" svg:x="22.159cm" svg:y="14.315cm" svg:viewBox="0 0 227 337" svg:d="M109 163c38 0 65 27 65 80 0 61-35 78-64 78-19 0-64-4-84-33 24-2 28-18 28-27 0-16-11-28-27-28-13 0-27 8-27 28 0 48 51 76 112 76 69 0 115-44 115-94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22.444cm" svg:y="14.31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22cm" svg:height="0.44cm" svg:x="22.977cm" svg:y="14.104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3cm" svg:height="0.324cm" svg:x="23.257cm" svg:y="14.22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124cm" svg:height="0.255cm" svg:x="23.845cm" svg:y="13.971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297cm" svg:height="0.484cm" svg:x="24.047cm" svg:y="14.069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24cm" svg:height="0.255cm" svg:x="24.394cm" svg:y="13.971cm" svg:viewBox="0 0 125 256" svg:d="M120 43c5-8 5-13 5-16 0-16-15-27-29-27-19 0-26 16-27 24l-66 214c-1 0-3 7-3 7 0 6 16 11 19 11s5 0 8-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0-width/2;x" smil:keyTimes="0;1"/>
                  <anim:animate smil:dur="0.5s" smil:fill="hold" smil:targetElement="id17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0-width/2;x" smil:keyTimes="0;1"/>
                  <anim:animate smil:dur="0.5s" smil:fill="hold" smil:targetElement="id1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0-width/2;x" smil:keyTimes="0;1"/>
                  <anim:animate smil:dur="0.5s" smil:fill="hold" smil:targetElement="id1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0-width/2;x" smil:keyTimes="0;1"/>
                  <anim:animate smil:dur="0.5s" smil:fill="hold" smil:targetElement="id1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0-width/2;x" smil:keyTimes="0;1"/>
                  <anim:animate smil:dur="0.5s" smil:fill="hold" smil:targetElement="id17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1+width/2;x" smil:keyTimes="0;1"/>
                  <anim:animate smil:dur="0.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1+width/2;x" smil:keyTimes="0;1"/>
                  <anim:animate smil:dur="0.5s" smil:fill="hold" smil:targetElement="id1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1+width/2;x" smil:keyTimes="0;1"/>
                  <anim:animate smil:dur="0.5s" smil:fill="hold" smil:targetElement="id1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1+width/2;x" smil:keyTimes="0;1"/>
                  <anim:animate smil:dur="0.5s" smil:fill="hold" smil:targetElement="id1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1+width/2;x" smil:keyTimes="0;1"/>
                  <anim:animate smil:dur="0.5s" smil:fill="hold" smil:targetElement="id1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1+width/2;x" smil:keyTimes="0;1"/>
                  <anim:animate smil:dur="0.5s" smil:fill="hold" smil:targetElement="id18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187" text:id="id187"><text:span text:style-name="T8">Exampl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191" draw:id="id191">
          <svg:title>TexMaths</svg:title>
          <svg:desc>22§display§\begin{bmatrix} 3 &amp; 5 \\ 2 &amp;  6 \end{bmatrix}§svg§600§FALSE§</svg:desc>
          <draw:polygon draw:style-name="gr2" draw:text-style-name="P6" draw:layer="layout" svg:width="2.093cm" svg:height="1.779cm" svg:x="3.593cm" svg:y="5.31cm" svg:viewBox="0 0 2094 1780" draw:points="1048,1780 0,1780 0,0 2094,0 2094,1780">
            <text:p/>
          </draw:polygon>
          <draw:polygon draw:style-name="gr3" draw:text-style-name="P7" draw:layer="layout" svg:width="0.205cm" svg:height="1.856cm" svg:x="3.748cm" svg:y="5.271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3.994cm" svg:y="5.405cm" svg:viewBox="0 0 322 533" svg:d="M194 243c63-19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5.162cm" svg:y="5.405cm" svg:viewBox="0 0 310 533" svg:d="M310 361c0-92-63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4.001cm" svg:y="6.334cm" svg:viewBox="0 0 310 517" svg:d="M60 458l83-81c121-108 167-148 167-226 0-89-69-151-164-151-88 0-146 72-146 141 0 42 39 42 40 42 15 0 41-9 41-40 0-20-14-41-41-41-7 0-7 0-10 2 18-51 60-79 106-79 70 0 103 61 103 126 0 62-38 124-81 171l-149 166c-9 8-9 10-9 29h289l21-135h-19c-4 23-9 58-16 69-7 7-58 7-74 7z">
            <text:p/>
          </draw:path>
          <draw:path draw:style-name="gr3" draw:text-style-name="P7" draw:layer="layout" svg:width="0.321cm" svg:height="0.532cm" svg:x="5.155cm" svg:y="6.334cm" svg:viewBox="0 0 322 533" svg:d="M70 262v-19c0-195 97-224 136-224 19 0 51 6 69 32-13 0-43 0-43 33 0 25 18 37 36 37 12 0 35-7 35-37 0-47-34-84-99-84-98 0-204 100-204 271 0 208 90 262 162 262 86 0 160-72 160-174 0-98-68-174-155-174-53 0-81 40-97 77zM162 512c-49 0-72-47-76-58-14-37-14-98-14-113 0-59 25-139 95-139 13 0 48 0 72 50 15 28 15 68 15 105s0 76-15 104c-22 48-59 51-77 51z">
            <text:p/>
          </draw:path>
          <draw:polygon draw:style-name="gr3" draw:text-style-name="P7" draw:layer="layout" svg:width="0.205cm" svg:height="1.856cm" svg:x="5.521cm" svg:y="5.271cm" svg:viewBox="0 0 206 1857" draw:points="162,1815 0,1815 0,1857 206,1857 206,0 0,0 0,42 162,42">
            <text:p/>
          </draw:polygon>
        </draw:g>
        <draw:g xml:id="id188" draw:id="id188">
          <svg:title>TexMaths</svg:title>
          <svg:desc>24§display§\text {(II)  Find the inverse of the following matrices by using }§svg§600§FALSE§</svg:desc>
          <draw:polygon draw:style-name="gr2" draw:text-style-name="P6" draw:layer="layout" svg:width="20.179cm" svg:height="0.76cm" svg:x="1.442cm" svg:y="2.404cm" svg:viewBox="0 0 20180 761" draw:points="10090,761 0,761 0,0 20180,0 20180,761">
            <text:p/>
          </draw:polygon>
          <draw:path draw:style-name="gr3" draw:text-style-name="P7" draw:layer="layout" svg:width="0.197cm" svg:height="0.844cm" svg:x="1.482cm" svg:y="2.36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58cm" svg:height="0.577cm" svg:x="1.751cm" svg:y="2.418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79cm" svg:y="2.418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408cm" svg:y="2.36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87cm" svg:height="0.575cm" svg:x="2.997cm" svg:y="2.422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181cm" svg:height="0.566cm" svg:x="3.548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3.783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251cm" svg:y="2.41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4.988cm" svg:y="2.4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5.328cm" svg:y="2.4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5.793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6.453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688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7.122cm" svg:y="2.631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7.552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7.926cm" svg:y="2.62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8.26cm" svg:y="2.6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588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9.245cm" svg:y="2.61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9.671cm" svg:y="2.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10.197cm" svg:y="2.4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0.537cm" svg:y="2.4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002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1.662cm" svg:y="2.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1.916cm" svg:y="2.6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2.342cm" svg:y="2.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2.576cm" svg:y="2.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2.807cm" svg:y="2.6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13.197cm" svg:y="2.63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181cm" svg:height="0.566cm" svg:x="13.819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051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4.518cm" svg:y="2.61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659cm" svg:height="0.373cm" svg:x="15.222cm" svg:y="2.62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935cm" svg:y="2.61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6.338cm" svg:y="2.47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6.672cm" svg:y="2.62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7.008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7.242cm" svg:y="2.61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7.613cm" svg:y="2.61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7.991cm" svg:y="2.6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8.602cm" svg:y="2.41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9.039cm" svg:y="2.6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425cm" svg:height="0.383cm" svg:x="19.777cm" svg:y="2.62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77cm" svg:height="0.389cm" svg:x="20.245cm" svg:y="2.6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577cm" svg:y="2.4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811cm" svg:y="2.6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1.276cm" svg:y="2.61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</draw:g>
        <draw:g xml:id="id190" draw:id="id190">
          <svg:title>TexMaths</svg:title>
          <svg:desc>26§display§\text {(1)}§svg§600§FALSE§</svg:desc>
          <draw:polygon draw:style-name="gr2" draw:text-style-name="P6" draw:layer="layout" svg:width="0.986cm" svg:height="0.822cm" svg:x="1.444cm" svg:y="5.808cm" svg:viewBox="0 0 987 823" draw:points="494,823 0,823 0,0 987,0 987,823">
            <text:p/>
          </draw:polygon>
          <draw:path draw:style-name="gr3" draw:text-style-name="P7" draw:layer="layout" svg:width="0.213cm" svg:height="0.914cm" svg:x="1.488cm" svg:y="5.76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36cm" svg:y="5.839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265cm" svg:y="5.76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2" draw:id="id192">
          <svg:title>TexMaths</svg:title>
          <svg:desc>26§display§\text {(2)}§svg§600§FALSE§</svg:desc>
          <draw:polygon draw:style-name="gr2" draw:text-style-name="P6" draw:layer="layout" svg:width="0.986cm" svg:height="0.823cm" svg:x="8.246cm" svg:y="5.81cm" svg:viewBox="0 0 987 824" draw:points="494,824 0,824 0,0 987,0 987,824">
            <text:p/>
          </draw:polygon>
          <draw:path draw:style-name="gr3" draw:text-style-name="P7" draw:layer="layout" svg:width="0.213cm" svg:height="0.914cm" svg:x="8.29cm" svg:y="5.76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8.602cm" svg:y="5.841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9.067cm" svg:y="5.76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0§display§\begin{bmatrix}\ \  2 &amp;  - 1 &amp; \ \ 1  \\  -1 &amp;\ \   2  &amp; -1  \\ \ \  1 &amp;  -1  &amp; \ \ 2 \end{bmatrix} §svg§600§FALSE§</svg:desc>
          <draw:polygon draw:style-name="gr2" draw:text-style-name="P6" draw:layer="layout" svg:width="4.738cm" svg:height="2.46cm" svg:x="9.8cm" svg:y="4.92cm" svg:viewBox="0 0 4739 2461" draw:points="2369,2461 0,2461 0,0 4739,0 4739,2461">
            <text:p/>
          </draw:polygon>
          <draw:polygon draw:style-name="gr3" draw:text-style-name="P7" draw:layer="layout" svg:width="0.234cm" svg:height="1.265cm" svg:x="9.994cm" svg:y="4.885cm" svg:viewBox="0 0 235 1266" draw:points="0,1266 50,1266 50,48 235,48 235,0 0,0">
            <text:p/>
          </draw:polygon>
          <draw:polygon draw:style-name="gr3" draw:text-style-name="P7" draw:layer="layout" svg:width="0.234cm" svg:height="1.265cm" svg:x="9.994cm" svg:y="6.149cm" svg:viewBox="0 0 235 1266" draw:points="0,1266 235,1266 235,1218 50,1218 50,0 0,0">
            <text:p/>
          </draw:polygon>
          <draw:path draw:style-name="gr3" draw:text-style-name="P7" draw:layer="layout" svg:width="0.281cm" svg:height="0.469cm" svg:x="10.776cm" svg:y="5.0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1.893cm" svg:y="5.2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443cm" svg:y="5.0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4.006cm" svg:y="5.00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291cm" svg:y="6.1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43cm" svg:y="5.8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2.377cm" svg:y="5.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3.494cm" svg:y="6.1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044cm" svg:y="5.8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803cm" svg:y="6.6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893cm" svg:y="6.97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443cm" svg:y="6.6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3.979cm" svg:y="6.69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4.339cm" svg:y="4.885cm" svg:viewBox="0 0 235 1266" draw:points="187,1266 235,1266 235,0 0,0 0,48 187,48">
            <text:p/>
          </draw:polygon>
          <draw:polygon draw:style-name="gr3" draw:text-style-name="P7" draw:layer="layout" svg:width="0.234cm" svg:height="1.265cm" svg:x="14.339cm" svg:y="6.149cm" svg:viewBox="0 0 235 1266" draw:points="187,1218 0,1218 0,1266 235,1266 235,0 187,0">
            <text:p/>
          </draw:polygon>
        </draw:g>
        <draw:g xml:id="id194" draw:id="id194">
          <svg:title>TexMaths</svg:title>
          <svg:desc>26§display§\text {(3)}§svg§600§FALSE§</svg:desc>
          <draw:polygon draw:style-name="gr2" draw:text-style-name="P6" draw:layer="layout" svg:width="0.986cm" svg:height="0.822cm" svg:x="17.048cm" svg:y="5.812cm" svg:viewBox="0 0 987 823" draw:points="494,823 0,823 0,0 987,0 987,823">
            <text:p/>
          </draw:polygon>
          <draw:path draw:style-name="gr3" draw:text-style-name="P7" draw:layer="layout" svg:width="0.213cm" svg:height="0.914cm" svg:x="17.092cm" svg:y="5.76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7.396cm" svg:y="5.843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17.869cm" svg:y="5.76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5" draw:id="id195">
          <svg:title>TexMaths</svg:title>
          <svg:desc>22§display§\begin{bmatrix} \cos \theta &amp;  - \sin \theta &amp; 0  \\  \sin \theta &amp; \ \ \cos \theta  &amp; 0  \\  0 &amp; \ \ 0 &amp; 1 \end{bmatrix} §svg§600§FALSE§</svg:desc>
          <draw:polygon draw:style-name="gr2" draw:text-style-name="P6" draw:layer="layout" svg:width="6.375cm" svg:height="2.706cm" svg:x="18.603cm" svg:y="4.826cm" svg:viewBox="0 0 6376 2707" draw:points="3189,2707 0,2707 0,0 6376,0 6376,2707">
            <text:p/>
          </draw:polygon>
          <draw:polygon draw:style-name="gr3" draw:text-style-name="P7" draw:layer="layout" svg:width="0.258cm" svg:height="1.391cm" svg:x="18.816cm" svg:y="4.787cm" svg:viewBox="0 0 259 1392" draw:points="0,1392 55,1392 55,53 259,53 259,0 0,0">
            <text:p/>
          </draw:polygon>
          <draw:polygon draw:style-name="gr3" draw:text-style-name="P7" draw:layer="layout" svg:width="0.258cm" svg:height="1.391cm" svg:x="18.816cm" svg:y="6.178cm" svg:viewBox="0 0 259 1392" draw:points="0,1392 259,1392 259,1340 55,1340 55,0 0,0">
            <text:p/>
          </draw:polygon>
          <draw:path draw:style-name="gr3" draw:text-style-name="P7" draw:layer="layout" svg:width="0.295cm" svg:height="0.356cm" svg:x="19.106cm" svg:y="5.0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9.444cm" svg:y="5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9.835cm" svg:y="5.09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20.277cm" svg:y="4.891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472cm" svg:height="0.032cm" svg:x="21.466cm" svg:y="5.227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22.158cm" svg:y="5.09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463cm" svg:y="4.91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676cm" svg:y="5.09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23.242cm" svg:y="4.891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24.398cm" svg:y="4.92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4cm" svg:height="0.356cm" svg:x="19.149cm" svg:y="6.01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9.453cm" svg:y="5.84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9.668cm" svg:y="6.02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20.233cm" svg:y="5.819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22.007cm" svg:y="6.01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2.346cm" svg:y="6.01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737cm" svg:y="6.01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23.177cm" svg:y="5.819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24.398cm" svg:y="5.84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9.691cm" svg:y="6.77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2.593cm" svg:y="6.77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4.435cm" svg:y="6.7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4.759cm" svg:y="4.787cm" svg:viewBox="0 0 259 1392" draw:points="206,1392 259,1392 259,0 0,0 0,53 206,53">
            <text:p/>
          </draw:polygon>
          <draw:polygon draw:style-name="gr3" draw:text-style-name="P7" draw:layer="layout" svg:width="0.258cm" svg:height="1.391cm" svg:x="24.759cm" svg:y="6.178cm" svg:viewBox="0 0 259 1392" draw:points="206,1340 0,1340 0,1392 259,1392 259,0 206,0">
            <text:p/>
          </draw:polygon>
        </draw:g>
        <draw:g xml:id="id189" draw:id="id189">
          <svg:title>TexMaths</svg:title>
          <svg:desc>24§display§\text {row transformations ( if they exist ) }§svg§600§FALSE§</svg:desc>
          <draw:polygon draw:style-name="gr2" draw:text-style-name="P6" draw:layer="layout" svg:width="13.138cm" svg:height="0.76cm" svg:x="3.061cm" svg:y="3.605cm" svg:viewBox="0 0 13139 761" draw:points="6570,761 0,761 0,0 13139,0 13139,761">
            <text:p/>
          </draw:polygon>
          <draw:path draw:style-name="gr3" draw:text-style-name="P7" draw:layer="layout" svg:width="0.285cm" svg:height="0.373cm" svg:x="3.042cm" svg:y="3.82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3.372cm" svg:y="3.81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762cm" svg:y="3.832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266cm" svg:height="0.529cm" svg:x="4.655cm" svg:y="3.67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4.989cm" svg:y="3.82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5.333cm" svg:y="3.8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5.745cm" svg:y="3.82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6.214cm" svg:y="3.8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6.548cm" svg:y="3.60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6.801cm" svg:y="3.81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7.222cm" svg:y="3.82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7.556cm" svg:y="3.822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268cm" svg:y="3.8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67cm" svg:y="3.6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009cm" svg:y="3.6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9.24cm" svg:y="3.81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9.666cm" svg:y="3.82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0.135cm" svg:y="3.8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0.805cm" svg:y="3.563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7" draw:layer="layout" svg:width="0.181cm" svg:height="0.566cm" svg:x="11.358cm" svg:y="3.6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1.592cm" svg:y="3.60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12.12cm" svg:y="3.6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2.458cm" svg:y="3.61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924cm" svg:y="3.8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537cm" svg:x="13.291cm" svg:y="3.83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27cm" svg:height="0.389cm" svg:x="14.024cm" svg:y="3.8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4.385cm" svg:y="3.83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4.848cm" svg:y="3.6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5.082cm" svg:y="3.8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5.405cm" svg:y="3.6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6.046cm" svg:y="3.563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96" draw:id="id196">
          <svg:title>TexMaths</svg:title>
          <svg:desc>24§display§\text {(III)  Find the inverse of the following matrices by using }§svg§600§FALSE§</svg:desc>
          <draw:polygon draw:style-name="gr2" draw:text-style-name="P6" draw:layer="layout" svg:width="20.506cm" svg:height="0.76cm" svg:x="1.443cm" svg:y="8.706cm" svg:viewBox="0 0 20507 761" draw:points="10252,761 0,761 0,0 20507,0 20507,761">
            <text:p/>
          </draw:polygon>
          <draw:path draw:style-name="gr3" draw:text-style-name="P7" draw:layer="layout" svg:width="0.197cm" svg:height="0.844cm" svg:x="1.483cm" svg:y="8.66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58cm" svg:height="0.577cm" svg:x="1.752cm" svg:y="8.7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8cm" svg:y="8.7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409cm" svg:y="8.7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737cm" svg:y="8.66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89cm" svg:height="0.575cm" svg:x="3.326cm" svg:y="8.724cm" svg:viewBox="0 0 490 576" svg:d="M465 0h-465v27h21c65 0 65 9 65 38v444c0 31 0 40-65 40h-21v27c29-4 96-4 129-4 34 0 111 0 142 4v-27h-27c-81 0-81-11-81-40v-209h73c81 0 88 28 88 99h22v-224h-22c0 71-7 100-88 100h-73v-215c0-27 2-33 41-33h101c127 0 148 46 162 163h23z">
            <text:p/>
          </draw:path>
          <draw:path draw:style-name="gr3" draw:text-style-name="P7" draw:layer="layout" svg:width="0.181cm" svg:height="0.566cm" svg:x="3.877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11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58cm" svg:y="8.71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5.317cm" svg:y="8.7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5.657cm" svg:y="8.7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6.122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6.782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017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7.45cm" svg:y="8.93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7.879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8.255cm" svg:y="8.9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8.589cm" svg:y="8.9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917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9.574cm" svg:y="8.9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0cm" svg:y="8.70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10.526cm" svg:y="8.7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0.866cm" svg:y="8.7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331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1.991cm" svg:y="8.70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2.245cm" svg:y="8.9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2.671cm" svg:y="8.7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2.905cm" svg:y="8.7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135cm" svg:y="8.9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13.525cm" svg:y="8.933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181cm" svg:height="0.566cm" svg:x="14.147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379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4.844cm" svg:y="8.9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659cm" svg:height="0.373cm" svg:x="15.551cm" svg:y="8.92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6.263cm" svg:y="8.91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6.664cm" svg:y="8.7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7cm" svg:y="8.9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7.334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7.57cm" svg:y="8.91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7.941cm" svg:y="8.9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8.319cm" svg:y="8.9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8.93cm" svg:y="8.712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9.366cm" svg:y="8.93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425cm" svg:height="0.383cm" svg:x="20.103cm" svg:y="8.923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77cm" svg:height="0.389cm" svg:x="20.573cm" svg:y="8.9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905cm" svg:y="8.7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1.14cm" svg:y="8.9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1.604cm" svg:y="8.91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</draw:g>
        <draw:g xml:id="id197" draw:id="id197">
          <svg:title>TexMaths</svg:title>
          <svg:desc>24§display§\text {column transformations ( if they exist )}§svg§600§FALSE§</svg:desc>
          <draw:polygon draw:style-name="gr2" draw:text-style-name="P6" draw:layer="layout" svg:width="14.473cm" svg:height="0.759cm" svg:x="3.456cm" svg:y="9.906cm" svg:viewBox="0 0 14474 760" draw:points="7237,760 0,760 0,0 14474,0 14474,760">
            <text:p/>
          </draw:polygon>
          <draw:path draw:style-name="gr3" draw:text-style-name="P7" draw:layer="layout" svg:width="0.322cm" svg:height="0.389cm" svg:x="3.443cm" svg:y="10.119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3.814cm" svg:y="10.1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4.238cm" svg:y="9.9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4.472cm" svg:y="10.123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6cm" svg:height="0.373cm" svg:x="4.941cm" svg:y="10.123cm" svg:viewBox="0 0 661 374" svg:d="M65 83v228c0 37-7 37-65 37v26c29 0 73-1 96-1 21 0 65 1 94 1v-26c-56 0-65 0-65-37v-157c0-89 59-135 113-135s63 46 63 94v198c0 37-9 37-67 37v26c31 0 73-1 96-1s67 1 96 1v-26c-57 0-67 0-67-37v-157c0-89 62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5.644cm" svg:y="10.1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6.383cm" svg:y="9.9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6.719cm" svg:y="10.123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81cm" svg:height="0.389cm" svg:x="7.061cm" svg:y="10.1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73cm" svg:y="10.1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944cm" svg:y="10.1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274cm" svg:height="0.596cm" svg:x="8.276cm" svg:y="9.90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8.53cm" svg:y="10.1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8.952cm" svg:y="10.123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66cm" svg:height="0.373cm" svg:x="9.286cm" svg:y="10.123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997cm" svg:y="10.1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0.4cm" svg:y="9.9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0.74cm" svg:y="9.9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97cm" svg:y="10.1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1.394cm" svg:y="10.1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1.863cm" svg:y="10.1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97cm" svg:height="0.844cm" svg:x="12.533cm" svg:y="9.86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13.086cm" svg:y="9.9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3.32cm" svg:y="9.90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13.848cm" svg:y="9.9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4.188cm" svg:y="9.9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4.653cm" svg:y="10.119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414cm" svg:height="0.537cm" svg:x="15.02cm" svg:y="10.133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327cm" svg:height="0.389cm" svg:x="15.753cm" svg:y="10.119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425cm" svg:height="0.364cm" svg:x="16.116cm" svg:y="10.133cm" svg:viewBox="0 0 426 365" svg:d="M232 167c27-33 58-75 79-96 27-31 62-44 100-44v-27c-21 2-46 2-69 2-25 0-69-2-81-2v27c17 2 25 11 25 25 0 13-9 25-13 31l-52 65-67-85c-8-9-8-11-8-15 0-13 13-21 31-21v-27c-23 0-79 2-93 2-17 0-57 0-80-2v27c59 0 61 0 100 52l84 109-80 100c-41 50-91 52-108 52v25c21-2 48-2 71-2s60 2 81 2v-25c-20-4-25-14-25-27 0-19 25-46 75-108l65 85c8 10 17 23 17 29 0 7-7 19-31 21v25c27 0 73-2 93-2 23 0 55 0 80 2v-25c-44 0-59-2-80-27z">
            <text:p/>
          </draw:path>
          <draw:path draw:style-name="gr3" draw:text-style-name="P7" draw:layer="layout" svg:width="0.181cm" svg:height="0.566cm" svg:x="16.579cm" svg:y="9.9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6.813cm" svg:y="10.1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264cm" svg:height="0.529cm" svg:x="17.134cm" svg:y="9.9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7.775cm" svg:y="9.86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9" draw:id="id199">
          <svg:title>TexMaths</svg:title>
          <svg:desc>22§display§\begin{bmatrix} 1 &amp; -1 \\ 2 &amp; \ \ 3 \end{bmatrix} §svg§600§FALSE§</svg:desc>
          <draw:polygon draw:style-name="gr2" draw:text-style-name="P6" draw:layer="layout" svg:width="2.692cm" svg:height="1.779cm" svg:x="3.594cm" svg:y="11.712cm" svg:viewBox="0 0 2693 1780" draw:points="1346,1780 0,1780 0,0 2693,0 2693,1780">
            <text:p/>
          </draw:polygon>
          <draw:polygon draw:style-name="gr3" draw:text-style-name="P7" draw:layer="layout" svg:width="0.205cm" svg:height="1.856cm" svg:x="3.749cm" svg:y="11.67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4.032cm" svg:y="11.807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5.186cm" svg:y="12.1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793cm" svg:y="11.8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4.002cm" svg:y="12.736cm" svg:viewBox="0 0 310 517" svg:d="M60 458l82-81c122-108 168-148 168-226 0-89-69-151-164-151-88 0-146 72-146 141 0 42 39 42 40 42 15 0 41-9 41-40 0-20-14-41-41-41-7 0-7 0-10 2 17-51 60-79 105-79 71 0 104 61 104 126 0 62-38 124-81 171l-149 166c-9 8-9 10-9 29h289l21-135h-20c-3 23-9 58-16 69-7 7-58 7-73 7z">
            <text:p/>
          </draw:path>
          <draw:path draw:style-name="gr3" draw:text-style-name="P7" draw:layer="layout" svg:width="0.321cm" svg:height="0.532cm" svg:x="5.714cm" svg:y="12.736cm" svg:viewBox="0 0 322 533" svg:d="M194 243c63-19 107-74 107-136 0-63-67-107-143-107-79 0-137 46-137 106 0 24 18 40 39 40 24 0 40-18 40-40 0-39-37-39-47-39 23-37 74-48 102-48 31 0 75 18 75 87 0 10-1 54-22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6.12cm" svg:y="11.673cm" svg:viewBox="0 0 206 1857" draw:points="162,1815 0,1815 0,1857 206,1857 206,0 0,0 0,42 162,42">
            <text:p/>
          </draw:polygon>
        </draw:g>
        <draw:g xml:id="id198" draw:id="id198">
          <svg:title>TexMaths</svg:title>
          <svg:desc>26§display§\text {(1)}§svg§600§FALSE§</svg:desc>
          <draw:polygon draw:style-name="gr2" draw:text-style-name="P6" draw:layer="layout" svg:width="0.986cm" svg:height="0.822cm" svg:x="1.445cm" svg:y="12.209cm" svg:viewBox="0 0 987 823" draw:points="494,823 0,823 0,0 987,0 987,823">
            <text:p/>
          </draw:polygon>
          <draw:path draw:style-name="gr3" draw:text-style-name="P7" draw:layer="layout" svg:width="0.213cm" svg:height="0.914cm" svg:x="1.489cm" svg:y="12.16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37cm" svg:y="12.24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266cm" svg:y="12.16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0" draw:id="id200">
          <svg:title>TexMaths</svg:title>
          <svg:desc>26§display§\text {(2)}§svg§600§FALSE§</svg:desc>
          <draw:polygon draw:style-name="gr2" draw:text-style-name="P6" draw:layer="layout" svg:width="0.986cm" svg:height="0.823cm" svg:x="9.647cm" svg:y="12.211cm" svg:viewBox="0 0 987 824" draw:points="494,824 0,824 0,0 987,0 987,824">
            <text:p/>
          </draw:polygon>
          <draw:path draw:style-name="gr3" draw:text-style-name="P7" draw:layer="layout" svg:width="0.213cm" svg:height="0.914cm" svg:x="9.691cm" svg:y="12.16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0.003cm" svg:y="12.242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0.468cm" svg:y="12.16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1" draw:id="id201">
          <svg:title>TexMaths</svg:title>
          <svg:desc>20§display§\begin{bmatrix}\ \  1 &amp;  2  &amp;  3  \\  -1 &amp;  1  &amp;  2  \\  \ \ 1 &amp;  2  &amp;  4 \end{bmatrix} §svg§600§FALSE§</svg:desc>
          <draw:polygon draw:style-name="gr2" draw:text-style-name="P6" draw:layer="layout" svg:width="3.644cm" svg:height="2.46cm" svg:x="11.302cm" svg:y="11.318cm" svg:viewBox="0 0 3645 2461" draw:points="1822,2461 0,2461 0,0 3645,0 3645,2461">
            <text:p/>
          </draw:polygon>
          <draw:polygon draw:style-name="gr3" draw:text-style-name="P7" draw:layer="layout" svg:width="0.234cm" svg:height="1.265cm" svg:x="11.496cm" svg:y="11.283cm" svg:viewBox="0 0 235 1266" draw:points="0,1266 50,1266 50,48 235,48 235,0 0,0">
            <text:p/>
          </draw:polygon>
          <draw:polygon draw:style-name="gr3" draw:text-style-name="P7" draw:layer="layout" svg:width="0.234cm" svg:height="1.265cm" svg:x="11.496cm" svg:y="12.547cm" svg:viewBox="0 0 235 1266" draw:points="0,1266 235,1266 235,1218 50,1218 50,0 0,0">
            <text:p/>
          </draw:polygon>
          <draw:path draw:style-name="gr3" draw:text-style-name="P7" draw:layer="layout" svg:width="0.233cm" svg:height="0.469cm" svg:x="12.305cm" svg:y="11.40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3.372cm" svg:y="11.4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4.42cm" svg:y="11.4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1.793cm" svg:y="12.52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345cm" svg:y="12.24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4cm" svg:y="12.2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4.427cm" svg:y="12.2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2.305cm" svg:y="13.0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3.372cm" svg:y="13.0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13cm" svg:height="0.476cm" svg:x="14.411cm" svg:y="13.085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4.747cm" svg:y="11.283cm" svg:viewBox="0 0 235 1266" draw:points="187,1266 235,1266 235,0 0,0 0,48 187,48">
            <text:p/>
          </draw:polygon>
          <draw:polygon draw:style-name="gr3" draw:text-style-name="P7" draw:layer="layout" svg:width="0.234cm" svg:height="1.265cm" svg:x="14.747cm" svg:y="12.547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7" anim:sub-item="text" smil:attributeName="visibility" smil:to="visible"/>
                  <anim:animate smil:begin="0s" smil:dur="0.5s" smil:fill="hold" smil:decelerate="0.5" smil:targetElement="id187" anim:sub-item="text" smil:attributeName="rotate" smil:values="-90;0" smil:keyTimes="0;1"/>
                  <anim:animate smil:begin="0s" smil:dur="0.5s" smil:fill="hold" smil:decelerate="0.5" smil:targetElement="id187" anim:sub-item="text" smil:attributeName="width" smil:values="width;width*.05" smil:keyTimes="0;1"/>
                  <anim:animate smil:begin="0.5s" smil:dur="0.5s" smil:fill="hold" smil:accelerate="0.5" smil:targetElement="id187" anim:sub-item="text" smil:attributeName="width" smil:values="width*.05;width" smil:keyTimes="0;1"/>
                  <anim:animate smil:dur="1s" smil:fill="hold" smil:targetElement="id187" anim:sub-item="text" smil:attributeName="height" smil:values="height;height" smil:keyTimes="0;1"/>
                  <anim:animate smil:begin="0s" smil:dur="0.5s" smil:fill="hold" smil:decelerate="0.5" smil:targetElement="id187" anim:sub-item="text" smil:attributeName="x" smil:values="x+.4;x" smil:keyTimes="0;1"/>
                  <anim:animate smil:begin="0s" smil:dur="0.5s" smil:fill="hold" smil:decelerate="0.5" smil:targetElement="id187" anim:sub-item="text" smil:attributeName="y" smil:values="y-.2;y+.1" smil:keyTimes="0;1"/>
                  <anim:animate smil:begin="0.5s" smil:dur="0.5s" smil:fill="hold" smil:accelerate="0.5" smil:targetElement="id187" anim:sub-item="text" smil:attributeName="y" smil:values="y+.1;y" smil:keyTimes="0;1"/>
                  <anim:transitionFilter smil:begin="0s" smil:dur="1s" smil:decelerate="0.5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10" draw:layer="layout" svg:width="25.199cm" svg:height="1.406cm" svg:x="1.4cm" svg:y="0.549cm" presentation:class="title" presentation:user-transformed="true">
          <draw:text-box>
            <text:p xml:id="id202" text:id="id202"><text:span text:style-name="T25">Solution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05" draw:id="id205">
          <svg:title>TexMaths</svg:title>
          <svg:desc>22§display§= \begin{bmatrix} 3 &amp; 5 \\ 2 &amp;  6 \end{bmatrix} ,§svg§600§FALSE§</svg:desc>
          <draw:polygon draw:style-name="gr2" draw:text-style-name="P6" draw:layer="layout" svg:width="3.388cm" svg:height="1.779cm" svg:x="7.194cm" svg:y="2.009cm" svg:viewBox="0 0 3389 1780" draw:points="1696,1780 0,1780 0,0 3389,0 3389,1780">
            <text:p/>
          </draw:polygon>
          <draw:path draw:style-name="gr3" draw:text-style-name="P7" draw:layer="layout" svg:width="0.515cm" svg:height="0.182cm" svg:x="7.199cm" svg:y="2.80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166cm" svg:y="1.9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412cm" svg:y="2.104cm" svg:viewBox="0 0 322 533" svg:d="M194 243c63-19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9.58cm" svg:y="2.104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6cm" svg:x="8.419cm" svg:y="3.033cm" svg:viewBox="0 0 310 517" svg:d="M60 458l83-81c121-108 167-148 167-226 0-89-69-151-164-151-88 0-146 72-146 141 0 42 39 42 40 42 15 0 41-9 41-40 0-20-14-41-41-41-7 0-7 0-10 2 18-51 60-79 106-79 70 0 103 61 103 126 0 62-38 124-81 171l-149 166c-9 8-9 10-9 29h289l21-135h-19c-4 23-9 58-16 69-7 7-58 7-74 7z">
            <text:p/>
          </draw:path>
          <draw:path draw:style-name="gr3" draw:text-style-name="P7" draw:layer="layout" svg:width="0.321cm" svg:height="0.532cm" svg:x="9.573cm" svg:y="3.033cm" svg:viewBox="0 0 322 533" svg:d="M70 262v-19c0-195 97-224 136-224 19 0 51 6 69 32-13 0-43 0-43 33 0 25 18 37 36 37 12 0 35-7 35-37 0-47-34-84-99-84-98 0-204 100-204 271 0 208 90 262 162 262 86 0 160-72 160-174 0-98-68-174-155-174-53 0-81 40-97 77zM162 512c-49 0-72-47-76-58-14-37-14-98-14-113 0-59 25-139 95-139 13 0 48 0 72 50 15 28 15 68 15 105s0 76-15 104c-22 48-59 51-77 51z">
            <text:p/>
          </draw:path>
          <draw:polygon draw:style-name="gr3" draw:text-style-name="P7" draw:layer="layout" svg:width="0.205cm" svg:height="1.856cm" svg:x="9.937cm" svg:y="1.97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0.53cm" svg:y="3.009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03" draw:id="id203">
          <svg:title>TexMaths</svg:title>
          <svg:desc>24§display§\text {(II). (1)}§svg§600§FALSE§</svg:desc>
          <draw:polygon draw:style-name="gr2" draw:text-style-name="P6" draw:layer="layout" svg:width="2.715cm" svg:height="0.76cm" svg:x="1.443cm" svg:y="2.606cm" svg:viewBox="0 0 2716 761" draw:points="1358,761 0,761 0,0 2716,0 2716,761">
            <text:p/>
          </draw:polygon>
          <draw:path draw:style-name="gr3" draw:text-style-name="P7" draw:layer="layout" svg:width="0.197cm" svg:height="0.844cm" svg:x="1.483cm" svg:y="2.564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58cm" svg:height="0.577cm" svg:x="1.752cm" svg:y="2.6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81cm" svg:y="2.6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409cm" svg:y="2.56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1cm" svg:height="0.091cm" svg:x="2.762cm" svg:y="3.107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3.289cm" svg:y="2.564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3.609cm" svg:y="2.635cm" svg:viewBox="0 0 280 565" svg:d="M175 21c0-19 0-21-19-21-54 54-129 54-156 54v27c17 0 67 0 111-23v439c0 31-2 41-78 41h-27v27c29-4 103-4 136-4 35 0 108 0 138 4v-27h-26c-77 0-79-10-79-41z">
            <text:p/>
          </draw:path>
          <draw:path draw:style-name="gr3" draw:text-style-name="P7" draw:layer="layout" svg:width="0.197cm" svg:height="0.844cm" svg:x="4.003cm" svg:y="2.56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4" draw:id="id204">
          <svg:title>TexMaths</svg:title>
          <svg:desc>24§display§\text {Let,  A}§svg§600§FALSE§</svg:desc>
          <draw:polygon draw:style-name="gr2" draw:text-style-name="P6" draw:layer="layout" svg:width="2.267cm" svg:height="0.683cm" svg:x="4.458cm" svg:y="2.607cm" svg:viewBox="0 0 2268 684" draw:points="1135,684 0,684 0,0 2268,0 2268,684">
            <text:p/>
          </draw:polygon>
          <draw:path draw:style-name="gr3" draw:text-style-name="P7" draw:layer="layout" svg:width="0.464cm" svg:height="0.577cm" svg:x="4.443cm" svg:y="2.5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967cm" svg:y="2.7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5.334cm" svg:y="2.6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718cm" svg:y="3.0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6.189cm" svg:y="2.5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06" draw:id="id206">
          <svg:title>TexMaths</svg:title>
          <svg:desc>22§display§\text {consider }\left| A \right| = 18 - 10 = 8 \ne 0 \ \therefore\ A^{-1} \text { exists}§svg§600§FALSE§</svg:desc>
          <draw:polygon draw:style-name="gr2" draw:text-style-name="P6" draw:layer="layout" svg:width="15.412cm" svg:height="0.795cm" svg:x="11.159cm" svg:y="2.509cm" svg:viewBox="0 0 15413 796" draw:points="7706,796 0,796 0,0 15413,0 15413,796">
            <text:p/>
          </draw:polygon>
          <draw:path draw:style-name="gr3" draw:text-style-name="P7" draw:layer="layout" svg:width="0.295cm" svg:height="0.356cm" svg:x="11.147cm" svg:y="2.80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1.487cm" svg:y="2.8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1.876cm" svg:y="2.8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2.305cm" svg:y="2.8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611cm" svg:y="2.6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12.826cm" svg:y="2.613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13.252cm" svg:y="2.80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595cm" svg:y="2.80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32cm" svg:height="0.773cm" svg:x="14.356cm" svg:y="2.569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14.505cm" svg:y="2.595cm" svg:viewBox="0 0 532 556" svg:d="M111 466c-30 51-60 64-95 66-9 0-16 0-16 15 0 4 4 9 11 9 21 0 44-3 66-3 25 0 53 3 78 3 3 0 14 0 14-16 0-8-7-8-12-8-18-2-37-9-37-29 0-8 5-17 10-28l60-98h195c0 15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032cm" svg:height="0.773cm" svg:x="15.149cm" svg:y="2.569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15.531cm" svg:y="2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373cm" svg:y="2.6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723cm" svg:y="2.63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472cm" svg:height="0.032cm" svg:x="17.313cm" svg:y="2.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09cm" svg:y="2.6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8.439cm" svg:y="2.63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515cm" svg:height="0.182cm" svg:x="19.053cm" svg:y="2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9.858cm" svg:y="2.63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86cm" svg:height="0.721cm" svg:x="20.535cm" svg:y="2.595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20.47cm" svg:y="2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1.274cm" svg:y="2.63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469cm" svg:height="0.418cm" svg:x="22.126cm" svg:y="2.7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23.117cm" svg:y="2.59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23.73cm" svg:y="2.68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4.214cm" svg:y="2.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24.781cm" svg:y="2.80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5.111cm" svg:y="2.815cm" svg:viewBox="0 0 391 334" svg:d="M213 153c25-30 53-69 72-88 25-28 56-40 92-40v-25c-20 2-43 2-64 2-23 0-63-2-74-2v25c16 1 23 10 23 23 0 12-9 22-12 28l-48 60-61-78c-7-9-7-10-7-14 0-12 12-19 28-19v-25c-21 0-72 2-85 2-15 0-52 0-73-2v25c54 0 56 0 91 47l77 100-72 92c-38 46-84 48-100 48v22c21-1 44-1 65-1s55 1 74 1v-22c-18-4-23-13-23-25 0-18 23-42 71-99l58 78c7 9 15 21 15 26 0 7-7 18-28 20v22c25 0 67-1 85-1 21 0 51 0 74 1v-22c-41 0-55-2-72-25z">
            <text:p/>
          </draw:path>
          <draw:path draw:style-name="gr3" draw:text-style-name="P7" draw:layer="layout" svg:width="0.166cm" svg:height="0.518cm" svg:x="25.536cm" svg:y="2.6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5.75cm" svg:y="2.8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26.044cm" svg:y="2.67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26.356cm" svg:y="2.8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07" draw:id="id207">
          <svg:title>TexMaths</svg:title>
          <svg:desc>22§display§\text {We have  } AA^{-1} = I§svg§600§FALSE§</svg:desc>
          <draw:polygon draw:style-name="gr2" draw:text-style-name="P6" draw:layer="layout" svg:width="6.444cm" svg:height="0.62cm" svg:x="4.369cm" svg:y="4.106cm" svg:viewBox="0 0 6445 621" draw:points="3223,621 0,621 0,0 6445,0 6445,621">
            <text:p/>
          </draw:polygon>
          <draw:path draw:style-name="gr3" draw:text-style-name="P7" draw:layer="layout" svg:width="0.767cm" svg:height="0.547cm" svg:x="4.344cm" svg:y="4.2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5.082cm" svg:y="4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5.687cm" svg:y="4.2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6.124cm" svg:y="4.4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6.47cm" svg:y="4.4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6.865cm" svg:y="4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7.472cm" svg:y="4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31cm" svg:height="0.556cm" svg:x="8.051cm" svg:y="4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8.664cm" svg:y="4.2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48cm" svg:y="4.0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9.694cm" svg:y="4.4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10.493cm" svg:y="4.2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08" draw:id="id208">
          <svg:title>TexMaths</svg:title>
          <svg:desc>20§display§\text {i.e. } \begin{bmatrix} 3 &amp; 5 \\ 2 &amp;  6 \end{bmatrix} A^{-1} = \begin{bmatrix} 1 &amp; 0 \\ 0 &amp; 1 \end{bmatrix}§svg§600§FALSE§</svg:desc>
          <draw:polygon draw:style-name="gr2" draw:text-style-name="P6" draw:layer="layout" svg:width="7.713cm" svg:height="1.617cm" svg:x="4.361cm" svg:y="5.604cm" svg:viewBox="0 0 7714 1618" draw:points="3858,1618 0,1618 0,0 7714,0 7714,1618">
            <text:p/>
          </draw:polygon>
          <draw:path draw:style-name="gr3" draw:text-style-name="P7" draw:layer="layout" svg:width="0.151cm" svg:height="0.471cm" svg:x="4.348cm" svg:y="6.1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4.582cm" svg:y="6.513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4.735cm" svg:y="6.2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5.089cm" svg:y="6.513cm" svg:viewBox="0 0 77 77" svg:d="M77 38c0-20-18-38-39-38-20 0-38 18-38 38 0 21 18 39 38 39 21 0 39-18 39-39z">
            <text:p/>
          </draw:path>
          <draw:polygon draw:style-name="gr3" draw:text-style-name="P7" draw:layer="layout" svg:width="0.186cm" svg:height="1.687cm" svg:x="5.83cm" svg:y="5.569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6.054cm" svg:y="5.6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115cm" svg:y="5.69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81cm" svg:height="0.469cm" svg:x="6.06cm" svg:y="6.5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108cm" svg:y="6.535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olygon draw:style-name="gr3" draw:text-style-name="P7" draw:layer="layout" svg:width="0.186cm" svg:height="1.687cm" svg:x="7.441cm" svg:y="5.569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7.944cm" svg:y="6.08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8.499cm" svg:y="6.16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8.939cm" svg:y="5.97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9.435cm" svg:y="6.33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0.313cm" svg:y="5.569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0.571cm" svg:y="5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59cm" svg:y="5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0.536cm" svg:y="6.53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1.626cm" svg:y="6.53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1.925cm" svg:y="5.569cm" svg:viewBox="0 0 187 1688" draw:points="147,1650 0,1650 0,1688 187,1688 187,0 0,0 0,38 147,38">
            <text:p/>
          </draw:polygon>
        </draw:g>
        <draw:g xml:id="id209" draw:id="id209">
          <svg:title>TexMaths</svg:title>
          <svg:desc>20§display§R_1 \rightarrow R_1 - R_2§svg§600§FALSE§</svg:desc>
          <draw:polygon draw:style-name="gr2" draw:text-style-name="P6" draw:layer="layout" svg:width="4.362cm" svg:height="0.517cm" svg:x="4.351cm" svg:y="7.904cm" svg:viewBox="0 0 4363 518" draw:points="2182,518 0,518 0,0 4363,0 4363,518">
            <text:p/>
          </draw:polygon>
          <draw:path draw:style-name="gr3" draw:text-style-name="P7" draw:layer="layout" svg:width="0.503cm" svg:height="0.497cm" svg:x="4.345cm" svg:y="7.8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4.903cm" svg:y="8.129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8cm" svg:x="5.399cm" svg:y="7.991cm" svg:viewBox="0 0 626 369" svg:d="M549 199c-39 30-58 59-64 67-31 50-37 94-37 94 0 9 8 9 14 9 12 0 13-2 16-13 16-71 58-130 138-162 8-3 10-5 10-10s-5-6-5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6.287cm" svg:y="7.8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6.846cm" svg:y="8.12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29cm" svg:height="0.029cm" svg:x="7.322cm" svg:y="8.1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7.996cm" svg:y="7.8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4 0 14-14 0-8-6-8-21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8.532cm" svg:y="8.1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10" draw:id="id210">
          <svg:title>TexMaths</svg:title>
          <svg:desc>20§display§\begin{bmatrix} 1 &amp; -1 \\ 2 &amp; \ \  6 \end{bmatrix} A^{-1} = \begin{bmatrix} 1 &amp; -1 \\ 0 &amp; \ \ 1 \end{bmatrix}§svg§600§FALSE§</svg:desc>
          <draw:polygon draw:style-name="gr2" draw:text-style-name="P6" draw:layer="layout" svg:width="7.478cm" svg:height="1.617cm" svg:x="5.848cm" svg:y="9.205cm" svg:viewBox="0 0 7479 1618" draw:points="3740,1618 0,1618 0,0 7479,0 7479,1618">
            <text:p/>
          </draw:polygon>
          <draw:polygon draw:style-name="gr3" draw:text-style-name="P7" draw:layer="layout" svg:width="0.186cm" svg:height="1.687cm" svg:x="5.989cm" svg:y="9.1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246cm" svg:y="9.29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296cm" svg:y="9.5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848cm" svg:y="9.2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219cm" svg:y="10.1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776cm" svg:y="10.13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olygon draw:style-name="gr3" draw:text-style-name="P7" draw:layer="layout" svg:width="0.186cm" svg:height="1.687cm" svg:x="8.145cm" svg:y="9.17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8.649cm" svg:y="9.685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9.204cm" svg:y="9.76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9.644cm" svg:y="9.57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0.14cm" svg:y="9.93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1.019cm" svg:y="9.1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1.276cm" svg:y="9.2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327cm" svg:y="9.5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78cm" svg:y="9.2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241cm" svg:y="10.13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2.838cm" svg:y="10.13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3.177cm" svg:y="9.17cm" svg:viewBox="0 0 187 1688" draw:points="147,1650 0,1650 0,1688 187,1688 187,0 0,0 0,38 147,38">
            <text:p/>
          </draw:polygon>
        </draw:g>
        <draw:g xml:id="id211" draw:id="id211">
          <svg:title>TexMaths</svg:title>
          <svg:desc>20§display§R_2 \rightarrow R_2 - 2R_1§svg§600§FALSE§</svg:desc>
          <draw:polygon draw:style-name="gr2" draw:text-style-name="P6" draw:layer="layout" svg:width="4.697cm" svg:height="0.517cm" svg:x="4.352cm" svg:y="11.604cm" svg:viewBox="0 0 4698 518" draw:points="2350,518 0,518 0,0 4698,0 4698,518">
            <text:p/>
          </draw:polygon>
          <draw:path draw:style-name="gr3" draw:text-style-name="P7" draw:layer="layout" svg:width="0.503cm" svg:height="0.497cm" svg:x="4.346cm" svg:y="11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4.882cm" svg:y="11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624cm" svg:height="0.368cm" svg:x="5.4cm" svg:y="11.691cm" svg:viewBox="0 0 625 369" svg:d="M549 199c-39 30-58 59-64 67-31 50-37 94-37 94 0 9 8 9 14 9 12 0 13-2 16-13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6.288cm" svg:y="11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6.824cm" svg:y="11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29cm" svg:height="0.029cm" svg:x="7.323cm" svg:y="11.85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8.003cm" svg:y="11.58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97cm" svg:x="8.347cm" svg:y="11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7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8.905cm" svg:y="11.829cm" svg:viewBox="0 0 181 328" svg:d="M112 14c0-14-2-14-14-14-32 30-77 32-98 32v18c11 0 45 0 72-15v253c0 16 0 23-50 23h-19v17c10 0 71-1 88-1 16 0 79 1 90 1v-17h-19c-50 0-50-7-50-23z">
            <text:p/>
          </draw:path>
        </draw:g>
        <draw:g xml:id="id212" draw:id="id212">
          <svg:title>TexMaths</svg:title>
          <svg:desc>20§display§\begin{bmatrix} 1 &amp; -1 \\ 0 &amp; \ \  8 \end{bmatrix} A^{-1} = \begin{bmatrix} \ \ 1 &amp; -1 \\ -2 &amp; \ \ 3 \end{bmatrix}§svg§600§FALSE§</svg:desc>
          <draw:polygon draw:style-name="gr2" draw:text-style-name="P6" draw:layer="layout" svg:width="8.026cm" svg:height="1.617cm" svg:x="5.951cm" svg:y="12.806cm" svg:viewBox="0 0 8027 1618" draw:points="4013,1618 0,1618 0,0 8027,0 8027,1618">
            <text:p/>
          </draw:polygon>
          <draw:polygon draw:style-name="gr3" draw:text-style-name="P7" draw:layer="layout" svg:width="0.186cm" svg:height="1.687cm" svg:x="6.092cm" svg:y="12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349cm" svg:y="12.8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399cm" svg:y="13.17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951cm" svg:y="12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314cm" svg:y="13.73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7.879cm" svg:y="13.73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8.248cm" svg:y="12.771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8.752cm" svg:y="13.286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9.308cm" svg:y="13.3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9.748cm" svg:y="13.1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0.244cm" svg:y="13.53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1.122cm" svg:y="12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1.887cm" svg:y="12.8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976cm" svg:y="13.17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528cm" svg:y="12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376cm" svg:y="14.01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9cm" svg:y="13.7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3.456cm" svg:y="13.73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13.826cm" svg:y="12.771cm" svg:viewBox="0 0 187 1688" draw:points="147,1650 0,1650 0,1688 187,1688 187,0 0,0 0,38 147,38">
            <text:p/>
          </draw:polygon>
        </draw:g>
        <draw:polyline draw:style-name="gr4" draw:text-style-name="P9" xml:id="id213" draw:id="id213" draw:layer="layout" svg:width="0.099cm" svg:height="11.299cm" svg:x="15.6cm" svg:y="4cm" svg:viewBox="0 0 100 11300" draw:points="0,0 100,11300">
          <text:p/>
        </draw:polyline>
        <draw:g xml:id="id214" draw:id="id214">
          <svg:title>TexMaths</svg:title>
          <svg:desc>20§display§R_2 \rightarrow \frac{1}{8} R_2§svg§600§FALSE§</svg:desc>
          <draw:polygon draw:style-name="gr2" draw:text-style-name="P6" draw:layer="layout" svg:width="3.175cm" svg:height="1.373cm" svg:x="16.351cm" svg:y="3.703cm" svg:viewBox="0 0 3176 1374" draw:points="1587,1374 0,1374 0,0 3176,0 3176,1374">
            <text:p/>
          </draw:polygon>
          <draw:path draw:style-name="gr3" draw:text-style-name="P7" draw:layer="layout" svg:width="0.503cm" svg:height="0.497cm" svg:x="16.345cm" svg:y="4.132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6.881cm" svg:y="4.3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17.4cm" svg:y="4.252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233cm" svg:height="0.47cm" svg:x="18.406cm" svg:y="3.668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18.344cm" svg:y="4.422cm" svg:viewBox="0 0 354 30" draw:points="176,30 0,30 0,0 354,0 354,30">
            <text:p/>
          </draw:polygon>
          <draw:path draw:style-name="gr3" draw:text-style-name="P7" draw:layer="layout" svg:width="0.292cm" svg:height="0.484cm" svg:x="18.372cm" svg:y="4.627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503cm" svg:height="0.497cm" svg:x="18.808cm" svg:y="4.132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4 0 14-15 0-8-6-8-21-8-25 0-44 0-44-12 0-4 0-7 1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9.344cm" svg:y="4.3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215" draw:id="id215">
          <svg:title>TexMaths</svg:title>
          <svg:desc>20§display§\begin{bmatrix} 1 &amp; -1 \\ 0 &amp; \ \  1 \end{bmatrix} A^{-1} = \begin{bmatrix} \ \ 1 &amp; -1 \\ -\frac{2}{8} &amp; \ \ \frac{3}{8} \end{bmatrix}§svg§600§FALSE§</svg:desc>
          <draw:polygon draw:style-name="gr2" draw:text-style-name="P6" draw:layer="layout" svg:width="8.144cm" svg:height="1.619cm" svg:x="16.949cm" svg:y="5.405cm" svg:viewBox="0 0 8145 1620" draw:points="4072,1620 0,1620 0,0 8145,0 8145,1620">
            <text:p/>
          </draw:polygon>
          <draw:polygon draw:style-name="gr3" draw:text-style-name="P7" draw:layer="layout" svg:width="0.186cm" svg:height="1.687cm" svg:x="17.09cm" svg:y="5.37cm" svg:viewBox="0 0 187 1688" draw:points="0,1688 187,1688 187,1650 38,1650 38,38 187,38 187,0 0,0">
            <text:p/>
          </draw:polygon>
          <draw:path draw:style-name="gr3" draw:text-style-name="P7" draw:layer="layout" svg:width="0.233cm" svg:height="0.47cm" svg:x="17.347cm" svg:y="5.492cm" svg:viewBox="0 0 234 471" svg:d="M146 18c0-16 0-18-16-18-45 45-108 45-130 45v22c14 0 56 0 93-19v366c0 26-2 34-66 34h-22v23c24-4 86-4 113-4 29 0 90 0 116 4v-23h-23c-64 0-65-8-65-34z">
            <text:p/>
          </draw:path>
          <draw:path draw:style-name="gr3" draw:text-style-name="P7" draw:layer="layout" svg:width="0.429cm" svg:height="0.029cm" svg:x="18.397cm" svg:y="5.7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8.949cm" svg:y="5.492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7cm" svg:height="0.484cm" svg:x="17.312cm" svg:y="6.337cm" svg:viewBox="0 0 298 485" svg:d="M298 245c0-58-4-114-29-167-32-67-90-78-120-78-42 0-95 18-123 83-23 50-26 104-26 162 0 53 3 115 32 169 30 57 82 71 117 71 38 0 91-14 123-82 22-48 26-104 26-158zM149 471c-27 0-71-18-82-87-8-42-8-107-8-149 0-45 0-91 5-129 14-84 67-90 85-90 22 0 69 13 83 82 6 40 6 92 6 137 0 53 0 101-8 146-9 67-49 90-81 90z">
            <text:p/>
          </draw:path>
          <draw:path draw:style-name="gr3" draw:text-style-name="P7" draw:layer="layout" svg:width="0.233cm" svg:height="0.47cm" svg:x="18.909cm" svg:y="6.337cm" svg:viewBox="0 0 234 471" svg:d="M146 18c0-16 0-18-16-18-45 45-108 45-130 45v22c14 0 56 0 93-19v366c0 26-2 34-66 34h-22v23c24-4 86-4 113-4 29 0 90 0 116 4v-23h-23c-64 0-65-8-65-34z">
            <text:p/>
          </draw:path>
          <draw:polygon draw:style-name="gr3" draw:text-style-name="P7" draw:layer="layout" svg:width="0.186cm" svg:height="1.687cm" svg:x="19.247cm" svg:y="5.37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19.751cm" svg:y="5.885cm" svg:viewBox="0 0 483 506" svg:d="M101 424c-27 47-55 58-87 59-8 0-14 0-14 15 0 3 3 8 10 8 19 0 40-3 60-3 23 0 48 3 71 3 3 0 13 0 13-15 0-8-7-8-12-8-16-1-33-8-33-25 0-8 5-16 9-26l55-90h177c0 15 12 111 12 117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333cm" svg:height="0.025cm" svg:x="20.306cm" svg:y="5.96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746cm" svg:y="5.77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1.242cm" svg:y="6.13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2.121cm" svg:y="5.37cm" svg:viewBox="0 0 187 1688" draw:points="0,1688 187,1688 187,1650 38,1650 38,38 187,38 187,0 0,0">
            <text:p/>
          </draw:polygon>
          <draw:path draw:style-name="gr3" draw:text-style-name="P7" draw:layer="layout" svg:width="0.233cm" svg:height="0.47cm" svg:x="22.935cm" svg:y="5.49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29cm" svg:height="0.029cm" svg:x="24.082cm" svg:y="5.7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24.635cm" svg:y="5.49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429cm" svg:height="0.029cm" svg:x="22.375cm" svg:y="6.617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27cm" svg:x="22.978cm" svg:y="6.2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81cm" svg:height="0.029cm" svg:x="22.948cm" svg:y="6.617cm" svg:viewBox="0 0 282 30" draw:points="141,30 0,30 0,0 282,0 282,30">
            <text:p/>
          </draw:polygon>
          <draw:path draw:style-name="gr3" draw:text-style-name="P7" draw:layer="layout" svg:width="0.226cm" svg:height="0.337cm" svg:x="22.974cm" svg:y="6.722cm" svg:viewBox="0 0 227 338" svg:d="M149 150c38-19 64-43 64-76 0-48-50-74-98-74-56 0-99 35-99 83 0 23 10 40 19 50 10 9 13 13 42 29-27 12-77 38-77 91 0 54 58 85 114 85 62 0 113-40 113-93 0-32-19-61-48-77-6-5-22-14-30-18zM69 102c-13-6-27-20-27-38 0-32 36-50 72-50 38 0 72 24 72 60 0 44-52 65-52 65-1 0-3 0-6-1zM93 171l67 40c13 7 38 23 38 51 0 37-41 60-83 60-46 0-85-29-85-69 0-37 28-66 63-82z">
            <text:p/>
          </draw:path>
          <draw:path draw:style-name="gr3" draw:text-style-name="P7" draw:layer="layout" svg:width="0.226cm" svg:height="0.337cm" svg:x="24.595cm" svg:y="6.202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olygon draw:style-name="gr3" draw:text-style-name="P7" draw:layer="layout" svg:width="0.281cm" svg:height="0.029cm" svg:x="24.567cm" svg:y="6.617cm" svg:viewBox="0 0 282 30" draw:points="141,30 0,30 0,0 282,0 282,30">
            <text:p/>
          </draw:polygon>
          <draw:path draw:style-name="gr3" draw:text-style-name="P7" draw:layer="layout" svg:width="0.226cm" svg:height="0.337cm" svg:x="24.595cm" svg:y="6.722cm" svg:viewBox="0 0 227 338" svg:d="M149 150c38-19 64-43 64-76 0-48-50-74-98-74-56 0-99 35-99 83 0 23 10 40 19 50 10 9 13 13 42 29-27 12-77 38-77 91 0 54 58 85 114 85 62 0 113-40 113-93 0-32-19-61-48-77-6-5-22-14-30-18zM69 102c-13-6-27-20-27-38 0-32 36-50 72-50 38 0 72 24 72 60 0 44-52 65-52 65-1 0-3 0-6-1zM93 171l67 40c13 7 38 23 38 51 0 37-41 60-83 60-46 0-85-29-85-69 0-37 28-66 63-82z">
            <text:p/>
          </draw:path>
          <draw:polygon draw:style-name="gr3" draw:text-style-name="P7" draw:layer="layout" svg:width="0.186cm" svg:height="1.687cm" svg:x="24.942cm" svg:y="5.37cm" svg:viewBox="0 0 187 1688" draw:points="147,1650 0,1650 0,1688 187,1688 187,0 0,0 0,38 147,38">
            <text:p/>
          </draw:polygon>
        </draw:g>
        <draw:g xml:id="id216" draw:id="id216">
          <svg:title>TexMaths</svg:title>
          <svg:desc>20§display§R_1 \rightarrow R_1 + R_2§svg§600§FALSE§</svg:desc>
          <draw:polygon draw:style-name="gr2" draw:text-style-name="P6" draw:layer="layout" svg:width="4.362cm" svg:height="0.517cm" svg:x="16.352cm" svg:y="7.604cm" svg:viewBox="0 0 4363 518" draw:points="2182,518 0,518 0,0 4363,0 4363,518">
            <text:p/>
          </draw:polygon>
          <draw:path draw:style-name="gr3" draw:text-style-name="P7" draw:layer="layout" svg:width="0.503cm" svg:height="0.497cm" svg:x="16.346cm" svg:y="7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16.904cm" svg:y="7.829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8cm" svg:x="17.4cm" svg:y="7.691cm" svg:viewBox="0 0 626 369" svg:d="M549 199c-39 30-58 59-64 67-31 50-37 94-37 94 0 9 8 9 14 9 12 0 13-2 16-13 16-71 58-130 138-162 8-3 10-5 10-10s-5-6-5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18.288cm" svg:y="7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18.847cm" svg:y="7.82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47cm" svg:x="19.304cm" svg:y="7.639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503cm" svg:height="0.497cm" svg:x="19.997cm" svg:y="7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4 0 14-14 0-8-6-8-21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20.533cm" svg:y="7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17" draw:id="id217">
          <svg:title>TexMaths</svg:title>
          <svg:desc>20§display§\begin{bmatrix} 1 &amp; 0 \\ 0 &amp;  1 \end{bmatrix} A^{-1} = \begin{bmatrix} \ \ 6/8 &amp; - 5/8 \\ - 2/8 &amp; \ \ 3/8 \end{bmatrix}§svg§600§FALSE§</svg:desc>
          <draw:polygon draw:style-name="gr2" draw:text-style-name="P6" draw:layer="layout" svg:width="8.886cm" svg:height="1.617cm" svg:x="16.952cm" svg:y="8.809cm" svg:viewBox="0 0 8887 1618" draw:points="4443,1618 0,1618 0,0 8887,0 8887,1618">
            <text:p/>
          </draw:polygon>
          <draw:polygon draw:style-name="gr3" draw:text-style-name="P7" draw:layer="layout" svg:width="0.186cm" svg:height="1.687cm" svg:x="17.093cm" svg:y="8.774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7.35cm" svg:y="8.8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37cm" svg:y="8.89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7.315cm" svg:y="9.7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8.405cm" svg:y="9.7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8.704cm" svg:y="8.774cm" svg:viewBox="0 0 187 1688" draw:points="147,1650 0,1650 0,1688 187,1688 187,0 0,0 0,38 147,38">
            <text:p/>
          </draw:polygon>
          <draw:path draw:style-name="gr3" draw:text-style-name="P7" draw:layer="layout" svg:width="0.482cm" svg:height="0.505cm" svg:x="19.207cm" svg:y="9.289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19.762cm" svg:y="9.36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202cm" svg:y="9.17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0.698cm" svg:y="9.536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1.576cm" svg:y="8.774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2.309cm" svg:y="8.89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74cm" svg:height="0.703cm" svg:x="22.669cm" svg:y="8.838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011cm" svg:y="8.89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4.135cm" svg:y="9.17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4.658cm" svg:y="8.89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25.013cm" svg:y="8.838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5.356cm" svg:y="8.89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1.831cm" svg:y="10.0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2.354cm" svg:y="9.7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74cm" svg:height="0.703cm" svg:x="22.709cm" svg:y="9.68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051cm" svg:y="9.7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24.613cm" svg:y="9.7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4.975cm" svg:y="9.68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5.316cm" svg:y="9.7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  <draw:polygon draw:style-name="gr3" draw:text-style-name="P7" draw:layer="layout" svg:width="0.186cm" svg:height="1.687cm" svg:x="25.687cm" svg:y="8.774cm" svg:viewBox="0 0 187 1688" draw:points="147,1650 0,1650 0,1688 187,1688 187,0 0,0 0,38 147,38">
            <text:p/>
          </draw:polygon>
        </draw:g>
        <draw:g xml:id="id218" draw:id="id218">
          <svg:title>TexMaths</svg:title>
          <svg:desc>20§inline§\text I A^{-1} = \begin{bmatrix} \ \ 6/8 &amp; - 5/8 \\ - 2/8 &amp; \ \ 3/8 \end{bmatrix}§svg§600§FALSE§</svg:desc>
          <draw:polygon draw:style-name="gr2" draw:text-style-name="P6" draw:layer="layout" svg:width="6.874cm" svg:height="1.617cm" svg:x="16.969cm" svg:y="11.012cm" svg:viewBox="0 0 6875 1618" draw:points="3437,1618 0,1618 0,0 6875,0 6875,1618">
            <text:p/>
          </draw:polygon>
          <draw:path draw:style-name="gr3" draw:text-style-name="P7" draw:layer="layout" svg:width="0.215cm" svg:height="0.481cm" svg:x="16.953cm" svg:y="11.516cm" svg:viewBox="0 0 216 482" svg:d="M139 54c0-24 3-32 58-32h19v-22c-24 2-80 2-107 2-29 0-85 0-109-2v22h19c55 0 58 8 58 32v373c0 26-3 32-58 32h-19v23c24-2 80-2 107-2 29 0 85 0 109 2v-23h-19c-55 0-58-6-58-32z">
            <text:p/>
          </draw:path>
          <draw:path draw:style-name="gr3" draw:text-style-name="P7" draw:layer="layout" svg:width="0.482cm" svg:height="0.505cm" svg:x="17.212cm" svg:y="11.49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767cm" svg:y="11.606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207cm" svg:y="11.41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.703cm" svg:y="11.739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9.582cm" svg:y="10.977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0.314cm" svg:y="11.09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274cm" svg:height="0.703cm" svg:x="20.676cm" svg:y="11.04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1.018cm" svg:y="11.09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2.14cm" svg:y="11.37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2.663cm" svg:y="11.09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23.018cm" svg:y="11.041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361cm" svg:y="11.09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9.836cm" svg:y="12.22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0.359cm" svg:y="11.94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20.714cm" svg:y="11.88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1.057cm" svg:y="11.9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22.618cm" svg:y="11.94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2.98cm" svg:y="11.88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92cm" svg:height="0.484cm" svg:x="23.322cm" svg:y="11.9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23.692cm" svg:y="10.977cm" svg:viewBox="0 0 187 1688" draw:points="147,1650 0,1650 0,1688 187,1688 187,0 0,0 0,38 147,38">
            <text:p/>
          </draw:polygon>
        </draw:g>
        <draw:g xml:id="id219" draw:id="id219">
          <svg:title>TexMaths</svg:title>
          <svg:desc>20§display§A^{-1} = \frac{1}{8} \begin{bmatrix} \ \ 6 &amp; - 5 \\ - 2 &amp; \ \ 3 \end{bmatrix}§svg§600§FALSE§</svg:desc>
          <draw:polygon draw:style-name="gr2" draw:text-style-name="P6" draw:layer="layout" svg:width="5.853cm" svg:height="1.617cm" svg:x="17.363cm" svg:y="13.211cm" svg:viewBox="0 0 5854 1618" draw:points="2927,1618 0,1618 0,0 5854,0 5854,1618">
            <text:p/>
          </draw:polygon>
          <draw:path draw:style-name="gr3" draw:text-style-name="P7" draw:layer="layout" svg:width="0.482cm" svg:height="0.505cm" svg:x="17.352cm" svg:y="13.691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909cm" svg:y="13.77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349cm" svg:y="13.57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.845cm" svg:y="13.93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695cm" svg:y="13.25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9.632cm" svg:y="14.005cm" svg:viewBox="0 0 354 30" draw:points="176,30 0,30 0,0 354,0 354,30">
            <text:p/>
          </draw:polygon>
          <draw:path draw:style-name="gr3" draw:text-style-name="P7" draw:layer="layout" svg:width="0.292cm" svg:height="0.484cm" svg:x="19.661cm" svg:y="14.2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20.36cm" svg:y="13.176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093cm" svg:y="13.298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429cm" svg:height="0.029cm" svg:x="22.215cm" svg:y="13.5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2.738cm" svg:y="13.29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20.615cm" svg:y="14.42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138cm" svg:y="14.1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22.695cm" svg:y="14.14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3.065cm" svg:y="13.176cm" svg:viewBox="0 0 187 1688" draw:points="147,1650 0,1650 0,1688 187,1688 187,0 0,0 0,38 147,38">
            <text:p/>
          </draw:polygon>
        </draw:g>
        <draw:g xml:id="id220" draw:id="id220">
          <svg:title>TexMaths</svg:title>
          <svg:desc>20§display§\therefore§svg§600§FALSE§</svg:desc>
          <draw:polygon draw:style-name="gr2" draw:text-style-name="P6" draw:layer="layout" svg:width="0.377cm" svg:height="0.309cm" svg:x="16.261cm" svg:y="13.805cm" svg:viewBox="0 0 378 310" draw:points="189,310 0,310 0,0 378,0 378,310">
            <text:p/>
          </draw:polygon>
          <draw:path draw:style-name="gr3" draw:text-style-name="P7" draw:layer="layout" svg:width="0.427cm" svg:height="0.379cm" svg:x="16.247cm" svg:y="13.77cm" svg:viewBox="0 0 428 380" svg:d="M252 37c0-19-18-37-37-37-21 0-39 18-39 37 0 20 18 38 39 38 19 0 37-16 37-38zM428 342c0-19-16-37-37-37s-38 18-38 37c0 20 17 38 38 38s37-18 37-38zM75 342c0-19-17-37-38-37-19 0-37 18-37 37 0 20 18 38 37 38 21 0 38-18 38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2" anim:sub-item="text" smil:attributeName="visibility" smil:to="visible"/>
                  <anim:animate smil:begin="0s" smil:dur="0.5s" smil:fill="hold" smil:decelerate="0.5" smil:targetElement="id202" anim:sub-item="text" smil:attributeName="rotate" smil:values="-90;0" smil:keyTimes="0;1"/>
                  <anim:animate smil:begin="0s" smil:dur="0.5s" smil:fill="hold" smil:decelerate="0.5" smil:targetElement="id202" anim:sub-item="text" smil:attributeName="width" smil:values="width;width*.05" smil:keyTimes="0;1"/>
                  <anim:animate smil:begin="0.5s" smil:dur="0.5s" smil:fill="hold" smil:accelerate="0.5" smil:targetElement="id202" anim:sub-item="text" smil:attributeName="width" smil:values="width*.05;width" smil:keyTimes="0;1"/>
                  <anim:animate smil:dur="1s" smil:fill="hold" smil:targetElement="id202" anim:sub-item="text" smil:attributeName="height" smil:values="height;height" smil:keyTimes="0;1"/>
                  <anim:animate smil:begin="0s" smil:dur="0.5s" smil:fill="hold" smil:decelerate="0.5" smil:targetElement="id202" anim:sub-item="text" smil:attributeName="x" smil:values="x+.4;x" smil:keyTimes="0;1"/>
                  <anim:animate smil:begin="0s" smil:dur="0.5s" smil:fill="hold" smil:decelerate="0.5" smil:targetElement="id202" anim:sub-item="text" smil:attributeName="y" smil:values="y-.2;y+.1" smil:keyTimes="0;1"/>
                  <anim:animate smil:begin="0.5s" smil:dur="0.5s" smil:fill="hold" smil:accelerate="0.5" smil:targetElement="id202" anim:sub-item="text" smil:attributeName="y" smil:values="y+.1;y" smil:keyTimes="0;1"/>
                  <anim:transitionFilter smil:begin="0s" smil:dur="1s" smil:decelerate="0.5" smil:targetElement="id20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1+width/2;x" smil:keyTimes="0;1"/>
                  <anim:animate smil:dur="0.5s" smil:fill="hold" smil:targetElement="id2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23" draw:id="id223">
          <svg:title>TexMaths</svg:title>
          <svg:desc>22§display§= \begin{bmatrix}\ \  2 &amp;  - 1 &amp; \ \ 1  \\  -1 &amp;\ \   2  &amp; -1  \\ \ \  1 &amp;  -1  &amp; \ \ 2 \end{bmatrix} §svg§600§FALSE§</svg:desc>
          <draw:polygon draw:style-name="gr2" draw:text-style-name="P6" draw:layer="layout" svg:width="6.03cm" svg:height="2.706cm" svg:x="7.194cm" svg:y="0.711cm" svg:viewBox="0 0 6031 2707" draw:points="3016,2707 0,2707 0,0 6031,0 6031,2707">
            <text:p/>
          </draw:polygon>
          <draw:path draw:style-name="gr3" draw:text-style-name="P7" draw:layer="layout" svg:width="0.515cm" svg:height="0.182cm" svg:x="7.199cm" svg:y="1.9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8.224cm" svg:y="0.672cm" svg:viewBox="0 0 259 1392" draw:points="0,1392 55,1392 55,53 259,53 259,0 0,0">
            <text:p/>
          </draw:polygon>
          <draw:polygon draw:style-name="gr3" draw:text-style-name="P7" draw:layer="layout" svg:width="0.258cm" svg:height="1.391cm" svg:x="8.224cm" svg:y="2.063cm" svg:viewBox="0 0 259 1392" draw:points="0,1392 259,1392 259,1340 55,1340 55,0 0,0">
            <text:p/>
          </draw:polygon>
          <draw:path draw:style-name="gr3" draw:text-style-name="P7" draw:layer="layout" svg:width="0.309cm" svg:height="0.517cm" svg:x="9.085cm" svg:y="0.8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473cm" svg:height="0.032cm" svg:x="10.313cm" svg:y="1.11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919cm" svg:y="0.8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637cm" svg:y="0.8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8.551cm" svg:y="2.0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9.157cm" svg:y="1.7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847cm" svg:y="1.7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473cm" svg:height="0.032cm" svg:x="12.074cm" svg:y="2.0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2.681cm" svg:y="1.7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115cm" svg:y="2.66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10.313cm" svg:y="2.96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919cm" svg:y="2.66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2.607cm" svg:y="2.66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7" draw:layer="layout" svg:width="0.258cm" svg:height="1.391cm" svg:x="13.003cm" svg:y="0.672cm" svg:viewBox="0 0 259 1392" draw:points="206,1392 259,1392 259,0 0,0 0,53 206,53">
            <text:p/>
          </draw:polygon>
          <draw:polygon draw:style-name="gr3" draw:text-style-name="P7" draw:layer="layout" svg:width="0.258cm" svg:height="1.391cm" svg:x="13.003cm" svg:y="2.063cm" svg:viewBox="0 0 259 1392" draw:points="206,1340 0,1340 0,1392 259,1392 259,0 206,0">
            <text:p/>
          </draw:polygon>
        </draw:g>
        <draw:g xml:id="id221" draw:id="id221">
          <svg:title>TexMaths</svg:title>
          <svg:desc>24§display§\text {(2)}§svg§600§FALSE§</svg:desc>
          <draw:polygon draw:style-name="gr2" draw:text-style-name="P6" draw:layer="layout" svg:width="0.91cm" svg:height="0.76cm" svg:x="2.944cm" svg:y="1.608cm" svg:viewBox="0 0 911 761" draw:points="455,761 0,761 0,0 911,0 911,761">
            <text:p/>
          </draw:polygon>
          <draw:path draw:style-name="gr3" draw:text-style-name="P7" draw:layer="layout" svg:width="0.197cm" svg:height="0.844cm" svg:x="2.984cm" svg:y="1.566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37cm" svg:height="0.564cm" svg:x="3.273cm" svg:y="1.637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701cm" svg:y="1.56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22" draw:id="id222">
          <svg:title>TexMaths</svg:title>
          <svg:desc>24§display§\text {Let,  A}§svg§600§FALSE§</svg:desc>
          <draw:polygon draw:style-name="gr2" draw:text-style-name="P6" draw:layer="layout" svg:width="2.267cm" svg:height="0.683cm" svg:x="4.558cm" svg:y="1.707cm" svg:viewBox="0 0 2268 684" draw:points="1135,684 0,684 0,0 2268,0 2268,684">
            <text:p/>
          </draw:polygon>
          <draw:path draw:style-name="gr3" draw:text-style-name="P7" draw:layer="layout" svg:width="0.464cm" svg:height="0.577cm" svg:x="4.543cm" svg:y="1.6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5.067cm" svg:y="1.8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5.434cm" svg:y="1.7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818cm" svg:y="2.1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6.289cm" svg:y="1.6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24" draw:id="id224">
          <svg:title>TexMaths</svg:title>
          <svg:desc>22§display§\text {consider }\left| A \right| = 2(4 - 1) + 1(-2 + 1) + 1(1 - 2) = 6 - 1 - 1 =4 \ne 0§svg§600§FALSE§</svg:desc>
          <draw:polygon draw:style-name="gr2" draw:text-style-name="P6" draw:layer="layout" svg:width="22.601cm" svg:height="0.696cm" svg:x="4.661cm" svg:y="3.911cm" svg:viewBox="0 0 22602 697" draw:points="11301,697 0,697 0,0 22602,0 22602,697">
            <text:p/>
          </draw:polygon>
          <draw:path draw:style-name="gr3" draw:text-style-name="P7" draw:layer="layout" svg:width="0.295cm" svg:height="0.356cm" svg:x="4.649cm" svg:y="4.10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4.989cm" svg:y="4.1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5.378cm" svg:y="4.10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5.807cm" svg:y="4.1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113cm" svg:y="3.9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6.328cm" svg:y="3.916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6.754cm" svg:y="4.10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097cm" svg:y="4.10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32cm" svg:height="0.773cm" svg:x="7.857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8.007cm" svg:y="3.898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7" draw:layer="layout" svg:width="0.032cm" svg:height="0.773cm" svg:x="8.651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9.033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9.84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269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0.513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1.115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893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56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27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525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919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4.208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783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5.346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6.145cm" svg:y="3.9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508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6.98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779cm" svg:y="3.9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173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465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9.019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767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158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0.674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478cm" svg:y="3.9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472cm" svg:height="0.032cm" svg:x="22.0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847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3.4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178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24.754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5.549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72cm" svg:x="26.235cm" svg:y="3.898cm" svg:viewBox="0 0 387 721" svg:d="M382 30c5-11 5-12 5-14 0-5-3-16-16-16-8 0-10 5-15 16l-349 675c-7 11-7 13-7 16 0 5 5 14 16 14 9 0 10-3 17-14z">
            <text:p/>
          </draw:path>
          <draw:path draw:style-name="gr3" draw:text-style-name="P7" draw:layer="layout" svg:width="0.515cm" svg:height="0.182cm" svg:x="26.172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6.975cm" svg:y="3.9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226" draw:id="id226">
          <svg:title>TexMaths</svg:title>
          <svg:desc>22§display§\text {We have  } AA^{-1} = I§svg§600§FALSE§</svg:desc>
          <draw:polygon draw:style-name="gr2" draw:text-style-name="P6" draw:layer="layout" svg:width="6.444cm" svg:height="0.62cm" svg:x="3.369cm" svg:y="6.106cm" svg:viewBox="0 0 6445 621" draw:points="3223,621 0,621 0,0 6445,0 6445,621">
            <text:p/>
          </draw:polygon>
          <draw:path draw:style-name="gr3" draw:text-style-name="P7" draw:layer="layout" svg:width="0.767cm" svg:height="0.547cm" svg:x="3.344cm" svg:y="6.2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4.082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4.687cm" svg:y="6.2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5.124cm" svg:y="6.4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5.47cm" svg:y="6.4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5.865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6.472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31cm" svg:height="0.556cm" svg:x="7.051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7.664cm" svg:y="6.2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148cm" svg:y="6.0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8.694cm" svg:y="6.4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9.493cm" svg:y="6.2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27" draw:id="id227">
          <svg:title>TexMaths</svg:title>
          <svg:desc>20§display§\text {i.e. } \begin{bmatrix}\ \  2 &amp;  - 1 &amp; \ \ 1  \\  -1 &amp;\ \   2  &amp; -1  \\ \ \  1 &amp;  -1  &amp; \ \ 2 \end{bmatrix} A^{-1} = \begin{bmatrix} 1 &amp; 0 &amp; 0\\ 0 &amp; 1 &amp; 0  \\ 0 &amp; 0 &amp; 1 \end{bmatrix}§svg§600§FALSE§</svg:desc>
          <draw:polygon draw:style-name="gr2" draw:text-style-name="P6" draw:layer="layout" svg:width="11.799cm" svg:height="2.46cm" svg:x="3.261cm" svg:y="7.604cm" svg:viewBox="0 0 11800 2461" draw:points="5901,2461 0,2461 0,0 11800,0 11800,2461">
            <text:p/>
          </draw:polygon>
          <draw:path draw:style-name="gr3" draw:text-style-name="P7" draw:layer="layout" svg:width="0.151cm" svg:height="0.471cm" svg:x="3.248cm" svg:y="8.53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3.482cm" svg:y="8.936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3.635cm" svg:y="8.69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3.989cm" svg:y="8.936cm" svg:viewBox="0 0 77 77" svg:d="M77 38c0-20-18-38-39-38-20 0-38 18-38 38 0 21 18 39 38 39 21 0 39-18 39-39z">
            <text:p/>
          </draw:path>
          <draw:polygon draw:style-name="gr3" draw:text-style-name="P7" draw:layer="layout" svg:width="0.234cm" svg:height="1.265cm" svg:x="4.782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4.782cm" svg:y="8.833cm" svg:viewBox="0 0 235 1266" draw:points="0,1266 235,1266 235,1218 50,1218 50,0 0,0">
            <text:p/>
          </draw:polygon>
          <draw:path draw:style-name="gr3" draw:text-style-name="P7" draw:layer="layout" svg:width="0.281cm" svg:height="0.469cm" svg:x="5.565cm" svg:y="7.6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6.682cm" svg:y="7.9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32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8.794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08cm" svg:y="8.8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32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166cm" svg:y="8.5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8.283cm" svg:y="8.8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834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5.592cm" svg:y="9.3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6.682cm" svg:y="9.6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32cm" svg:y="9.3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766cm" svg:y="9.3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9.128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9.128cm" svg:y="8.833cm" svg:viewBox="0 0 235 1266" draw:points="187,1218 0,1218 0,1266 235,1266 235,0 187,0">
            <text:p/>
          </draw:polygon>
          <draw:path draw:style-name="gr3" draw:text-style-name="P7" draw:layer="layout" svg:width="0.482cm" svg:height="0.505cm" svg:x="9.733cm" svg:y="8.5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10.288cm" svg:y="8.5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0.728cm" svg:y="8.3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1.224cm" svg:y="8.7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2.157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12.157cm" svg:y="8.833cm" svg:viewBox="0 0 235 1266" draw:points="0,1266 235,1266 235,1218 50,1218 50,0 0,0">
            <text:p/>
          </draw:polygon>
          <draw:path draw:style-name="gr3" draw:text-style-name="P7" draw:layer="layout" svg:width="0.233cm" svg:height="0.469cm" svg:x="12.458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3.477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4.531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3.512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4.531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3.477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4.566cm" svg:y="9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861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14.861cm" svg:y="8.833cm" svg:viewBox="0 0 235 1266" draw:points="187,1218 0,1218 0,1266 235,1266 235,0 187,0">
            <text:p/>
          </draw:polygon>
        </draw:g>
        <draw:polyline draw:style-name="gr4" draw:text-style-name="P9" xml:id="id230" draw:id="id230" draw:layer="layout" svg:width="0.099cm" svg:height="10.299cm" svg:x="15.6cm" svg:y="5cm" svg:viewBox="0 0 100 10300" draw:points="0,0 100,10300">
          <text:p/>
        </draw:polyline>
        <draw:g xml:id="id231" draw:id="id231">
          <svg:title>TexMaths</svg:title>
          <svg:desc>20§display§R_2 \rightarrow R_2 + R_1, \ R_3 \rightarrow R_3 - R_1§svg§600§FALSE§</svg:desc>
          <draw:polygon draw:style-name="gr2" draw:text-style-name="P6" draw:layer="layout" svg:width="9.393cm" svg:height="0.546cm" svg:x="16.152cm" svg:y="6.404cm" svg:viewBox="0 0 9394 547" draw:points="4697,547 0,547 0,0 9394,0 9394,547">
            <text:p/>
          </draw:polygon>
          <draw:path draw:style-name="gr3" draw:text-style-name="P7" draw:layer="layout" svg:width="0.503cm" svg:height="0.497cm" svg:x="16.146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16.682cm" svg:y="6.6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17.2cm" svg:y="6.491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18.088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18.624cm" svg:y="6.6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9.104cm" svg:y="6.4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03cm" svg:height="0.497cm" svg:x="19.797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20.355cm" svg:y="6.6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082cm" svg:height="0.21cm" svg:x="20.677cm" svg:y="6.77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03cm" svg:height="0.497cm" svg:x="21.192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21.723cm" svg:y="6.6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22.246cm" svg:y="6.491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23.134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23.665cm" svg:y="6.6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ath draw:style-name="gr3" draw:text-style-name="P7" draw:layer="layout" svg:width="0.429cm" svg:height="0.029cm" svg:x="24.169cm" svg:y="6.6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24.843cm" svg:y="6.3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7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25.401cm" svg:y="6.628cm" svg:viewBox="0 0 181 328" svg:d="M112 14c0-14-2-14-14-14-32 30-77 32-98 32v18c11 0 45 0 72-15v253c0 16 0 22-50 22h-19v18c10 0 71-2 88-2 16 0 79 2 90 2v-18h-19c-50 0-50-6-50-22z">
            <text:p/>
          </draw:path>
        </draw:g>
        <draw:g xml:id="id225" draw:id="id225">
          <svg:title>TexMaths</svg:title>
          <svg:desc>22§display§\therefore\ A^{-1} \text { exists}§svg§600§FALSE§</svg:desc>
          <draw:polygon draw:style-name="gr2" draw:text-style-name="P6" draw:layer="layout" svg:width="4.429cm" svg:height="0.659cm" svg:x="4.661cm" svg:y="5.008cm" svg:viewBox="0 0 4430 660" draw:points="2216,660 0,660 0,0 4430,0 4430,660">
            <text:p/>
          </draw:polygon>
          <draw:path draw:style-name="gr3" draw:text-style-name="P7" draw:layer="layout" svg:width="0.469cm" svg:height="0.418cm" svg:x="4.645cm" svg:y="5.2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3cm" svg:height="0.555cm" svg:x="5.638cm" svg:y="5.094cm" svg:viewBox="0 0 531 556" svg:d="M111 466c-30 51-60 64-95 65-9 0-16 0-16 16 0 4 4 9 11 9 21 0 44-4 66-4 25 0 53 4 78 4 3 0 14 0 14-16 0-9-7-9-12-9-18-1-37-8-37-28 0-9 5-17 10-28l60-98h195c2 15 13 121 13 128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6.248cm" svg:y="5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732cm" svg:y="4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7.299cm" svg:y="5.3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7.632cm" svg:y="5.314cm" svg:viewBox="0 0 391 334" svg:d="M213 153c25-30 53-69 72-88 25-28 56-40 92-40v-25c-20 2-43 2-64 2-23 0-63-2-74-2v25c16 1 23 10 23 23 0 12-9 22-12 28l-48 59-61-77c-7-9-7-10-7-14 0-12 12-19 28-19v-25c-21 0-72 2-85 2-15 0-52 0-73-2v25c54 0 56 0 91 47l77 100-73 92c-37 46-83 47-99 47v23c19-1 44-1 65-1s55 1 74 1v-23c-18-3-23-12-23-24 0-18 23-42 69-99l60 78c7 8 15 21 15 26 0 7-7 18-28 19v23c25 0 67-1 85-1 21 0 51 0 74 1v-23c-41 0-55-1-74-24z">
            <text:p/>
          </draw:path>
          <draw:path draw:style-name="gr3" draw:text-style-name="P7" draw:layer="layout" svg:width="0.166cm" svg:height="0.518cm" svg:x="8.056cm" svg:y="5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8.27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8.564cm" svg:y="5.17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8.876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29" draw:id="id229">
          <svg:title>TexMaths</svg:title>
          <svg:desc>20§display§\text {i.e. } \begin{bmatrix}\ \  1 &amp; \ \  1 &amp; \ \ 0  \\  -1 &amp;\ \   2  &amp; -1  \\ \ \  1 &amp;  -1  &amp; \ \ 2 \end{bmatrix} A^{-1} = \begin{bmatrix} 1 &amp; 1 &amp; 0\\ 0 &amp; 1 &amp; 0  \\ 0 &amp; 0 &amp; 1 \end{bmatrix}§svg§600§FALSE§</svg:desc>
          <draw:polygon draw:style-name="gr2" draw:text-style-name="P6" draw:layer="layout" svg:width="11.799cm" svg:height="2.46cm" svg:x="3.261cm" svg:y="11.804cm" svg:viewBox="0 0 11800 2461" draw:points="5901,2461 0,2461 0,0 11800,0 11800,2461">
            <text:p/>
          </draw:polygon>
          <draw:path draw:style-name="gr3" draw:text-style-name="P7" draw:layer="layout" svg:width="0.151cm" svg:height="0.471cm" svg:x="3.248cm" svg:y="12.73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3.482cm" svg:y="13.136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3.635cm" svg:y="12.89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3.989cm" svg:y="13.136cm" svg:viewBox="0 0 77 77" svg:d="M77 38c0-20-18-38-39-38-20 0-38 18-38 38 0 21 18 39 38 39 21 0 39-18 39-39z">
            <text:p/>
          </draw:path>
          <draw:polygon draw:style-name="gr3" draw:text-style-name="P7" draw:layer="layout" svg:width="0.234cm" svg:height="1.265cm" svg:x="4.782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4.782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5.592cm" svg:y="11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194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8.76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08cm" svg:y="13.0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32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166cm" svg:y="12.7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8.283cm" svg:y="13.0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834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5.592cm" svg:y="13.5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6.682cm" svg:y="13.8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32cm" svg:y="13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766cm" svg:y="13.5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9.128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9.128cm" svg:y="13.033cm" svg:viewBox="0 0 235 1266" draw:points="187,1218 0,1218 0,1266 235,1266 235,0 187,0">
            <text:p/>
          </draw:polygon>
          <draw:path draw:style-name="gr3" draw:text-style-name="P7" draw:layer="layout" svg:width="0.482cm" svg:height="0.505cm" svg:x="9.733cm" svg:y="12.7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10.288cm" svg:y="12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0.728cm" svg:y="12.5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1.224cm" svg:y="12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2.157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12.157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12.458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512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4.531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12.7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3.512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4.531cm" svg:y="12.7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424cm" svg:y="13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3.477cm" svg:y="13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4.566cm" svg:y="13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861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14.861cm" svg:y="13.033cm" svg:viewBox="0 0 235 1266" draw:points="187,1218 0,1218 0,1266 235,1266 235,0 187,0">
            <text:p/>
          </draw:polygon>
        </draw:g>
        <draw:g xml:id="id228" draw:id="id228">
          <svg:title>TexMaths</svg:title>
          <svg:desc>20§display§R_1 \rightarrow R_1 + R_2§svg§600§FALSE§</svg:desc>
          <draw:polygon draw:style-name="gr2" draw:text-style-name="P6" draw:layer="layout" svg:width="4.362cm" svg:height="0.517cm" svg:x="3.352cm" svg:y="10.604cm" svg:viewBox="0 0 4363 518" draw:points="2182,518 0,518 0,0 4363,0 4363,518">
            <text:p/>
          </draw:polygon>
          <draw:path draw:style-name="gr3" draw:text-style-name="P7" draw:layer="layout" svg:width="0.503cm" svg:height="0.497cm" svg:x="3.346cm" svg:y="10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3.904cm" svg:y="10.829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8cm" svg:x="4.4cm" svg:y="10.691cm" svg:viewBox="0 0 626 369" svg:d="M549 199c-39 30-58 59-64 67-31 50-37 94-37 94 0 9 8 9 14 9 12 0 13-2 16-13 16-71 58-130 138-162 8-3 10-5 10-10s-5-6-5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5.288cm" svg:y="10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5.847cm" svg:y="10.82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47cm" svg:x="6.304cm" svg:y="10.639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503cm" svg:height="0.497cm" svg:x="6.997cm" svg:y="10.569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4 0 14-14 0-8-6-8-21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7.533cm" svg:y="10.829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32" draw:id="id232">
          <svg:title>TexMaths</svg:title>
          <svg:desc>20§display§\begin{bmatrix}\ \  1 &amp; \ \  1 &amp; \ \ 0  \\ \ \  0  &amp;\ \   3  &amp;  - 1  \\ \ \  0 &amp;  -2  &amp; \ \ 2 \end{bmatrix} A^{-1} = \begin{bmatrix}\ \  1 &amp; \ \ 1 &amp; 0\\ \ \ 1 &amp;  \ \ 2 &amp; 0  \\ -1 &amp; -1 &amp; 1 \end{bmatrix}§svg§600§FALSE§</svg:desc>
          <draw:polygon draw:style-name="gr2" draw:text-style-name="P6" draw:layer="layout" svg:width="11.488cm" svg:height="2.46cm" svg:x="15.948cm" svg:y="7.704cm" svg:viewBox="0 0 11489 2461" draw:points="5744,2461 0,2461 0,0 11489,0 11489,2461">
            <text:p/>
          </draw:polygon>
          <draw:polygon draw:style-name="gr3" draw:text-style-name="P7" draw:layer="layout" svg:width="0.234cm" svg:height="1.265cm" svg:x="16.142cm" svg:y="7.669cm" svg:viewBox="0 0 235 1266" draw:points="0,1266 50,1266 50,48 235,48 235,0 0,0">
            <text:p/>
          </draw:polygon>
          <draw:polygon draw:style-name="gr3" draw:text-style-name="P7" draw:layer="layout" svg:width="0.234cm" svg:height="1.265cm" svg:x="16.142cm" svg:y="8.933cm" svg:viewBox="0 0 235 1266" draw:points="0,1266 235,1266 235,1218 50,1218 50,0 0,0">
            <text:p/>
          </draw:polygon>
          <draw:path draw:style-name="gr3" draw:text-style-name="P7" draw:layer="layout" svg:width="0.233cm" svg:height="0.469cm" svg:x="16.913cm" svg:y="7.7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475cm" svg:y="7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0.041cm" svg:y="7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6.878cm" svg:y="8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18.443cm" svg:y="8.63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9.564cm" svg:y="8.9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115cm" svg:y="8.6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6.878cm" svg:y="9.4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7.963cm" svg:y="9.7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486cm" svg:y="9.4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20.049cm" svg:y="9.4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20.409cm" svg:y="7.669cm" svg:viewBox="0 0 235 1266" draw:points="187,1266 235,1266 235,0 0,0 0,48 187,48">
            <text:p/>
          </draw:polygon>
          <draw:polygon draw:style-name="gr3" draw:text-style-name="P7" draw:layer="layout" svg:width="0.234cm" svg:height="1.265cm" svg:x="20.409cm" svg:y="8.933cm" svg:viewBox="0 0 235 1266" draw:points="187,1218 0,1218 0,1266 235,1266 235,0 187,0">
            <text:p/>
          </draw:polygon>
          <draw:path draw:style-name="gr3" draw:text-style-name="P7" draw:layer="layout" svg:width="0.482cm" svg:height="0.505cm" svg:x="21.014cm" svg:y="8.607cm" svg:viewBox="0 0 483 506" svg:d="M101 424c-27 46-55 58-87 59-8 0-14 0-14 15 0 3 3 8 10 8 19 0 40-4 60-4 23 0 48 4 71 4 3 0 13 0 13-15 0-8-7-8-12-8-16-1-33-8-33-25 0-8 5-16 9-26l55-90h177c0 15 12 111 12 117 0 23-37 24-52 24-9 0-17 0-17 15 0 8 9 8 9 8 31 0 61-4 90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21.571cm" svg:y="8.6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2.011cm" svg:y="8.4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2.507cm" svg:y="8.8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3.438cm" svg:y="7.669cm" svg:viewBox="0 0 235 1266" draw:points="0,1266 50,1266 50,48 235,48 235,0 0,0">
            <text:p/>
          </draw:polygon>
          <draw:polygon draw:style-name="gr3" draw:text-style-name="P7" draw:layer="layout" svg:width="0.234cm" svg:height="1.265cm" svg:x="23.438cm" svg:y="8.933cm" svg:viewBox="0 0 235 1266" draw:points="0,1266 235,1266 235,1218 50,1218 50,0 0,0">
            <text:p/>
          </draw:polygon>
          <draw:path draw:style-name="gr3" draw:text-style-name="P7" draw:layer="layout" svg:width="0.233cm" svg:height="0.469cm" svg:x="24.248cm" svg:y="7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5.849cm" svg:y="7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6.907cm" svg:y="7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24.248cm" svg:y="8.6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25.822cm" svg:y="8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6.907cm" svg:y="8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3.736cm" svg:y="9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286cm" svg:y="9.4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337cm" svg:y="9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888cm" svg:y="9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6.942cm" svg:y="9.4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7.237cm" svg:y="7.669cm" svg:viewBox="0 0 235 1266" draw:points="187,1266 235,1266 235,0 0,0 0,48 187,48">
            <text:p/>
          </draw:polygon>
          <draw:polygon draw:style-name="gr3" draw:text-style-name="P7" draw:layer="layout" svg:width="0.234cm" svg:height="1.265cm" svg:x="27.237cm" svg:y="8.933cm" svg:viewBox="0 0 235 1266" draw:points="187,1218 0,1218 0,1266 235,1266 235,0 187,0">
            <text:p/>
          </draw:polygon>
        </draw:g>
        <draw:g xml:id="id233" draw:id="id233">
          <svg:title>TexMaths</svg:title>
          <svg:desc>20§display§R_2 \rightarrow R_2 + R_3§svg§600§FALSE§</svg:desc>
          <draw:polygon draw:style-name="gr2" draw:text-style-name="P6" draw:layer="layout" svg:width="4.367cm" svg:height="0.525cm" svg:x="16.352cm" svg:y="10.705cm" svg:viewBox="0 0 4368 526" draw:points="2184,526 0,526 0,0 4368,0 4368,526">
            <text:p/>
          </draw:polygon>
          <draw:path draw:style-name="gr3" draw:text-style-name="P7" draw:layer="layout" svg:width="0.503cm" svg:height="0.496cm" svg:x="16.346cm" svg:y="10.67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3 0 13-14 0-8-5-8-20-8-25 0-46 0-46-13 0-3 2-7 3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6.882cm" svg:y="10.929cm" svg:viewBox="0 0 219 328" svg:d="M219 238h-17c-2 11-7 40-13 45-3 3-42 3-48 3h-91c51-46 68-59 99-83 37-29 70-59 70-107 0-59-53-96-117-96-60 0-102 43-102 88 0 25 21 29 26 29 12 0 27-10 27-28 0-8-3-25-29-25 14-35 48-46 72-46 50 0 75 38 75 78 0 43-30 77-46 96l-120 116c-5 5-5 7-5 20h205z">
            <text:p/>
          </draw:path>
          <draw:path draw:style-name="gr3" draw:text-style-name="P7" draw:layer="layout" svg:width="0.625cm" svg:height="0.367cm" svg:x="17.4cm" svg:y="10.791cm" svg:viewBox="0 0 626 368" svg:d="M549 198c-39 30-58 59-64 67-31 50-37 95-37 95 0 8 8 8 14 8 12 0 13-2 16-13 16-71 58-130 138-162 8-3 10-4 10-9s-5-7-5-8c-32-11-117-47-144-165-2-9-3-11-15-11-6 0-14 0-14 8 0 2 6 46 37 94 13 21 33 45 64 67h-523c-13 0-26 0-26 15 0 14 13 14 26 14z">
            <text:p/>
          </draw:path>
          <draw:path draw:style-name="gr3" draw:text-style-name="P7" draw:layer="layout" svg:width="0.503cm" svg:height="0.496cm" svg:x="18.289cm" svg:y="10.67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19 0 68-2 89-2 19 0 69 2 90 2 5 0 13 0 13-14 0-8-5-8-20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8.825cm" svg:y="10.929cm" svg:viewBox="0 0 219 328" svg:d="M219 238h-17c-2 11-7 40-13 45-3 3-42 3-48 3h-91c51-46 68-59 99-83 37-29 70-59 70-107 0-59-53-96-117-96-60 0-102 43-102 88 0 25 21 29 26 29 12 0 27-10 27-28 0-8-3-25-29-25 14-35 48-46 72-46 50 0 75 38 75 78 0 43-30 77-46 96l-120 116c-5 5-5 7-5 20h205z">
            <text:p/>
          </draw:path>
          <draw:path draw:style-name="gr3" draw:text-style-name="P7" draw:layer="layout" svg:width="0.468cm" svg:height="0.469cm" svg:x="19.305cm" svg:y="10.74cm" svg:viewBox="0 0 469 470" svg:d="M250 249h196c10 0 23 0 23-14s-13-14-23-14h-196v-197c0-11 0-24-15-24-14 0-14 13-14 24v197h-197c-11 0-24 0-24 14s13 14 24 14h197v197c0 9 0 24 14 24 15 0 15-15 15-24z">
            <text:p/>
          </draw:path>
          <draw:path draw:style-name="gr3" draw:text-style-name="P7" draw:layer="layout" svg:width="0.503cm" svg:height="0.496cm" svg:x="19.998cm" svg:y="10.67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4 0 14-14 0-8-6-8-21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6cm" svg:x="20.529cm" svg:y="10.929cm" svg:viewBox="0 0 227 337" svg:d="M109 163c38 0 65 27 65 80 0 61-35 78-64 78-19 0-64-5-84-33 24-2 28-18 28-28 0-16-11-27-27-27-13 0-27 8-27 27 0 48 51 77 112 77 69 0 115-45 115-94 0-38-30-77-85-90 52-17 71-56 71-84 0-40-45-69-101-69-54 0-96 27-96 66 0 17 10 27 26 27 14 0 25-12 25-26s-11-24-25-25c17-23 51-28 68-28 23 0 55 12 55 55 0 20-7 43-21 57-16 19-29 21-54 23-13 0-13 0-16 1 0 0-5 0-5 7 0 6 5 6 13 6z">
            <text:p/>
          </draw:path>
        </draw:g>
        <draw:g xml:id="id234" draw:id="id234">
          <svg:title>TexMaths</svg:title>
          <svg:desc>20§display§\begin{bmatrix}\ \  1 &amp; \ \  1 &amp;  0  \\  \ \  0  &amp;\ \  1  &amp;  1  \\ \ \  0 &amp;  -2  &amp;  2 \end{bmatrix} A^{-1} = \begin{bmatrix} \ \  1 &amp;  \ \  1 &amp; 0\\  \ \  0 &amp;  \ \  1 &amp;  1  \\  -1 &amp;  -1  &amp; 1 \end{bmatrix}§svg§600§FALSE§</svg:desc>
          <draw:polygon draw:style-name="gr2" draw:text-style-name="P6" draw:layer="layout" svg:width="10.94cm" svg:height="2.46cm" svg:x="16.248cm" svg:y="11.904cm" svg:viewBox="0 0 10941 2461" draw:points="5470,2461 0,2461 0,0 10941,0 10941,2461">
            <text:p/>
          </draw:polygon>
          <draw:polygon draw:style-name="gr3" draw:text-style-name="P7" draw:layer="layout" svg:width="0.234cm" svg:height="1.265cm" svg:x="16.442cm" svg:y="11.869cm" svg:viewBox="0 0 235 1266" draw:points="0,1266 50,1266 50,48 235,48 235,0 0,0">
            <text:p/>
          </draw:polygon>
          <draw:polygon draw:style-name="gr3" draw:text-style-name="P7" draw:layer="layout" svg:width="0.234cm" svg:height="1.265cm" svg:x="16.442cm" svg:y="13.133cm" svg:viewBox="0 0 235 1266" draw:points="0,1266 235,1266 235,1218 50,1218 50,0 0,0">
            <text:p/>
          </draw:polygon>
          <draw:path draw:style-name="gr3" draw:text-style-name="P7" draw:layer="layout" svg:width="0.233cm" svg:height="0.469cm" svg:x="17.213cm" svg:y="11.9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774cm" svg:y="11.9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9.834cm" svg:y="11.9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7.178cm" svg:y="12.8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8.774cm" svg:y="12.8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9.869cm" svg:y="12.8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7.178cm" svg:y="13.6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8.262cm" svg:y="13.9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786cm" svg:y="13.6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19.84cm" svg:y="13.6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20.162cm" svg:y="11.869cm" svg:viewBox="0 0 235 1266" draw:points="187,1266 235,1266 235,0 0,0 0,48 187,48">
            <text:p/>
          </draw:polygon>
          <draw:polygon draw:style-name="gr3" draw:text-style-name="P7" draw:layer="layout" svg:width="0.234cm" svg:height="1.265cm" svg:x="20.162cm" svg:y="13.133cm" svg:viewBox="0 0 235 1266" draw:points="187,1218 0,1218 0,1266 235,1266 235,0 187,0">
            <text:p/>
          </draw:polygon>
          <draw:path draw:style-name="gr3" draw:text-style-name="P7" draw:layer="layout" svg:width="0.482cm" svg:height="0.505cm" svg:x="20.768cm" svg:y="12.8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21.323cm" svg:y="12.8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1.763cm" svg:y="12.6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22.259cm" svg:y="13.0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3.19cm" svg:y="11.869cm" svg:viewBox="0 0 235 1266" draw:points="0,1266 50,1266 50,48 235,48 235,0 0,0">
            <text:p/>
          </draw:polygon>
          <draw:polygon draw:style-name="gr3" draw:text-style-name="P7" draw:layer="layout" svg:width="0.234cm" svg:height="1.265cm" svg:x="23.19cm" svg:y="13.133cm" svg:viewBox="0 0 235 1266" draw:points="0,1266 235,1266 235,1218 50,1218 50,0 0,0">
            <text:p/>
          </draw:polygon>
          <draw:path draw:style-name="gr3" draw:text-style-name="P7" draw:layer="layout" svg:width="0.233cm" svg:height="0.469cm" svg:x="24cm" svg:y="11.9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5.602cm" svg:y="11.9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6.661cm" svg:y="11.9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23.965cm" svg:y="12.8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25.602cm" svg:y="12.8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6.694cm" svg:y="12.8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488cm" svg:y="13.9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04cm" svg:y="13.6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09cm" svg:y="13.9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64cm" svg:y="13.6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6.694cm" svg:y="13.67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6.989cm" svg:y="11.869cm" svg:viewBox="0 0 235 1266" draw:points="187,1266 235,1266 235,0 0,0 0,48 187,48">
            <text:p/>
          </draw:polygon>
          <draw:polygon draw:style-name="gr3" draw:text-style-name="P7" draw:layer="layout" svg:width="0.234cm" svg:height="1.265cm" svg:x="26.989cm" svg:y="13.133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2" smil:attributeName="visibility" smil:to="visible"/>
                  <anim:animate smil:dur="0.5s" smil:fill="hold" smil:targetElement="id222" smil:attributeName="width" smil:values="width*0.05;width" smil:keyTimes="0;1"/>
                  <anim:animate smil:dur="0.5s" smil:fill="hold" smil:targetElement="id222" smil:attributeName="height" smil:values="height;height" smil:keyTimes="0;1"/>
                  <anim:animate smil:dur="0.5s" smil:fill="hold" smil:targetElement="id222" smil:attributeName="x" smil:values="x-.2;x" smil:keyTimes="0;1"/>
                  <anim:animate smil:dur="0.5s" smil:fill="hold" smil:targetElement="id222" smil:attributeName="y" smil:values="y;y" smil:keyTimes="0;1"/>
                  <anim:transitionFilter smil:dur="0.5s" smil:targetElement="id22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polyline draw:style-name="gr4" draw:text-style-name="P9" xml:id="id239" draw:id="id239" draw:layer="layout" svg:width="0.099cm" svg:height="9.999cm" svg:x="14.6cm" svg:y="1cm" svg:viewBox="0 0 100 10000" draw:points="0,0 100,10000">
          <text:p/>
        </draw:polyline>
        <draw:g xml:id="id235" draw:id="id235">
          <svg:title>TexMaths</svg:title>
          <svg:desc>20§display§R_1 \rightarrow R_1 - R_2, \ R_3 \rightarrow R_3 + 2R_2§svg§600§FALSE§</svg:desc>
          <draw:polygon draw:style-name="gr2" draw:text-style-name="P6" draw:layer="layout" svg:width="9.761cm" svg:height="0.546cm" svg:x="1.252cm" svg:y="0.904cm" svg:viewBox="0 0 9762 547" draw:points="4882,547 0,547 0,0 9762,0 9762,547">
            <text:p/>
          </draw:polygon>
          <draw:path draw:style-name="gr3" draw:text-style-name="P7" draw:layer="layout" svg:width="0.503cm" svg:height="0.497cm" svg:x="1.246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1.804cm" svg:y="1.12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625cm" svg:height="0.367cm" svg:x="2.3cm" svg:y="0.991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3.189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3.747cm" svg:y="1.1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29cm" svg:height="0.029cm" svg:x="4.224cm" svg:y="1.1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4.897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5.434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5.778cm" svg:y="1.27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03cm" svg:height="0.497cm" svg:x="6.293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6.824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7.347cm" svg:y="0.991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8.235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8.767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ath draw:style-name="gr3" draw:text-style-name="P7" draw:layer="layout" svg:width="0.468cm" svg:height="0.469cm" svg:x="9.251cm" svg:y="0.9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9.951cm" svg:y="0.8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03cm" svg:height="0.497cm" svg:x="10.295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10.831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237" draw:id="id237">
          <svg:title>TexMaths</svg:title>
          <svg:desc>20§display§R_3 \rightarrow  \frac{1}{4} R_3§svg§600§FALSE§</svg:desc>
          <draw:polygon draw:style-name="gr2" draw:text-style-name="P6" draw:layer="layout" svg:width="3.179cm" svg:height="1.357cm" svg:x="1.252cm" svg:y="5.005cm" svg:viewBox="0 0 3180 1358" draw:points="1590,1358 0,1358 0,0 3180,0 3180,1358">
            <text:p/>
          </draw:polygon>
          <draw:path draw:style-name="gr3" draw:text-style-name="P7" draw:layer="layout" svg:width="0.503cm" svg:height="0.497cm" svg:x="1.246cm" svg:y="5.434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4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7cm" svg:x="1.777cm" svg:y="5.6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624cm" svg:height="0.367cm" svg:x="2.3cm" svg:y="5.554cm" svg:viewBox="0 0 625 368" svg:d="M549 199c-39 30-58 59-64 67-31 49-37 94-37 94 0 8 8 8 14 8 11 0 13-1 16-13 16-70 58-129 138-161 8-3 9-5 9-10s-4-6-4-8c-32-11-117-46-144-165-2-9-4-11-15-11-6 0-14 0-14 8 0 2 6 46 37 94 12 21 33 45 64 68h-523c-13 0-26 0-26 14 0 15 13 15 26 15z">
            <text:p/>
          </draw:path>
          <draw:path draw:style-name="gr3" draw:text-style-name="P7" draw:layer="layout" svg:width="0.233cm" svg:height="0.47cm" svg:x="3.306cm" svg:y="4.97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3.244cm" svg:y="5.724cm" svg:viewBox="0 0 354 30" draw:points="176,30 0,30 0,0 354,0 354,30">
            <text:p/>
          </draw:polygon>
          <draw:path draw:style-name="gr3" draw:text-style-name="P7" draw:layer="layout" svg:width="0.313cm" svg:height="0.476cm" svg:x="3.263cm" svg:y="5.921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503cm" svg:height="0.497cm" svg:x="3.708cm" svg:y="5.434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4 0 14-15 0-8-6-8-21-8-25 0-44 0-44-12 0-4 0-7 1-12l47-187h83c64 0 77 40 77 64 0 11-5 34-10 50-5 19-11 45-11 59 0 77 84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7cm" svg:x="4.239cm" svg:y="5.6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</draw:g>
        <draw:g xml:id="id236" draw:id="id236">
          <svg:title>TexMaths</svg:title>
          <svg:desc>20§display§\begin{bmatrix}\ \  1 &amp;  0 &amp;  -1  \\  \ \  0  &amp;  1  &amp; \ \  1  \\ \ \  0 &amp;  0  &amp;  \ \  4 \end{bmatrix} A^{-1} = \begin{bmatrix} \ \  1 &amp;  \ \  0 &amp;  -1  \\  \ \  0 &amp;  \ \  1  &amp; \ \  1  \\  -1 &amp; \ \  1  &amp; \ \  3 \end{bmatrix}§svg§600§FALSE§</svg:desc>
          <draw:polygon draw:style-name="gr2" draw:text-style-name="P6" draw:layer="layout" svg:width="11.408cm" svg:height="2.46cm" svg:x="1.05cm" svg:y="2.104cm" svg:viewBox="0 0 11409 2461" draw:points="5705,2461 0,2461 0,0 11409,0 11409,2461">
            <text:p/>
          </draw:polygon>
          <draw:polygon draw:style-name="gr3" draw:text-style-name="P7" draw:layer="layout" svg:width="0.234cm" svg:height="1.265cm" svg:x="1.244cm" svg:y="2.069cm" svg:viewBox="0 0 235 1266" draw:points="0,1266 50,1266 50,48 235,48 235,0 0,0">
            <text:p/>
          </draw:polygon>
          <draw:polygon draw:style-name="gr3" draw:text-style-name="P7" draw:layer="layout" svg:width="0.234cm" svg:height="1.265cm" svg:x="1.244cm" svg:y="3.333cm" svg:viewBox="0 0 235 1266" draw:points="0,1266 235,1266 235,1218 50,1218 50,0 0,0">
            <text:p/>
          </draw:polygon>
          <draw:path draw:style-name="gr3" draw:text-style-name="P7" draw:layer="layout" svg:width="0.233cm" svg:height="0.469cm" svg:x="2.015cm" svg:y="2.1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3.034cm" svg:y="2.1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4.119cm" svg:y="2.4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4.671cm" svg:y="2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98cm" svg:y="3.0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3.069cm" svg:y="3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631cm" svg:y="3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98cm" svg:y="3.8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3.034cm" svg:y="3.8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313cm" svg:height="0.476cm" svg:x="4.587cm" svg:y="3.871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4.963cm" svg:y="2.069cm" svg:viewBox="0 0 235 1266" draw:points="187,1266 235,1266 235,0 0,0 0,48 187,48">
            <text:p/>
          </draw:polygon>
          <draw:polygon draw:style-name="gr3" draw:text-style-name="P7" draw:layer="layout" svg:width="0.234cm" svg:height="1.265cm" svg:x="4.963cm" svg:y="3.333cm" svg:viewBox="0 0 235 1266" draw:points="187,1218 0,1218 0,1266 235,1266 235,0 187,0">
            <text:p/>
          </draw:polygon>
          <draw:path draw:style-name="gr3" draw:text-style-name="P7" draw:layer="layout" svg:width="0.482cm" svg:height="0.505cm" svg:x="5.57cm" svg:y="3.0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6.125cm" svg:y="3.0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565cm" svg:y="2.8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7.061cm" svg:y="3.2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7.992cm" svg:y="2.069cm" svg:viewBox="0 0 235 1266" draw:points="0,1266 50,1266 50,48 235,48 235,0 0,0">
            <text:p/>
          </draw:polygon>
          <draw:polygon draw:style-name="gr3" draw:text-style-name="P7" draw:layer="layout" svg:width="0.234cm" svg:height="1.265cm" svg:x="7.992cm" svg:y="3.333cm" svg:viewBox="0 0 235 1266" draw:points="0,1266 235,1266 235,1218 50,1218 50,0 0,0">
            <text:p/>
          </draw:polygon>
          <draw:path draw:style-name="gr3" draw:text-style-name="P7" draw:layer="layout" svg:width="0.233cm" svg:height="0.469cm" svg:x="8.801cm" svg:y="2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329cm" svg:y="2.1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414cm" svg:y="2.4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64cm" svg:y="2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8.766cm" svg:y="3.0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0.365cm" svg:y="3.0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926cm" svg:y="3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289cm" svg:y="4.1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841cm" svg:y="3.8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365cm" svg:y="3.8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1.892cm" svg:y="3.8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2.259cm" svg:y="2.069cm" svg:viewBox="0 0 235 1266" draw:points="187,1266 235,1266 235,0 0,0 0,48 187,48">
            <text:p/>
          </draw:polygon>
          <draw:polygon draw:style-name="gr3" draw:text-style-name="P7" draw:layer="layout" svg:width="0.234cm" svg:height="1.265cm" svg:x="12.259cm" svg:y="3.333cm" svg:viewBox="0 0 235 1266" draw:points="187,1218 0,1218 0,1266 235,1266 235,0 187,0">
            <text:p/>
          </draw:polygon>
        </draw:g>
        <draw:g xml:id="id242" draw:id="id242">
          <svg:title>TexMaths</svg:title>
          <svg:desc>20§display§\text {I} A^{-1} = \frac{1}{4} \begin{bmatrix} \ \  3 &amp;  \ \  1 &amp;  - 1  \\  \ \  1 &amp;  \ \  3 &amp;  \ \ 1  \\  -1 &amp; \ \  1  &amp; \ \ 3 \end{bmatrix}§svg§600§FALSE§</svg:desc>
          <draw:polygon draw:style-name="gr2" draw:text-style-name="P6" draw:layer="layout" svg:width="7.77cm" svg:height="2.46cm" svg:x="16.266cm" svg:y="5.104cm" svg:viewBox="0 0 7771 2461" draw:points="3885,2461 0,2461 0,0 7771,0 7771,2461">
            <text:p/>
          </draw:polygon>
          <draw:path draw:style-name="gr3" draw:text-style-name="P7" draw:layer="layout" svg:width="0.215cm" svg:height="0.481cm" svg:x="16.25cm" svg:y="6.029cm" svg:viewBox="0 0 216 482" svg:d="M139 54c0-24 3-32 58-32h19v-22c-24 2-80 2-107 2-29 0-85 0-109-2v22h19c55 0 58 8 58 32v373c0 26-3 32-58 32h-19v23c24-2 80-2 107-2 29 0 85 0 109 2v-23h-19c-55 0-58-6-58-32z">
            <text:p/>
          </draw:path>
          <draw:path draw:style-name="gr3" draw:text-style-name="P7" draw:layer="layout" svg:width="0.482cm" svg:height="0.505cm" svg:x="16.509cm" svg:y="6.0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064cm" svg:y="6.0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504cm" svg:y="5.8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cm" svg:y="6.2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5cm" svg:y="5.56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787cm" svg:y="6.32cm" svg:viewBox="0 0 354 30" draw:points="176,30 0,30 0,0 354,0 354,30">
            <text:p/>
          </draw:polygon>
          <draw:path draw:style-name="gr3" draw:text-style-name="P7" draw:layer="layout" svg:width="0.313cm" svg:height="0.476cm" svg:x="18.808cm" svg:y="6.516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9.57cm" svg:y="5.069cm" svg:viewBox="0 0 235 1266" draw:points="0,1266 50,1266 50,48 235,48 235,0 0,0">
            <text:p/>
          </draw:polygon>
          <draw:polygon draw:style-name="gr3" draw:text-style-name="P7" draw:layer="layout" svg:width="0.234cm" svg:height="1.265cm" svg:x="19.57cm" svg:y="6.333cm" svg:viewBox="0 0 235 1266" draw:points="0,1266 235,1266 235,1218 50,1218 50,0 0,0">
            <text:p/>
          </draw:polygon>
          <draw:path draw:style-name="gr3" draw:text-style-name="P7" draw:layer="layout" svg:width="0.292cm" svg:height="0.484cm" svg:x="20.347cm" svg:y="5.19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1.941cm" svg:y="5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2.992cm" svg:y="5.4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542cm" svg:y="5.1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379cm" svg:y="6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909cm" svg:y="6.0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3.504cm" svg:y="6.0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867cm" svg:y="7.1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419cm" svg:y="6.8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1.941cm" svg:y="6.8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3.47cm" svg:y="6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3.837cm" svg:y="5.069cm" svg:viewBox="0 0 235 1266" draw:points="187,1266 235,1266 235,0 0,0 0,48 187,48">
            <text:p/>
          </draw:polygon>
          <draw:polygon draw:style-name="gr3" draw:text-style-name="P7" draw:layer="layout" svg:width="0.234cm" svg:height="1.265cm" svg:x="23.837cm" svg:y="6.333cm" svg:viewBox="0 0 235 1266" draw:points="187,1218 0,1218 0,1266 235,1266 235,0 187,0">
            <text:p/>
          </draw:polygon>
        </draw:g>
        <draw:g xml:id="id238" draw:id="id238">
          <svg:title>TexMaths</svg:title>
          <svg:desc>20§display§\begin{bmatrix}\ \  1 &amp;  0 &amp;  -1  \\  \ \  0  &amp;  1  &amp; \ \  1  \\ \ \  0 &amp;  0  &amp;  \ \  1 \end{bmatrix} A^{-1} = \begin{bmatrix} \ \  1 &amp;  \ \  0 &amp;  -1  \\  \ \  0 &amp;  \ \  1 &amp; \ \  1  \\  -1/4 &amp; \ \  1/4  &amp; \ \  3/4 \end{bmatrix}§svg§600§FALSE§</svg:desc>
          <draw:polygon draw:style-name="gr2" draw:text-style-name="P6" draw:layer="layout" svg:width="13.44cm" svg:height="2.46cm" svg:x="0.85cm" svg:y="6.804cm" svg:viewBox="0 0 13441 2461" draw:points="6720,2461 0,2461 0,0 13441,0 13441,2461">
            <text:p/>
          </draw:polygon>
          <draw:polygon draw:style-name="gr3" draw:text-style-name="P7" draw:layer="layout" svg:width="0.234cm" svg:height="1.265cm" svg:x="1.044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1.044cm" svg:y="8.033cm" svg:viewBox="0 0 235 1266" draw:points="0,1266 235,1266 235,1218 50,1218 50,0 0,0">
            <text:p/>
          </draw:polygon>
          <draw:path draw:style-name="gr3" draw:text-style-name="P7" draw:layer="layout" svg:width="0.233cm" svg:height="0.469cm" svg:x="1.815cm" svg:y="6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.834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3.919cm" svg:y="7.1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4.471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78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2.869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431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.78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2.834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4.431cm" svg:y="8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4.764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4.764cm" svg:y="8.033cm" svg:viewBox="0 0 235 1266" draw:points="187,1218 0,1218 0,1266 235,1266 235,0 187,0">
            <text:p/>
          </draw:polygon>
          <draw:path draw:style-name="gr3" draw:text-style-name="P7" draw:layer="layout" svg:width="0.482cm" svg:height="0.505cm" svg:x="5.37cm" svg:y="7.70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333cm" svg:height="0.025cm" svg:x="5.926cm" svg:y="7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366cm" svg:y="7.5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6.862cm" svg:y="7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7.793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7.793cm" svg:y="8.033cm" svg:viewBox="0 0 235 1266" draw:points="0,1266 235,1266 235,1218 50,1218 50,0 0,0">
            <text:p/>
          </draw:polygon>
          <draw:path draw:style-name="gr3" draw:text-style-name="P7" draw:layer="layout" svg:width="0.233cm" svg:height="0.469cm" svg:x="8.954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185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2.934cm" svg:y="7.1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484cm" svg:y="6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8.919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1.22cm" svg:y="7.7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446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09cm" svg:y="8.8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642cm" svg:y="8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8.97cm" svg:y="8.5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9.302cm" svg:y="8.5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10.868cm" svg:y="8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1.196cm" svg:y="8.5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11.529cm" svg:y="8.5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13.062cm" svg:y="8.5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13.422cm" svg:y="8.5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13.755cm" svg:y="8.571cm" svg:viewBox="0 0 314 477" svg:d="M189 362v60c0 26-2 34-55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4.091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14.091cm" svg:y="8.033cm" svg:viewBox="0 0 235 1266" draw:points="187,1218 0,1218 0,1266 235,1266 235,0 187,0">
            <text:p/>
          </draw:polygon>
        </draw:g>
        <draw:g xml:id="id244" draw:id="id244">
          <svg:title>TexMaths</svg:title>
          <svg:desc>20§display§A^{-1} = \frac{1}{4} \begin{bmatrix} \ \  3 &amp;  \ \  1 &amp;  - 1  \\  \ \  1 &amp;  \ \  3 &amp;  \ \ 1  \\  -1 &amp; \ \  1  &amp; \ \ 3 \end{bmatrix}§svg§600§FALSE§</svg:desc>
          <draw:polygon draw:style-name="gr2" draw:text-style-name="P6" draw:layer="layout" svg:width="7.517cm" svg:height="2.46cm" svg:x="16.559cm" svg:y="8.304cm" svg:viewBox="0 0 7518 2461" draw:points="3759,2461 0,2461 0,0 7518,0 7518,2461">
            <text:p/>
          </draw:polygon>
          <draw:path draw:style-name="gr3" draw:text-style-name="P7" draw:layer="layout" svg:width="0.482cm" svg:height="0.505cm" svg:x="16.548cm" svg:y="9.2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7.105cm" svg:y="9.2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545cm" svg:y="9.0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8.041cm" svg:y="9.4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91cm" svg:y="8.76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828cm" svg:y="9.52cm" svg:viewBox="0 0 354 30" draw:points="176,30 0,30 0,0 354,0 354,30">
            <text:p/>
          </draw:polygon>
          <draw:path draw:style-name="gr3" draw:text-style-name="P7" draw:layer="layout" svg:width="0.313cm" svg:height="0.476cm" svg:x="18.847cm" svg:y="9.716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19.609cm" svg:y="8.269cm" svg:viewBox="0 0 235 1266" draw:points="0,1266 50,1266 50,48 235,48 235,0 0,0">
            <text:p/>
          </draw:polygon>
          <draw:polygon draw:style-name="gr3" draw:text-style-name="P7" draw:layer="layout" svg:width="0.234cm" svg:height="1.265cm" svg:x="19.609cm" svg:y="9.533cm" svg:viewBox="0 0 235 1266" draw:points="0,1266 235,1266 235,1218 50,1218 50,0 0,0">
            <text:p/>
          </draw:polygon>
          <draw:path draw:style-name="gr3" draw:text-style-name="P7" draw:layer="layout" svg:width="0.292cm" svg:height="0.484cm" svg:x="20.387cm" svg:y="8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1.982cm" svg:y="8.3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032cm" svg:y="8.6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582cm" svg:y="8.3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42cm" svg:y="9.2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949cm" svg:y="9.2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3.544cm" svg:y="9.2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908cm" svg:y="10.3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459cm" svg:y="10.0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1.982cm" svg:y="10.0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3.51cm" svg:y="10.0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3.877cm" svg:y="8.269cm" svg:viewBox="0 0 235 1266" draw:points="187,1266 235,1266 235,0 0,0 0,48 187,48">
            <text:p/>
          </draw:polygon>
          <draw:polygon draw:style-name="gr3" draw:text-style-name="P7" draw:layer="layout" svg:width="0.234cm" svg:height="1.265cm" svg:x="23.877cm" svg:y="9.533cm" svg:viewBox="0 0 235 1266" draw:points="187,1218 0,1218 0,1266 235,1266 235,0 187,0">
            <text:p/>
          </draw:polygon>
        </draw:g>
        <draw:g xml:id="id243" draw:id="id243">
          <svg:title>TexMaths</svg:title>
          <svg:desc>20§display§\therefore§svg§600§FALSE§</svg:desc>
          <draw:polygon draw:style-name="gr2" draw:text-style-name="P6" draw:layer="layout" svg:width="0.377cm" svg:height="0.309cm" svg:x="15.26cm" svg:y="9.405cm" svg:viewBox="0 0 378 310" draw:points="189,310 0,310 0,0 378,0 378,310">
            <text:p/>
          </draw:polygon>
          <draw:path draw:style-name="gr3" draw:text-style-name="P7" draw:layer="layout" svg:width="0.427cm" svg:height="0.379cm" svg:x="15.246cm" svg:y="9.37cm" svg:viewBox="0 0 428 380" svg:d="M252 37c0-19-18-37-37-37-21 0-39 18-39 37 0 20 18 38 39 38 19 0 37-16 37-38zM428 342c0-19-16-37-37-37s-38 18-38 37c0 20 17 38 38 38s37-18 37-38zM75 342c0-19-17-37-38-37-19 0-37 18-37 37 0 20 18 38 37 38 21 0 38-18 38-38z">
            <text:p/>
          </draw:path>
        </draw:g>
        <draw:g xml:id="id241" draw:id="id241">
          <svg:title>TexMaths</svg:title>
          <svg:desc>20§display§\begin{bmatrix} 1 &amp;  0 &amp;  0  \\  0  &amp;  1  &amp;  0  \\   0 &amp;  0  &amp;  1 \end{bmatrix} A^{-1} = \begin{bmatrix} \ \  3/4 &amp;  \ \  1/4 &amp;  -1/4  \\  \ \  1/4 &amp;  \ \  3/4  &amp; \ \ 1/4  \\  -1/4 &amp; \ \  1/4  &amp; \ \ 3/4 \end{bmatrix}§svg§600§FALSE§</svg:desc>
          <draw:polygon draw:style-name="gr2" draw:text-style-name="P6" draw:layer="layout" svg:width="12.503cm" svg:height="2.46cm" svg:x="14.751cm" svg:y="2.004cm" svg:viewBox="0 0 12504 2461" draw:points="6251,2461 0,2461 0,0 12504,0 12504,2461">
            <text:p/>
          </draw:polygon>
          <draw:polygon draw:style-name="gr3" draw:text-style-name="P7" draw:layer="layout" svg:width="0.234cm" svg:height="1.265cm" svg:x="14.945cm" svg:y="1.969cm" svg:viewBox="0 0 235 1266" draw:points="0,1266 50,1266 50,48 235,48 235,0 0,0">
            <text:p/>
          </draw:polygon>
          <draw:polygon draw:style-name="gr3" draw:text-style-name="P7" draw:layer="layout" svg:width="0.234cm" svg:height="1.265cm" svg:x="14.945cm" svg:y="3.233cm" svg:viewBox="0 0 235 1266" draw:points="0,1266 235,1266 235,1218 50,1218 50,0 0,0">
            <text:p/>
          </draw:polygon>
          <draw:path draw:style-name="gr3" draw:text-style-name="P7" draw:layer="layout" svg:width="0.233cm" svg:height="0.469cm" svg:x="15.247cm" svg:y="2.0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6.266cm" svg:y="2.0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7.321cm" svg:y="2.0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5.212cm" svg:y="2.9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6.301cm" svg:y="2.934cm" svg:viewBox="0 0 234 470" svg:d="M146 18c0-16 0-18-16-18-45 45-108 45-130 45v22c14 0 56 0 93-19v366c0 26-2 34-66 34h-22v22c24-3 86-3 113-3 29 0 92 0 116 3v-22h-23c-64 0-65-8-65-34z">
            <text:p/>
          </draw:path>
          <draw:path draw:style-name="gr3" draw:text-style-name="P7" draw:layer="layout" svg:width="0.297cm" svg:height="0.484cm" svg:x="17.321cm" svg:y="2.9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5.212cm" svg:y="3.7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266cm" svg:y="3.7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7.356cm" svg:y="3.7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7.65cm" svg:y="1.969cm" svg:viewBox="0 0 235 1266" draw:points="187,1266 235,1266 235,0 0,0 0,48 187,48">
            <text:p/>
          </draw:polygon>
          <draw:polygon draw:style-name="gr3" draw:text-style-name="P7" draw:layer="layout" svg:width="0.234cm" svg:height="1.265cm" svg:x="17.65cm" svg:y="3.233cm" svg:viewBox="0 0 235 1266" draw:points="187,1218 0,1218 0,1266 235,1266 235,0 187,0">
            <text:p/>
          </draw:polygon>
          <draw:path draw:style-name="gr3" draw:text-style-name="P7" draw:layer="layout" svg:width="0.482cm" svg:height="0.505cm" svg:x="18.255cm" svg:y="2.907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8.81cm" svg:y="2.9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9.25cm" svg:y="2.793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9.746cm" svg:y="3.1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0.679cm" svg:y="1.969cm" svg:viewBox="0 0 235 1266" draw:points="0,1266 50,1266 50,48 235,48 235,0 0,0">
            <text:p/>
          </draw:polygon>
          <draw:polygon draw:style-name="gr3" draw:text-style-name="P7" draw:layer="layout" svg:width="0.234cm" svg:height="1.265cm" svg:x="20.679cm" svg:y="3.233cm" svg:viewBox="0 0 235 1266" draw:points="0,1266 235,1266 235,1218 50,1218 50,0 0,0">
            <text:p/>
          </draw:polygon>
          <draw:path draw:style-name="gr3" draw:text-style-name="P7" draw:layer="layout" svg:width="0.292cm" svg:height="0.484cm" svg:x="21.455cm" svg:y="2.0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1.817cm" svg:y="2.0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2.148cm" svg:y="2.08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3.753cm" svg:y="2.0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4.081cm" svg:y="2.0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4.414cm" svg:y="2.08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25.507cm" svg:y="2.3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6.057cm" svg:y="2.0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6.385cm" svg:y="2.0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6.718cm" svg:y="2.08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1.489cm" svg:y="2.9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1.817cm" svg:y="2.8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2.148cm" svg:y="2.92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23.721cm" svg:y="2.9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4.081cm" svg:y="2.8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4.414cm" svg:y="2.92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6.019cm" svg:y="2.9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6.347cm" svg:y="2.8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6.679cm" svg:y="2.926cm" svg:viewBox="0 0 314 477" svg:d="M189 362v60c0 26-2 34-55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20.977cm" svg:y="4.0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527cm" svg:y="3.7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1.855cm" svg:y="3.7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2.188cm" svg:y="3.7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33cm" svg:height="0.469cm" svg:x="23.753cm" svg:y="3.7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4.081cm" svg:y="3.7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4.414cm" svg:y="3.77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25.985cm" svg:y="3.7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6.347cm" svg:y="3.7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313cm" svg:height="0.476cm" svg:x="26.679cm" svg:y="3.771cm" svg:viewBox="0 0 314 477" svg:d="M189 362v60c0 26-2 34-55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27.054cm" svg:y="1.969cm" svg:viewBox="0 0 235 1266" draw:points="187,1266 235,1266 235,0 0,0 0,48 187,48">
            <text:p/>
          </draw:polygon>
          <draw:polygon draw:style-name="gr3" draw:text-style-name="P7" draw:layer="layout" svg:width="0.234cm" svg:height="1.265cm" svg:x="27.054cm" svg:y="3.233cm" svg:viewBox="0 0 235 1266" draw:points="187,1218 0,1218 0,1266 235,1266 235,0 187,0">
            <text:p/>
          </draw:polygon>
        </draw:g>
        <draw:g xml:id="id240" draw:id="id240">
          <svg:title>TexMaths</svg:title>
          <svg:desc>20§display§R_1 \rightarrow R_1 + R_3, \ R_2 \rightarrow R_2 - R_3§svg§600§FALSE§</svg:desc>
          <draw:polygon draw:style-name="gr2" draw:text-style-name="P6" draw:layer="layout" svg:width="9.413cm" svg:height="0.546cm" svg:x="15.052cm" svg:y="0.904cm" svg:viewBox="0 0 9414 547" draw:points="4707,547 0,547 0,0 9414,0 9414,547">
            <text:p/>
          </draw:polygon>
          <draw:path draw:style-name="gr3" draw:text-style-name="P7" draw:layer="layout" svg:width="0.503cm" svg:height="0.497cm" svg:x="15.046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15.604cm" svg:y="1.12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625cm" svg:height="0.367cm" svg:x="16.1cm" svg:y="0.991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16.988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18cm" svg:height="0.327cm" svg:x="17.547cm" svg:y="1.1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469cm" svg:x="18.004cm" svg:y="0.9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03cm" svg:height="0.497cm" svg:x="18.697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19.228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082cm" svg:height="0.21cm" svg:x="19.577cm" svg:y="1.27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03cm" svg:height="0.497cm" svg:x="20.092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5-8-20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20.628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21.147cm" svg:y="0.991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03cm" svg:height="0.497cm" svg:x="22.035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4 0 14-15 0-8-6-8-21-8-25 0-44 0-44-13 0-3 0-6 1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18cm" svg:height="0.327cm" svg:x="22.571cm" svg:y="1.12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07cm" svg:y="1.159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7cm" svg:x="23.744cm" svg:y="0.869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19 0 68-2 89-2 19 0 69 2 90 2 5 0 13 0 13-15 0-8-7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3" draw:text-style-name="P7" draw:layer="layout" svg:width="0.226cm" svg:height="0.337cm" svg:x="24.275cm" svg:y="1.12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</draw:g>
        <draw:g xml:id="id247" draw:id="id247">
          <svg:title>TexMaths</svg:title>
          <svg:desc>22§display§= \begin{bmatrix} \cos \theta &amp;  - \sin \theta &amp; 0  \\  \sin \theta &amp; \ \ \cos \theta  &amp; 0  \\  0 &amp; \ \ 0 &amp; 1 \end{bmatrix}§svg§600§FALSE§</svg:desc>
          <draw:polygon draw:style-name="gr2" draw:text-style-name="P6" draw:layer="layout" svg:width="7.191cm" svg:height="2.706cm" svg:x="5.696cm" svg:y="10.414cm" svg:viewBox="0 0 7192 2707" draw:points="3597,2707 0,2707 0,0 7192,0 7192,2707">
            <text:p/>
          </draw:polygon>
          <draw:path draw:style-name="gr3" draw:text-style-name="P7" draw:layer="layout" svg:width="0.515cm" svg:height="0.182cm" svg:x="5.701cm" svg:y="11.67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725cm" svg:y="10.375cm" svg:viewBox="0 0 259 1392" draw:points="0,1392 55,1392 55,53 259,53 259,0 0,0">
            <text:p/>
          </draw:polygon>
          <draw:polygon draw:style-name="gr3" draw:text-style-name="P7" draw:layer="layout" svg:width="0.258cm" svg:height="1.391cm" svg:x="6.725cm" svg:y="11.766cm" svg:viewBox="0 0 259 1392" draw:points="0,1392 259,1392 259,1340 55,1340 55,0 0,0">
            <text:p/>
          </draw:polygon>
          <draw:path draw:style-name="gr3" draw:text-style-name="P7" draw:layer="layout" svg:width="0.295cm" svg:height="0.356cm" svg:x="7.016cm" svg:y="10.67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354cm" svg:y="10.6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744cm" svg:y="10.67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8.184cm" svg:y="10.479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472cm" svg:height="0.032cm" svg:x="9.374cm" svg:y="10.81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066cm" svg:y="10.67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37cm" svg:y="10.50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585cm" svg:y="10.68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151cm" svg:y="10.479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2.306cm" svg:y="10.50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4cm" svg:height="0.356cm" svg:x="7.058cm" svg:y="11.60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363cm" svg:y="11.43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575cm" svg:y="11.61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8.142cm" svg:y="11.407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9.916cm" svg:y="11.60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256cm" svg:y="11.60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646cm" svg:y="11.60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086cm" svg:y="11.407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2.306cm" svg:y="11.4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7.6cm" svg:y="12.36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0.502cm" svg:y="12.36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2.345cm" svg:y="12.3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2.668cm" svg:y="10.375cm" svg:viewBox="0 0 259 1392" draw:points="206,1392 259,1392 259,0 0,0 0,53 206,53">
            <text:p/>
          </draw:polygon>
          <draw:polygon draw:style-name="gr3" draw:text-style-name="P7" draw:layer="layout" svg:width="0.258cm" svg:height="1.391cm" svg:x="12.668cm" svg:y="11.766cm" svg:viewBox="0 0 259 1392" draw:points="206,1340 0,1340 0,1392 259,1392 259,0 206,0">
            <text:p/>
          </draw:polygon>
        </draw:g>
        <draw:g xml:id="id245" draw:id="id245">
          <svg:title>TexMaths</svg:title>
          <svg:desc>24§display§\text {(3)}§svg§600§FALSE§</svg:desc>
          <draw:polygon draw:style-name="gr2" draw:text-style-name="P6" draw:layer="layout" svg:width="0.91cm" svg:height="0.759cm" svg:x="1.345cm" svg:y="11.41cm" svg:viewBox="0 0 911 760" draw:points="455,760 0,760 0,0 911,0 911,760">
            <text:p/>
          </draw:polygon>
          <draw:path draw:style-name="gr3" draw:text-style-name="P7" draw:layer="layout" svg:width="0.197cm" svg:height="0.844cm" svg:x="1.385cm" svg:y="11.36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666cm" svg:y="11.439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102cm" svg:y="11.36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46" draw:id="id246">
          <svg:title>TexMaths</svg:title>
          <svg:desc>24§display§\text {Let,  A}§svg§600§FALSE§</svg:desc>
          <draw:polygon draw:style-name="gr2" draw:text-style-name="P6" draw:layer="layout" svg:width="2.267cm" svg:height="0.683cm" svg:x="2.958cm" svg:y="11.508cm" svg:viewBox="0 0 2268 684" draw:points="1135,684 0,684 0,0 2268,0 2268,684">
            <text:p/>
          </draw:polygon>
          <draw:path draw:style-name="gr3" draw:text-style-name="P7" draw:layer="layout" svg:width="0.464cm" svg:height="0.577cm" svg:x="2.943cm" svg:y="11.493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67cm" svg:y="11.693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3.834cm" svg:y="11.5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18cm" svg:y="11.981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4.689cm" svg:y="11.466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48" draw:id="id248">
          <svg:title>TexMaths</svg:title>
          <svg:desc>22§display§\text {consider }\left| A \right| = \cos \theta( \cos \theta - 0) + \sin \theta( \sin \theta - 0) + 0= \cos^2 \theta + \sin^2 \theta =  1 \ne 0§svg§600§FALSE§</svg:desc>
          <draw:polygon draw:style-name="gr2" draw:text-style-name="P6" draw:layer="layout" svg:width="25.756cm" svg:height="0.802cm" svg:x="1.262cm" svg:y="13.511cm" svg:viewBox="0 0 25757 803" draw:points="12878,803 0,803 0,0 25757,0 25757,803">
            <text:p/>
          </draw:polygon>
          <draw:path draw:style-name="gr3" draw:text-style-name="P7" draw:layer="layout" svg:width="0.295cm" svg:height="0.356cm" svg:x="1.25cm" svg:y="13.8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.59cm" svg:y="13.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.979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.408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.714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2.929cm" svg:y="13.62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cm" svg:height="0.356cm" svg:x="3.355cm" svg:y="13.8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3.698cm" svg:y="13.81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32cm" svg:height="0.773cm" svg:x="4.458cm" svg:y="13.578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4.608cm" svg:y="13.602cm" svg:viewBox="0 0 532 556" svg:d="M111 466c-30 51-60 64-95 66-9 0-16 0-16 15 0 4 4 9 11 9 21 0 44-3 66-3 25 0 53 3 78 3 3 0 14 0 14-16 0-8-7-8-12-8-18-2-37-9-37-29 0-8 5-17 10-28l60-98h195c0 15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032cm" svg:height="0.773cm" svg:x="5.252cm" svg:y="13.578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5.634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6.433cm" svg:y="13.8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6.771cm" svg:y="13.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162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7.603cm" svg:y="13.611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18cm" svg:height="0.773cm" svg:x="8.031cm" svg:y="13.5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95cm" svg:height="0.356cm" svg:x="8.281cm" svg:y="13.8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621cm" svg:y="13.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011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9.451cm" svg:y="13.611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472cm" svg:height="0.032cm" svg:x="10.039cm" svg:y="13.947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10.778cm" svg:y="13.64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1.18cm" svg:y="13.5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1.651cm" svg:y="13.7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2.406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711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926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492cm" svg:y="13.611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18cm" svg:height="0.773cm" svg:x="13.92cm" svg:y="13.5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4.17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74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89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5.256cm" svg:y="13.611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472cm" svg:height="0.032cm" svg:x="15.844cm" svg:y="13.947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16.583cm" svg:y="13.64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6.982cm" svg:y="13.5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7.454cm" svg:y="13.7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6cm" svg:height="0.532cm" svg:x="18.214cm" svg:y="13.6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8.828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9.627cm" svg:y="13.8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9.967cm" svg:y="13.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0.358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0.671cm" svg:y="13.4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21.145cm" svg:y="13.611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516cm" svg:x="21.713cm" svg:y="13.7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22.468cm" svg:y="13.8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773cm" svg:y="13.6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987cm" svg:y="13.81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3.425cm" svg:y="13.4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23.901cm" svg:y="13.611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182cm" svg:x="24.51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5.351cm" svg:y="13.6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6cm" svg:height="0.721cm" svg:x="25.991cm" svg:y="13.602cm" svg:viewBox="0 0 387 722" svg:d="M382 30c5-11 5-12 5-14 0-5-3-16-16-16-8 0-10 5-15 16l-349 676c-7 10-7 12-7 16 0 5 5 14 16 14 9 0 10-4 17-14z">
            <text:p/>
          </draw:path>
          <draw:path draw:style-name="gr3" draw:text-style-name="P7" draw:layer="layout" svg:width="0.515cm" svg:height="0.182cm" svg:x="25.928cm" svg:y="13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6.731cm" svg:y="13.64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1+width/2;x" smil:keyTimes="0;1"/>
                  <anim:animate smil:dur="0.5s" smil:fill="hold" smil:targetElement="id2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50" draw:id="id250">
          <svg:title>TexMaths</svg:title>
          <svg:desc>22§display§\text {We have  } AA^{-1} = I§svg§600§FALSE§</svg:desc>
          <draw:polygon draw:style-name="gr2" draw:text-style-name="P6" draw:layer="layout" svg:width="6.444cm" svg:height="0.62cm" svg:x="3.369cm" svg:y="1.806cm" svg:viewBox="0 0 6445 621" draw:points="3223,621 0,621 0,0 6445,0 6445,621">
            <text:p/>
          </draw:polygon>
          <draw:path draw:style-name="gr3" draw:text-style-name="P7" draw:layer="layout" svg:width="0.767cm" svg:height="0.547cm" svg:x="3.344cm" svg:y="1.9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4.082cm" svg:y="2.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4.687cm" svg:y="1.9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5.124cm" svg:y="2.1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5.47cm" svg:y="2.1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5.865cm" svg:y="2.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6.472cm" svg:y="1.8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31cm" svg:height="0.556cm" svg:x="7.051cm" svg:y="1.8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7.664cm" svg:y="1.9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148cm" svg:y="1.7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8.694cm" svg:y="2.1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9.493cm" svg:y="1.9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51" draw:id="id251">
          <svg:title>TexMaths</svg:title>
          <svg:desc>22§display§\text {i.e. } \begin{bmatrix} \cos \theta &amp;  - \sin \theta &amp; 0  \\  \sin \theta &amp; \ \ \cos \theta  &amp; 0  \\  0 &amp; \ \ 0 &amp; 1 \end{bmatrix} A^{-1} = \begin{bmatrix} 1 &amp; 0 &amp; 0\\ 0 &amp; 1 &amp; 0  \\ 0 &amp; 0 &amp; 1 \end{bmatrix}§svg§600§FALSE§</svg:desc>
          <draw:polygon draw:style-name="gr2" draw:text-style-name="P6" draw:layer="layout" svg:width="14.145cm" svg:height="2.706cm" svg:x="1.864cm" svg:y="3.009cm" svg:viewBox="0 0 14146 2707" draw:points="7072,2707 0,2707 0,0 14146,0 14146,2707">
            <text:p/>
          </draw:polygon>
          <draw:path draw:style-name="gr3" draw:text-style-name="P7" draw:layer="layout" svg:width="0.166cm" svg:height="0.518cm" svg:x="1.85cm" svg:y="4.03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2.107cm" svg:y="4.473cm" svg:viewBox="0 0 84 84" svg:d="M84 42c0-23-19-42-42-42s-42 19-42 42 19 42 42 42 42-19 42-42z">
            <text:p/>
          </draw:path>
          <draw:path draw:style-name="gr3" draw:text-style-name="P7" draw:layer="layout" svg:width="0.3cm" svg:height="0.356cm" svg:x="2.276cm" svg:y="4.2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2.665cm" svg:y="4.473cm" svg:viewBox="0 0 84 84" svg:d="M84 42c0-23-19-42-42-42s-42 19-42 42 19 42 42 42 42-19 42-42z">
            <text:p/>
          </draw:path>
          <draw:polygon draw:style-name="gr3" draw:text-style-name="P7" draw:layer="layout" svg:width="0.258cm" svg:height="1.391cm" svg:x="3.538cm" svg:y="2.97cm" svg:viewBox="0 0 259 1392" draw:points="0,1392 55,1392 55,53 259,53 259,0 0,0">
            <text:p/>
          </draw:polygon>
          <draw:polygon draw:style-name="gr3" draw:text-style-name="P7" draw:layer="layout" svg:width="0.258cm" svg:height="1.391cm" svg:x="3.538cm" svg:y="4.361cm" svg:viewBox="0 0 259 1392" draw:points="0,1392 259,1392 259,1340 55,1340 55,0 0,0">
            <text:p/>
          </draw:polygon>
          <draw:path draw:style-name="gr3" draw:text-style-name="P7" draw:layer="layout" svg:width="0.295cm" svg:height="0.356cm" svg:x="3.828cm" svg:y="3.27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166cm" svg:y="3.27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4.557cm" svg:y="3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4.999cm" svg:y="3.0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472cm" svg:height="0.032cm" svg:x="6.187cm" svg:y="3.41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6.879cm" svg:y="3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185cm" svg:y="3.1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398cm" svg:y="3.27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7.965cm" svg:y="3.0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9.119cm" svg:y="3.1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4cm" svg:height="0.356cm" svg:x="3.871cm" svg:y="4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175cm" svg:y="4.0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39cm" svg:y="4.20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4.955cm" svg:y="4.0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6.729cm" svg:y="4.2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069cm" svg:y="4.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46cm" svg:y="4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7.9cm" svg:y="4.0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9.119cm" svg:y="4.0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4.413cm" svg:y="4.9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7.315cm" svg:y="4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9.158cm" svg:y="4.95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9.482cm" svg:y="2.97cm" svg:viewBox="0 0 259 1392" draw:points="206,1392 259,1392 259,0 0,0 0,53 206,53">
            <text:p/>
          </draw:polygon>
          <draw:polygon draw:style-name="gr3" draw:text-style-name="P7" draw:layer="layout" svg:width="0.258cm" svg:height="1.391cm" svg:x="9.482cm" svg:y="4.361cm" svg:viewBox="0 0 259 1392" draw:points="206,1340 0,1340 0,1392 259,1392 259,0 206,0">
            <text:p/>
          </draw:polygon>
          <draw:path draw:style-name="gr3" draw:text-style-name="P7" draw:layer="layout" svg:width="0.531cm" svg:height="0.555cm" svg:x="10.147cm" svg:y="4.002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10.76cm" svg:y="4.0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244cm" svg:y="3.8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1.789cm" svg:y="4.2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814cm" svg:y="2.97cm" svg:viewBox="0 0 259 1392" draw:points="0,1392 55,1392 55,53 259,53 259,0 0,0">
            <text:p/>
          </draw:polygon>
          <draw:polygon draw:style-name="gr3" draw:text-style-name="P7" draw:layer="layout" svg:width="0.258cm" svg:height="1.391cm" svg:x="12.814cm" svg:y="4.361cm" svg:viewBox="0 0 259 1392" draw:points="0,1392 259,1392 259,1340 55,1340 55,0 0,0">
            <text:p/>
          </draw:polygon>
          <draw:path draw:style-name="gr3" draw:text-style-name="P7" draw:layer="layout" svg:width="0.256cm" svg:height="0.517cm" svg:x="13.147cm" svg:y="3.1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268cm" svg:y="3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5.428cm" svg:y="3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08cm" svg:y="4.0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306cm" svg:y="4.0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5.428cm" svg:y="4.0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08cm" svg:y="4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4.268cm" svg:y="4.9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5.466cm" svg:y="4.9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79cm" svg:y="2.97cm" svg:viewBox="0 0 259 1392" draw:points="206,1392 259,1392 259,0 0,0 0,53 206,53">
            <text:p/>
          </draw:polygon>
          <draw:polygon draw:style-name="gr3" draw:text-style-name="P7" draw:layer="layout" svg:width="0.258cm" svg:height="1.391cm" svg:x="15.79cm" svg:y="4.361cm" svg:viewBox="0 0 259 1392" draw:points="206,1340 0,1340 0,1392 259,1392 259,0 206,0">
            <text:p/>
          </draw:polygon>
        </draw:g>
        <draw:g xml:id="id249" draw:id="id249">
          <svg:title>TexMaths</svg:title>
          <svg:desc>22§display§\therefore\ A^{-1} \text { exists}§svg§600§FALSE§</svg:desc>
          <draw:polygon draw:style-name="gr2" draw:text-style-name="P6" draw:layer="layout" svg:width="4.429cm" svg:height="0.659cm" svg:x="3.661cm" svg:y="0.708cm" svg:viewBox="0 0 4430 660" draw:points="2216,660 0,660 0,0 4430,0 4430,660">
            <text:p/>
          </draw:polygon>
          <draw:path draw:style-name="gr3" draw:text-style-name="P7" draw:layer="layout" svg:width="0.469cm" svg:height="0.418cm" svg:x="3.645cm" svg:y="0.9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3cm" svg:height="0.555cm" svg:x="4.638cm" svg:y="0.794cm" svg:viewBox="0 0 531 556" svg:d="M111 466c-30 51-60 64-95 65-9 0-16 0-16 16 0 4 4 9 11 9 21 0 44-4 66-4 25 0 53 4 78 4 3 0 14 0 14-16 0-9-7-9-12-9-18-1-37-8-37-28 0-9 5-17 10-28l60-98h195c2 15 13 121 13 128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5.248cm" svg:y="0.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732cm" svg:y="0.6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6.299cm" svg:y="1.0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6.632cm" svg:y="1.014cm" svg:viewBox="0 0 391 334" svg:d="M213 153c25-30 53-69 72-88 25-28 56-40 92-40v-25c-20 2-43 2-64 2-23 0-63-2-74-2v25c16 1 23 10 23 23 0 12-9 22-12 28l-48 59-61-77c-7-9-7-10-7-14 0-12 12-19 28-19v-25c-21 0-72 2-85 2-15 0-52 0-73-2v25c54 0 56 0 91 47l77 100-73 92c-37 46-83 47-99 47v23c19-1 44-1 65-1s55 1 74 1v-23c-18-3-23-12-23-24 0-18 23-42 69-99l60 78c7 8 15 21 15 26 0 7-7 18-28 19v23c25 0 67-1 85-1 21 0 51 0 74 1v-23c-41 0-55-1-74-24z">
            <text:p/>
          </draw:path>
          <draw:path draw:style-name="gr3" draw:text-style-name="P7" draw:layer="layout" svg:width="0.166cm" svg:height="0.518cm" svg:x="7.056cm" svg:y="0.8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27cm" svg:y="1.0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564cm" svg:y="0.87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7.876cm" svg:y="1.0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55" draw:id="id255">
          <svg:title>TexMaths</svg:title>
          <svg:desc>22§display§\begin{bmatrix} 1 &amp;  0 &amp; 0  \\  0 &amp;  \cos \theta  &amp; 0  \\  0 &amp;  0 &amp; 1 \end{bmatrix} A^{-1} = \begin{bmatrix} \cos \theta &amp; \sin \theta &amp; 0\\ -\sin \theta \cos \theta  &amp; 1 - \sin^2 \theta &amp; 0  \\ 0 &amp; 0 &amp; 1 \end{bmatrix}§svg§600§FALSE§</svg:desc>
          <draw:polygon draw:style-name="gr2" draw:text-style-name="P6" draw:layer="layout" svg:width="17.116cm" svg:height="2.706cm" svg:x="3.45cm" svg:y="12.209cm" svg:viewBox="0 0 17117 2707" draw:points="8560,2707 0,2707 0,0 17117,0 17117,2707">
            <text:p/>
          </draw:polygon>
          <draw:polygon draw:style-name="gr3" draw:text-style-name="P7" draw:layer="layout" svg:width="0.258cm" svg:height="1.391cm" svg:x="3.663cm" svg:y="12.17cm" svg:viewBox="0 0 259 1392" draw:points="0,1392 55,1392 55,53 259,53 259,0 0,0">
            <text:p/>
          </draw:polygon>
          <draw:polygon draw:style-name="gr3" draw:text-style-name="P7" draw:layer="layout" svg:width="0.258cm" svg:height="1.391cm" svg:x="3.663cm" svg:y="13.561cm" svg:viewBox="0 0 259 1392" draw:points="0,1392 259,1392 259,1340 55,1340 55,0 0,0">
            <text:p/>
          </draw:polygon>
          <draw:path draw:style-name="gr3" draw:text-style-name="P7" draw:layer="layout" svg:width="0.256cm" svg:height="0.517cm" svg:x="3.996cm" svg:y="12.3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5.698cm" svg:y="12.3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7.438cm" svg:y="12.3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957cm" svg:y="13.2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5.113cm" svg:y="13.4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451cm" svg:y="13.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842cm" svg:y="13.4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6.284cm" svg:y="13.2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7.438cm" svg:y="13.2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957cm" svg:y="14.1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5.698cm" svg:y="14.1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7.477cm" svg:y="14.15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801cm" svg:y="12.17cm" svg:viewBox="0 0 259 1392" draw:points="206,1392 259,1392 259,0 0,0 0,53 206,53">
            <text:p/>
          </draw:polygon>
          <draw:polygon draw:style-name="gr3" draw:text-style-name="P7" draw:layer="layout" svg:width="0.258cm" svg:height="1.391cm" svg:x="7.801cm" svg:y="13.561cm" svg:viewBox="0 0 259 1392" draw:points="206,1340 0,1340 0,1392 259,1392 259,0 206,0">
            <text:p/>
          </draw:polygon>
          <draw:path draw:style-name="gr3" draw:text-style-name="P7" draw:layer="layout" svg:width="0.531cm" svg:height="0.555cm" svg:x="8.466cm" svg:y="13.202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9.079cm" svg:y="13.2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561cm" svg:y="13.0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0.109cm" svg:y="13.4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133cm" svg:y="12.17cm" svg:viewBox="0 0 259 1392" draw:points="0,1392 55,1392 55,53 259,53 259,0 0,0">
            <text:p/>
          </draw:polygon>
          <draw:polygon draw:style-name="gr3" draw:text-style-name="P7" draw:layer="layout" svg:width="0.258cm" svg:height="1.391cm" svg:x="11.133cm" svg:y="13.561cm" svg:viewBox="0 0 259 1392" draw:points="0,1392 259,1392 259,1340 55,1340 55,0 0,0">
            <text:p/>
          </draw:polygon>
          <draw:path draw:style-name="gr3" draw:text-style-name="P7" draw:layer="layout" svg:width="0.295cm" svg:height="0.356cm" svg:x="12.583cm" svg:y="12.46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23cm" svg:y="12.4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314cm" svg:y="12.46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754cm" svg:y="12.26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6.904cm" svg:y="12.46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211cm" svg:y="12.2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424cm" svg:y="12.4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7.99cm" svg:y="12.26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9.985cm" svg:y="12.29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1.46cm" svg:y="13.5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2.152cm" svg:y="13.41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457cm" svg:y="13.2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671cm" svg:y="13.418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238cm" svg:y="13.21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3.745cm" svg:y="13.41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083cm" svg:y="13.4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474cm" svg:y="13.41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4.915cm" svg:y="13.21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6cm" svg:height="0.517cm" svg:x="16.109cm" svg:y="13.2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6.663cm" svg:y="13.5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7.397cm" svg:y="13.41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702cm" svg:y="13.2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917cm" svg:y="13.418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8.355cm" svg:y="13.0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8.83cm" svg:y="13.21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9.985cm" svg:y="13.24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68cm" svg:y="14.17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7.448cm" svg:y="14.17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0.023cm" svg:y="14.17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0.347cm" svg:y="12.17cm" svg:viewBox="0 0 259 1392" draw:points="206,1392 259,1392 259,0 0,0 0,53 206,53">
            <text:p/>
          </draw:polygon>
          <draw:polygon draw:style-name="gr3" draw:text-style-name="P7" draw:layer="layout" svg:width="0.258cm" svg:height="1.391cm" svg:x="20.347cm" svg:y="13.561cm" svg:viewBox="0 0 259 1392" draw:points="206,1340 0,1340 0,1392 259,1392 259,0 206,0">
            <text:p/>
          </draw:polygon>
        </draw:g>
        <draw:g xml:id="id254" draw:id="id254">
          <svg:title>TexMaths</svg:title>
          <svg:desc>22§display§R_2 \rightarrow R_2 - \sin \theta R_1§svg§600§FALSE§</svg:desc>
          <draw:polygon draw:style-name="gr2" draw:text-style-name="P6" draw:layer="layout" svg:width="6.245cm" svg:height="0.585cm" svg:x="3.354cm" svg:y="10.908cm" svg:viewBox="0 0 6246 586" draw:points="3122,586 0,586 0,0 6246,0 6246,586">
            <text:p/>
          </draw:polygon>
          <draw:path draw:style-name="gr3" draw:text-style-name="P7" draw:layer="layout" svg:width="0.553cm" svg:height="0.547cm" svg:x="3.347cm" svg:y="10.8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8 0-24 5-63 7-88 2-10 4-26 4-37 0-59-52-82-73-91z">
            <text:p/>
          </draw:path>
          <draw:path draw:style-name="gr3" draw:text-style-name="P7" draw:layer="layout" svg:width="0.24cm" svg:height="0.36cm" svg:x="3.937cm" svg:y="11.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4.507cm" svg:y="11.019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553cm" svg:height="0.547cm" svg:x="5.484cm" svg:y="10.8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8 0-24 5-63 7-88 2-10 4-26 4-37 0-59-52-82-73-91z">
            <text:p/>
          </draw:path>
          <draw:path draw:style-name="gr3" draw:text-style-name="P7" draw:layer="layout" svg:width="0.24cm" svg:height="0.36cm" svg:x="6.073cm" svg:y="11.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622cm" svg:y="11.205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7.356cm" svg:y="11.0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661cm" svg:y="10.89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875cm" svg:y="11.0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8.442cm" svg:y="10.869cm" svg:viewBox="0 0 320 556" svg:d="M320 158c0-51-14-158-93-158-107 0-227 218-227 396 0 74 23 160 93 160 109 0 227-223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7" draw:layer="layout" svg:width="0.553cm" svg:height="0.547cm" svg:x="8.826cm" svg:y="10.8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8 0-24 5-63 7-88 2-10 4-26 4-37 0-59-52-82-73-91z">
            <text:p/>
          </draw:path>
          <draw:path draw:style-name="gr3" draw:text-style-name="P7" draw:layer="layout" svg:width="0.198cm" svg:height="0.36cm" svg:x="9.44cm" svg:y="11.17cm" svg:viewBox="0 0 199 361" svg:d="M123 16c0-16-2-16-16-16-35 33-84 35-107 35v20c12 0 49 0 79-16v278c0 18 0 25-54 25h-21v19c10 0 77-2 96-2 18 0 87 2 99 2v-19h-21c-55 0-55-7-55-25z">
            <text:p/>
          </draw:path>
        </draw:g>
        <draw:g xml:id="id252" draw:id="id252">
          <svg:title>TexMaths</svg:title>
          <svg:desc>22§display§R_1 \rightarrow \cos \theta R_1 + \sin \theta R_2§svg§600§FALSE§</svg:desc>
          <draw:polygon draw:style-name="gr2" draw:text-style-name="P6" draw:layer="layout" svg:width="7.809cm" svg:height="0.585cm" svg:x="3.453cm" svg:y="6.308cm" svg:viewBox="0 0 7810 586" draw:points="3905,586 0,586 0,0 7810,0 7810,586">
            <text:p/>
          </draw:polygon>
          <draw:path draw:style-name="gr3" draw:text-style-name="P7" draw:layer="layout" svg:width="0.553cm" svg:height="0.547cm" svg:x="3.446cm" svg:y="6.2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7" draw:layer="layout" svg:width="0.198cm" svg:height="0.36cm" svg:x="4.06cm" svg:y="6.5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687cm" svg:height="0.404cm" svg:x="4.606cm" svg:y="6.419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295cm" svg:height="0.356cm" svg:x="5.577cm" svg:y="6.46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917cm" svg:y="6.46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6.306cm" svg:y="6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6.748cm" svg:y="6.269cm" svg:viewBox="0 0 320 556" svg:d="M320 158c0-51-12-158-93-158-107 0-227 218-227 396 0 74 23 160 93 160 109 0 227-223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7" draw:layer="layout" svg:width="0.553cm" svg:height="0.547cm" svg:x="7.131cm" svg:y="6.2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7" draw:layer="layout" svg:width="0.198cm" svg:height="0.36cm" svg:x="7.745cm" svg:y="6.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517cm" svg:x="8.249cm" svg:y="6.3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9.004cm" svg:y="6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308cm" svg:y="6.29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523cm" svg:y="6.4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0.09cm" svg:y="6.269cm" svg:viewBox="0 0 320 556" svg:d="M320 158c0-51-14-158-93-158-107 0-227 218-227 396 0 74 23 160 93 160 109 0 227-223 227-398zM83 266c12-49 28-113 60-167 21-39 49-81 84-81 39 0 42 49 42 93 0 39-5 77-24 155zM238 291c-9 35-25 102-55 156-26 53-56 92-90 92-26 0-42-23-42-95 0-32 5-78 25-153z">
            <text:p/>
          </draw:path>
          <draw:path draw:style-name="gr3" draw:text-style-name="P7" draw:layer="layout" svg:width="0.553cm" svg:height="0.547cm" svg:x="10.473cm" svg:y="6.287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8 0-24 5-63 7-88 2-10 3-26 3-37 0-59-51-82-72-91z">
            <text:p/>
          </draw:path>
          <draw:path draw:style-name="gr3" draw:text-style-name="P7" draw:layer="layout" svg:width="0.24cm" svg:height="0.36cm" svg:x="11.063cm" svg:y="6.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253" draw:id="id253">
          <svg:title>TexMaths</svg:title>
          <svg:desc>22§display§\begin{bmatrix} 1 &amp;  0 &amp; 0  \\  \sin \theta &amp;  \cos \theta  &amp; 0  \\  0 &amp;  0 &amp; 1 \end{bmatrix} A^{-1} = \begin{bmatrix} \cos \theta &amp; \sin \theta &amp; 0\\ 0 &amp; 1 &amp; 0  \\ 0 &amp; 0 &amp; 1 \end{bmatrix}§svg§600§FALSE§</svg:desc>
          <draw:polygon draw:style-name="gr2" draw:text-style-name="P6" draw:layer="layout" svg:width="14.192cm" svg:height="2.706cm" svg:x="3.351cm" svg:y="7.609cm" svg:viewBox="0 0 14193 2707" draw:points="7097,2707 0,2707 0,0 14193,0 14193,2707">
            <text:p/>
          </draw:polygon>
          <draw:polygon draw:style-name="gr3" draw:text-style-name="P7" draw:layer="layout" svg:width="0.258cm" svg:height="1.391cm" svg:x="3.564cm" svg:y="7.57cm" svg:viewBox="0 0 259 1392" draw:points="0,1392 55,1392 55,53 259,53 259,0 0,0">
            <text:p/>
          </draw:polygon>
          <draw:polygon draw:style-name="gr3" draw:text-style-name="P7" draw:layer="layout" svg:width="0.258cm" svg:height="1.391cm" svg:x="3.564cm" svg:y="8.961cm" svg:viewBox="0 0 259 1392" draw:points="0,1392 259,1392 259,1340 55,1340 55,0 0,0">
            <text:p/>
          </draw:polygon>
          <draw:path draw:style-name="gr3" draw:text-style-name="P7" draw:layer="layout" svg:width="0.256cm" svg:height="0.517cm" svg:x="4.435cm" svg:y="7.7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674cm" svg:y="7.7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8.416cm" svg:y="7.7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4cm" svg:height="0.356cm" svg:x="3.853cm" svg:y="8.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159cm" svg:y="8.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372cm" svg:y="8.8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4.939cm" svg:y="8.6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6.09cm" svg:y="8.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429cm" svg:y="8.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82cm" svg:y="8.8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7.26cm" svg:y="8.60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8.416cm" svg:y="8.6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396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6.674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8.455cm" svg:y="9.5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8.777cm" svg:y="7.57cm" svg:viewBox="0 0 259 1392" draw:points="206,1392 259,1392 259,0 0,0 0,53 206,53">
            <text:p/>
          </draw:polygon>
          <draw:polygon draw:style-name="gr3" draw:text-style-name="P7" draw:layer="layout" svg:width="0.258cm" svg:height="1.391cm" svg:x="8.777cm" svg:y="8.961cm" svg:viewBox="0 0 259 1392" draw:points="206,1340 0,1340 0,1392 259,1392 259,0 206,0">
            <text:p/>
          </draw:polygon>
          <draw:path draw:style-name="gr3" draw:text-style-name="P7" draw:layer="layout" svg:width="0.531cm" svg:height="0.555cm" svg:x="9.444cm" svg:y="8.602cm" svg:viewBox="0 0 532 556" svg:d="M111 466c-30 52-60 64-95 66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7cm" svg:height="0.027cm" svg:x="10.055cm" svg:y="8.6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539cm" svg:y="8.4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1.085cm" svg:y="8.8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109cm" svg:y="7.57cm" svg:viewBox="0 0 259 1392" draw:points="0,1392 55,1392 55,53 259,53 259,0 0,0">
            <text:p/>
          </draw:polygon>
          <draw:polygon draw:style-name="gr3" draw:text-style-name="P7" draw:layer="layout" svg:width="0.258cm" svg:height="1.391cm" svg:x="12.109cm" svg:y="8.961cm" svg:viewBox="0 0 259 1392" draw:points="0,1392 259,1392 259,1340 55,1340 55,0 0,0">
            <text:p/>
          </draw:polygon>
          <draw:path draw:style-name="gr3" draw:text-style-name="P7" draw:layer="layout" svg:width="0.295cm" svg:height="0.356cm" svg:x="12.399cm" svg:y="7.87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739cm" svg:y="7.8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128cm" svg:y="7.8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57cm" svg:y="7.6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4.721cm" svg:y="7.8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025cm" svg:y="7.7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24cm" svg:y="7.8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5.805cm" svg:y="7.67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6.961cm" svg:y="7.7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984cm" svg:y="8.6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5.302cm" svg:y="8.6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6.961cm" svg:y="8.6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984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5.263cm" svg:y="9.5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7cm" svg:y="9.5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7.322cm" svg:y="7.57cm" svg:viewBox="0 0 259 1392" draw:points="206,1392 259,1392 259,0 0,0 0,53 206,53">
            <text:p/>
          </draw:polygon>
          <draw:polygon draw:style-name="gr3" draw:text-style-name="P7" draw:layer="layout" svg:width="0.258cm" svg:height="1.391cm" svg:x="17.322cm" svg:y="8.961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56" draw:id="id256">
          <svg:title>TexMaths</svg:title>
          <svg:desc>22§display§\begin{bmatrix} 1 &amp;  0 &amp; 0  \\  0 &amp;  \cos \theta  &amp; 0  \\  0 &amp;  0 &amp; 1 \end{bmatrix} A^{-1} = \begin{bmatrix} \cos \theta &amp; \sin \theta &amp; 0\\ -\sin \theta \cos \theta  &amp; \cos^2 \theta &amp; 0  \\ 0 &amp; 0 &amp; 1 \end{bmatrix}§svg§600§FALSE§</svg:desc>
          <draw:polygon draw:style-name="gr2" draw:text-style-name="P6" draw:layer="layout" svg:width="15.868cm" svg:height="2.706cm" svg:x="2.749cm" svg:y="0.909cm" svg:viewBox="0 0 15869 2707" draw:points="7936,2707 0,2707 0,0 15869,0 15869,2707">
            <text:p/>
          </draw:polygon>
          <draw:polygon draw:style-name="gr3" draw:text-style-name="P7" draw:layer="layout" svg:width="0.258cm" svg:height="1.391cm" svg:x="2.962cm" svg:y="0.87cm" svg:viewBox="0 0 259 1392" draw:points="0,1392 55,1392 55,53 259,53 259,0 0,0">
            <text:p/>
          </draw:polygon>
          <draw:polygon draw:style-name="gr3" draw:text-style-name="P7" draw:layer="layout" svg:width="0.258cm" svg:height="1.391cm" svg:x="2.962cm" svg:y="2.261cm" svg:viewBox="0 0 259 1392" draw:points="0,1392 259,1392 259,1340 55,1340 55,0 0,0">
            <text:p/>
          </draw:polygon>
          <draw:path draw:style-name="gr3" draw:text-style-name="P7" draw:layer="layout" svg:width="0.256cm" svg:height="0.517cm" svg:x="3.295cm" svg:y="1.0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996cm" svg:y="1.0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6.737cm" svg:y="1.0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256cm" svg:y="1.9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4.412cm" svg:y="2.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75cm" svg:y="2.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141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5.582cm" svg:y="1.9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6.737cm" svg:y="1.9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3.256cm" svg:y="2.8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996cm" svg:y="2.8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6.776cm" svg:y="2.85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1cm" svg:y="0.87cm" svg:viewBox="0 0 259 1392" draw:points="206,1392 259,1392 259,0 0,0 0,53 206,53">
            <text:p/>
          </draw:polygon>
          <draw:polygon draw:style-name="gr3" draw:text-style-name="P7" draw:layer="layout" svg:width="0.258cm" svg:height="1.391cm" svg:x="7.1cm" svg:y="2.261cm" svg:viewBox="0 0 259 1392" draw:points="206,1340 0,1340 0,1392 259,1392 259,0 206,0">
            <text:p/>
          </draw:polygon>
          <draw:path draw:style-name="gr3" draw:text-style-name="P7" draw:layer="layout" svg:width="0.53cm" svg:height="0.555cm" svg:x="7.765cm" svg:y="1.902cm" svg:viewBox="0 0 531 556" svg:d="M111 466c-30 52-60 64-95 66-9 0-16 0-16 15 0 4 4 9 11 9 21 0 44-3 66-3 25 0 53 3 78 3 3 0 14 0 14-16 0-8-7-8-12-8-18-2-37-9-37-29 0-8 5-17 12-28l58-98h195c0 16 13 121 13 128 0 25-41 27-57 27-10 0-19 0-19 15 0 9 11 9 12 9 32 0 66-3 97-3 20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8.377cm" svg:y="1.9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859cm" svg:y="1.77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9.407cm" svg:y="2.1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0.431cm" svg:y="0.87cm" svg:viewBox="0 0 259 1392" draw:points="0,1392 55,1392 55,53 259,53 259,0 0,0">
            <text:p/>
          </draw:polygon>
          <draw:polygon draw:style-name="gr3" draw:text-style-name="P7" draw:layer="layout" svg:width="0.258cm" svg:height="1.391cm" svg:x="10.431cm" svg:y="2.261cm" svg:viewBox="0 0 259 1392" draw:points="0,1392 259,1392 259,1340 55,1340 55,0 0,0">
            <text:p/>
          </draw:polygon>
          <draw:path draw:style-name="gr3" draw:text-style-name="P7" draw:layer="layout" svg:width="0.295cm" svg:height="0.356cm" svg:x="11.881cm" svg:y="1.17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221cm" svg:y="1.1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612cm" svg:y="1.1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052cm" svg:y="0.9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5.579cm" svg:y="1.1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885cm" svg:y="1.0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098cm" svg:y="1.1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6.665cm" svg:y="0.97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8.036cm" svg:y="1.0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0.758cm" svg:y="2.238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1.45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755cm" svg:y="1.9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969cm" svg:y="2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2.536cm" svg:y="1.90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3.043cm" svg:y="2.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381cm" svg:y="2.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771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4.213cm" svg:y="1.9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5.364cm" svg:y="2.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04cm" svg:y="2.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093cm" svg:y="2.1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6.408cm" svg:y="1.80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6.881cm" svg:y="1.9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8.036cm" svg:y="1.9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466cm" svg:y="2.8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123cm" svg:y="2.8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8.074cm" svg:y="2.8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8.398cm" svg:y="0.87cm" svg:viewBox="0 0 259 1392" draw:points="206,1392 259,1392 259,0 0,0 0,53 206,53">
            <text:p/>
          </draw:polygon>
          <draw:polygon draw:style-name="gr3" draw:text-style-name="P7" draw:layer="layout" svg:width="0.258cm" svg:height="1.391cm" svg:x="18.398cm" svg:y="2.261cm" svg:viewBox="0 0 259 1392" draw:points="206,1340 0,1340 0,1392 259,1392 259,0 206,0">
            <text:p/>
          </draw:polygon>
        </draw:g>
        <draw:g xml:id="id257" draw:id="id257">
          <svg:title>TexMaths</svg:title>
          <svg:desc>20§display§R_2 \rightarrow  \frac{1}{\cos \theta } R_2§svg§600§FALSE§</svg:desc>
          <draw:polygon draw:style-name="gr2" draw:text-style-name="P6" draw:layer="layout" svg:width="4.231cm" svg:height="1.365cm" svg:x="2.956cm" svg:y="4.007cm" svg:viewBox="0 0 4232 1366" draw:points="2117,1366 0,1366 0,0 4232,0 4232,1366">
            <text:p/>
          </draw:polygon>
          <draw:path draw:style-name="gr3" draw:text-style-name="P7" draw:layer="layout" svg:width="0.503cm" svg:height="0.497cm" svg:x="2.95cm" svg:y="4.436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3.486cm" svg:y="4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4.004cm" svg:y="4.556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233cm" svg:height="0.47cm" svg:x="5.539cm" svg:y="3.97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409cm" svg:height="0.029cm" svg:x="4.949cm" svg:y="4.726cm" svg:viewBox="0 0 1410 30" draw:points="704,30 0,30 0,0 1410,0 1410,30">
            <text:p/>
          </draw:polygon>
          <draw:path draw:style-name="gr3" draw:text-style-name="P7" draw:layer="layout" svg:width="0.268cm" svg:height="0.324cm" svg:x="4.973cm" svg:y="5.083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5.28cm" svg:y="5.083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5.635cm" svg:y="5.083cm" svg:viewBox="0 0 232 325" svg:d="M123 179c16 4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9cm" svg:height="0.505cm" svg:x="6.037cm" svg:y="4.902cm" svg:viewBox="0 0 291 506" svg:d="M291 144c0-46-13-144-85-144-97 0-206 199-206 360 0 67 21 146 85 146 99 0 206-203 206-362zM75 242c11-45 26-103 55-152 19-36 44-74 76-74 36 0 39 45 39 85 0 35-5 70-23 141zM216 264c-8 32-22 93-50 143-24 48-51 83-81 83-24 0-39-21-39-87 0-28 5-70 23-139z">
            <text:p/>
          </draw:path>
          <draw:path draw:style-name="gr3" draw:text-style-name="P7" draw:layer="layout" svg:width="0.503cm" svg:height="0.497cm" svg:x="6.469cm" svg:y="4.436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19 0 68-2 89-2 19 0 69 2 90 2 5 0 13 0 13-15 0-8-5-8-20-8-25 0-44 0-44-12 0-4 0-7 1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7.005cm" svg:y="4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258" draw:id="id258">
          <svg:title>TexMaths</svg:title>
          <svg:desc>22§display§\begin{bmatrix} 1 &amp;  0 &amp; 0  \\  0 &amp;  1  &amp; 0  \\  0 &amp;  0 &amp; 1 \end{bmatrix} A^{-1} = \begin{bmatrix}\ \  \cos \theta &amp; \sin \theta &amp; 0 \\ -\sin \theta &amp; \cos \theta &amp; 0  \\ 0 &amp; 0 &amp; 1 \end{bmatrix}§svg§600§FALSE§</svg:desc>
          <draw:polygon draw:style-name="gr2" draw:text-style-name="P6" draw:layer="layout" svg:width="12.683cm" svg:height="2.706cm" svg:x="2.75cm" svg:y="6.009cm" svg:viewBox="0 0 12684 2707" draw:points="6341,2707 0,2707 0,0 12684,0 12684,2707">
            <text:p/>
          </draw:polygon>
          <draw:polygon draw:style-name="gr3" draw:text-style-name="P7" draw:layer="layout" svg:width="0.258cm" svg:height="1.391cm" svg:x="2.963cm" svg:y="5.97cm" svg:viewBox="0 0 259 1392" draw:points="0,1392 55,1392 55,53 259,53 259,0 0,0">
            <text:p/>
          </draw:polygon>
          <draw:polygon draw:style-name="gr3" draw:text-style-name="P7" draw:layer="layout" svg:width="0.258cm" svg:height="1.391cm" svg:x="2.963cm" svg:y="7.361cm" svg:viewBox="0 0 259 1392" draw:points="0,1392 259,1392 259,1340 55,1340 55,0 0,0">
            <text:p/>
          </draw:polygon>
          <draw:path draw:style-name="gr3" draw:text-style-name="P7" draw:layer="layout" svg:width="0.256cm" svg:height="0.517cm" svg:x="3.296cm" svg:y="6.10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417cm" svg:y="6.10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5.577cm" svg:y="6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3.257cm" svg:y="7.0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4.455cm" svg:y="7.03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26cm" svg:height="0.532cm" svg:x="5.577cm" svg:y="7.0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3.257cm" svg:y="7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417cm" svg:y="7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5.615cm" svg:y="7.9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5.939cm" svg:y="5.97cm" svg:viewBox="0 0 259 1392" draw:points="206,1392 259,1392 259,0 0,0 0,53 206,53">
            <text:p/>
          </draw:polygon>
          <draw:polygon draw:style-name="gr3" draw:text-style-name="P7" draw:layer="layout" svg:width="0.258cm" svg:height="1.391cm" svg:x="5.939cm" svg:y="7.361cm" svg:viewBox="0 0 259 1392" draw:points="206,1340 0,1340 0,1392 259,1392 259,0 206,0">
            <text:p/>
          </draw:polygon>
          <draw:path draw:style-name="gr3" draw:text-style-name="P7" draw:layer="layout" svg:width="0.531cm" svg:height="0.555cm" svg:x="6.604cm" svg:y="7.002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7cm" svg:height="0.027cm" svg:x="7.215cm" svg:y="7.0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699cm" svg:y="6.87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8.245cm" svg:y="7.2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271cm" svg:y="5.97cm" svg:viewBox="0 0 259 1392" draw:points="0,1392 55,1392 55,53 259,53 259,0 0,0">
            <text:p/>
          </draw:polygon>
          <draw:polygon draw:style-name="gr3" draw:text-style-name="P7" draw:layer="layout" svg:width="0.258cm" svg:height="1.391cm" svg:x="9.271cm" svg:y="7.361cm" svg:viewBox="0 0 259 1392" draw:points="0,1392 259,1392 259,1340 55,1340 55,0 0,0">
            <text:p/>
          </draw:polygon>
          <draw:path draw:style-name="gr3" draw:text-style-name="P7" draw:layer="layout" svg:width="0.295cm" svg:height="0.356cm" svg:x="10.14cm" svg:y="6.273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48cm" svg:y="6.2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69cm" svg:y="6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311cm" svg:y="6.074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2.569cm" svg:y="6.273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73cm" svg:y="6.1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88cm" svg:y="6.2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653cm" svg:y="6.07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52cm" svg:y="6.1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9.598cm" svg:y="7.338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29cm" svg:y="7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94cm" svg:y="7.0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09cm" svg:y="7.2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374cm" svg:y="7.00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2.527cm" svg:y="7.2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65cm" svg:y="7.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255cm" svg:y="7.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697cm" svg:y="7.00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52cm" svg:y="7.03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0.468cm" svg:y="7.95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3.111cm" svg:y="7.95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89cm" svg:y="7.95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214cm" svg:y="5.97cm" svg:viewBox="0 0 259 1392" draw:points="206,1392 259,1392 259,0 0,0 0,53 206,53">
            <text:p/>
          </draw:polygon>
          <draw:polygon draw:style-name="gr3" draw:text-style-name="P7" draw:layer="layout" svg:width="0.258cm" svg:height="1.391cm" svg:x="15.214cm" svg:y="7.361cm" svg:viewBox="0 0 259 1392" draw:points="206,1340 0,1340 0,1392 259,1392 259,0 206,0">
            <text:p/>
          </draw:polygon>
        </draw:g>
        <draw:g xml:id="id259" draw:id="id259">
          <svg:title>TexMaths</svg:title>
          <svg:desc>22§display§\text I A^{-1} = \begin{bmatrix}\ \  \cos \theta &amp; \sin \theta &amp; 0 \\ -\sin \theta &amp; \cos \theta &amp; 0  \\ 0 &amp; 0 &amp; 1 \end{bmatrix}§svg§600§FALSE§</svg:desc>
          <draw:polygon draw:style-name="gr2" draw:text-style-name="P6" draw:layer="layout" svg:width="9.097cm" svg:height="2.706cm" svg:x="6.369cm" svg:y="9.111cm" svg:viewBox="0 0 9098 2707" draw:points="4548,2707 0,2707 0,0 9098,0 9098,2707">
            <text:p/>
          </draw:polygon>
          <draw:path draw:style-name="gr3" draw:text-style-name="P7" draw:layer="layout" svg:width="0.237cm" svg:height="0.529cm" svg:x="6.351cm" svg:y="10.12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531cm" svg:height="0.555cm" svg:x="6.636cm" svg:y="10.104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7cm" svg:height="0.027cm" svg:x="7.247cm" svg:y="10.1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731cm" svg:y="9.97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8.276cm" svg:y="10.3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303cm" svg:y="9.072cm" svg:viewBox="0 0 259 1392" draw:points="0,1392 55,1392 55,53 259,53 259,0 0,0">
            <text:p/>
          </draw:polygon>
          <draw:polygon draw:style-name="gr3" draw:text-style-name="P7" draw:layer="layout" svg:width="0.258cm" svg:height="1.391cm" svg:x="9.303cm" svg:y="10.463cm" svg:viewBox="0 0 259 1392" draw:points="0,1392 259,1392 259,1340 55,1340 55,0 0,0">
            <text:p/>
          </draw:polygon>
          <draw:path draw:style-name="gr3" draw:text-style-name="P7" draw:layer="layout" svg:width="0.295cm" svg:height="0.356cm" svg:x="10.172cm" svg:y="9.3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12cm" svg:y="9.3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01cm" svg:y="9.37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342cm" svg:y="9.17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2.601cm" svg:y="9.375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05cm" svg:y="9.20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2cm" svg:y="9.37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685cm" svg:y="9.17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84cm" svg:y="9.20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9.63cm" svg:y="10.44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322cm" svg:y="10.30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26cm" svg:y="10.13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41cm" svg:y="10.30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406cm" svg:y="10.10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2.559cm" svg:y="10.302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97cm" svg:y="10.3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87cm" svg:y="10.30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729cm" svg:y="10.10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84cm" svg:y="10.1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0.499cm" svg:y="11.06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43cm" svg:y="11.06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4.922cm" svg:y="11.06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246cm" svg:y="9.072cm" svg:viewBox="0 0 259 1392" draw:points="206,1392 259,1392 259,0 0,0 0,53 206,53">
            <text:p/>
          </draw:polygon>
          <draw:polygon draw:style-name="gr3" draw:text-style-name="P7" draw:layer="layout" svg:width="0.258cm" svg:height="1.391cm" svg:x="15.246cm" svg:y="10.463cm" svg:viewBox="0 0 259 1392" draw:points="206,1340 0,1340 0,1392 259,1392 259,0 206,0">
            <text:p/>
          </draw:polygon>
        </draw:g>
        <draw:g xml:id="id260" draw:id="id260">
          <svg:title>TexMaths</svg:title>
          <svg:desc>22§display§ A^{-1} = \begin{bmatrix}\ \  \cos \theta &amp; \sin \theta &amp; 0 \\ -\sin \theta &amp; \cos \theta &amp; 0  \\ 0 &amp; 0 &amp; 1 \end{bmatrix}§svg§600§FALSE§</svg:desc>
          <draw:polygon draw:style-name="gr2" draw:text-style-name="P6" draw:layer="layout" svg:width="8.816cm" svg:height="2.706cm" svg:x="6.663cm" svg:y="12.213cm" svg:viewBox="0 0 8817 2707" draw:points="4408,2707 0,2707 0,0 8817,0 8817,2707">
            <text:p/>
          </draw:polygon>
          <draw:path draw:style-name="gr3" draw:text-style-name="P7" draw:layer="layout" svg:width="0.53cm" svg:height="0.555cm" svg:x="6.651cm" svg:y="13.206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7cm" svg:height="0.027cm" svg:x="7.263cm" svg:y="13.2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747cm" svg:y="13.08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8.293cm" svg:y="13.4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317cm" svg:y="12.174cm" svg:viewBox="0 0 259 1392" draw:points="0,1392 55,1392 55,53 259,53 259,0 0,0">
            <text:p/>
          </draw:polygon>
          <draw:polygon draw:style-name="gr3" draw:text-style-name="P7" draw:layer="layout" svg:width="0.258cm" svg:height="1.391cm" svg:x="9.317cm" svg:y="13.565cm" svg:viewBox="0 0 259 1392" draw:points="0,1392 259,1392 259,1340 55,1340 55,0 0,0">
            <text:p/>
          </draw:polygon>
          <draw:path draw:style-name="gr3" draw:text-style-name="P7" draw:layer="layout" svg:width="0.295cm" svg:height="0.356cm" svg:x="10.187cm" svg:y="12.47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526cm" svg:y="12.47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17cm" svg:y="12.47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1.357cm" svg:y="12.278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54cm" svg:height="0.356cm" svg:x="12.615cm" svg:y="12.477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2cm" svg:y="12.3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34cm" svg:y="12.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3.701cm" svg:y="12.278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98cm" svg:y="12.30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9.645cm" svg:y="13.54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336cm" svg:y="13.404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42cm" svg:y="13.23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55cm" svg:y="13.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1.422cm" svg:y="13.206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95cm" svg:height="0.356cm" svg:x="12.573cm" svg:y="13.404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913cm" svg:y="13.40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303cm" svg:y="13.404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3.743cm" svg:y="13.20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26cm" svg:height="0.532cm" svg:x="14.898cm" svg:y="13.23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10.514cm" svg:y="14.16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3.157cm" svg:y="14.16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936cm" svg:y="14.1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26cm" svg:y="12.174cm" svg:viewBox="0 0 259 1392" draw:points="206,1392 259,1392 259,0 0,0 0,53 206,53">
            <text:p/>
          </draw:polygon>
          <draw:polygon draw:style-name="gr3" draw:text-style-name="P7" draw:layer="layout" svg:width="0.258cm" svg:height="1.391cm" svg:x="15.26cm" svg:y="13.565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63" draw:id="id263">
          <svg:title>TexMaths</svg:title>
          <svg:desc>22§display§= \begin{bmatrix} 1 &amp; -1 \\ 2 &amp; \ \ 3 \end{bmatrix} ,§svg§600§FALSE§</svg:desc>
          <draw:polygon draw:style-name="gr2" draw:text-style-name="P6" draw:layer="layout" svg:width="3.988cm" svg:height="1.779cm" svg:x="7.594cm" svg:y="1.11cm" svg:viewBox="0 0 3989 1780" draw:points="1996,1780 0,1780 0,0 3989,0 3989,1780">
            <text:p/>
          </draw:polygon>
          <draw:path draw:style-name="gr3" draw:text-style-name="P7" draw:layer="layout" svg:width="0.515cm" svg:height="0.182cm" svg:x="7.599cm" svg:y="1.90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565cm" svg:y="1.07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8.849cm" svg:y="1.20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003cm" svg:y="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08cm" svg:y="1.2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8.819cm" svg:y="2.134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0.529cm" svg:y="2.1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0.937cm" svg:y="1.071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1.53cm" svg:y="2.11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61" draw:id="id261">
          <svg:title>TexMaths</svg:title>
          <svg:desc>24§display§\text {(III). (1)}§svg§600§FALSE§</svg:desc>
          <draw:polygon draw:style-name="gr2" draw:text-style-name="P6" draw:layer="layout" svg:width="3.043cm" svg:height="0.76cm" svg:x="1.443cm" svg:y="1.707cm" svg:viewBox="0 0 3044 761" draw:points="1521,761 0,761 0,0 3044,0 3044,761">
            <text:p/>
          </draw:polygon>
          <draw:path draw:style-name="gr3" draw:text-style-name="P7" draw:layer="layout" svg:width="0.197cm" svg:height="0.844cm" svg:x="1.483cm" svg:y="1.6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58cm" svg:height="0.577cm" svg:x="1.752cm" svg:y="1.72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081cm" svg:y="1.72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58cm" svg:height="0.577cm" svg:x="2.409cm" svg:y="1.72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197cm" svg:height="0.844cm" svg:x="2.737cm" svg:y="1.66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1cm" svg:height="0.091cm" svg:x="3.091cm" svg:y="2.20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3.617cm" svg:y="1.66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3.936cm" svg:y="1.7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331cm" svg:y="1.66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2" draw:id="id262">
          <svg:title>TexMaths</svg:title>
          <svg:desc>24§display§\text {Let,  A}§svg§600§FALSE§</svg:desc>
          <draw:polygon draw:style-name="gr2" draw:text-style-name="P6" draw:layer="layout" svg:width="2.267cm" svg:height="0.683cm" svg:x="4.858cm" svg:y="1.707cm" svg:viewBox="0 0 2268 684" draw:points="1135,684 0,684 0,0 2268,0 2268,684">
            <text:p/>
          </draw:polygon>
          <draw:path draw:style-name="gr3" draw:text-style-name="P7" draw:layer="layout" svg:width="0.464cm" svg:height="0.577cm" svg:x="4.843cm" svg:y="1.6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5.367cm" svg:y="1.8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5.734cm" svg:y="1.7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6.118cm" svg:y="2.1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6.589cm" svg:y="1.6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65" draw:id="id265">
          <svg:title>TexMaths</svg:title>
          <svg:desc>22§display§\text {We have  } A^{-1}A = I§svg§600§FALSE§</svg:desc>
          <draw:polygon draw:style-name="gr2" draw:text-style-name="P6" draw:layer="layout" svg:width="6.444cm" svg:height="0.62cm" svg:x="4.769cm" svg:y="3.406cm" svg:viewBox="0 0 6445 621" draw:points="3223,621 0,621 0,0 6445,0 6445,621">
            <text:p/>
          </draw:polygon>
          <draw:path draw:style-name="gr3" draw:text-style-name="P7" draw:layer="layout" svg:width="0.767cm" svg:height="0.547cm" svg:x="4.744cm" svg:y="3.5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5.482cm" svg:y="3.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6.087cm" svg:y="3.5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6.524cm" svg:y="3.7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6.87cm" svg:y="3.7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7.265cm" svg:y="3.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7.872cm" svg:y="3.4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8.483cm" svg:y="3.5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967cm" svg:y="3.3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9.282cm" svg:y="3.4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15cm" svg:height="0.182cm" svg:x="10.094cm" svg:y="3.7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10.893cm" svg:y="3.5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66" draw:id="id266">
          <svg:title>TexMaths</svg:title>
          <svg:desc>20§display§\text {i.e. } A^{-1}  \begin{bmatrix} 1 &amp; -1 \\ 2 &amp; \ \ 3 \end{bmatrix}  = \begin{bmatrix} 1 &amp; 0 \\ 0 &amp; 1 \end{bmatrix}§svg§600§FALSE§</svg:desc>
          <draw:polygon draw:style-name="gr2" draw:text-style-name="P6" draw:layer="layout" svg:width="8.143cm" svg:height="1.617cm" svg:x="3.361cm" svg:y="4.806cm" svg:viewBox="0 0 8144 1618" draw:points="4072,1618 0,1618 0,0 8144,0 8144,1618">
            <text:p/>
          </draw:polygon>
          <draw:path draw:style-name="gr3" draw:text-style-name="P7" draw:layer="layout" svg:width="0.151cm" svg:height="0.471cm" svg:x="3.348cm" svg:y="5.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3.582cm" svg:y="5.715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3.735cm" svg:y="5.4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4.089cm" svg:y="5.715cm" svg:viewBox="0 0 77 77" svg:d="M77 38c0-20-18-38-39-38-20 0-38 18-38 38 0 21 18 39 38 39 21 0 39-18 39-39z">
            <text:p/>
          </draw:path>
          <draw:path draw:style-name="gr3" draw:text-style-name="P7" draw:layer="layout" svg:width="0.482cm" svg:height="0.505cm" svg:x="4.561cm" svg:y="5.286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5.116cm" svg:y="5.3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556cm" svg:y="5.17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6.111cm" svg:y="4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369cm" svg:y="4.89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419cm" svg:y="5.17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971cm" svg:y="4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342cm" svg:y="5.7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899cm" svg:y="5.73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8.268cm" svg:y="4.771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8.865cm" svg:y="5.53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9.744cm" svg:y="4.771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0.001cm" svg:y="4.8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02cm" svg:y="4.89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66cm" svg:y="5.73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1.056cm" svg:y="5.73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1.355cm" svg:y="4.771cm" svg:viewBox="0 0 187 1688" draw:points="147,1650 0,1650 0,1688 187,1688 187,0 0,0 0,38 147,38">
            <text:p/>
          </draw:polygon>
        </draw:g>
        <draw:g xml:id="id267" draw:id="id267">
          <svg:title>TexMaths</svg:title>
          <svg:desc>20§display§C_2 \rightarrow C_2 + C_1§svg§600§FALSE§</svg:desc>
          <draw:polygon draw:style-name="gr2" draw:text-style-name="P6" draw:layer="layout" svg:width="4.254cm" svg:height="0.532cm" svg:x="4.345cm" svg:y="7.104cm" svg:viewBox="0 0 4255 533" draw:points="2127,533 0,533 0,0 4255,0 4255,533">
            <text:p/>
          </draw:polygon>
          <draw:path draw:style-name="gr3" draw:text-style-name="P7" draw:layer="layout" svg:width="0.5cm" svg:height="0.511cm" svg:x="4.345cm" svg:y="7.0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4.843cm" svg:y="7.343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5.361cm" svg:y="7.205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5cm" svg:height="0.511cm" svg:x="6.256cm" svg:y="7.0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6.755cm" svg:y="7.343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7.235cm" svg:y="7.1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5cm" svg:height="0.511cm" svg:x="7.933cm" svg:y="7.0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18cm" svg:height="0.327cm" svg:x="8.454cm" svg:y="7.343cm" svg:viewBox="0 0 181 328" svg:d="M112 14c0-14-2-14-14-14-32 30-77 32-98 32v18c11 0 45 0 72-15v253c0 16 0 23-50 23h-19v17c10 0 71-1 88-1 16 0 79 1 90 1v-17h-19c-50 0-50-7-50-23z">
            <text:p/>
          </draw:path>
        </draw:g>
        <draw:g xml:id="id268" draw:id="id268">
          <svg:title>TexMaths</svg:title>
          <svg:desc>20§display§A^{-1} \begin{bmatrix} 1 &amp; 0 \\ 2 &amp;  5 \end{bmatrix} = \begin{bmatrix} 1 &amp; 1 \\ 0 &amp;  1 \end{bmatrix}§svg§600§FALSE§</svg:desc>
          <draw:polygon draw:style-name="gr2" draw:text-style-name="P6" draw:layer="layout" svg:width="6.387cm" svg:height="1.617cm" svg:x="4.46cm" svg:y="8.505cm" svg:viewBox="0 0 6388 1618" draw:points="3194,1618 0,1618 0,0 6388,0 6388,1618">
            <text:p/>
          </draw:polygon>
          <draw:path draw:style-name="gr3" draw:text-style-name="P7" draw:layer="layout" svg:width="0.482cm" svg:height="0.505cm" svg:x="4.449cm" svg:y="8.985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5.006cm" svg:y="9.06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446cm" svg:y="8.872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5.999cm" svg:y="8.4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257cm" svg:y="8.59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276cm" svg:y="8.59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81cm" svg:height="0.469cm" svg:x="6.23cm" svg:y="9.4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7.284cm" svg:y="9.43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186cm" svg:height="1.687cm" svg:x="7.611cm" svg:y="8.47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8.206cm" svg:y="9.23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9.084cm" svg:y="8.47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9.342cm" svg:y="8.59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397cm" svg:y="8.59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9.309cm" svg:y="9.43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0.397cm" svg:y="9.43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0.696cm" svg:y="8.47cm" svg:viewBox="0 0 187 1688" draw:points="147,1650 0,1650 0,1688 187,1688 187,0 0,0 0,38 147,38">
            <text:p/>
          </draw:polygon>
        </draw:g>
        <draw:g xml:id="id269" draw:id="id269">
          <svg:title>TexMaths</svg:title>
          <svg:desc>20§display§C_2 \rightarrow \frac{1}{5} C_2§svg§600§FALSE§</svg:desc>
          <draw:polygon draw:style-name="gr2" draw:text-style-name="P6" draw:layer="layout" svg:width="3.112cm" svg:height="1.373cm" svg:x="4.346cm" svg:y="10.704cm" svg:viewBox="0 0 3113 1374" draw:points="1556,1374 0,1374 0,0 3113,0 3113,1374">
            <text:p/>
          </draw:polygon>
          <draw:path draw:style-name="gr3" draw:text-style-name="P7" draw:layer="layout" svg:width="0.5cm" svg:height="0.511cm" svg:x="4.346cm" svg:y="11.117cm" svg:viewBox="0 0 501 512" svg:d="M501 6c0-1-2-6-8-6-2 0-4 0-12 8l-48 54c-6-9-39-62-118-62-157 0-315 155-315 320 0 115 83 192 190 192 63 0 116-27 154-61 65-57 77-121 77-123 0-6-7-6-8-6-5 0-8 0-10 6-6 21-22 71-70 112-50 39-95 51-131 51-63 0-138-36-138-147 0-40 14-153 85-237 43-49 110-85 173-85 72 0 113 55 113 136 0 28-2 29-2 36 0 8 7 8 10 8 10 0 10-2 13-15z">
            <text:p/>
          </draw:path>
          <draw:path draw:style-name="gr3" draw:text-style-name="P7" draw:layer="layout" svg:width="0.218cm" svg:height="0.327cm" svg:x="4.843cm" svg:y="11.39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4cm" svg:height="0.367cm" svg:x="5.362cm" svg:y="11.253cm" svg:viewBox="0 0 625 368" svg:d="M549 199c-39 30-58 59-64 67-31 49-37 94-37 94 0 8 8 8 14 8 11 0 13-1 16-13 16-70 58-129 138-161 8-3 9-5 9-10s-4-6-4-8c-32-11-117-46-144-165-2-9-4-11-15-11-6 0-14 0-14 8 0 2 6 46 37 94 12 21 33 45 64 68h-523c-13 0-26 0-26 14 0 15 13 15 26 15z">
            <text:p/>
          </draw:path>
          <draw:path draw:style-name="gr3" draw:text-style-name="P7" draw:layer="layout" svg:width="0.233cm" svg:height="0.47cm" svg:x="6.368cm" svg:y="10.669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306cm" svg:y="11.423cm" svg:viewBox="0 0 354 30" draw:points="176,30 0,30 0,0 354,0 354,30">
            <text:p/>
          </draw:polygon>
          <draw:path draw:style-name="gr3" draw:text-style-name="P7" draw:layer="layout" svg:width="0.281cm" svg:height="0.484cm" svg:x="6.341cm" svg:y="11.628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59 50 128 128 128 82 0 154-67 154-157z">
            <text:p/>
          </draw:path>
          <draw:path draw:style-name="gr3" draw:text-style-name="P7" draw:layer="layout" svg:width="0.5cm" svg:height="0.511cm" svg:x="6.777cm" svg:y="11.117cm" svg:viewBox="0 0 501 512" svg:d="M501 6c0-1-2-6-8-6-2 0-4 0-12 8l-48 54c-6-9-39-62-118-62-157 0-315 155-315 320 0 115 83 192 190 192 63 0 116-27 154-61 65-57 77-121 77-123 0-6-7-6-8-6-5 0-8 0-10 6-6 21-22 71-70 112-50 39-95 51-131 51-63 0-138-36-138-147 0-40 14-153 85-237 43-49 110-85 173-85 71 0 113 55 113 136 0 28-2 29-2 36 0 8 7 8 10 8 10 0 10-2 13-15z">
            <text:p/>
          </draw:path>
          <draw:path draw:style-name="gr3" draw:text-style-name="P7" draw:layer="layout" svg:width="0.218cm" svg:height="0.327cm" svg:x="7.275cm" svg:y="11.39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270" draw:id="id270">
          <svg:title>TexMaths</svg:title>
          <svg:desc>20§display§A^{-1}  \begin{bmatrix} 1 &amp; 0 \\ 2 &amp;  1 \end{bmatrix} = \begin{bmatrix}  1 &amp; 1/5 \\ 0 &amp;  1/5 \end{bmatrix}§svg§600§FALSE§</svg:desc>
          <draw:polygon draw:style-name="gr2" draw:text-style-name="P6" draw:layer="layout" svg:width="7.089cm" svg:height="1.617cm" svg:x="4.462cm" svg:y="12.808cm" svg:viewBox="0 0 7090 1618" draw:points="3544,1618 0,1618 0,0 7090,0 7090,1618">
            <text:p/>
          </draw:polygon>
          <draw:path draw:style-name="gr3" draw:text-style-name="P7" draw:layer="layout" svg:width="0.482cm" svg:height="0.505cm" svg:x="4.451cm" svg:y="13.288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5.008cm" svg:y="13.367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448cm" svg:y="13.175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6.001cm" svg:y="12.773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6.259cm" svg:y="12.89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278cm" svg:y="12.89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81cm" svg:height="0.469cm" svg:x="6.232cm" svg:y="13.7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7.314cm" svg:y="13.739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7.613cm" svg:y="12.773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8.208cm" svg:y="13.535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9.086cm" svg:y="12.773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9.344cm" svg:y="12.89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0.399cm" svg:y="12.89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0.727cm" svg:y="12.837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11.075cm" svg:y="12.89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97cm" svg:height="0.484cm" svg:x="9.31cm" svg:y="13.73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0.399cm" svg:y="13.73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0.727cm" svg:y="13.68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11.075cm" svg:y="13.73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186cm" svg:height="1.687cm" svg:x="11.402cm" svg:y="12.773cm" svg:viewBox="0 0 187 1688" draw:points="147,1650 0,1650 0,1688 187,1688 187,0 0,0 0,38 147,38">
            <text:p/>
          </draw:polygon>
        </draw:g>
        <draw:polyline draw:style-name="gr4" draw:text-style-name="P9" xml:id="id271" draw:id="id271" draw:layer="layout" svg:width="0.099cm" svg:height="10.299cm" svg:x="14.6cm" svg:y="4.3cm" svg:viewBox="0 0 100 10300" draw:points="0,0 100,10300">
          <text:p/>
        </draw:polyline>
        <draw:g xml:id="id272" draw:id="id272">
          <svg:title>TexMaths</svg:title>
          <svg:desc>20§display§C_1 \rightarrow C_1 - 2C_2§svg§600§FALSE§</svg:desc>
          <draw:polygon draw:style-name="gr2" draw:text-style-name="P6" draw:layer="layout" svg:width="4.62cm" svg:height="0.532cm" svg:x="15.846cm" svg:y="4.904cm" svg:viewBox="0 0 4621 533" draw:points="2311,533 0,533 0,0 4621,0 4621,533">
            <text:p/>
          </draw:polygon>
          <draw:path draw:style-name="gr3" draw:text-style-name="P7" draw:layer="layout" svg:width="0.5cm" svg:height="0.511cm" svg:x="15.846cm" svg:y="4.8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18cm" svg:height="0.327cm" svg:x="16.368cm" svg:y="5.143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5cm" svg:height="0.367cm" svg:x="16.862cm" svg:y="5.005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5cm" svg:height="0.511cm" svg:x="17.757cm" svg:y="4.869cm" svg:viewBox="0 0 501 512" svg:d="M501 6c0-1-2-6-8-6-2 0-3 0-11 8l-48 54c-7-9-40-62-119-62-157 0-315 155-315 320 0 115 83 192 190 192 63 0 116-27 154-60 66-58 77-122 77-124 0-6-7-6-8-6-5 0-8 0-10 6-6 21-22 71-70 112-50 39-95 52-131 52-63 0-138-37-138-148 0-40 14-153 85-237 43-49 110-85 173-85 72 0 113 55 113 137 0 27-1 28-1 35 0 8 6 8 9 8 10 0 10-2 13-15z">
            <text:p/>
          </draw:path>
          <draw:path draw:style-name="gr3" draw:text-style-name="P7" draw:layer="layout" svg:width="0.18cm" svg:height="0.327cm" svg:x="18.278cm" svg:y="5.143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29cm" svg:height="0.029cm" svg:x="18.755cm" svg:y="5.17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19.434cm" svg:y="4.896cm" svg:viewBox="0 0 282 471" svg:d="M54 416l76-73c110-98 152-135 152-205 0-82-63-138-149-138-80 0-133 66-133 128 0 39 35 39 37 39 13 0 37-8 37-37 0-18-13-37-37-37-7 0-7 0-10 1 16-46 55-72 96-72 64 0 95 56 95 116 0 56-36 112-74 155l-136 150c-8 9-8 10-8 28h262l20-124h-18c-3 21-8 53-14 63-7 6-53 6-68 6z">
            <text:p/>
          </draw:path>
          <draw:path draw:style-name="gr3" draw:text-style-name="P7" draw:layer="layout" svg:width="0.5cm" svg:height="0.511cm" svg:x="19.786cm" svg:y="4.869cm" svg:viewBox="0 0 501 512" svg:d="M501 6c0-1-2-6-8-6-2 0-3 0-11 8l-48 54c-7-9-40-62-119-62-157 0-315 155-315 320 0 115 83 192 190 192 63 0 116-27 154-60 66-58 77-122 77-124 0-6-7-6-8-6-5 0-8 0-10 6-6 21-22 71-70 112-50 39-95 52-130 52-64 0-139-37-139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20.285cm" svg:y="5.143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</draw:g>
        <draw:g xml:id="id273" draw:id="id273">
          <svg:title>TexMaths</svg:title>
          <svg:desc>20§display§A^{-1} \begin{bmatrix} 1 &amp; 0 \\ 0 &amp;  1 \end{bmatrix} = \begin{bmatrix}\ \   3/5 &amp; 1/5 \\ -2/5 &amp;  1/5 \end{bmatrix}§svg§600§FALSE§</svg:desc>
          <draw:polygon draw:style-name="gr2" draw:text-style-name="P6" draw:layer="layout" svg:width="8.339cm" svg:height="1.617cm" svg:x="15.864cm" svg:y="6.21cm" svg:viewBox="0 0 8340 1618" draw:points="4170,1618 0,1618 0,0 8340,0 8340,1618">
            <text:p/>
          </draw:polygon>
          <draw:path draw:style-name="gr3" draw:text-style-name="P7" draw:layer="layout" svg:width="0.482cm" svg:height="0.505cm" svg:x="15.853cm" svg:y="6.6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6.41cm" svg:y="6.76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6.85cm" svg:y="6.577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186cm" svg:height="1.687cm" svg:x="17.404cm" svg:y="6.175cm" svg:viewBox="0 0 187 1688" draw:points="0,1688 187,1688 187,1650 38,1650 38,38 187,38 187,0 0,0">
            <text:p/>
          </draw:polygon>
          <draw:path draw:style-name="gr3" draw:text-style-name="P7" draw:layer="layout" svg:width="0.233cm" svg:height="0.469cm" svg:x="17.661cm" svg:y="6.2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68cm" svg:y="6.29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7.626cm" svg:y="7.1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8.716cm" svg:y="7.14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19.015cm" svg:y="6.175cm" svg:viewBox="0 0 187 1688" draw:points="147,1650 0,1650 0,1688 187,1688 187,0 0,0 0,38 147,38">
            <text:p/>
          </draw:polygon>
          <draw:path draw:style-name="gr3" draw:text-style-name="P7" draw:layer="layout" svg:width="0.468cm" svg:height="0.165cm" svg:x="19.61cm" svg:y="6.93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0.489cm" svg:y="6.175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222cm" svg:y="6.29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1.582cm" svg:y="6.239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1.93cm" svg:y="6.29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23.052cm" svg:y="6.29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379cm" svg:y="6.239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727cm" svg:y="6.29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20.743cm" svg:y="7.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266cm" svg:y="7.1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74cm" svg:height="0.703cm" svg:x="21.622cm" svg:y="7.082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1.969cm" svg:y="7.14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233cm" svg:height="0.469cm" svg:x="23.052cm" svg:y="7.14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379cm" svg:y="7.082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727cm" svg:y="7.1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186cm" svg:height="1.687cm" svg:x="24.054cm" svg:y="6.175cm" svg:viewBox="0 0 187 1688" draw:points="147,1650 0,1650 0,1688 187,1688 187,0 0,0 0,38 147,38">
            <text:p/>
          </draw:polygon>
        </draw:g>
        <draw:g xml:id="id274" draw:id="id274">
          <svg:title>TexMaths</svg:title>
          <svg:desc>20§inline§\text A^{-1} I = \begin{bmatrix}\ \   3/5 &amp; 1/5 \\ -2/5 &amp;  1/5 \end{bmatrix}§svg§600§FALSE§</svg:desc>
          <draw:polygon draw:style-name="gr2" draw:text-style-name="P6" draw:layer="layout" svg:width="6.437cm" svg:height="1.617cm" svg:x="17.866cm" svg:y="8.815cm" svg:viewBox="0 0 6438 1618" draw:points="3219,1618 0,1618 0,0 6438,0 6438,1618">
            <text:p/>
          </draw:polygon>
          <draw:path draw:style-name="gr3" draw:text-style-name="P7" draw:layer="layout" svg:width="0.482cm" svg:height="0.505cm" svg:x="17.853cm" svg:y="9.295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333cm" svg:height="0.025cm" svg:x="18.411cm" svg:y="9.35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851cm" svg:y="9.16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25cm" svg:height="0.481cm" svg:x="19.136cm" svg:y="9.319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5-18-13 0-6 2-11 4-16z">
            <text:p/>
          </draw:path>
          <draw:path draw:style-name="gr3" draw:text-style-name="P7" draw:layer="layout" svg:width="0.468cm" svg:height="0.165cm" svg:x="19.711cm" svg:y="9.54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20.589cm" svg:y="8.78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322cm" svg:y="8.90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21.683cm" svg:y="8.84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2.031cm" svg:y="8.90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23.151cm" svg:y="8.9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479cm" svg:y="8.844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827cm" svg:y="8.902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20.843cm" svg:y="10.02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367cm" svg:y="9.74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21.722cm" svg:y="9.687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2.069cm" svg:y="9.74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233cm" svg:height="0.469cm" svg:x="23.151cm" svg:y="9.74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23.479cm" svg:y="9.687cm" svg:viewBox="0 0 275 704" svg:d="M272 27c3-9 3-13 3-13 0-8-6-14-14-14-5 0-10 2-11 6l-247 672c-3 8-3 12-3 13 0 7 6 13 14 13 10 0 12-5 16-16z">
            <text:p/>
          </draw:path>
          <draw:path draw:style-name="gr3" draw:text-style-name="P7" draw:layer="layout" svg:width="0.281cm" svg:height="0.484cm" svg:x="23.827cm" svg:y="9.74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186cm" svg:height="1.687cm" svg:x="24.154cm" svg:y="8.78cm" svg:viewBox="0 0 187 1688" draw:points="147,1650 0,1650 0,1688 187,1688 187,0 0,0 0,38 147,38">
            <text:p/>
          </draw:polygon>
        </draw:g>
        <draw:g xml:id="id275" draw:id="id275">
          <svg:title>TexMaths</svg:title>
          <svg:desc>20§display§A^{-1} = \frac{1}{5} \begin{bmatrix}\ \ 3 &amp; 1 \\ -2 &amp;  1 \end{bmatrix}§svg§600§FALSE§</svg:desc>
          <draw:polygon draw:style-name="gr2" draw:text-style-name="P6" draw:layer="layout" svg:width="5.305cm" svg:height="1.617cm" svg:x="18.064cm" svg:y="11.313cm" svg:viewBox="0 0 5306 1618" draw:points="2653,1618 0,1618 0,0 5306,0 5306,1618">
            <text:p/>
          </draw:polygon>
          <draw:path draw:style-name="gr3" draw:text-style-name="P7" draw:layer="layout" svg:width="0.482cm" svg:height="0.505cm" svg:x="18.053cm" svg:y="11.793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8.61cm" svg:y="11.87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9.05cm" svg:y="11.6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9.546cm" svg:y="12.0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0.396cm" svg:y="11.35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0.333cm" svg:y="12.107cm" svg:viewBox="0 0 354 30" draw:points="176,30 0,30 0,0 354,0 354,30">
            <text:p/>
          </draw:polygon>
          <draw:path draw:style-name="gr3" draw:text-style-name="P7" draw:layer="layout" svg:width="0.281cm" svg:height="0.484cm" svg:x="20.368cm" svg:y="12.312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olygon draw:style-name="gr3" draw:text-style-name="P7" draw:layer="layout" svg:width="0.186cm" svg:height="1.687cm" svg:x="21.061cm" svg:y="11.278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21.794cm" svg:y="11.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2.921cm" svg:y="11.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1.316cm" svg:y="12.52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1.839cm" svg:y="12.24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33cm" svg:height="0.469cm" svg:x="22.921cm" svg:y="12.24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186cm" svg:height="1.687cm" svg:x="23.22cm" svg:y="11.278cm" svg:viewBox="0 0 187 1688" draw:points="147,1650 0,1650 0,1688 187,1688 187,0 0,0 0,38 147,38">
            <text:p/>
          </draw:polygon>
        </draw:g>
        <draw:g xml:id="id264" draw:id="id264">
          <svg:title>TexMaths</svg:title>
          <svg:desc>22§display§\text {consider }\left| A \right| = 3 + 2 = 5 \ne 0 \ \therefore\ A^{-1} \text { exists}§svg§600§FALSE§</svg:desc>
          <draw:polygon draw:style-name="gr2" draw:text-style-name="P6" draw:layer="layout" svg:width="14.64cm" svg:height="0.795cm" svg:x="11.96cm" svg:y="1.611cm" svg:viewBox="0 0 14641 796" draw:points="7320,796 0,796 0,0 14641,0 14641,796">
            <text:p/>
          </draw:polygon>
          <draw:path draw:style-name="gr3" draw:text-style-name="P7" draw:layer="layout" svg:width="0.295cm" svg:height="0.356cm" svg:x="11.948cm" svg:y="1.90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288cm" svg:y="1.90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2.677cm" svg:y="1.908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3.106cm" svg:y="1.90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412cm" svg:y="1.7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13.627cm" svg:y="1.715cm" svg:viewBox="0 0 384 547" svg:d="M269 496v51l115-8v-25c-55 0-62-5-62-42v-472l-111 9v24c53 0 60 6 60 43v167c-23-27-56-48-99-48-91 0-172 76-172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cm" svg:height="0.356cm" svg:x="14.053cm" svg:y="1.90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4.396cm" svg:y="1.90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32cm" svg:height="0.773cm" svg:x="15.157cm" svg:y="1.671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15.306cm" svg:y="1.697cm" svg:viewBox="0 0 532 556" svg:d="M111 466c-30 51-60 64-95 66-9 0-16 0-16 15 0 4 4 9 11 9 21 0 44-3 66-3 25 0 53 3 78 3 3 0 14 0 14-16 0-8-7-8-12-8-18-2-37-9-37-29 0-8 5-17 10-28l60-98h195c0 15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032cm" svg:height="0.773cm" svg:x="15.951cm" svg:y="1.671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16.333cm" svg:y="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7.137cm" svg:y="1.73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7.707cm" svg:y="1.7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475cm" svg:y="1.7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515cm" svg:height="0.182cm" svg:x="19.082cm" svg:y="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9.893cm" svg:y="1.73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386cm" svg:height="0.721cm" svg:x="20.564cm" svg:y="1.697cm" svg:viewBox="0 0 387 722" svg:d="M382 30c5-11 5-12 5-14 0-5-3-16-16-16-8 0-10 5-15 16l-351 676c-5 10-5 12-5 16 0 5 5 14 16 14 9 0 10-4 17-14z">
            <text:p/>
          </draw:path>
          <draw:path draw:style-name="gr3" draw:text-style-name="P7" draw:layer="layout" svg:width="0.515cm" svg:height="0.182cm" svg:x="20.499cm" svg:y="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1.301cm" svg:y="1.736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469cm" svg:height="0.418cm" svg:x="22.153cm" svg:y="1.892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23.146cm" svg:y="1.697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67cm" svg:height="0.027cm" svg:x="23.757cm" svg:y="1.78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4.241cm" svg:y="1.5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24.809cm" svg:y="1.90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5.14cm" svg:y="1.917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6 21 16 26 0 7-8 18-29 20v22c25 0 67-1 85-1 21 0 51 0 74 1v-22c-41 0-55-2-72-25z">
            <text:p/>
          </draw:path>
          <draw:path draw:style-name="gr3" draw:text-style-name="P7" draw:layer="layout" svg:width="0.166cm" svg:height="0.518cm" svg:x="25.565cm" svg:y="1.7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5.779cm" svg:y="1.90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6.073cm" svg:y="1.774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26.385cm" svg:y="1.90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261" smil:attributeName="visibility" smil:to="visible"/>
                  <anim:animate smil:dur="0.25s" smil:fill="hold" smil:targetElement="id261" smil:attributeName="width" smil:values="width*0.05;width" smil:keyTimes="0;1"/>
                  <anim:animate smil:dur="0.25s" smil:fill="hold" smil:targetElement="id261" smil:attributeName="height" smil:values="height;height" smil:keyTimes="0;1"/>
                  <anim:animate smil:dur="0.25s" smil:fill="hold" smil:targetElement="id261" smil:attributeName="x" smil:values="x-.2;x" smil:keyTimes="0;1"/>
                  <anim:animate smil:dur="0.25s" smil:fill="hold" smil:targetElement="id261" smil:attributeName="y" smil:values="y;y" smil:keyTimes="0;1"/>
                  <anim:transitionFilter smil:dur="0.25s" smil:targetElement="id2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4" smil:attributeName="visibility" smil:to="visible"/>
                  <anim:animate smil:dur="0.5s" smil:fill="hold" smil:targetElement="id264" smil:attributeName="width" smil:values="width*0.05;width" smil:keyTimes="0;1"/>
                  <anim:animate smil:dur="0.5s" smil:fill="hold" smil:targetElement="id264" smil:attributeName="height" smil:values="height;height" smil:keyTimes="0;1"/>
                  <anim:animate smil:dur="0.5s" smil:fill="hold" smil:targetElement="id264" smil:attributeName="x" smil:values="x-.2;x" smil:keyTimes="0;1"/>
                  <anim:animate smil:dur="0.5s" smil:fill="hold" smil:targetElement="id264" smil:attributeName="y" smil:values="y;y" smil:keyTimes="0;1"/>
                  <anim:transitionFilter smil:dur="0.5s" smil:targetElement="id2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</draw:text-box>
        </draw:frame>
        <draw:g xml:id="id278" draw:id="id278">
          <svg:title>TexMaths</svg:title>
          <svg:desc>22§display§= \begin{bmatrix}\ \  1 &amp;  2  &amp;  3  \\  -1 &amp;  1  &amp;  2  \\  \ \ 1 &amp;  2  &amp;  4 \end{bmatrix} §svg§600§FALSE§</svg:desc>
          <draw:polygon draw:style-name="gr2" draw:text-style-name="P6" draw:layer="layout" svg:width="4.824cm" svg:height="2.706cm" svg:x="5.895cm" svg:y="0.712cm" svg:viewBox="0 0 4825 2707" draw:points="2413,2707 0,2707 0,0 4825,0 4825,2707">
            <text:p/>
          </draw:polygon>
          <draw:path draw:style-name="gr3" draw:text-style-name="P7" draw:layer="layout" svg:width="0.515cm" svg:height="0.182cm" svg:x="5.9cm" svg:y="1.97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924cm" svg:y="0.673cm" svg:viewBox="0 0 259 1392" draw:points="0,1392 55,1392 55,53 259,53 259,0 0,0">
            <text:p/>
          </draw:polygon>
          <draw:polygon draw:style-name="gr3" draw:text-style-name="P7" draw:layer="layout" svg:width="0.258cm" svg:height="1.391cm" svg:x="6.924cm" svg:y="2.064cm" svg:viewBox="0 0 259 1392" draw:points="0,1392 259,1392 259,1340 55,1340 55,0 0,0">
            <text:p/>
          </draw:polygon>
          <draw:path draw:style-name="gr3" draw:text-style-name="P7" draw:layer="layout" svg:width="0.256cm" svg:height="0.517cm" svg:x="7.815cm" svg:y="0.8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8.987cm" svg:y="0.8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10.141cm" svg:y="0.80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7.252cm" svg:y="2.0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57cm" svg:y="1.73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017cm" svg:y="1.73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147cm" svg:y="1.73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256cm" svg:height="0.517cm" svg:x="7.815cm" svg:y="2.66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8.987cm" svg:y="2.6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10.131cm" svg:y="2.655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10.5cm" svg:y="0.673cm" svg:viewBox="0 0 259 1392" draw:points="206,1392 259,1392 259,0 0,0 0,53 206,53">
            <text:p/>
          </draw:polygon>
          <draw:polygon draw:style-name="gr3" draw:text-style-name="P7" draw:layer="layout" svg:width="0.258cm" svg:height="1.391cm" svg:x="10.5cm" svg:y="2.064cm" svg:viewBox="0 0 259 1392" draw:points="206,1340 0,1340 0,1392 259,1392 259,0 206,0">
            <text:p/>
          </draw:polygon>
        </draw:g>
        <draw:g xml:id="id276" draw:id="id276">
          <svg:title>TexMaths</svg:title>
          <svg:desc>24§display§\text {(2)}§svg§600§FALSE§</svg:desc>
          <draw:polygon draw:style-name="gr2" draw:text-style-name="P6" draw:layer="layout" svg:width="0.91cm" svg:height="0.76cm" svg:x="1.644cm" svg:y="1.608cm" svg:viewBox="0 0 911 761" draw:points="455,761 0,761 0,0 911,0 911,761">
            <text:p/>
          </draw:polygon>
          <draw:path draw:style-name="gr3" draw:text-style-name="P7" draw:layer="layout" svg:width="0.197cm" svg:height="0.844cm" svg:x="1.684cm" svg:y="1.566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37cm" svg:height="0.564cm" svg:x="1.973cm" svg:y="1.637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401cm" svg:y="1.56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77" draw:id="id277">
          <svg:title>TexMaths</svg:title>
          <svg:desc>24§display§\text {Let,  A}§svg§600§FALSE§</svg:desc>
          <draw:polygon draw:style-name="gr2" draw:text-style-name="P6" draw:layer="layout" svg:width="2.267cm" svg:height="0.683cm" svg:x="3.258cm" svg:y="1.707cm" svg:viewBox="0 0 2268 684" draw:points="1135,684 0,684 0,0 2268,0 2268,684">
            <text:p/>
          </draw:polygon>
          <draw:path draw:style-name="gr3" draw:text-style-name="P7" draw:layer="layout" svg:width="0.464cm" svg:height="0.577cm" svg:x="3.243cm" svg:y="1.692cm" svg:viewBox="0 0 465 578" svg:d="M465 359h-21c-10 86-21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67cm" svg:y="1.892cm" svg:viewBox="0 0 328 390" svg:d="M71 167c6-127 77-148 106-148 86 0 96 113 96 148zM71 184h236c20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4.134cm" svg:y="1.7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18cm" svg:y="2.18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4.989cm" svg:y="1.665cm" svg:viewBox="0 0 580 607" svg:d="M309 17c-4-11-6-17-19-17s-15 6-19 17l-177 505c-15 44-48 56-94 58v27c19-2 56-4 86-4 27 0 71 2 98 4v-27c-42 0-63-21-63-44 0-2 0-10 0-12l40-111h210l44 128c0 4 2 10 2 14 0 25-46 25-69 25v27c30-4 88-4 121-4 36 0 75 2 111 4v-27h-15c-50 0-64-6-71-35zM265 111l96 275h-190z">
            <text:p/>
          </draw:path>
        </draw:g>
        <draw:g xml:id="id279" draw:id="id279">
          <svg:title>TexMaths</svg:title>
          <svg:desc>22§display§\text {Now, }\left| A \right| = 1(4 - 4) - 2(-4 - 2) + 3(-2 - 1) = 0 + 12 - 9 =3 \ne 0§svg§600§FALSE§</svg:desc>
          <draw:polygon draw:style-name="gr2" draw:text-style-name="P6" draw:layer="layout" svg:width="22.551cm" svg:height="0.696cm" svg:x="3.168cm" svg:y="3.911cm" svg:viewBox="0 0 22552 697" draw:points="11276,697 0,697 0,0 22552,0 22552,697">
            <text:p/>
          </draw:polygon>
          <draw:path draw:style-name="gr3" draw:text-style-name="P7" draw:layer="layout" svg:width="0.529cm" svg:height="0.528cm" svg:x="3.154cm" svg:y="3.923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44cm" svg:height="0.356cm" svg:x="3.731cm" svg:y="4.1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531cm" svg:height="0.342cm" svg:x="4.089cm" svg:y="4.118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091cm" svg:height="0.231cm" svg:x="4.699cm" svg:y="4.3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032cm" svg:height="0.773cm" svg:x="5.326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5.475cm" svg:y="3.898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032cm" svg:height="0.773cm" svg:x="6.121cm" svg:y="3.872cm" svg:viewBox="0 0 33 774" svg:d="M33 28c0-14 0-28-17-28-16 0-16 14-16 28v718c0 14 0 28 16 28 17 0 17-14 17-28z">
            <text:p/>
          </draw:path>
          <draw:path draw:style-name="gr3" draw:text-style-name="P7" draw:layer="layout" svg:width="0.515cm" svg:height="0.182cm" svg:x="6.501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343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7.737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7.983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585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316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9.724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10.21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6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389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678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2.235cm" svg:y="3.92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2.83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58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3.976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4.448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212cm" svg:y="3.93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5.641cm" svg:y="3.8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5.93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505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7.089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867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23cm" svg:y="3.8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8.744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9.546cm" svg:y="3.9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515cm" svg:height="0.516cm" svg:x="20.118cm" svg:y="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0.917cm" svg:y="3.9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1.273cm" svg:y="3.9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21.857cm" svg:y="4.2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6cm" svg:y="3.937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515cm" svg:height="0.182cm" svg:x="23.211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017cm" svg:y="3.93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72cm" svg:x="24.692cm" svg:y="3.898cm" svg:viewBox="0 0 387 721" svg:d="M382 30c5-11 5-12 5-14 0-5-3-16-16-16-8 0-10 5-15 16l-349 675c-7 11-7 13-7 16 0 5 5 14 16 14 9 0 10-3 17-14z">
            <text:p/>
          </draw:path>
          <draw:path draw:style-name="gr3" draw:text-style-name="P7" draw:layer="layout" svg:width="0.515cm" svg:height="0.182cm" svg:x="24.629cm" svg:y="4.1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5.432cm" svg:y="3.93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281" draw:id="id281">
          <svg:title>TexMaths</svg:title>
          <svg:desc>22§display§\text {We have  } A^{-1} A = I§svg§600§FALSE§</svg:desc>
          <draw:polygon draw:style-name="gr2" draw:text-style-name="P6" draw:layer="layout" svg:width="6.444cm" svg:height="0.62cm" svg:x="2.069cm" svg:y="6.106cm" svg:viewBox="0 0 6445 621" draw:points="3223,621 0,621 0,0 6445,0 6445,621">
            <text:p/>
          </draw:polygon>
          <draw:path draw:style-name="gr3" draw:text-style-name="P7" draw:layer="layout" svg:width="0.767cm" svg:height="0.547cm" svg:x="2.044cm" svg:y="6.219cm" svg:viewBox="0 0 768 548" svg:d="M690 76c14-44 48-51 78-51v-25c-23 2-46 2-71 2-21 0-72-2-91-2v25c51 0 66 26 66 40 0 6-1 11-3 16l-116 358-123-381c-2-2-4-7-4-10 0-23 46-23 65-23v-25c-28 2-81 2-109 2-30 0-63-2-95-2v25c44 0 60 0 70 28l16 53-107 333-125-381c0-3-2-9-2-10 0-23 46-23 65-23v-25c-28 2-81 2-109 2-30 0-63-2-95-2v25c58 0 62 3 70 31l155 476c2 8 6 16 16 16 11 0 12-5 14-16l129-394 128 394c2 8 6 16 14 16 13 0 13-5 16-16z">
            <text:p/>
          </draw:path>
          <draw:path draw:style-name="gr3" draw:text-style-name="P7" draw:layer="layout" svg:width="0.3cm" svg:height="0.357cm" svg:x="2.782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539cm" svg:x="3.387cm" svg:y="6.2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3.824cm" svg:y="6.4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379cm" svg:height="0.343cm" svg:x="4.17cm" svg:y="6.413cm" svg:viewBox="0 0 380 344" svg:d="M308 76c7-18 21-51 72-51v-25c-17 2-40 2-58 2-19 0-54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7" draw:layer="layout" svg:width="0.3cm" svg:height="0.357cm" svg:x="4.565cm" svg:y="6.4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531cm" svg:height="0.556cm" svg:x="5.172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367cm" svg:height="0.027cm" svg:x="5.783cm" svg:y="6.27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267cm" svg:y="6.067cm" svg:viewBox="0 0 199 361" svg:d="M123 16c0-16 0-16-16-16-35 34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6.582cm" svg:y="6.192cm" svg:viewBox="0 0 532 557" svg:d="M111 467c-30 51-60 64-95 65-9 0-16 0-16 16 0 4 4 9 11 9 21 0 44-3 66-3 25 0 53 3 78 3 3 0 14 0 14-16 0-9-7-9-12-9-18-1-37-8-37-28 0-9 5-17 12-28l58-99h196c1 16 12 122 12 129 0 25-41 26-56 26-11 0-20 0-20 16 0 9 11 9 12 9 32 0 66-3 97-3 20 0 67 3 87 3 5 0 14 0 14-16 0-9-7-9-18-9-48 0-48-5-49-28l-48-485c-2-15-2-19-16-19-12 0-14 5-19 12zM204 353l153-256 25 256z">
            <text:p/>
          </draw:path>
          <draw:path draw:style-name="gr3" draw:text-style-name="P7" draw:layer="layout" svg:width="0.515cm" svg:height="0.182cm" svg:x="7.394cm" svg:y="6.46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7" draw:layer="layout" svg:width="0.358cm" svg:height="0.53cm" svg:x="8.193cm" svg:y="6.219cm" svg:viewBox="0 0 359 531" svg:d="M264 60c7-28 9-35 70-35 20 0 25 0 25-16 0-9-7-9-10-9-23 0-81 2-103 2-24 0-81-2-103-2-6 0-16 0-16 16 0 9 7 9 21 9 33 0 54 0 54 14 0 3 0 5-1 12l-106 420c-7 28-9 35-70 35-18 0-25 0-25 16 0 9 9 9 12 9 21 0 80-2 101-2 24 0 81 2 105 2 6 0 14 0 14-14 0-11-5-11-23-11-14 0-17 0-33 0-16-2-19-5-19-14 0-7 1-12 3-18z">
            <text:p/>
          </draw:path>
        </draw:g>
        <draw:g xml:id="id282" draw:id="id282">
          <svg:title>TexMaths</svg:title>
          <svg:desc>20§display§\text {i.e. } A^{-1} \begin{bmatrix}\ \  1 &amp;  2  &amp;  3  \\  
                                                              -1 &amp;  1  &amp;  2  \\  
                                                           \ \ 1 &amp;  2  &amp;  4 \end{bmatrix} = 
\begin{bmatrix} 1 &amp; 0 &amp; 0 \\ 
                           0 &amp; 1 &amp; 0  \\ 
                           0 &amp; 0 &amp; 1 \end{bmatrix}§svg§600§FALSE§</svg:desc>
          <draw:polygon draw:style-name="gr2" draw:text-style-name="P6" draw:layer="layout" svg:width="10.589cm" svg:height="2.46cm" svg:x="1.961cm" svg:y="7.604cm" svg:viewBox="0 0 10590 2461" draw:points="5294,2461 0,2461 0,0 10590,0 10590,2461">
            <text:p/>
          </draw:polygon>
          <draw:path draw:style-name="gr3" draw:text-style-name="P7" draw:layer="layout" svg:width="0.151cm" svg:height="0.471cm" svg:x="1.948cm" svg:y="8.53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076cm" svg:height="0.076cm" svg:x="2.182cm" svg:y="8.936cm" svg:viewBox="0 0 77 77" svg:d="M77 38c0-20-18-38-39-38-20 0-38 18-38 38 0 21 18 39 38 39 21 0 39-18 39-39z">
            <text:p/>
          </draw:path>
          <draw:path draw:style-name="gr3" draw:text-style-name="P7" draw:layer="layout" svg:width="0.273cm" svg:height="0.324cm" svg:x="2.335cm" svg:y="8.694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076cm" svg:height="0.076cm" svg:x="2.689cm" svg:y="8.936cm" svg:viewBox="0 0 77 77" svg:d="M77 38c0-20-18-38-39-38-20 0-38 18-38 38 0 21 18 39 38 39 21 0 39-18 39-39z">
            <text:p/>
          </draw:path>
          <draw:path draw:style-name="gr3" draw:text-style-name="P7" draw:layer="layout" svg:width="0.482cm" svg:height="0.505cm" svg:x="3.161cm" svg:y="8.5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716cm" svg:y="8.5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156cm" svg:y="8.3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764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4.764cm" svg:y="8.833cm" svg:viewBox="0 0 235 1266" draw:points="0,1266 235,1266 235,1218 50,1218 50,0 0,0">
            <text:p/>
          </draw:polygon>
          <draw:path draw:style-name="gr3" draw:text-style-name="P7" draw:layer="layout" svg:width="0.233cm" svg:height="0.469cm" svg:x="5.573cm" svg:y="7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4cm" svg:y="7.6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688cm" svg:y="7.69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5.061cm" svg:y="8.8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13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668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695cm" svg:y="8.5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573cm" svg:y="9.3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4cm" svg:y="9.37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13cm" svg:height="0.476cm" svg:x="7.679cm" svg:y="9.371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234cm" svg:height="1.265cm" svg:x="8.015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8.015cm" svg:y="8.833cm" svg:viewBox="0 0 235 1266" draw:points="187,1218 0,1218 0,1266 235,1266 235,0 187,0">
            <text:p/>
          </draw:polygon>
          <draw:path draw:style-name="gr3" draw:text-style-name="P7" draw:layer="layout" svg:width="0.468cm" svg:height="0.165cm" svg:x="8.714cm" svg:y="8.7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645cm" svg:y="7.569cm" svg:viewBox="0 0 235 1266" draw:points="0,1266 50,1266 50,48 235,48 235,0 0,0">
            <text:p/>
          </draw:polygon>
          <draw:polygon draw:style-name="gr3" draw:text-style-name="P7" draw:layer="layout" svg:width="0.234cm" svg:height="1.265cm" svg:x="9.645cm" svg:y="8.833cm" svg:viewBox="0 0 235 1266" draw:points="0,1266 235,1266 235,1218 50,1218 50,0 0,0">
            <text:p/>
          </draw:polygon>
          <draw:path draw:style-name="gr3" draw:text-style-name="P7" draw:layer="layout" svg:width="0.233cm" svg:height="0.469cm" svg:x="9.947cm" svg:y="7.6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967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2.021cm" svg:y="7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12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1.002cm" svg:y="8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021cm" svg:y="8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12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0.967cm" svg:y="9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2.056cm" svg:y="9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2.349cm" svg:y="7.569cm" svg:viewBox="0 0 235 1266" draw:points="187,1266 235,1266 235,0 0,0 0,48 187,48">
            <text:p/>
          </draw:polygon>
          <draw:polygon draw:style-name="gr3" draw:text-style-name="P7" draw:layer="layout" svg:width="0.234cm" svg:height="1.265cm" svg:x="12.349cm" svg:y="8.833cm" svg:viewBox="0 0 235 1266" draw:points="187,1218 0,1218 0,1266 235,1266 235,0 187,0">
            <text:p/>
          </draw:polygon>
        </draw:g>
        <draw:polyline draw:style-name="gr4" draw:text-style-name="P9" xml:id="id285" draw:id="id285" draw:layer="layout" svg:width="0.099cm" svg:height="9.199cm" svg:x="14.3cm" svg:y="5.4cm" svg:viewBox="0 0 100 9200" draw:points="0,0 100,9200">
          <text:p/>
        </draw:polyline>
        <draw:g xml:id="id286" draw:id="id286">
          <svg:title>TexMaths</svg:title>
          <svg:desc>20§display§C_2 \rightarrow 2C_2 - C_3§svg§600§FALSE§</svg:desc>
          <draw:polygon draw:style-name="gr2" draw:text-style-name="P6" draw:layer="layout" svg:width="4.624cm" svg:height="0.542cm" svg:x="15.046cm" svg:y="6.204cm" svg:viewBox="0 0 4625 543" draw:points="2313,543 0,543 0,0 4625,0 4625,543">
            <text:p/>
          </draw:polygon>
          <draw:path draw:style-name="gr3" draw:text-style-name="P7" draw:layer="layout" svg:width="0.5cm" svg:height="0.512cm" svg:x="15.046cm" svg:y="6.169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15.544cm" svg:y="6.443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624cm" svg:height="0.367cm" svg:x="16.062cm" svg:y="6.305cm" svg:viewBox="0 0 625 368" svg:d="M549 199c-39 30-58 59-64 67-31 50-37 94-37 94 0 8 8 8 14 8 12 0 13-1 16-12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281cm" svg:height="0.47cm" svg:x="16.956cm" svg:y="6.196cm" svg:viewBox="0 0 282 471" svg:d="M54 417l76-74c110-98 152-135 152-205 0-82-63-138-149-138-80 0-133 66-133 128 0 39 35 39 37 39 13 0 37-8 37-37 0-18-13-37-37-37-7 0-7 0-10 2 16-47 55-73 96-73 64 0 95 57 95 116 0 56-36 112-74 155l-136 151c-8 8-8 9-8 27h262l20-123h-18c-3 20-8 53-14 62-7 7-53 7-68 7z">
            <text:p/>
          </draw:path>
          <draw:path draw:style-name="gr3" draw:text-style-name="P7" draw:layer="layout" svg:width="0.5cm" svg:height="0.512cm" svg:x="17.308cm" svg:y="6.169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17.807cm" svg:y="6.443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29cm" svg:height="0.029cm" svg:x="18.305cm" svg:y="6.475cm" svg:viewBox="0 0 430 30" svg:d="M406 30c12 0 24 0 24-16 0-14-12-14-24-14h-382c-11 0-24 0-24 14 0 16 13 16 24 16z">
            <text:p/>
          </draw:path>
          <draw:path draw:style-name="gr3" draw:text-style-name="P7" draw:layer="layout" svg:width="0.5cm" svg:height="0.512cm" svg:x="18.985cm" svg:y="6.169cm" svg:viewBox="0 0 501 513" svg:d="M501 6c0-1-2-6-8-6-2 0-3 0-11 8l-48 54c-7-9-40-62-119-62-157 0-315 155-315 320 0 116 83 193 190 193 63 0 116-28 154-61 66-58 77-122 77-124 0-6-7-6-8-6-5 0-8 0-10 6-6 21-22 71-70 113-50 38-95 51-130 51-64 0-139-37-139-148 0-40 14-153 85-237 43-49 110-85 173-85 72 0 113 55 113 137 0 27-1 28-1 35 0 8 6 8 9 8 10 0 10-2 13-15z">
            <text:p/>
          </draw:path>
          <draw:path draw:style-name="gr3" draw:text-style-name="P7" draw:layer="layout" svg:width="0.226cm" svg:height="0.337cm" svg:x="19.479cm" svg:y="6.443cm" svg:viewBox="0 0 227 338" svg:d="M109 163c38 0 65 28 65 81 0 60-35 78-64 78-19 0-64-5-84-34 24-1 28-17 28-27 0-16-11-27-27-27-13 0-27 8-27 27 0 48 51 77 112 77 69 0 115-45 115-94 0-39-30-77-85-90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 xml:id="id280" draw:id="id280">
          <svg:title>TexMaths</svg:title>
          <svg:desc>22§display§\therefore\ A^{-1} \text { exists}§svg§600§FALSE§</svg:desc>
          <draw:polygon draw:style-name="gr2" draw:text-style-name="P6" draw:layer="layout" svg:width="4.429cm" svg:height="0.659cm" svg:x="3.361cm" svg:y="5.008cm" svg:viewBox="0 0 4430 660" draw:points="2216,660 0,660 0,0 4430,0 4430,660">
            <text:p/>
          </draw:polygon>
          <draw:path draw:style-name="gr3" draw:text-style-name="P7" draw:layer="layout" svg:width="0.469cm" svg:height="0.418cm" svg:x="3.345cm" svg:y="5.28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3cm" svg:height="0.555cm" svg:x="4.338cm" svg:y="5.094cm" svg:viewBox="0 0 531 556" svg:d="M111 466c-30 51-60 64-95 65-9 0-16 0-16 16 0 4 4 9 11 9 21 0 44-4 66-4 25 0 53 4 78 4 3 0 14 0 14-16 0-9-7-9-12-9-18-1-37-8-37-28 0-9 5-17 10-28l60-98h195c2 15 13 121 13 128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4.948cm" svg:y="5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32cm" svg:y="4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cm" svg:height="0.356cm" svg:x="5.999cm" svg:y="5.3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6.332cm" svg:y="5.314cm" svg:viewBox="0 0 391 334" svg:d="M213 153c25-30 53-69 72-88 25-28 56-40 92-40v-25c-20 2-43 2-64 2-23 0-63-2-74-2v25c16 1 23 10 23 23 0 12-9 22-12 28l-48 59-61-77c-7-9-7-10-7-14 0-12 12-19 28-19v-25c-21 0-72 2-85 2-15 0-52 0-73-2v25c54 0 56 0 91 47l77 100-73 92c-37 46-83 47-99 47v23c19-1 44-1 65-1s55 1 74 1v-23c-18-3-23-12-23-24 0-18 23-42 69-99l60 78c7 8 15 21 15 26 0 7-7 18-28 19v23c25 0 67-1 85-1 21 0 51 0 74 1v-23c-41 0-55-1-74-24z">
            <text:p/>
          </draw:path>
          <draw:path draw:style-name="gr3" draw:text-style-name="P7" draw:layer="layout" svg:width="0.166cm" svg:height="0.518cm" svg:x="6.756cm" svg:y="5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97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264cm" svg:y="5.17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7.576cm" svg:y="5.3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284" draw:id="id284">
          <svg:title>TexMaths</svg:title>
          <svg:desc>20§display§A^{-1}  \begin{bmatrix}\ \  1 &amp;     0   &amp;    0  \\
                                            -1 &amp;     3   &amp;    5  \\ 
                                         \ \ 1 &amp;     0   &amp;    1     \end{bmatrix} = 
    \begin{bmatrix} 1 &amp;     -2 &amp;    -3 \\ 
                               0 &amp;  \ \ 1 &amp; \ \ 0  \\ 
                               0 &amp;  \ \ 0 &amp; \ \ 1 \end{bmatrix}§svg§600§FALSE§</svg:desc>
          <draw:polygon draw:style-name="gr2" draw:text-style-name="P6" draw:layer="layout" svg:width="10.471cm" svg:height="2.46cm" svg:x="3.161cm" svg:y="11.804cm" svg:viewBox="0 0 10472 2461" draw:points="5237,2461 0,2461 0,0 10472,0 10472,2461">
            <text:p/>
          </draw:polygon>
          <draw:path draw:style-name="gr3" draw:text-style-name="P7" draw:layer="layout" svg:width="0.482cm" svg:height="0.505cm" svg:x="3.15cm" svg:y="12.7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707cm" svg:y="12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147cm" svg:y="12.5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755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4.755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5.564cm" svg:y="11.8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622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7.676cm" svg:y="11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052cm" svg:y="13.0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603cm" svg:y="12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6.623cm" svg:y="12.73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684cm" svg:y="12.73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5.564cm" svg:y="13.5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622cm" svg:y="13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7.711cm" svg:y="13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8.006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8.006cm" svg:y="13.033cm" svg:viewBox="0 0 235 1266" draw:points="187,1218 0,1218 0,1266 235,1266 235,0 187,0">
            <text:p/>
          </draw:polygon>
          <draw:path draw:style-name="gr3" draw:text-style-name="P7" draw:layer="layout" svg:width="0.468cm" svg:height="0.165cm" svg:x="8.703cm" svg:y="12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635cm" svg:y="11.769cm" svg:viewBox="0 0 235 1266" draw:points="0,1266 50,1266 50,48 235,48 235,0 0,0">
            <text:p/>
          </draw:polygon>
          <draw:polygon draw:style-name="gr3" draw:text-style-name="P7" draw:layer="layout" svg:width="0.234cm" svg:height="1.265cm" svg:x="9.635cm" svg:y="13.033cm" svg:viewBox="0 0 235 1266" draw:points="0,1266 235,1266 235,1218 50,1218 50,0 0,0">
            <text:p/>
          </draw:polygon>
          <draw:path draw:style-name="gr3" draw:text-style-name="P7" draw:layer="layout" svg:width="0.233cm" svg:height="0.469cm" svg:x="9.937cm" svg:y="11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988cm" svg:y="12.1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511cm" svg:y="11.8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588cm" svg:y="12.1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106cm" svg:y="11.8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9.902cm" svg:y="12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1.498cm" svg:y="12.7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3.065cm" svg:y="12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902cm" svg:y="13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1.465cm" svg:y="13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3.1cm" svg:y="13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3.433cm" svg:y="11.769cm" svg:viewBox="0 0 235 1266" draw:points="187,1266 235,1266 235,0 0,0 0,48 187,48">
            <text:p/>
          </draw:polygon>
          <draw:polygon draw:style-name="gr3" draw:text-style-name="P7" draw:layer="layout" svg:width="0.234cm" svg:height="1.265cm" svg:x="13.433cm" svg:y="13.033cm" svg:viewBox="0 0 235 1266" draw:points="187,1218 0,1218 0,1266 235,1266 235,0 187,0">
            <text:p/>
          </draw:polygon>
        </draw:g>
        <draw:g xml:id="id283" draw:id="id283">
          <svg:title>TexMaths</svg:title>
          <svg:desc>20§display§C_2 \rightarrow C_2 - 2C_1, \ C_3 \rightarrow C_3 - 3C_1§svg§600§FALSE§</svg:desc>
          <draw:polygon draw:style-name="gr2" draw:text-style-name="P6" draw:layer="layout" svg:width="9.908cm" svg:height="0.561cm" svg:x="2.046cm" svg:y="10.604cm" svg:viewBox="0 0 9909 562" draw:points="4955,562 0,562 0,0 9909,0 9909,562">
            <text:p/>
          </draw:polygon>
          <draw:path draw:style-name="gr3" draw:text-style-name="P7" draw:layer="layout" svg:width="0.5cm" svg:height="0.511cm" svg:x="2.046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2.544cm" svg:y="10.84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5cm" svg:height="0.367cm" svg:x="3.062cm" svg:y="10.705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3.956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4.456cm" svg:y="10.84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4.955cm" svg:y="10.87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5.633cm" svg:y="10.5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cm" svg:height="0.511cm" svg:x="5.985cm" svg:y="10.569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6.507cm" svg:y="10.84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082cm" svg:height="0.21cm" svg:x="6.829cm" svg:y="10.99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cm" svg:height="0.511cm" svg:x="7.35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7.845cm" svg:y="10.843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7 43-21 57-16 20-29 21-54 23-13 0-13 0-16 1 0 0-5 0-5 7 0 6 5 6 13 6z">
            <text:p/>
          </draw:path>
          <draw:path draw:style-name="gr3" draw:text-style-name="P7" draw:layer="layout" svg:width="0.625cm" svg:height="0.367cm" svg:x="8.366cm" svg:y="10.705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9.261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9.755cm" svg:y="10.84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429cm" svg:height="0.029cm" svg:x="10.259cm" svg:y="10.87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933cm" svg:y="10.5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cm" svg:height="0.511cm" svg:x="11.29cm" svg:y="10.569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11.811cm" svg:y="10.843cm" svg:viewBox="0 0 181 328" svg:d="M112 14c0-14 0-14-14-14-32 30-77 32-98 32v18c11 0 45 0 72-15v253c0 16 0 22-50 22h-19v18c10 0 71-2 88-2 16 0 79 2 90 2v-18h-19c-50 0-50-6-50-22z">
            <text:p/>
          </draw:path>
        </draw:g>
        <draw:g xml:id="id287" draw:id="id287">
          <svg:title>TexMaths</svg:title>
          <svg:desc>20§display§A^{-1} \begin{bmatrix}\ \  1 &amp;   \ \   0   &amp;    0  \\
                              -1 &amp;   \ \   1   &amp;    5  \\ 
                           \ \ 1 &amp;        -1   &amp;    1     \end{bmatrix} = 
    \begin{bmatrix} 1 &amp;     -1 &amp;    -3 \\ 
                               0 &amp;  \ \ 2 &amp; \ \ 0  \\ 
                               0 &amp;     -1 &amp; \ \ 1 \end{bmatrix}
§svg§600§FALSE§</svg:desc>
          <draw:polygon draw:style-name="gr2" draw:text-style-name="P6" draw:layer="layout" svg:width="11.019cm" svg:height="2.46cm" svg:x="14.959cm" svg:y="7.404cm" svg:viewBox="0 0 11020 2461" draw:points="5511,2461 0,2461 0,0 11020,0 11020,2461">
            <text:p/>
          </draw:polygon>
          <draw:path draw:style-name="gr3" draw:text-style-name="P7" draw:layer="layout" svg:width="0.482cm" svg:height="0.505cm" svg:x="14.948cm" svg:y="8.3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5.505cm" svg:y="8.3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945cm" svg:y="8.1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16.553cm" svg:y="7.369cm" svg:viewBox="0 0 235 1266" draw:points="0,1266 50,1266 50,48 235,48 235,0 0,0">
            <text:p/>
          </draw:polygon>
          <draw:polygon draw:style-name="gr3" draw:text-style-name="P7" draw:layer="layout" svg:width="0.234cm" svg:height="1.265cm" svg:x="16.553cm" svg:y="8.633cm" svg:viewBox="0 0 235 1266" draw:points="0,1266 235,1266 235,1218 50,1218 50,0 0,0">
            <text:p/>
          </draw:polygon>
          <draw:path draw:style-name="gr3" draw:text-style-name="P7" draw:layer="layout" svg:width="0.233cm" svg:height="0.469cm" svg:x="17.362cm" svg:y="7.4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927cm" svg:y="7.4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20.022cm" svg:y="7.4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6.85cm" svg:y="8.6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401cm" svg:y="8.3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963cm" svg:y="8.3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20.03cm" svg:y="8.33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17.362cm" svg:y="9.1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8.451cm" svg:y="9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003cm" svg:y="9.1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057cm" svg:y="9.1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0.35cm" svg:y="7.369cm" svg:viewBox="0 0 235 1266" draw:points="187,1266 235,1266 235,0 0,0 0,48 187,48">
            <text:p/>
          </draw:polygon>
          <draw:polygon draw:style-name="gr3" draw:text-style-name="P7" draw:layer="layout" svg:width="0.234cm" svg:height="1.265cm" svg:x="20.35cm" svg:y="8.633cm" svg:viewBox="0 0 235 1266" draw:points="187,1218 0,1218 0,1266 235,1266 235,0 187,0">
            <text:p/>
          </draw:polygon>
          <draw:path draw:style-name="gr3" draw:text-style-name="P7" draw:layer="layout" svg:width="0.468cm" svg:height="0.165cm" svg:x="21.049cm" svg:y="8.5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1.98cm" svg:y="7.369cm" svg:viewBox="0 0 235 1266" draw:points="0,1266 50,1266 50,48 235,48 235,0 0,0">
            <text:p/>
          </draw:polygon>
          <draw:polygon draw:style-name="gr3" draw:text-style-name="P7" draw:layer="layout" svg:width="0.234cm" svg:height="1.265cm" svg:x="21.98cm" svg:y="8.633cm" svg:viewBox="0 0 235 1266" draw:points="0,1266 235,1266 235,1218 50,1218 50,0 0,0">
            <text:p/>
          </draw:polygon>
          <draw:path draw:style-name="gr3" draw:text-style-name="P7" draw:layer="layout" svg:width="0.233cm" svg:height="0.469cm" svg:x="22.283cm" svg:y="7.4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332cm" svg:y="7.7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7.4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934cm" svg:y="7.7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5.452cm" svg:y="7.4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22.247cm" svg:y="8.3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23.817cm" svg:y="8.3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7cm" svg:height="0.484cm" svg:x="25.411cm" svg:y="8.3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22.247cm" svg:y="9.1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3.332cm" svg:y="9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9.1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5.446cm" svg:y="9.1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5.779cm" svg:y="7.369cm" svg:viewBox="0 0 235 1266" draw:points="187,1266 235,1266 235,0 0,0 0,48 187,48">
            <text:p/>
          </draw:polygon>
          <draw:polygon draw:style-name="gr3" draw:text-style-name="P7" draw:layer="layout" svg:width="0.234cm" svg:height="1.265cm" svg:x="25.779cm" svg:y="8.633cm" svg:viewBox="0 0 235 1266" draw:points="187,1218 0,1218 0,1266 235,1266 235,0 187,0">
            <text:p/>
          </draw:polygon>
        </draw:g>
        <draw:g xml:id="id288" draw:id="id288">
          <svg:title>TexMaths</svg:title>
          <svg:desc>20§display§C_1 \rightarrow C_1 + C_2, \ C_3 \rightarrow  C_3 - 5C_2§svg§600§FALSE§</svg:desc>
          <draw:polygon draw:style-name="gr2" draw:text-style-name="P6" draw:layer="layout" svg:width="9.574cm" svg:height="0.561cm" svg:x="15.146cm" svg:y="10.505cm" svg:viewBox="0 0 9575 562" draw:points="4787,562 0,562 0,0 9575,0 9575,562">
            <text:p/>
          </draw:polygon>
          <draw:path draw:style-name="gr3" draw:text-style-name="P7" draw:layer="layout" svg:width="0.5cm" svg:height="0.511cm" svg:x="15.146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15.668cm" svg:y="10.74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625cm" svg:height="0.367cm" svg:x="16.162cm" svg:y="10.606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17.056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18cm" svg:height="0.327cm" svg:x="17.578cm" svg:y="10.74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469cm" svg:x="18.036cm" svg:y="10.55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cm" svg:height="0.511cm" svg:x="18.733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19.233cm" svg:y="10.7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19.577cm" svg:y="10.891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5cm" svg:height="0.511cm" svg:x="20.098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20.593cm" svg:y="10.744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21.116cm" svg:y="10.606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5cm" svg:height="0.511cm" svg:x="22.01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26cm" svg:height="0.337cm" svg:x="22.503cm" svg:y="10.744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429cm" svg:height="0.029cm" svg:x="23.007cm" svg:y="10.7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3.687cm" svg:y="10.497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5cm" svg:height="0.511cm" svg:x="24.038cm" svg:y="10.47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218cm" svg:height="0.327cm" svg:x="24.537cm" svg:y="10.7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289" draw:id="id289">
          <svg:title>TexMaths</svg:title>
          <svg:desc>20§display§A^{-1}  \begin{bmatrix}  1 &amp;   \ \   0   &amp;    0  \\
                            0 &amp;   \ \   1   &amp;    0  \\ 
                            0 &amp;        -1   &amp;    6     \end{bmatrix} = 
    \begin{bmatrix}\ \  0 &amp;     -1   &amp;  \ \  2 \\ 
                               \ \ 2 &amp;  \ \ 2   &amp;  -10  \\ 
                                  -1 &amp;     -1   &amp; \ \  6 \end{bmatrix}
§svg§600§FALSE§</svg:desc>
          <draw:polygon draw:style-name="gr2" draw:text-style-name="P6" draw:layer="layout" svg:width="11.371cm" svg:height="2.46cm" svg:x="14.959cm" svg:y="11.704cm" svg:viewBox="0 0 11372 2461" draw:points="5685,2461 0,2461 0,0 11372,0 11372,2461">
            <text:p/>
          </draw:polygon>
          <draw:path draw:style-name="gr3" draw:text-style-name="P7" draw:layer="layout" svg:width="0.482cm" svg:height="0.505cm" svg:x="14.948cm" svg:y="12.6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5.505cm" svg:y="12.6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945cm" svg:y="12.4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16.553cm" svg:y="11.669cm" svg:viewBox="0 0 235 1266" draw:points="0,1266 50,1266 50,48 235,48 235,0 0,0">
            <text:p/>
          </draw:polygon>
          <draw:polygon draw:style-name="gr3" draw:text-style-name="P7" draw:layer="layout" svg:width="0.234cm" svg:height="1.265cm" svg:x="16.553cm" svg:y="12.933cm" svg:viewBox="0 0 235 1266" draw:points="0,1266 235,1266 235,1218 50,1218 50,0 0,0">
            <text:p/>
          </draw:polygon>
          <draw:path draw:style-name="gr3" draw:text-style-name="P7" draw:layer="layout" svg:width="0.233cm" svg:height="0.469cm" svg:x="16.854cm" svg:y="11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382cm" svg:y="11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19.475cm" svg:y="11.7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818cm" svg:y="12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18.417cm" svg:y="12.6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9.475cm" svg:y="12.6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818cm" svg:y="13.4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7.905cm" svg:y="13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8.455cm" svg:y="13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9.476cm" svg:y="13.477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olygon draw:style-name="gr3" draw:text-style-name="P7" draw:layer="layout" svg:width="0.234cm" svg:height="1.265cm" svg:x="19.804cm" svg:y="11.669cm" svg:viewBox="0 0 235 1266" draw:points="187,1266 235,1266 235,0 0,0 0,48 187,48">
            <text:p/>
          </draw:polygon>
          <draw:polygon draw:style-name="gr3" draw:text-style-name="P7" draw:layer="layout" svg:width="0.234cm" svg:height="1.265cm" svg:x="19.804cm" svg:y="12.933cm" svg:viewBox="0 0 235 1266" draw:points="187,1218 0,1218 0,1266 235,1266 235,0 187,0">
            <text:p/>
          </draw:polygon>
          <draw:path draw:style-name="gr3" draw:text-style-name="P7" draw:layer="layout" svg:width="0.468cm" svg:height="0.165cm" svg:x="20.502cm" svg:y="12.8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1.433cm" svg:y="11.669cm" svg:viewBox="0 0 235 1266" draw:points="0,1266 50,1266 50,48 235,48 235,0 0,0">
            <text:p/>
          </draw:polygon>
          <draw:polygon draw:style-name="gr3" draw:text-style-name="P7" draw:layer="layout" svg:width="0.234cm" svg:height="1.265cm" svg:x="21.433cm" svg:y="12.933cm" svg:viewBox="0 0 235 1266" draw:points="0,1266 235,1266 235,1218 50,1218 50,0 0,0">
            <text:p/>
          </draw:polygon>
          <draw:path draw:style-name="gr3" draw:text-style-name="P7" draw:layer="layout" svg:width="0.297cm" svg:height="0.484cm" svg:x="22.209cm" svg:y="11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23.332cm" svg:y="12.0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11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25.595cm" svg:y="11.7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22.215cm" svg:y="12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23.817cm" svg:y="12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24.934cm" svg:y="12.91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5.484cm" svg:y="12.6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5.801cm" svg:y="12.6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1.732cm" svg:y="13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2.283cm" svg:y="13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3.332cm" svg:y="13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884cm" svg:y="13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5.588cm" svg:y="13.477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olygon draw:style-name="gr3" draw:text-style-name="P7" draw:layer="layout" svg:width="0.234cm" svg:height="1.265cm" svg:x="26.131cm" svg:y="11.669cm" svg:viewBox="0 0 235 1266" draw:points="187,1266 235,1266 235,0 0,0 0,48 187,48">
            <text:p/>
          </draw:polygon>
          <draw:polygon draw:style-name="gr3" draw:text-style-name="P7" draw:layer="layout" svg:width="0.234cm" svg:height="1.265cm" svg:x="26.131cm" svg:y="12.933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0" smil:attributeName="visibility" smil:to="visible"/>
                  <anim:animate smil:dur="0.5s" smil:fill="hold" smil:targetElement="id280" smil:attributeName="width" smil:values="width*0.05;width" smil:keyTimes="0;1"/>
                  <anim:animate smil:dur="0.5s" smil:fill="hold" smil:targetElement="id280" smil:attributeName="height" smil:values="height;height" smil:keyTimes="0;1"/>
                  <anim:animate smil:dur="0.5s" smil:fill="hold" smil:targetElement="id280" smil:attributeName="x" smil:values="x-.2;x" smil:keyTimes="0;1"/>
                  <anim:animate smil:dur="0.5s" smil:fill="hold" smil:targetElement="id280" smil:attributeName="y" smil:values="y;y" smil:keyTimes="0;1"/>
                  <anim:transitionFilter smil:dur="0.5s" smil:targetElement="id2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1+width/2;x" smil:keyTimes="0;1"/>
                  <anim:animate smil:dur="0.5s" smil:fill="hold" smil:targetElement="id2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9"><text:s text:c="14"/>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xml:id="id297" text:id="id297" text:style-name="P4"><text:span text:style-name="T10"><text:tab/></text:span><text:span text:style-name="T10"><text:tab/></text:span><text:span text:style-name="T10"><text:tab/></text:span><text:span text:style-name="T10"><text:tab/></text:span><text:span text:style-name="T10">######</text:span><text:span text:style-name="T10"><text:tab/></text:span><text:span text:style-name="T10"><text:tab/></text:span><text:span text:style-name="T10"><text:tab/></text:span><text:span text:style-name="T10">DONE</text:span><text:span text:style-name="T10"><text:tab/></text:span><text:span text:style-name="T10"><text:tab/></text:span><text:span text:style-name="T10"><text:tab/></text:span><text:span text:style-name="T10">######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g xml:id="id290" draw:id="id290">
          <svg:title>TexMaths</svg:title>
          <svg:desc>20§display§C_3 \rightarrow  \frac{1}{6} C_3§svg§600§FALSE§</svg:desc>
          <draw:polygon draw:style-name="gr2" draw:text-style-name="P6" draw:layer="layout" svg:width="3.117cm" svg:height="1.373cm" svg:x="3.246cm" svg:y="0.705cm" svg:viewBox="0 0 3118 1374" draw:points="1558,1374 0,1374 0,0 3118,0 3118,1374">
            <text:p/>
          </draw:polygon>
          <draw:path draw:style-name="gr3" draw:text-style-name="P7" draw:layer="layout" svg:width="0.5cm" svg:height="0.511cm" svg:x="3.246cm" svg:y="1.118cm" svg:viewBox="0 0 501 512" svg:d="M501 6c0-1-2-6-8-6-2 0-3 0-11 8l-48 54c-7-9-40-62-119-62-157 0-315 155-315 320 0 115 83 192 190 192 63 0 116-27 154-61 66-57 77-121 77-123 0-6-7-6-8-6-5 0-8 0-10 6-6 21-22 71-70 112-50 39-95 51-131 51-63 0-138-36-138-147 0-40 14-153 85-237 43-49 110-85 173-85 72 0 113 55 113 136 0 28-1 29-1 36 0 8 6 8 9 8 10 0 10-2 13-15z">
            <text:p/>
          </draw:path>
          <draw:path draw:style-name="gr3" draw:text-style-name="P7" draw:layer="layout" svg:width="0.226cm" svg:height="0.337cm" svg:x="3.74cm" svg:y="1.3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625cm" svg:height="0.367cm" svg:x="4.262cm" svg:y="1.254cm" svg:viewBox="0 0 626 368" svg:d="M549 199c-39 30-58 59-64 67-31 49-37 94-37 94 0 8 8 8 14 8 12 0 13-1 16-13 16-70 58-129 138-161 8-3 10-5 10-10s-5-6-5-8c-32-11-117-46-144-165-2-9-3-11-15-11-6 0-14 0-14 8 0 2 6 46 37 94 13 21 33 45 64 68h-523c-13 0-26 0-26 14 0 15 13 15 26 15z">
            <text:p/>
          </draw:path>
          <draw:path draw:style-name="gr3" draw:text-style-name="P7" draw:layer="layout" svg:width="0.233cm" svg:height="0.47cm" svg:x="5.268cm" svg:y="0.67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5.206cm" svg:y="1.424cm" svg:viewBox="0 0 354 30" draw:points="176,30 0,30 0,0 354,0 354,30">
            <text:p/>
          </draw:polygon>
          <draw:path draw:style-name="gr3" draw:text-style-name="P7" draw:layer="layout" svg:width="0.292cm" svg:height="0.484cm" svg:x="5.236cm" svg:y="1.629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5cm" svg:height="0.511cm" svg:x="5.678cm" svg:y="1.118cm" svg:viewBox="0 0 501 512" svg:d="M501 6c0-1-2-6-8-6-2 0-3 0-11 8l-48 54c-7-9-40-62-119-62-157 0-315 155-315 320 0 115 83 192 190 192 63 0 116-27 154-61 66-57 77-121 77-123 0-6-7-6-8-6-5 0-8 0-10 6-6 21-22 71-70 112-50 39-95 51-131 51-63 0-138-36-138-147 0-40 14-153 85-237 43-49 110-85 173-85 72 0 113 55 113 136 0 28-1 29-1 36 0 8 6 8 9 8 10 0 10-2 13-15z">
            <text:p/>
          </draw:path>
          <draw:path draw:style-name="gr3" draw:text-style-name="P7" draw:layer="layout" svg:width="0.226cm" svg:height="0.337cm" svg:x="6.171cm" svg:y="1.392cm" svg:viewBox="0 0 227 338" svg:d="M109 163c38 0 65 28 65 80 0 61-35 79-64 79-19 0-64-5-84-34 24-1 28-17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</draw:g>
        <draw:g xml:id="id291" draw:id="id291">
          <svg:title>TexMaths</svg:title>
          <svg:desc>20§display§A^{-1}  \begin{bmatrix}  1 &amp;   \ \   0   &amp;    0  \\
                            0 &amp;   \ \   1   &amp;    0  \\ 
                            0 &amp;        -1   &amp;    1     \end{bmatrix} = 
    \begin{bmatrix}\ \  0 &amp;     -1   &amp;  \ \  1/3 \\ 
                               \ \ 2 &amp;  \ \ 2   &amp;  - 5/3  \\ 
                                  -1 &amp;     -1   &amp; \ \  1 \end{bmatrix}
§svg§600§FALSE§</svg:desc>
          <draw:polygon draw:style-name="gr2" draw:text-style-name="P6" draw:layer="layout" svg:width="11.721cm" svg:height="2.46cm" svg:x="3.061cm" svg:y="2.704cm" svg:viewBox="0 0 11722 2461" draw:points="5861,2461 0,2461 0,0 11722,0 11722,2461">
            <text:p/>
          </draw:polygon>
          <draw:path draw:style-name="gr3" draw:text-style-name="P7" draw:layer="layout" svg:width="0.482cm" svg:height="0.505cm" svg:x="3.05cm" svg:y="3.6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607cm" svg:y="3.6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047cm" svg:y="3.4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655cm" svg:y="2.669cm" svg:viewBox="0 0 235 1266" draw:points="0,1266 50,1266 50,48 235,48 235,0 0,0">
            <text:p/>
          </draw:polygon>
          <draw:polygon draw:style-name="gr3" draw:text-style-name="P7" draw:layer="layout" svg:width="0.234cm" svg:height="1.265cm" svg:x="4.655cm" svg:y="3.933cm" svg:viewBox="0 0 235 1266" draw:points="0,1266 235,1266 235,1218 50,1218 50,0 0,0">
            <text:p/>
          </draw:polygon>
          <draw:path draw:style-name="gr3" draw:text-style-name="P7" draw:layer="layout" svg:width="0.233cm" svg:height="0.469cm" svg:x="4.956cm" svg:y="2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484cm" svg:y="2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7.576cm" svg:y="2.7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cm" svg:y="3.6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6.519cm" svg:y="3.6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576cm" svg:y="3.6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cm" svg:y="4.4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6.007cm" svg:y="4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557cm" svg:y="4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612cm" svg:y="4.4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7.906cm" svg:y="2.669cm" svg:viewBox="0 0 235 1266" draw:points="187,1266 235,1266 235,0 0,0 0,48 187,48">
            <text:p/>
          </draw:polygon>
          <draw:polygon draw:style-name="gr3" draw:text-style-name="P7" draw:layer="layout" svg:width="0.234cm" svg:height="1.265cm" svg:x="7.906cm" svg:y="3.933cm" svg:viewBox="0 0 235 1266" draw:points="187,1218 0,1218 0,1266 235,1266 235,0 187,0">
            <text:p/>
          </draw:polygon>
          <draw:path draw:style-name="gr3" draw:text-style-name="P7" draw:layer="layout" svg:width="0.468cm" svg:height="0.165cm" svg:x="8.604cm" svg:y="3.8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535cm" svg:y="2.669cm" svg:viewBox="0 0 235 1266" draw:points="0,1266 50,1266 50,48 235,48 235,0 0,0">
            <text:p/>
          </draw:polygon>
          <draw:polygon draw:style-name="gr3" draw:text-style-name="P7" draw:layer="layout" svg:width="0.234cm" svg:height="1.265cm" svg:x="9.535cm" svg:y="3.933cm" svg:viewBox="0 0 235 1266" draw:points="0,1266 235,1266 235,1218 50,1218 50,0 0,0">
            <text:p/>
          </draw:polygon>
          <draw:path draw:style-name="gr3" draw:text-style-name="P7" draw:layer="layout" svg:width="0.297cm" svg:height="0.484cm" svg:x="10.311cm" svg:y="2.7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434cm" svg:y="3.06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6cm" svg:y="2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548cm" svg:y="2.7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3.876cm" svg:y="2.7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218cm" svg:y="2.7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10.317cm" svg:y="3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11.919cm" svg:y="3.6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13.036cm" svg:y="3.9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559cm" svg:y="3.63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13.914cm" svg:y="3.5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256cm" svg:y="3.6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834cm" svg:y="4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384cm" svg:y="4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434cm" svg:y="4.7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6cm" svg:y="4.4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9cm" svg:y="4.4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583cm" svg:y="2.669cm" svg:viewBox="0 0 235 1266" draw:points="187,1266 235,1266 235,0 0,0 0,48 187,48">
            <text:p/>
          </draw:polygon>
          <draw:polygon draw:style-name="gr3" draw:text-style-name="P7" draw:layer="layout" svg:width="0.234cm" svg:height="1.265cm" svg:x="14.583cm" svg:y="3.933cm" svg:viewBox="0 0 235 1266" draw:points="187,1218 0,1218 0,1266 235,1266 235,0 187,0">
            <text:p/>
          </draw:polygon>
        </draw:g>
        <draw:g xml:id="id294" draw:id="id294">
          <svg:title>TexMaths</svg:title>
          <svg:desc>20§display§A^{-1} I = 
    \begin{bmatrix}\ \  0 &amp;       - 2/3   &amp;  \ \  1/3 \\ 
                               \ \ 6/3 &amp;   \ \    1/3   &amp;      - 5/3  \\ 
                                  - 3/3 &amp;   \ \     0     &amp;  \ \   3/3 \end{bmatrix}
§svg§600§FALSE§</svg:desc>
          <draw:polygon draw:style-name="gr2" draw:text-style-name="P6" draw:layer="layout" svg:width="9.429cm" svg:height="2.46cm" svg:x="6.261cm" svg:y="10.104cm" svg:viewBox="0 0 9430 2461" draw:points="4715,2461 0,2461 0,0 9430,0 9430,2461">
            <text:p/>
          </draw:polygon>
          <draw:path draw:style-name="gr3" draw:text-style-name="P7" draw:layer="layout" svg:width="0.482cm" svg:height="0.505cm" svg:x="6.25cm" svg:y="11.0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6.807cm" svg:y="11.0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7.247cm" svg:y="10.8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25cm" svg:height="0.481cm" svg:x="7.531cm" svg:y="11.029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5-18-13 0-6 2-11 4-16z">
            <text:p/>
          </draw:path>
          <draw:path draw:style-name="gr3" draw:text-style-name="P7" draw:layer="layout" svg:width="0.468cm" svg:height="0.165cm" svg:x="8.106cm" svg:y="11.2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039cm" svg:y="10.069cm" svg:viewBox="0 0 235 1266" draw:points="0,1266 50,1266 50,48 235,48 235,0 0,0">
            <text:p/>
          </draw:polygon>
          <draw:polygon draw:style-name="gr3" draw:text-style-name="P7" draw:layer="layout" svg:width="0.234cm" svg:height="1.265cm" svg:x="9.039cm" svg:y="11.333cm" svg:viewBox="0 0 235 1266" draw:points="0,1266 235,1266 235,1218 50,1218 50,0 0,0">
            <text:p/>
          </draw:polygon>
          <draw:path draw:style-name="gr3" draw:text-style-name="P7" draw:layer="layout" svg:width="0.297cm" svg:height="0.484cm" svg:x="10.163cm" svg:y="10.1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1.64cm" svg:y="10.4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163cm" svg:y="10.1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12.518cm" svg:y="10.1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861cm" svg:y="10.1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4.456cm" svg:y="10.1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4.784cm" svg:y="10.1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5.124cm" svg:y="10.1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2cm" svg:height="0.484cm" svg:x="9.814cm" svg:y="11.034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74cm" svg:height="0.703cm" svg:x="10.176cm" svg:y="10.9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0.517cm" svg:y="11.0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2.152cm" svg:y="11.0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2.48cm" svg:y="10.9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821cm" svg:y="11.0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944cm" svg:y="11.3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467cm" svg:y="11.03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74cm" svg:height="0.703cm" svg:x="14.822cm" svg:y="10.9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5.164cm" svg:y="11.0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336cm" svg:y="12.15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854cm" svg:y="11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10.214cm" svg:y="11.8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0.557cm" svg:y="11.87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12.467cm" svg:y="11.8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14.422cm" svg:y="11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74cm" svg:height="0.703cm" svg:x="14.784cm" svg:y="11.818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5.124cm" svg:y="11.87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5.491cm" svg:y="10.069cm" svg:viewBox="0 0 235 1266" draw:points="187,1266 235,1266 235,0 0,0 0,48 187,48">
            <text:p/>
          </draw:polygon>
          <draw:polygon draw:style-name="gr3" draw:text-style-name="P7" draw:layer="layout" svg:width="0.234cm" svg:height="1.265cm" svg:x="15.491cm" svg:y="11.333cm" svg:viewBox="0 0 235 1266" draw:points="187,1218 0,1218 0,1266 235,1266 235,0 187,0">
            <text:p/>
          </draw:polygon>
        </draw:g>
        <draw:g xml:id="id293" draw:id="id293">
          <svg:title>TexMaths</svg:title>
          <svg:desc>20§display§A^{-1} \begin{bmatrix}  1 &amp;    0   &amp;    0  \\
                            0 &amp;    1   &amp;    0  \\ 
                            0 &amp;    0   &amp;    1     \end{bmatrix} = 
    \begin{bmatrix}\ \  0 &amp;       - 2/3   &amp;  \ \  1/3 \\ 
                               \ \ 2 &amp;   \ \    1/3   &amp;      - 5/3  \\ 
                                  -1 &amp;   \ \     0     &amp;  \ \     1 \end{bmatrix}
 §svg§600§FALSE§</svg:desc>
          <draw:polygon draw:style-name="gr2" draw:text-style-name="P6" draw:layer="layout" svg:width="11.877cm" svg:height="2.46cm" svg:x="3.063cm" svg:y="6.804cm" svg:viewBox="0 0 11878 2461" draw:points="5939,2461 0,2461 0,0 11878,0 11878,2461">
            <text:p/>
          </draw:polygon>
          <draw:path draw:style-name="gr3" draw:text-style-name="P7" draw:layer="layout" svg:width="0.482cm" svg:height="0.505cm" svg:x="3.052cm" svg:y="7.7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3.609cm" svg:y="7.7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049cm" svg:y="7.593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0.234cm" svg:height="1.265cm" svg:x="4.657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4.657cm" svg:y="8.033cm" svg:viewBox="0 0 235 1266" draw:points="0,1266 235,1266 235,1218 50,1218 50,0 0,0">
            <text:p/>
          </draw:polygon>
          <draw:path draw:style-name="gr3" draw:text-style-name="P7" draw:layer="layout" svg:width="0.233cm" svg:height="0.469cm" svg:x="4.957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5.977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7.031cm" svg:y="6.8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2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6.012cm" svg:y="7.7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031cm" svg:y="7.7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4.922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7cm" svg:height="0.484cm" svg:x="5.977cm" svg:y="8.5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7.066cm" svg:y="8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7.361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7.361cm" svg:y="8.033cm" svg:viewBox="0 0 235 1266" draw:points="187,1218 0,1218 0,1266 235,1266 235,0 187,0">
            <text:p/>
          </draw:polygon>
          <draw:path draw:style-name="gr3" draw:text-style-name="P7" draw:layer="layout" svg:width="0.468cm" svg:height="0.165cm" svg:x="8.058cm" svg:y="7.95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8.991cm" svg:y="6.769cm" svg:viewBox="0 0 235 1266" draw:points="0,1266 50,1266 50,48 235,48 235,0 0,0">
            <text:p/>
          </draw:polygon>
          <draw:polygon draw:style-name="gr3" draw:text-style-name="P7" draw:layer="layout" svg:width="0.234cm" svg:height="1.265cm" svg:x="8.991cm" svg:y="8.033cm" svg:viewBox="0 0 235 1266" draw:points="0,1266 235,1266 235,1218 50,1218 50,0 0,0">
            <text:p/>
          </draw:polygon>
          <draw:path draw:style-name="gr3" draw:text-style-name="P7" draw:layer="layout" svg:width="0.297cm" svg:height="0.484cm" svg:x="9.765cm" svg:y="6.8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0.89cm" svg:y="7.1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413cm" svg:y="6.8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74cm" svg:height="0.703cm" svg:x="11.768cm" svg:y="6.8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111cm" svg:y="6.8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3.706cm" svg:y="6.8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4.032cm" svg:y="6.831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374cm" svg:y="6.8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9.773cm" svg:y="7.7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1.4cm" svg:y="7.7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74cm" svg:height="0.703cm" svg:x="11.728cm" svg:y="7.6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2.071cm" svg:y="7.7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194cm" svg:y="8.0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717cm" svg:y="7.73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74cm" svg:height="0.703cm" svg:x="14.072cm" svg:y="7.675cm" svg:viewBox="0 0 275 704" svg:d="M272 27c3-9 3-13 3-13 0-8-6-14-14-14-5 0-10 2-11 6l-247 673c-3 8-3 11-3 12 0 7 6 13 14 13 10 0 12-5 16-16z">
            <text:p/>
          </draw:path>
          <draw:path draw:style-name="gr3" draw:text-style-name="P7" draw:layer="layout" svg:width="0.292cm" svg:height="0.484cm" svg:x="14.414cm" svg:y="7.73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288cm" svg:y="8.8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839cm" svg:y="8.57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717cm" svg:y="8.5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4.056cm" svg:y="8.5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741cm" svg:y="6.769cm" svg:viewBox="0 0 235 1266" draw:points="187,1266 235,1266 235,0 0,0 0,48 187,48">
            <text:p/>
          </draw:polygon>
          <draw:polygon draw:style-name="gr3" draw:text-style-name="P7" draw:layer="layout" svg:width="0.234cm" svg:height="1.265cm" svg:x="14.741cm" svg:y="8.033cm" svg:viewBox="0 0 235 1266" draw:points="187,1218 0,1218 0,1266 235,1266 235,0 187,0">
            <text:p/>
          </draw:polygon>
        </draw:g>
        <draw:g xml:id="id296" draw:id="id296">
          <svg:title>TexMaths</svg:title>
          <svg:desc>20§display§A^{-1} = 
   \frac{1}{3} \begin{bmatrix}\ \  0   &amp;       - 2    &amp;  \ \   1  \\ 
                                                  \ \  6   &amp;   \ \   1    &amp;      - 5  \\ 
                                                      -3   &amp;   \ \   0    &amp;  \ \   3   \end{bmatrix}
§svg§600§FALSE§</svg:desc>
          <draw:polygon draw:style-name="gr2" draw:text-style-name="P6" draw:layer="layout" svg:width="7.595cm" svg:height="2.46cm" svg:x="18.159cm" svg:y="10.004cm" svg:viewBox="0 0 7596 2461" draw:points="3799,2461 0,2461 0,0 7596,0 7596,2461">
            <text:p/>
          </draw:polygon>
          <draw:path draw:style-name="gr3" draw:text-style-name="P7" draw:layer="layout" svg:width="0.482cm" svg:height="0.505cm" svg:x="18.148cm" svg:y="10.90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8.705cm" svg:y="10.98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9.145cm" svg:y="10.7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19.641cm" svg:y="11.1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0.491cm" svg:y="10.46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0.428cm" svg:y="11.22cm" svg:viewBox="0 0 354 30" draw:points="176,30 0,30 0,0 354,0 354,30">
            <text:p/>
          </draw:polygon>
          <draw:path draw:style-name="gr3" draw:text-style-name="P7" draw:layer="layout" svg:width="0.292cm" svg:height="0.484cm" svg:x="20.457cm" svg:y="11.42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1.209cm" svg:y="9.969cm" svg:viewBox="0 0 235 1266" draw:points="0,1266 50,1266 50,48 235,48 235,0 0,0">
            <text:p/>
          </draw:polygon>
          <draw:polygon draw:style-name="gr3" draw:text-style-name="P7" draw:layer="layout" svg:width="0.234cm" svg:height="1.265cm" svg:x="21.209cm" svg:y="11.233cm" svg:viewBox="0 0 235 1266" draw:points="0,1266 235,1266 235,1218 50,1218 50,0 0,0">
            <text:p/>
          </draw:polygon>
          <draw:path draw:style-name="gr3" draw:text-style-name="P7" draw:layer="layout" svg:width="0.297cm" svg:height="0.484cm" svg:x="21.985cm" svg:y="10.09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23.108cm" svg:y="10.36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3.631cm" svg:y="10.0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25.222cm" svg:y="10.0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987cm" svg:y="10.934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233cm" svg:height="0.469cm" svg:x="23.62cm" svg:y="10.9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71cm" svg:y="11.21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5.233cm" svg:y="10.93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21.508cm" svg:y="12.05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2.025cm" svg:y="11.7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23.585cm" svg:y="11.7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25.188cm" svg:y="11.77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5.555cm" svg:y="9.969cm" svg:viewBox="0 0 235 1266" draw:points="187,1266 235,1266 235,0 0,0 0,48 187,48">
            <text:p/>
          </draw:polygon>
          <draw:polygon draw:style-name="gr3" draw:text-style-name="P7" draw:layer="layout" svg:width="0.234cm" svg:height="1.265cm" svg:x="25.555cm" svg:y="11.233cm" svg:viewBox="0 0 235 1266" draw:points="187,1218 0,1218 0,1266 235,1266 235,0 187,0">
            <text:p/>
          </draw:polygon>
        </draw:g>
        <draw:g xml:id="id295" draw:id="id295">
          <svg:title>TexMaths</svg:title>
          <svg:desc>20§display§\therefore§svg§600§FALSE§</svg:desc>
          <draw:polygon draw:style-name="gr2" draw:text-style-name="P6" draw:layer="layout" svg:width="0.377cm" svg:height="0.309cm" svg:x="16.86cm" svg:y="11.105cm" svg:viewBox="0 0 378 310" draw:points="189,310 0,310 0,0 378,0 378,310">
            <text:p/>
          </draw:polygon>
          <draw:path draw:style-name="gr3" draw:text-style-name="P7" draw:layer="layout" svg:width="0.427cm" svg:height="0.379cm" svg:x="16.846cm" svg:y="11.07cm" svg:viewBox="0 0 428 380" svg:d="M252 37c0-19-18-37-37-37-21 0-39 18-39 37 0 20 18 38 39 38 19 0 37-16 37-38zM428 342c0-19-16-37-37-37s-38 18-38 37c0 20 17 38 38 38s37-18 37-38zM75 342c0-19-17-37-38-37-19 0-37 18-37 37 0 20 18 38 37 38 21 0 38-18 38-38z">
            <text:p/>
          </draw:path>
        </draw:g>
        <draw:g xml:id="id292" draw:id="id292">
          <svg:title>TexMaths</svg:title>
          <svg:desc>20§display§C_2 \rightarrow C_2 + C_3§svg§600§FALSE§</svg:desc>
          <draw:polygon draw:style-name="gr2" draw:text-style-name="P6" draw:layer="layout" svg:width="4.272cm" svg:height="0.542cm" svg:x="3.246cm" svg:y="5.705cm" svg:viewBox="0 0 4273 543" draw:points="2137,543 0,543 0,0 4273,0 4273,543">
            <text:p/>
          </draw:polygon>
          <draw:path draw:style-name="gr3" draw:text-style-name="P7" draw:layer="layout" svg:width="0.5cm" svg:height="0.512cm" svg:x="3.246cm" svg:y="5.67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3.744cm" svg:y="5.944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624cm" svg:height="0.367cm" svg:x="4.262cm" svg:y="5.806cm" svg:viewBox="0 0 625 368" svg:d="M549 199c-39 30-58 59-64 67-31 50-37 94-37 94 0 8 8 8 14 8 12 0 13-1 16-12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5cm" svg:height="0.512cm" svg:x="5.156cm" svg:y="5.67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18cm" svg:height="0.327cm" svg:x="5.655cm" svg:y="5.944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47cm" svg:x="6.135cm" svg:y="5.757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5cm" svg:height="0.512cm" svg:x="6.833cm" svg:y="5.67cm" svg:viewBox="0 0 501 513" svg:d="M501 6c0-1-2-6-8-6-2 0-3 0-11 8l-48 54c-7-9-40-62-119-62-157 0-315 155-315 320 0 116 83 193 190 193 63 0 116-28 154-61 66-58 77-122 77-124 0-6-7-6-8-6-5 0-8 0-10 6-6 21-22 71-70 113-50 38-95 51-131 51-63 0-138-37-138-148 0-40 14-153 85-237 43-49 110-85 173-85 72 0 113 55 113 137 0 27-1 28-1 35 0 8 6 8 9 8 10 0 10-2 13-15z">
            <text:p/>
          </draw:path>
          <draw:path draw:style-name="gr3" draw:text-style-name="P7" draw:layer="layout" svg:width="0.226cm" svg:height="0.337cm" svg:x="7.327cm" svg:y="5.944cm" svg:viewBox="0 0 227 338" svg:d="M109 163c38 0 65 28 65 81 0 60-35 78-64 78-19 0-64-5-84-34 24-1 28-17 28-27 0-16-11-27-27-27-13 0-27 8-27 27 0 48 51 77 112 77 69 0 115-45 115-94 0-39-30-77-85-90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97" anim:sub-item="text" smil:attributeName="visibility" smil:to="visible"/>
                  <anim:animate smil:dur="1s" smil:fill="hold" smil:targetElement="id297" anim:sub-item="text" smil:attributeName="width" smil:values="0;width" smil:keyTimes="0;1"/>
                  <anim:animate smil:dur="1s" smil:fill="hold" smil:targetElement="id297" anim:sub-item="text" smil:attributeName="height" smil:values="0;height" smil:keyTimes="0;1"/>
                  <anim:animate smil:dur="1s" smil:fill="hold" smil:targetElement="id297" anim:sub-item="text" smil:attributeName="x" smil:values="0;1" smil:keyTimes="0;1" anim:formula="x+(cos(-2*pi*(1-$))*-x-sin(-2*pi*(1-$))*(1-y))*(1-$)"/>
                  <anim:animate smil:dur="1s" smil:fill="hold" smil:targetElement="id297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9" draw:text-style-name="P12" draw:layer="layout" svg:width="25.201cm" svg:height="2.629cm" draw:transform="rotate (0.429700061841004) translate (1.999cm 11.534cm)" presentation:class="title" presentation:user-transformed="true">
          <draw:text-box>
            <text:p xml:id="id298" text:id="id298"><text:span text:style-name="T27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98" anim:sub-item="text" smil:attributeName="visibility" smil:to="visible"/>
                  <anim:transitionFilter smil:dur="2s" smil:targetElement="id298" anim:sub-item="text" smil:type="fade" smil:subtype="crossfade"/>
                  <anim:animate smil:dur="2s" smil:fill="hold" smil:targetElement="id298" anim:sub-item="text" smil:attributeName="rotate" smil:values="720;0" smil:keyTimes="0;1"/>
                  <anim:animate smil:dur="2s" smil:fill="hold" smil:targetElement="id298" anim:sub-item="text" smil:attributeName="height" smil:values="0;height" smil:keyTimes="0;1"/>
                  <anim:animate smil:dur="2s" smil:fill="hold" smil:targetElement="id29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draw:frame presentation:style-name="pr10" draw:text-style-name="P13" draw:layer="layout" svg:width="25.201cm" svg:height="9.999cm" draw:transform="rotate (0.00314159265358979) translate (1.383cm 1.839cm)" presentation:class="title" presentation:user-transformed="true">
          <draw:text-box>
            <text:p xml:id="id299" text:id="id299"><text:span text:style-name="T28">This is a presentation in</text:span><text:span text:style-name="T28"><text:line-break/></text:span><text:span text:style-name="T29">LI</text:span><text:span text:style-name="T29"><text:tab/></text:span><text:span text:style-name="T29">BREOFFICE – IMPRESS</text:span><text:span text:style-name="T28"><text:line-break/></text:span><text:span text:style-name="T28">By</text:span><text:span text:style-name="T28"><text:line-break/></text:span><text:span text:style-name="T30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99" anim:sub-item="text" smil:attributeName="visibility" smil:to="visible"/>
                  <anim:transitionFilter smil:dur="0.8s" smil:decelerate="1" smil:targetElement="id299" anim:sub-item="text" smil:type="fade" smil:subtype="crossfade"/>
                  <anim:animate smil:dur="0.8s" smil:fill="hold" smil:decelerate="1" smil:targetElement="id299" anim:sub-item="text" smil:attributeName="rotate" smil:values="-90;0" smil:keyTimes="0;1"/>
                  <anim:animate smil:dur="0.8s" smil:fill="hold" smil:decelerate="1" smil:targetElement="id299" anim:sub-item="text" smil:attributeName="x" smil:values="x+0.4;x-0.05" smil:keyTimes="0;1"/>
                  <anim:animate smil:dur="0.8s" smil:fill="hold" smil:decelerate="1" smil:targetElement="id299" anim:sub-item="text" smil:attributeName="y" smil:values="y-0.4;y+0.1" smil:keyTimes="0;1"/>
                  <anim:animate smil:begin="0.8s" smil:dur="0.2s" smil:fill="hold" smil:accelerate="1" smil:targetElement="id299" anim:sub-item="text" smil:attributeName="x" smil:values="x-0.05;x" smil:keyTimes="0;1"/>
                  <anim:animate smil:begin="0.8s" smil:dur="0.2s" smil:fill="hold" smil:accelerate="1" smil:targetElement="id29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0-09-28T18:50:17.428109409</dc:date>
    <meta:editing-duration>PT22H3M19S</meta:editing-duration>
    <meta:editing-cycles>394</meta:editing-cycles>
    <meta:generator>LibreOffice/6.0.7.3$Linux_X86_64 LibreOffice_project/00m0$Build-3</meta:generator>
    <meta:document-statistic meta:object-count="5960"/>
  </office:meta>
</office:document-meta>
</file>